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style="italic" style:font-style-asian="italic" style:font-style-complex="italic"/>
    </style:style>
    <style:style style:name="T3_2" style:family="text">
      <style:text-properties fo:font-style="italic" style:font-style-asian="italic" style:font-style-complex="italic"/>
    </style:style>
    <style:style style:name="T3_3" style:family="text">
      <style:text-properties fo:font-style="italic" style:font-style-asian="italic" style:font-style-complex="italic"/>
    </style:style>
    <style:style style:name="T3_4" style:family="text">
      <style:text-properties fo:font-style="italic" style:font-style-asian="italic" style:font-style-complex="italic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T3_9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text-align="center" fo:break-before="auto" fo:line-height="100%" style:writing-mode="lr-tb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text-align="center" fo:break-before="auto" fo:line-height="100%" style:writing-mode="lr-tb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text-align="center" fo:break-before="auto" fo:line-height="100%" style:writing-mode="lr-tb"/>
    </style:style>
    <style:style style:name="P11" style:family="paragraph" style:parent-style-name="Standard">
      <style:paragraph-properties fo:text-align="center"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T14_243" style:family="text"/>
    <style:style style:name="T14_244" style:family="text"/>
    <style:style style:name="T14_245" style:family="text"/>
    <style:style style:name="T14_246" style:family="text"/>
    <style:style style:name="T14_247" style:family="text"/>
    <style:style style:name="T14_248" style:family="text"/>
    <style:style style:name="T14_249" style:family="text"/>
    <style:style style:name="T14_250" style:family="text"/>
    <style:style style:name="T14_251" style:family="text"/>
    <style:style style:name="T14_252" style:family="text"/>
    <style:style style:name="T14_253" style:family="text"/>
    <style:style style:name="T14_254" style:family="text"/>
    <style:style style:name="T14_255" style:family="text"/>
    <style:style style:name="T14_256" style:family="text"/>
    <style:style style:name="T14_257" style:family="text"/>
    <style:style style:name="T14_258" style:family="text"/>
    <style:style style:name="T14_259" style:family="text"/>
    <style:style style:name="T14_260" style:family="text"/>
    <style:style style:name="T14_261" style:family="text"/>
    <style:style style:name="T14_262" style:family="text"/>
    <style:style style:name="T14_263" style:family="text"/>
    <style:style style:name="T14_264" style:family="text"/>
    <style:style style:name="T14_265" style:family="text"/>
    <style:style style:name="T14_266" style:family="text"/>
    <style:style style:name="T14_267" style:family="text"/>
    <style:style style:name="T14_268" style:family="text"/>
    <style:style style:name="T14_269" style:family="text"/>
    <style:style style:name="T14_270" style:family="text"/>
    <style:style style:name="T14_271" style:family="text"/>
    <style:style style:name="T14_272" style:family="text"/>
    <style:style style:name="T14_273" style:family="text"/>
    <style:style style:name="T14_274" style:family="text"/>
    <style:style style:name="T14_275" style:family="text"/>
    <style:style style:name="T14_276" style:family="text"/>
    <style:style style:name="T14_277" style:family="text"/>
    <style:style style:name="T14_278" style:family="text"/>
    <style:style style:name="T14_279" style:family="text"/>
    <style:style style:name="T14_280" style:family="text"/>
    <style:style style:name="T14_281" style:family="text"/>
    <style:style style:name="T14_282" style:family="text"/>
    <style:style style:name="T14_283" style:family="text"/>
    <style:style style:name="T14_284" style:family="text"/>
    <style:style style:name="T14_285" style:family="text"/>
    <style:style style:name="T14_286" style:family="text"/>
    <style:style style:name="T14_287" style:family="text"/>
    <style:style style:name="T14_288" style:family="text"/>
    <style:style style:name="T14_289" style:family="text"/>
    <style:style style:name="T14_290" style:family="text"/>
    <style:style style:name="T14_291" style:family="text"/>
    <style:style style:name="T14_292" style:family="text"/>
    <style:style style:name="T14_293" style:family="text"/>
    <style:style style:name="T14_294" style:family="text"/>
    <style:style style:name="T14_295" style:family="text"/>
    <style:style style:name="T14_296" style:family="text"/>
    <style:style style:name="T14_297" style:family="text"/>
    <style:style style:name="T14_298" style:family="text"/>
    <style:style style:name="T14_299" style:family="text"/>
    <style:style style:name="T14_300" style:family="text"/>
    <style:style style:name="T14_301" style:family="text"/>
    <style:style style:name="T14_302" style:family="text"/>
    <style:style style:name="T14_303" style:family="text"/>
    <style:style style:name="T14_304" style:family="text"/>
    <style:style style:name="T14_305" style:family="text"/>
    <style:style style:name="T14_306" style:family="text"/>
    <style:style style:name="T14_307" style:family="text"/>
    <style:style style:name="T14_308" style:family="text"/>
    <style:style style:name="T14_309" style:family="text"/>
    <style:style style:name="T14_310" style:family="text"/>
    <style:style style:name="T14_311" style:family="text"/>
    <style:style style:name="T14_312" style:family="text"/>
    <style:style style:name="T14_313" style:family="text"/>
    <style:style style:name="T14_314" style:family="text"/>
    <style:style style:name="T14_315" style:family="text"/>
    <style:style style:name="T14_316" style:family="text"/>
    <style:style style:name="T14_317" style:family="text"/>
    <style:style style:name="T14_318" style:family="text"/>
    <style:style style:name="T14_319" style:family="text"/>
    <style:style style:name="T14_320" style:family="text"/>
    <style:style style:name="T14_321" style:family="text"/>
    <style:style style:name="T14_322" style:family="text"/>
    <style:style style:name="T14_323" style:family="text"/>
    <style:style style:name="T14_324" style:family="text"/>
    <style:style style:name="T14_325" style:family="text"/>
    <style:style style:name="T14_326" style:family="text"/>
    <style:style style:name="T14_327" style:family="text"/>
    <style:style style:name="T14_328" style:family="text"/>
    <style:style style:name="T14_329" style:family="text"/>
    <style:style style:name="T14_330" style:family="text"/>
    <style:style style:name="T14_331" style:family="text"/>
    <style:style style:name="T14_332" style:family="text"/>
    <style:style style:name="T14_333" style:family="text"/>
    <style:style style:name="T14_334" style:family="text"/>
    <style:style style:name="T14_335" style:family="text"/>
    <style:style style:name="T14_336" style:family="text"/>
    <style:style style:name="T14_337" style:family="text"/>
    <style:style style:name="T14_338" style:family="text"/>
    <style:style style:name="T14_339" style:family="text"/>
    <style:style style:name="T14_340" style:family="text"/>
    <style:style style:name="T14_341" style:family="text"/>
    <style:style style:name="T14_342" style:family="text"/>
    <style:style style:name="T14_343" style:family="text"/>
    <style:style style:name="T14_344" style:family="text"/>
    <style:style style:name="T14_345" style:family="text"/>
    <style:style style:name="T14_346" style:family="text"/>
    <style:style style:name="T14_347" style:family="text"/>
    <style:style style:name="T14_348" style:family="text"/>
    <style:style style:name="T14_349" style:family="text"/>
    <style:style style:name="T14_350" style:family="text"/>
    <style:style style:name="T14_351" style:family="text"/>
    <style:style style:name="T14_352" style:family="text"/>
    <style:style style:name="T14_353" style:family="text"/>
    <style:style style:name="T14_354" style:family="text"/>
    <style:style style:name="T14_355" style:family="text"/>
    <style:style style:name="T14_356" style:family="text"/>
    <style:style style:name="T14_357" style:family="text"/>
    <style:style style:name="T14_358" style:family="text"/>
    <style:style style:name="T14_359" style:family="text"/>
    <style:style style:name="T14_360" style:family="text"/>
    <style:style style:name="T14_361" style:family="text"/>
    <style:style style:name="T14_362" style:family="text"/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T16_3" style:family="text">
      <style:text-properties fo:font-size="14pt" style:font-size-asian="14pt" style:font-size-complex="14pt" fo:font-weight="bold" style:font-weight-asian="bold" style:font-weight-complex="bold"/>
    </style:style>
    <style:style style:name="T16_4" style:family="text">
      <style:text-properties fo:font-size="14pt" style:font-size-asian="14pt" style:font-size-complex="14pt" fo:font-weight="bold" style:font-weight-asian="bold" style:font-weight-complex="bold"/>
    </style:style>
    <style:style style:name="T16_5" style:family="text">
      <style:text-properties fo:font-size="14pt" style:font-size-asian="14pt" style:font-size-complex="14pt" fo:font-weight="bold" style:font-weight-asian="bold" style:font-weight-complex="bold"/>
    </style:style>
    <style:style style:name="T16_6" style:family="text">
      <style:text-properties fo:font-size="14pt" style:font-size-asian="14pt" style:font-size-complex="14pt" fo:font-weight="bold" style:font-weight-asian="bold" style:font-weight-complex="bold"/>
    </style:style>
    <style:style style:name="T16_7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fo:font-style="italic" style:font-style-asian="italic" style:font-style-complex="italic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text-indent="0cm" fo:line-height="100%" fo:margin-left="1.2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P23" style:family="paragraph" style:parent-style-name="Standard">
      <style:paragraph-properties fo:break-before="auto" fo:text-indent="0cm" fo:line-height="100%" fo:margin-left="1.27cm" style:writing-mode="lr-tb"/>
    </style:style>
    <style:style style:name="P24" style:family="paragraph" style:parent-style-name="Standard">
      <style:paragraph-properties fo:break-before="auto" fo:text-indent="0cm" fo:line-height="100%" fo:margin-lef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P25" style:family="paragraph" style:parent-style-name="Standard">
      <style:paragraph-properties fo:break-before="auto" fo:text-indent="0cm" fo:line-height="100%" fo:margin-left="0cm" style:writing-mode="lr-tb"/>
    </style:style>
    <style:style style:name="P26" style:family="paragraph" style:parent-style-name="Standard">
      <style:paragraph-properties fo:break-before="auto" fo:text-indent="0cm" fo:line-height="100%" fo:margin-left="1.27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Standard">
      <style:paragraph-properties fo:break-before="auto" fo:text-indent="0cm" fo:line-height="100%" fo:margin-left="1.27cm" style:writing-mode="lr-tb"/>
    </style:style>
    <style:style style:name="P28" style:family="paragraph" style:parent-style-name="Standard">
      <style:paragraph-properties fo:break-before="auto" fo:text-indent="0cm" fo:line-height="100%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P29" style:family="paragraph" style:parent-style-name="Standard">
      <style:paragraph-properties fo:break-before="auto" fo:text-indent="0cm" fo:line-height="100%" fo:margin-left="0cm" style:writing-mode="lr-tb"/>
    </style:style>
    <style:style style:name="P30" style:family="paragraph" style:parent-style-name="Standard">
      <style:paragraph-properties fo:break-before="auto" fo:text-indent="0cm" fo:line-height="100%" fo:margin-left="1.2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text-indent="0cm" fo:line-height="100%" fo:margin-left="0cm" style:writing-mode="lr-tb"/>
    </style:style>
    <style:style style:name="P32" style:family="paragraph" style:parent-style-name="Standard">
      <style:paragraph-properties fo:break-before="auto" fo:text-indent="0cm" fo:line-height="100%" fo:margin-lef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break-before="auto" fo:text-indent="0cm" fo:line-height="100%" fo:margin-left="0cm" style:writing-mode="lr-tb"/>
    </style:style>
    <style:style style:name="P34" style:family="paragraph" style:parent-style-name="Standard">
      <style:paragraph-properties fo:break-before="auto" fo:text-indent="0cm" fo:line-height="100%" fo:margin-left="1.27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P35" style:family="paragraph" style:parent-style-name="Standard">
      <style:paragraph-properties fo:break-before="auto" fo:text-indent="0cm" fo:line-height="100%" fo:margin-left="1.27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P36" style:family="paragraph" style:parent-style-name="Standard">
      <style:paragraph-properties fo:break-before="auto" fo:text-indent="0cm" fo:line-height="100%" fo:margin-left="1.27cm" style:writing-mode="lr-tb"/>
    </style:style>
    <style:style style:name="P37" style:family="paragraph" style:parent-style-name="Standard">
      <style:paragraph-properties fo:break-before="auto" fo:text-indent="0cm" fo:line-height="100%" fo:margin-lef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P38" style:family="paragraph" style:parent-style-name="Standard">
      <style:paragraph-properties fo:break-before="auto" fo:text-indent="0cm" fo:line-height="100%" fo:margin-left="0cm" style:writing-mode="lr-tb"/>
    </style:style>
    <style:style style:name="P39" style:family="paragraph" style:parent-style-name="Standard">
      <style:paragraph-properties fo:break-before="auto" fo:text-indent="0cm" fo:line-height="100%" fo:margin-left="1.27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text-indent="0cm" fo:line-height="100%" fo:margin-left="1.27cm" style:writing-mode="lr-tb"/>
    </style:style>
    <style:style style:name="P41" style:family="paragraph" style:parent-style-name="Standard">
      <style:paragraph-properties fo:break-before="auto" fo:text-indent="0cm" fo:line-height="100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P42" style:family="paragraph" style:parent-style-name="Standard">
      <style:paragraph-properties fo:break-before="auto" fo:text-indent="0cm" fo:line-height="100%" fo:margin-left="0cm" style:writing-mode="lr-tb"/>
    </style:style>
    <style:style style:name="P43" style:family="paragraph" style:parent-style-name="Standard">
      <style:paragraph-properties fo:break-before="auto" fo:text-indent="0cm" fo:line-height="100%" fo:margin-left="1.27cm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break-before="auto" fo:text-indent="0cm" fo:line-height="100%" fo:margin-left="1.27cm" style:writing-mode="lr-tb"/>
    </style:style>
    <style:style style:name="P45" style:family="paragraph" style:parent-style-name="Standard">
      <style:paragraph-properties fo:break-before="auto" fo:text-indent="0cm" fo:line-height="100%" fo:margin-lef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P46" style:family="paragraph" style:parent-style-name="Standard">
      <style:paragraph-properties fo:break-before="auto" fo:text-indent="0cm" fo:line-height="100%" fo:margin-left="0cm" style:writing-mode="lr-tb"/>
    </style:style>
    <style:style style:name="P47" style:family="paragraph" style:parent-style-name="Standard">
      <style:paragraph-properties fo:break-before="auto" fo:text-indent="0cm" fo:line-height="100%" fo:margin-left="1.27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text-indent="0cm" fo:line-height="100%" fo:margin-left="1.27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P49" style:family="paragraph" style:parent-style-name="Standard">
      <style:paragraph-properties fo:break-before="auto" fo:text-indent="0cm" fo:line-height="100%" fo:margin-left="0cm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text-indent="0cm" fo:line-height="100%" fo:margin-left="1.27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P53" style:family="paragraph" style:parent-style-name="Standard">
      <style:paragraph-properties fo:break-before="auto" fo:text-indent="0cm" fo:line-height="100%" fo:margin-left="1.27cm" style:writing-mode="lr-tb"/>
    </style:style>
    <style:style style:name="P54" style:family="paragraph" style:parent-style-name="Standard">
      <style:paragraph-properties fo:break-before="auto" fo:text-indent="0cm" fo:line-height="100%" fo:margin-left="1.27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P55" style:family="paragraph" style:parent-style-name="Standard">
      <style:paragraph-properties fo:break-before="auto" fo:text-indent="0cm" fo:line-height="100%" fo:margin-left="2.54cm" style:writing-mode="lr-tb"/>
    </style:style>
    <style:style style:name="P56" style:family="paragraph" style:parent-style-name="Standard">
      <style:paragraph-properties fo:break-before="auto" fo:text-indent="0cm" fo:line-height="100%" fo:margin-left="2.54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break-before="auto" fo:text-indent="0cm" fo:line-height="100%" fo:margin-left="3.81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P58" style:family="paragraph" style:parent-style-name="Standard">
      <style:paragraph-properties fo:break-before="auto" fo:text-indent="0cm" fo:line-height="100%" fo:margin-left="3.81cm" style:writing-mode="lr-tb"/>
    </style:style>
    <style:style style:name="P59" style:family="paragraph" style:parent-style-name="Standard">
      <style:paragraph-properties fo:break-before="auto" fo:text-indent="0cm" fo:line-height="100%" fo:margin-left="2.54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text-indent="0cm" fo:line-height="100%" fo:margin-left="3.81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P61" style:family="paragraph" style:parent-style-name="Standard">
      <style:paragraph-properties fo:break-before="auto" fo:text-indent="0cm" fo:line-height="100%" fo:margin-left="1.27cm" style:writing-mode="lr-tb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P63" style:family="paragraph" style:parent-style-name="Standard">
      <style:paragraph-properties fo:break-before="auto" fo:line-height="100%" style:writing-mode="lr-tb"/>
    </style:style>
    <style:style style:name="P64" style:family="paragraph" style:parent-style-name="Standard">
      <style:paragraph-properties fo:break-before="auto" fo:text-indent="0cm" fo:line-height="100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T64_22" style:family="text">
      <style:text-properties fo:color="#1155cc" style:text-underline-style="solid" style:text-underline-color="font-color"/>
    </style:style>
    <style:style style:name="T64_23" style:family="text"/>
    <style:style style:name="T64_24" style:family="text">
      <style:text-properties fo:color="#1155cc" style:text-underline-style="solid" style:text-underline-color="font-color"/>
    </style:style>
    <style:style style:name="T64_25" style:family="text"/>
    <style:style style:name="T64_26" style:family="text">
      <style:text-properties fo:color="#1155cc" style:text-underline-style="solid" style:text-underline-color="font-color"/>
    </style:style>
    <style:style style:name="T64_27" style:family="text"/>
    <style:style style:name="T64_28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00%" fo:margin-left="1.27cm" style:writing-mode="lr-tb"/>
    </style:style>
    <style:style style:name="P66" style:family="paragraph" style:parent-style-name="Standard">
      <style:paragraph-properties fo:break-before="auto" fo:text-indent="0cm" fo:line-height="100%" fo:margin-left="1.27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P67" style:family="paragraph" style:parent-style-name="Standard">
      <style:paragraph-properties fo:break-before="auto" fo:text-indent="0cm" fo:line-height="100%" fo:margin-left="1.27cm" style:writing-mode="lr-tb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text-indent="0cm" fo:line-height="100%" fo:margin-left="1.27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T70_13" style:family="text"/>
    <style:style style:name="T70_14" style:family="text">
      <style:text-properties fo:color="#1155cc" style:text-underline-style="solid" style:text-underline-color="font-color"/>
    </style:style>
    <style:style style:name="T70_15" style:family="text"/>
    <style:style style:name="T70_16" style:family="text">
      <style:text-properties fo:color="#1155cc" style:text-underline-style="solid" style:text-underline-color="font-color"/>
    </style:style>
    <style:style style:name="T70_17" style:family="text"/>
    <style:style style:name="T70_18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00%" fo:margin-left="0cm" style:writing-mode="lr-tb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text-indent="0cm" fo:line-height="100%" fo:margin-left="1.27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T73_15" style:family="text"/>
    <style:style style:name="T73_16" style:family="text">
      <style:text-properties fo:color="#1155cc" style:text-underline-style="solid" style:text-underline-color="font-color"/>
    </style:style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00%" fo:margin-left="1.27cm" style:writing-mode="lr-tb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text-indent="0cm" fo:line-height="100%" fo:margin-left="1.27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00%" style:writing-mode="lr-tb"/>
    </style:style>
    <style:style style:name="T80_1" style:family="text">
      <style:text-properties fo:font-size="14pt" style:font-size-asian="14pt" style:font-size-complex="14pt" fo:font-weight="bold" style:font-weight-asian="bold" style:font-weight-complex="bold"/>
    </style:style>
    <style:style style:name="T80_2" style:family="text">
      <style:text-properties fo:font-size="14pt" style:font-size-asian="14pt" style:font-size-complex="14pt" fo:font-weight="bold" style:font-weight-asian="bold" style:font-weight-complex="bold"/>
    </style:style>
    <style:style style:name="T80_3" style:family="text">
      <style:text-properties fo:font-size="14pt" style:font-size-asian="14pt" style:font-size-complex="14pt" fo:font-weight="bold" style:font-weight-asian="bold" style:font-weight-complex="bold"/>
    </style:style>
    <style:style style:name="T80_4" style:family="text">
      <style:text-properties fo:font-size="14pt" style:font-size-asian="14pt" style:font-size-complex="14pt" fo:font-weight="bold" style:font-weight-asian="bold" style:font-weight-complex="bold"/>
    </style:style>
    <style:style style:name="T80_5" style:family="text">
      <style:text-properties fo:font-size="14pt" style:font-size-asian="14pt" style:font-size-complex="14pt" fo:font-weight="bold" style:font-weight-asian="bold" style:font-weight-complex="bold"/>
    </style:style>
    <style:style style:name="T80_6" style:family="text">
      <style:text-properties fo:font-size="14pt" style:font-size-asian="14pt" style:font-size-complex="14pt" fo:font-weight="bold" style:font-weight-asian="bold" style:font-weight-complex="bold"/>
    </style:style>
    <style:style style:name="T80_7" style:family="text">
      <style:text-properties fo:font-size="14pt" style:font-size-asian="14pt" style:font-size-complex="14pt" fo:font-weight="bold" style:font-weight-asian="bold" style:font-weight-complex="bold"/>
    </style:style>
    <style:style style:name="T80_8" style:family="text">
      <style:text-properties fo:font-size="14pt" style:font-size-asian="14pt" style:font-size-complex="14pt" fo:font-weight="bold" style:font-weight-asian="bold" style:font-weight-complex="bold"/>
    </style:style>
    <style:style style:name="T80_9" style:family="text">
      <style:text-properties fo:font-size="14pt" style:font-size-asian="14pt" style:font-size-complex="14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>
      <style:text-properties fo:font-style="italic" style:font-style-asian="italic" style:font-style-complex="italic"/>
    </style:style>
    <style:style style:name="T82_81" style:family="text">
      <style:text-properties fo:font-style="italic" style:font-style-asian="italic" style:font-style-complex="italic"/>
    </style:style>
    <style:style style:name="T82_82" style:family="text">
      <style:text-properties fo:font-style="italic" style:font-style-asian="italic" style:font-style-complex="italic"/>
    </style:style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P85" style:family="paragraph" style:parent-style-name="Standard">
      <style:paragraph-properties fo:break-before="auto" fo:line-height="100%" style:writing-mode="lr-tb"/>
    </style:style>
    <style:style style:name="P86" style:family="paragraph" style:parent-style-name="Standard">
      <style:paragraph-properties fo:break-before="auto" fo:text-indent="1.27cm" fo:line-height="100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P87" style:family="paragraph" style:parent-style-name="Standard">
      <style:paragraph-properties fo:break-before="auto" fo:text-indent="0cm" fo:line-height="100%" fo:margin-left="0cm" style:writing-mode="lr-tb"/>
    </style:style>
    <style:style style:name="P88" style:family="paragraph" style:parent-style-name="Standard">
      <style:paragraph-properties fo:break-before="auto" fo:text-indent="0cm" fo:line-height="100%" fo:margin-lef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P89" style:family="paragraph" style:parent-style-name="Standard">
      <style:paragraph-properties fo:break-before="auto" fo:text-indent="0cm" fo:line-height="100%" fo:margin-left="0cm" style:writing-mode="lr-tb"/>
    </style:style>
    <style:style style:name="P90" style:family="paragraph" style:parent-style-name="Standard">
      <style:paragraph-properties fo:break-before="auto" fo:text-indent="0cm" fo:line-height="100%" fo:margin-left="0cm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text-indent="0cm" fo:line-height="100%" fo:margin-left="0cm" style:writing-mode="lr-tb"/>
    </style:style>
    <style:style style:name="P92" style:family="paragraph" style:parent-style-name="Standard">
      <style:paragraph-properties fo:break-before="auto" fo:text-indent="0cm" fo:line-height="100%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P93" style:family="paragraph" style:parent-style-name="Standard">
      <style:paragraph-properties fo:break-before="auto" fo:line-height="100%" style:writing-mode="lr-tb"/>
    </style:style>
    <style:style style:name="P94" style:family="paragraph" style:parent-style-name="Standard">
      <style:paragraph-properties fo:break-before="auto" fo:line-height="100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P95" style:family="paragraph" style:parent-style-name="Standard">
      <style:paragraph-properties fo:break-before="auto" fo:line-height="100%" style:writing-mode="lr-tb"/>
    </style:style>
    <style:style style:name="P96" style:family="paragraph" style:parent-style-name="Standard">
      <style:paragraph-properties fo:break-before="auto" fo:line-height="100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T96_145" style:family="text"/>
    <style:style style:name="T96_146" style:family="text"/>
    <style:style style:name="T96_147" style:family="text"/>
    <style:style style:name="T96_148" style:family="text"/>
    <style:style style:name="T96_149" style:family="text"/>
    <style:style style:name="T96_150" style:family="text"/>
    <style:style style:name="T96_151" style:family="text"/>
    <style:style style:name="T96_152" style:family="text"/>
    <style:style style:name="T96_153" style:family="text"/>
    <style:style style:name="T96_154" style:family="text"/>
    <style:style style:name="T96_155" style:family="text"/>
    <style:style style:name="T96_156" style:family="text"/>
    <style:style style:name="T96_157" style:family="text"/>
    <style:style style:name="T96_158" style:family="text"/>
    <style:style style:name="T96_159" style:family="text"/>
    <style:style style:name="T96_160" style:family="text"/>
    <style:style style:name="T96_161" style:family="text"/>
    <style:style style:name="T96_162" style:family="text"/>
    <style:style style:name="T96_163" style:family="text"/>
    <style:style style:name="T96_164" style:family="text"/>
    <style:style style:name="T96_165" style:family="text"/>
    <style:style style:name="T96_166" style:family="text"/>
    <style:style style:name="T96_167" style:family="text"/>
    <style:style style:name="T96_168" style:family="text"/>
    <style:style style:name="T96_169" style:family="text"/>
    <style:style style:name="T96_170" style:family="text"/>
    <style:style style:name="T96_171" style:family="text"/>
    <style:style style:name="T96_172" style:family="text"/>
    <style:style style:name="T96_173" style:family="text"/>
    <style:style style:name="T96_174" style:family="text"/>
    <style:style style:name="T96_175" style:family="text"/>
    <style:style style:name="T96_176" style:family="text"/>
    <style:style style:name="T96_177" style:family="text"/>
    <style:style style:name="T96_178" style:family="text"/>
    <style:style style:name="T96_179" style:family="text"/>
    <style:style style:name="T96_180" style:family="text"/>
    <style:style style:name="T96_181" style:family="text"/>
    <style:style style:name="T96_182" style:family="text"/>
    <style:style style:name="T96_183" style:family="text"/>
    <style:style style:name="T96_184" style:family="text"/>
    <style:style style:name="T96_185" style:family="text"/>
    <style:style style:name="T96_186" style:family="text"/>
    <style:style style:name="T96_187" style:family="text"/>
    <style:style style:name="T96_188" style:family="text"/>
    <style:style style:name="T96_189" style:family="text"/>
    <style:style style:name="T96_190" style:family="text"/>
    <style:style style:name="T96_191" style:family="text"/>
    <style:style style:name="T96_192" style:family="text"/>
    <style:style style:name="T96_193" style:family="text"/>
    <style:style style:name="T96_194" style:family="text"/>
    <style:style style:name="T96_195" style:family="text"/>
    <style:style style:name="T96_196" style:family="text"/>
    <style:style style:name="T96_197" style:family="text"/>
    <style:style style:name="T96_198" style:family="text"/>
    <style:style style:name="T96_199" style:family="text"/>
    <style:style style:name="T96_200" style:family="text"/>
    <style:style style:name="T96_201" style:family="text"/>
    <style:style style:name="T96_202" style:family="text"/>
    <style:style style:name="T96_203" style:family="text"/>
    <style:style style:name="T96_204" style:family="text"/>
    <style:style style:name="T96_205" style:family="text"/>
    <style:style style:name="T96_206" style:family="text"/>
    <style:style style:name="T96_207" style:family="text"/>
    <style:style style:name="T96_208" style:family="text"/>
    <style:style style:name="T96_209" style:family="text"/>
    <style:style style:name="T96_210" style:family="text"/>
    <style:style style:name="T96_211" style:family="text"/>
    <style:style style:name="T96_212" style:family="text"/>
    <style:style style:name="T96_213" style:family="text"/>
    <style:style style:name="T96_214" style:family="text"/>
    <style:style style:name="T96_215" style:family="text"/>
    <style:style style:name="T96_216" style:family="text"/>
    <style:style style:name="T96_217" style:family="text"/>
    <style:style style:name="T96_218" style:family="text"/>
    <style:style style:name="T96_219" style:family="text"/>
    <style:style style:name="T96_220" style:family="text"/>
    <style:style style:name="T96_221" style:family="text"/>
    <style:style style:name="T96_222" style:family="text"/>
    <style:style style:name="T96_223" style:family="text"/>
    <style:style style:name="T96_224" style:family="text"/>
    <style:style style:name="T96_225" style:family="text"/>
    <style:style style:name="T96_226" style:family="text"/>
    <style:style style:name="T96_227" style:family="text"/>
    <style:style style:name="T96_228" style:family="text"/>
    <style:style style:name="T96_229" style:family="text"/>
    <style:style style:name="T96_230" style:family="text"/>
    <style:style style:name="T96_231" style:family="text"/>
    <style:style style:name="T96_232" style:family="text"/>
    <style:style style:name="T96_233" style:family="text"/>
    <style:style style:name="T96_234" style:family="text"/>
    <style:style style:name="T96_235" style:family="text"/>
    <style:style style:name="T96_236" style:family="text"/>
    <style:style style:name="T96_237" style:family="text"/>
    <style:style style:name="T96_238" style:family="text"/>
    <style:style style:name="T96_239" style:family="text"/>
    <style:style style:name="T96_240" style:family="text"/>
    <style:style style:name="T96_241" style:family="text"/>
    <style:style style:name="T96_242" style:family="text"/>
    <style:style style:name="T96_243" style:family="text"/>
    <style:style style:name="T96_244" style:family="text"/>
    <style:style style:name="T96_245" style:family="text"/>
    <style:style style:name="T96_246" style:family="text"/>
    <style:style style:name="T96_247" style:family="text"/>
    <style:style style:name="T96_248" style:family="text"/>
    <style:style style:name="T96_249" style:family="text"/>
    <style:style style:name="T96_250" style:family="text"/>
    <style:style style:name="T96_251" style:family="text"/>
    <style:style style:name="T96_252" style:family="text"/>
    <style:style style:name="T96_253" style:family="text"/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fo:font-size="11pt" style:font-size-asian="11pt" style:font-size-complex="11pt"/>
    </style:style>
    <style:style style:name="T98_2" style:family="text">
      <style:text-properties fo:font-size="11pt" style:font-size-asian="11pt" style:font-size-complex="11pt"/>
    </style:style>
    <style:style style:name="T98_3" style:family="text">
      <style:text-properties fo:font-size="11pt" style:font-size-asian="11pt" style:font-size-complex="11pt"/>
    </style:style>
    <style:style style:name="T98_4" style:family="text">
      <style:text-properties fo:font-size="11pt" style:font-size-asian="11pt" style:font-size-complex="11pt"/>
    </style:style>
    <style:style style:name="T98_5" style:family="text">
      <style:text-properties fo:font-size="11pt" style:font-size-asian="11pt" style:font-size-complex="11pt"/>
    </style:style>
    <style:style style:name="T98_6" style:family="text">
      <style:text-properties fo:font-size="11pt" style:font-size-asian="11pt" style:font-size-complex="11pt"/>
    </style:style>
    <style:style style:name="T98_7" style:family="text">
      <style:text-properties fo:font-size="11pt" style:font-size-asian="11pt" style:font-size-complex="11pt"/>
    </style:style>
    <style:style style:name="T98_8" style:family="text">
      <style:text-properties fo:font-size="11pt" style:font-size-asian="11pt" style:font-size-complex="11pt"/>
    </style:style>
    <style:style style:name="T98_9" style:family="text">
      <style:text-properties fo:font-size="11pt" style:font-size-asian="11pt" style:font-size-complex="11pt"/>
    </style:style>
    <style:style style:name="T98_10" style:family="text">
      <style:text-properties fo:font-size="11pt" style:font-size-asian="11pt" style:font-size-complex="11pt"/>
    </style:style>
    <style:style style:name="T98_11" style:family="text">
      <style:text-properties fo:font-size="11pt" style:font-size-asian="11pt" style:font-size-complex="11pt"/>
    </style:style>
    <style:style style:name="T98_12" style:family="text">
      <style:text-properties fo:font-size="11pt" style:font-size-asian="11pt" style:font-size-complex="11pt"/>
    </style:style>
    <style:style style:name="T98_13" style:family="text">
      <style:text-properties fo:font-size="11pt" style:font-size-asian="11pt" style:font-size-complex="11pt"/>
    </style:style>
    <style:style style:name="T98_14" style:family="text">
      <style:text-properties fo:font-size="11pt" style:font-size-asian="11pt" style:font-size-complex="11pt"/>
    </style:style>
    <style:style style:name="T98_15" style:family="text">
      <style:text-properties fo:font-size="11pt" style:font-size-asian="11pt" style:font-size-complex="11pt"/>
    </style:style>
    <style:style style:name="T98_16" style:family="text">
      <style:text-properties fo:font-size="11pt" style:font-size-asian="11pt" style:font-size-complex="11pt"/>
    </style:style>
    <style:style style:name="T98_17" style:family="text">
      <style:text-properties fo:font-size="11pt" style:font-size-asian="11pt" style:font-size-complex="11pt"/>
    </style:style>
    <style:style style:name="T98_18" style:family="text">
      <style:text-properties fo:font-size="11pt" style:font-size-asian="11pt" style:font-size-complex="11pt"/>
    </style:style>
    <style:style style:name="T98_19" style:family="text">
      <style:text-properties fo:font-size="11pt" style:font-size-asian="11pt" style:font-size-complex="11pt"/>
    </style:style>
    <style:style style:name="T98_20" style:family="text">
      <style:text-properties fo:font-size="11pt" style:font-size-asian="11pt" style:font-size-complex="11pt"/>
    </style:style>
    <style:style style:name="T98_21" style:family="text">
      <style:text-properties fo:font-size="11pt" style:font-size-asian="11pt" style:font-size-complex="11pt"/>
    </style:style>
    <style:style style:name="T98_22" style:family="text">
      <style:text-properties fo:font-size="11pt" style:font-size-asian="11pt" style:font-size-complex="11pt"/>
    </style:style>
    <style:style style:name="T98_23" style:family="text">
      <style:text-properties fo:font-size="11pt" style:font-size-asian="11pt" style:font-size-complex="11pt"/>
    </style:style>
    <style:style style:name="T98_24" style:family="text">
      <style:text-properties fo:font-size="11pt" style:font-size-asian="11pt" style:font-size-complex="11pt"/>
    </style:style>
    <style:style style:name="T98_25" style:family="text">
      <style:text-properties fo:font-size="11pt" style:font-size-asian="11pt" style:font-size-complex="11pt"/>
    </style:style>
    <style:style style:name="T98_26" style:family="text">
      <style:text-properties fo:font-size="11pt" style:font-size-asian="11pt" style:font-size-complex="11pt"/>
    </style:style>
    <style:style style:name="T98_27" style:family="text">
      <style:text-properties fo:font-size="11pt" style:font-size-asian="11pt" style:font-size-complex="11pt"/>
    </style:style>
    <style:style style:name="T98_28" style:family="text"/>
    <style:style style:name="P99" style:family="paragraph" style:parent-style-name="Standard">
      <style:paragraph-properties fo:break-before="auto" fo:line-height="100%" style:writing-mode="lr-tb"/>
    </style:style>
    <style:style style:name="P100" style:family="paragraph" style:parent-style-name="Standard">
      <style:paragraph-properties fo:break-before="auto" fo:line-height="100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T100_113" style:family="text"/>
    <style:style style:name="T100_114" style:family="text"/>
    <style:style style:name="T100_115" style:family="text"/>
    <style:style style:name="T100_116" style:family="text"/>
    <style:style style:name="T100_117" style:family="text"/>
    <style:style style:name="T100_118" style:family="text"/>
    <style:style style:name="T100_119" style:family="text"/>
    <style:style style:name="T100_120" style:family="text"/>
    <style:style style:name="T100_121" style:family="text"/>
    <style:style style:name="T100_122" style:family="text"/>
    <style:style style:name="T100_123" style:family="text"/>
    <style:style style:name="T100_124" style:family="text"/>
    <style:style style:name="T100_125" style:family="text"/>
    <style:style style:name="T100_126" style:family="text"/>
    <style:style style:name="T100_127" style:family="text"/>
    <style:style style:name="T100_128" style:family="text"/>
    <style:style style:name="T100_129" style:family="text"/>
    <style:style style:name="T100_130" style:family="text"/>
    <style:style style:name="T100_131" style:family="text"/>
    <style:style style:name="T100_132" style:family="text"/>
    <style:style style:name="T100_133" style:family="text"/>
    <style:style style:name="T100_134" style:family="text"/>
    <style:style style:name="T100_135" style:family="text"/>
    <style:style style:name="T100_136" style:family="text"/>
    <style:style style:name="T100_137" style:family="text"/>
    <style:style style:name="T100_138" style:family="text"/>
    <style:style style:name="T100_139" style:family="text"/>
    <style:style style:name="T100_140" style:family="text"/>
    <style:style style:name="T100_141" style:family="text"/>
    <style:style style:name="T100_142" style:family="text"/>
    <style:style style:name="T100_143" style:family="text"/>
    <style:style style:name="T100_144" style:family="text"/>
    <style:style style:name="T100_145" style:family="text"/>
    <style:style style:name="T100_146" style:family="text"/>
    <style:style style:name="T100_147" style:family="text"/>
    <style:style style:name="T100_148" style:family="text"/>
    <style:style style:name="T100_149" style:family="text"/>
    <style:style style:name="T100_150" style:family="text"/>
    <style:style style:name="T100_151" style:family="text"/>
    <style:style style:name="T100_152" style:family="text"/>
    <style:style style:name="T100_153" style:family="text"/>
    <style:style style:name="T100_154" style:family="text"/>
    <style:style style:name="T100_155" style:family="text"/>
    <style:style style:name="T100_156" style:family="text"/>
    <style:style style:name="T100_157" style:family="text"/>
    <style:style style:name="T100_158" style:family="text"/>
    <style:style style:name="T100_159" style:family="text"/>
    <style:style style:name="T100_160" style:family="text"/>
    <style:style style:name="T100_161" style:family="text"/>
    <style:style style:name="T100_162" style:family="text"/>
    <style:style style:name="T100_163" style:family="text"/>
    <style:style style:name="T100_164" style:family="text"/>
    <style:style style:name="T100_165" style:family="text"/>
    <style:style style:name="T100_166" style:family="text"/>
    <style:style style:name="T100_167" style:family="text"/>
    <style:style style:name="T100_168" style:family="text"/>
    <style:style style:name="T100_169" style:family="text"/>
    <style:style style:name="T100_170" style:family="text"/>
    <style:style style:name="T100_171" style:family="text"/>
    <style:style style:name="T100_172" style:family="text"/>
    <style:style style:name="T100_173" style:family="text"/>
    <style:style style:name="T100_174" style:family="text"/>
    <style:style style:name="T100_175" style:family="text"/>
    <style:style style:name="T100_176" style:family="text"/>
    <style:style style:name="T100_177" style:family="text"/>
    <style:style style:name="T100_178" style:family="text"/>
    <style:style style:name="T100_179" style:family="text"/>
    <style:style style:name="T100_180" style:family="text"/>
    <style:style style:name="T100_181" style:family="text"/>
    <style:style style:name="T100_182" style:family="text"/>
    <style:style style:name="T100_183" style:family="text"/>
    <style:style style:name="T100_184" style:family="text"/>
    <style:style style:name="T100_185" style:family="text"/>
    <style:style style:name="T100_186" style:family="text"/>
    <style:style style:name="T100_187" style:family="text"/>
    <style:style style:name="T100_188" style:family="text"/>
    <style:style style:name="T100_189" style:family="text"/>
    <style:style style:name="T100_190" style:family="text"/>
    <style:style style:name="T100_191" style:family="text"/>
    <style:style style:name="T100_192" style:family="text"/>
    <style:style style:name="T100_193" style:family="text"/>
    <style:style style:name="T100_194" style:family="text"/>
    <style:style style:name="T100_195" style:family="text"/>
    <style:style style:name="T100_196" style:family="text"/>
    <style:style style:name="T100_197" style:family="text"/>
    <style:style style:name="T100_198" style:family="text"/>
    <style:style style:name="T100_199" style:family="text"/>
    <style:style style:name="T100_200" style:family="text"/>
    <style:style style:name="T100_201" style:family="text"/>
    <style:style style:name="T100_202" style:family="text"/>
    <style:style style:name="T100_203" style:family="text"/>
    <style:style style:name="T100_204" style:family="text"/>
    <style:style style:name="T100_205" style:family="text"/>
    <style:style style:name="T100_206" style:family="text"/>
    <style:style style:name="T100_207" style:family="text"/>
    <style:style style:name="T100_208" style:family="text"/>
    <style:style style:name="T100_209" style:family="text"/>
    <style:style style:name="T100_210" style:family="text"/>
    <style:style style:name="T100_211" style:family="text"/>
    <style:style style:name="T100_212" style:family="text"/>
    <style:style style:name="T100_213" style:family="text"/>
    <style:style style:name="T100_214" style:family="text"/>
    <style:style style:name="T100_215" style:family="text"/>
    <style:style style:name="T100_216" style:family="text"/>
    <style:style style:name="T100_217" style:family="text"/>
    <style:style style:name="T100_218" style:family="text"/>
    <style:style style:name="T100_219" style:family="text"/>
    <style:style style:name="T100_220" style:family="text"/>
    <style:style style:name="T100_221" style:family="text"/>
    <style:style style:name="T100_222" style:family="text"/>
    <style:style style:name="T100_223" style:family="text"/>
    <style:style style:name="T100_224" style:family="text"/>
    <style:style style:name="T100_225" style:family="text"/>
    <style:style style:name="T100_226" style:family="text"/>
    <style:style style:name="T100_227" style:family="text"/>
    <style:style style:name="T100_228" style:family="text"/>
    <style:style style:name="T100_229" style:family="text"/>
    <style:style style:name="T100_230" style:family="text"/>
    <style:style style:name="T100_231" style:family="text"/>
    <style:style style:name="T100_232" style:family="text"/>
    <style:style style:name="T100_233" style:family="text"/>
    <style:style style:name="T100_234" style:family="text"/>
    <style:style style:name="T100_235" style:family="text"/>
    <style:style style:name="T100_236" style:family="text"/>
    <style:style style:name="T100_237" style:family="text"/>
    <style:style style:name="T100_238" style:family="text"/>
    <style:style style:name="T100_239" style:family="text"/>
    <style:style style:name="T100_240" style:family="text"/>
    <style:style style:name="T100_241" style:family="text"/>
    <style:style style:name="T100_242" style:family="text"/>
    <style:style style:name="T100_243" style:family="text"/>
    <style:style style:name="T100_244" style:family="text"/>
    <style:style style:name="T100_245" style:family="text"/>
    <style:style style:name="T100_246" style:family="text"/>
    <style:style style:name="T100_247" style:family="text"/>
    <style:style style:name="T100_248" style:family="text"/>
    <style:style style:name="T100_249" style:family="text"/>
    <style:style style:name="T100_250" style:family="text"/>
    <style:style style:name="T100_251" style:family="text"/>
    <style:style style:name="T100_252" style:family="text"/>
    <style:style style:name="T100_253" style:family="text"/>
    <style:style style:name="T100_254" style:family="text"/>
    <style:style style:name="T100_255" style:family="text"/>
    <style:style style:name="T100_256" style:family="text"/>
    <style:style style:name="T100_257" style:family="text"/>
    <style:style style:name="T100_258" style:family="text"/>
    <style:style style:name="T100_259" style:family="text"/>
    <style:style style:name="T100_260" style:family="text"/>
    <style:style style:name="T100_261" style:family="text"/>
    <style:style style:name="T100_262" style:family="text"/>
    <style:style style:name="T100_263" style:family="text"/>
    <style:style style:name="T100_264" style:family="text"/>
    <style:style style:name="T100_265" style:family="text"/>
    <style:style style:name="T100_266" style:family="text"/>
    <style:style style:name="T100_267" style:family="text"/>
    <style:style style:name="T100_268" style:family="text"/>
    <style:style style:name="T100_269" style:family="text"/>
    <style:style style:name="T100_270" style:family="text"/>
    <style:style style:name="T100_271" style:family="text"/>
    <style:style style:name="T100_272" style:family="text"/>
    <style:style style:name="T100_273" style:family="text"/>
    <style:style style:name="T100_274" style:family="text"/>
    <style:style style:name="T100_275" style:family="text"/>
    <style:style style:name="T100_276" style:family="text"/>
    <style:style style:name="T100_277" style:family="text"/>
    <style:style style:name="T100_278" style:family="text"/>
    <style:style style:name="T100_279" style:family="text"/>
    <style:style style:name="T100_280" style:family="text"/>
    <style:style style:name="T100_281" style:family="text"/>
    <style:style style:name="T100_282" style:family="text"/>
    <style:style style:name="T100_283" style:family="text"/>
    <style:style style:name="T100_284" style:family="text"/>
    <style:style style:name="T100_285" style:family="text"/>
    <style:style style:name="T100_286" style:family="text"/>
    <style:style style:name="T100_287" style:family="text"/>
    <style:style style:name="T100_288" style:family="text"/>
    <style:style style:name="T100_289" style:family="text"/>
    <style:style style:name="T100_290" style:family="text"/>
    <style:style style:name="T100_291" style:family="text"/>
    <style:style style:name="T100_292" style:family="text"/>
    <style:style style:name="T100_293" style:family="text"/>
    <style:style style:name="T100_294" style:family="text"/>
    <style:style style:name="T100_295" style:family="text"/>
    <style:style style:name="T100_296" style:family="text"/>
    <style:style style:name="T100_297" style:family="text"/>
    <style:style style:name="T100_298" style:family="text"/>
    <style:style style:name="T100_299" style:family="text"/>
    <style:style style:name="T100_300" style:family="text"/>
    <style:style style:name="T100_301" style:family="text"/>
    <style:style style:name="T100_302" style:family="text"/>
    <style:style style:name="T100_303" style:family="text"/>
    <style:style style:name="T100_304" style:family="text"/>
    <style:style style:name="T100_305" style:family="text"/>
    <style:style style:name="T100_306" style:family="text"/>
    <style:style style:name="T100_307" style:family="text"/>
    <style:style style:name="T100_308" style:family="text"/>
    <style:style style:name="T100_309" style:family="text"/>
    <style:style style:name="T100_310" style:family="text"/>
    <style:style style:name="T100_311" style:family="text"/>
    <style:style style:name="T100_312" style:family="text"/>
    <style:style style:name="T100_313" style:family="text"/>
    <style:style style:name="T100_314" style:family="text"/>
    <style:style style:name="T100_315" style:family="text"/>
    <style:style style:name="T100_316" style:family="text"/>
    <style:style style:name="T100_317" style:family="text"/>
    <style:style style:name="T100_318" style:family="text"/>
    <style:style style:name="T100_319" style:family="text"/>
    <style:style style:name="T100_320" style:family="text"/>
    <style:style style:name="T100_321" style:family="text"/>
    <style:style style:name="T100_322" style:family="text"/>
    <style:style style:name="T100_323" style:family="text"/>
    <style:style style:name="T100_324" style:family="text"/>
    <style:style style:name="T100_325" style:family="text"/>
    <style:style style:name="T100_326" style:family="text"/>
    <style:style style:name="T100_327" style:family="text"/>
    <style:style style:name="T100_328" style:family="text"/>
    <style:style style:name="T100_329" style:family="text"/>
    <style:style style:name="T100_330" style:family="text"/>
    <style:style style:name="T100_331" style:family="text"/>
    <style:style style:name="T100_332" style:family="text"/>
    <style:style style:name="T100_333" style:family="text"/>
    <style:style style:name="T100_334" style:family="text"/>
    <style:style style:name="T100_335" style:family="text"/>
    <style:style style:name="T100_336" style:family="text"/>
    <style:style style:name="T100_337" style:family="text"/>
    <style:style style:name="T100_338" style:family="text"/>
    <style:style style:name="T100_339" style:family="text"/>
    <style:style style:name="T100_340" style:family="text"/>
    <style:style style:name="T100_341" style:family="text"/>
    <style:style style:name="T100_342" style:family="text"/>
    <style:style style:name="T100_343" style:family="text"/>
    <style:style style:name="T100_344" style:family="text"/>
    <style:style style:name="T100_345" style:family="text"/>
    <style:style style:name="T100_346" style:family="text"/>
    <style:style style:name="T100_347" style:family="text"/>
    <style:style style:name="T100_348" style:family="text"/>
    <style:style style:name="T100_349" style:family="text"/>
    <style:style style:name="T100_350" style:family="text"/>
    <style:style style:name="T100_351" style:family="text"/>
    <style:style style:name="T100_352" style:family="text"/>
    <style:style style:name="T100_353" style:family="text"/>
    <style:style style:name="T100_354" style:family="text"/>
    <style:style style:name="T100_355" style:family="text"/>
    <style:style style:name="T100_356" style:family="text"/>
    <style:style style:name="T100_357" style:family="text"/>
    <style:style style:name="T100_358" style:family="text"/>
    <style:style style:name="T100_359" style:family="text"/>
    <style:style style:name="T100_360" style:family="text"/>
    <style:style style:name="T100_361" style:family="text"/>
    <style:style style:name="T100_362" style:family="text"/>
    <style:style style:name="T100_363" style:family="text"/>
    <style:style style:name="T100_364" style:family="text"/>
    <style:style style:name="T100_365" style:family="text"/>
    <style:style style:name="T100_366" style:family="text"/>
    <style:style style:name="T100_367" style:family="text"/>
    <style:style style:name="T100_368" style:family="text"/>
    <style:style style:name="T100_369" style:family="text"/>
    <style:style style:name="T100_370" style:family="text"/>
    <style:style style:name="T100_371" style:family="text"/>
    <style:style style:name="T100_372" style:family="text"/>
    <style:style style:name="T100_373" style:family="text"/>
    <style:style style:name="T100_374" style:family="text"/>
    <style:style style:name="T100_375" style:family="text"/>
    <style:style style:name="T100_376" style:family="text"/>
    <style:style style:name="T100_377" style:family="text"/>
    <style:style style:name="T100_378" style:family="text"/>
    <style:style style:name="T100_379" style:family="text"/>
    <style:style style:name="T100_380" style:family="text"/>
    <style:style style:name="T100_381" style:family="text"/>
    <style:style style:name="T100_382" style:family="text"/>
    <style:style style:name="T100_383" style:family="text"/>
    <style:style style:name="T100_384" style:family="text"/>
    <style:style style:name="T100_385" style:family="text"/>
    <style:style style:name="T100_386" style:family="text"/>
    <style:style style:name="T100_387" style:family="text"/>
    <style:style style:name="T100_388" style:family="text"/>
    <style:style style:name="T100_389" style:family="text"/>
    <style:style style:name="T100_390" style:family="text"/>
    <style:style style:name="T100_391" style:family="text"/>
    <style:style style:name="T100_392" style:family="text"/>
    <style:style style:name="T100_393" style:family="text"/>
    <style:style style:name="T100_394" style:family="text"/>
    <style:style style:name="T100_395" style:family="text"/>
    <style:style style:name="T100_396" style:family="text"/>
    <style:style style:name="T100_397" style:family="text"/>
    <style:style style:name="T100_398" style:family="text"/>
    <style:style style:name="T100_399" style:family="text"/>
    <style:style style:name="T100_400" style:family="text"/>
    <style:style style:name="T100_401" style:family="text"/>
    <style:style style:name="T100_402" style:family="text"/>
    <style:style style:name="P101" style:family="paragraph" style:parent-style-name="Standard">
      <style:paragraph-properties fo:break-before="auto" fo:line-height="100%" style:writing-mode="lr-tb"/>
    </style:style>
    <style:style style:name="P102" style:family="paragraph" style:parent-style-name="Standard">
      <style:paragraph-properties fo:break-before="auto" fo:line-height="100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T102_90" style:family="text"/>
    <style:style style:name="T102_91" style:family="text"/>
    <style:style style:name="T102_92" style:family="text"/>
    <style:style style:name="T102_93" style:family="text"/>
    <style:style style:name="T102_94" style:family="text"/>
    <style:style style:name="T102_95" style:family="text"/>
    <style:style style:name="T102_96" style:family="text"/>
    <style:style style:name="T102_97" style:family="text"/>
    <style:style style:name="T102_98" style:family="text"/>
    <style:style style:name="T102_99" style:family="text"/>
    <style:style style:name="T102_100" style:family="text"/>
    <style:style style:name="T102_101" style:family="text"/>
    <style:style style:name="T102_102" style:family="text"/>
    <style:style style:name="T102_103" style:family="text"/>
    <style:style style:name="T102_104" style:family="text"/>
    <style:style style:name="T102_105" style:family="text"/>
    <style:style style:name="T102_106" style:family="text"/>
    <style:style style:name="T102_107" style:family="text"/>
    <style:style style:name="T102_108" style:family="text"/>
    <style:style style:name="T102_109" style:family="text"/>
    <style:style style:name="T102_110" style:family="text"/>
    <style:style style:name="T102_111" style:family="text"/>
    <style:style style:name="T102_112" style:family="text"/>
    <style:style style:name="T102_113" style:family="text"/>
    <style:style style:name="T102_114" style:family="text"/>
    <style:style style:name="T102_115" style:family="text"/>
    <style:style style:name="T102_116" style:family="text"/>
    <style:style style:name="T102_117" style:family="text"/>
    <style:style style:name="T102_118" style:family="text"/>
    <style:style style:name="T102_119" style:family="text"/>
    <style:style style:name="T102_120" style:family="text"/>
    <style:style style:name="T102_121" style:family="text"/>
    <style:style style:name="T102_122" style:family="text"/>
    <style:style style:name="T102_123" style:family="text"/>
    <style:style style:name="T102_124" style:family="text"/>
    <style:style style:name="T102_125" style:family="text"/>
    <style:style style:name="T102_126" style:family="text"/>
    <style:style style:name="T102_127" style:family="text"/>
    <style:style style:name="T102_128" style:family="text"/>
    <style:style style:name="T102_129" style:family="text"/>
    <style:style style:name="T102_130" style:family="text"/>
    <style:style style:name="T102_131" style:family="text"/>
    <style:style style:name="T102_132" style:family="text"/>
    <style:style style:name="T102_133" style:family="text"/>
    <style:style style:name="T102_134" style:family="text"/>
    <style:style style:name="T102_135" style:family="text"/>
    <style:style style:name="T102_136" style:family="text"/>
    <style:style style:name="T102_137" style:family="text"/>
    <style:style style:name="T102_138" style:family="text"/>
    <style:style style:name="T102_139" style:family="text"/>
    <style:style style:name="T102_140" style:family="text"/>
    <style:style style:name="T102_141" style:family="text"/>
    <style:style style:name="T102_142" style:family="text"/>
    <style:style style:name="T102_143" style:family="text"/>
    <style:style style:name="T102_144" style:family="text"/>
    <style:style style:name="T102_145" style:family="text"/>
    <style:style style:name="T102_146" style:family="text"/>
    <style:style style:name="T102_147" style:family="text"/>
    <style:style style:name="T102_148" style:family="text"/>
    <style:style style:name="T102_149" style:family="text"/>
    <style:style style:name="T102_150" style:family="text"/>
    <style:style style:name="T102_151" style:family="text"/>
    <style:style style:name="T102_152" style:family="text"/>
    <style:style style:name="T102_153" style:family="text"/>
    <style:style style:name="T102_154" style:family="text"/>
    <style:style style:name="T102_155" style:family="text"/>
    <style:style style:name="T102_156" style:family="text"/>
    <style:style style:name="T102_157" style:family="text"/>
    <style:style style:name="T102_158" style:family="text"/>
    <style:style style:name="T102_159" style:family="text"/>
    <style:style style:name="T102_160" style:family="text"/>
    <style:style style:name="T102_161" style:family="text"/>
    <style:style style:name="T102_162" style:family="text"/>
    <style:style style:name="T102_163" style:family="text"/>
    <style:style style:name="T102_164" style:family="text"/>
    <style:style style:name="T102_165" style:family="text"/>
    <style:style style:name="T102_166" style:family="text"/>
    <style:style style:name="T102_167" style:family="text"/>
    <style:style style:name="T102_168" style:family="text"/>
    <style:style style:name="T102_169" style:family="text"/>
    <style:style style:name="T102_170" style:family="text"/>
    <style:style style:name="T102_171" style:family="text"/>
    <style:style style:name="T102_172" style:family="text"/>
    <style:style style:name="T102_173" style:family="text"/>
    <style:style style:name="T102_174" style:family="text"/>
    <style:style style:name="T102_175" style:family="text"/>
    <style:style style:name="T102_176" style:family="text"/>
    <style:style style:name="T102_177" style:family="text"/>
    <style:style style:name="T102_178" style:family="text"/>
    <style:style style:name="T102_179" style:family="text"/>
    <style:style style:name="T102_180" style:family="text"/>
    <style:style style:name="T102_181" style:family="text"/>
    <style:style style:name="T102_182" style:family="text"/>
    <style:style style:name="T102_183" style:family="text"/>
    <style:style style:name="T102_184" style:family="text"/>
    <style:style style:name="T102_185" style:family="text"/>
    <style:style style:name="T102_186" style:family="text"/>
    <style:style style:name="T102_187" style:family="text"/>
    <style:style style:name="T102_188" style:family="text"/>
    <style:style style:name="T102_189" style:family="text"/>
    <style:style style:name="T102_190" style:family="text"/>
    <style:style style:name="T102_191" style:family="text"/>
    <style:style style:name="T102_192" style:family="text"/>
    <style:style style:name="T102_193" style:family="text"/>
    <style:style style:name="T102_194" style:family="text"/>
    <style:style style:name="T102_195" style:family="text"/>
    <style:style style:name="T102_196" style:family="text"/>
    <style:style style:name="T102_197" style:family="text"/>
    <style:style style:name="T102_198" style:family="text"/>
    <style:style style:name="T102_199" style:family="text"/>
    <style:style style:name="T102_200" style:family="text"/>
    <style:style style:name="T102_201" style:family="text"/>
    <style:style style:name="T102_202" style:family="text"/>
    <style:style style:name="T102_203" style:family="text"/>
    <style:style style:name="T102_204" style:family="text"/>
    <style:style style:name="T102_205" style:family="text"/>
    <style:style style:name="T102_206" style:family="text"/>
    <style:style style:name="T102_207" style:family="text"/>
    <style:style style:name="T102_208" style:family="text"/>
    <style:style style:name="T102_209" style:family="text"/>
    <style:style style:name="T102_210" style:family="text"/>
    <style:style style:name="T102_211" style:family="text"/>
    <style:style style:name="T102_212" style:family="text"/>
    <style:style style:name="T102_213" style:family="text"/>
    <style:style style:name="T102_214" style:family="text"/>
    <style:style style:name="T102_215" style:family="text"/>
    <style:style style:name="T102_216" style:family="text"/>
    <style:style style:name="P103" style:family="paragraph" style:parent-style-name="Standard">
      <style:paragraph-properties fo:break-before="auto" fo:line-height="100%" style:writing-mode="lr-tb"/>
    </style:style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fo:font-size="11pt" style:font-size-asian="11pt" style:font-size-complex="11pt"/>
    </style:style>
    <style:style style:name="T104_2" style:family="text">
      <style:text-properties fo:font-size="11pt" style:font-size-asian="11pt" style:font-size-complex="11pt"/>
    </style:style>
    <style:style style:name="T104_3" style:family="text">
      <style:text-properties fo:font-size="11pt" style:font-size-asian="11pt" style:font-size-complex="11pt"/>
    </style:style>
    <style:style style:name="T104_4" style:family="text">
      <style:text-properties fo:font-size="11pt" style:font-size-asian="11pt" style:font-size-complex="11pt"/>
    </style:style>
    <style:style style:name="T104_5" style:family="text">
      <style:text-properties fo:font-size="11pt" style:font-size-asian="11pt" style:font-size-complex="11pt"/>
    </style:style>
    <style:style style:name="T104_6" style:family="text">
      <style:text-properties fo:font-size="11pt" style:font-size-asian="11pt" style:font-size-complex="11pt"/>
    </style:style>
    <style:style style:name="T104_7" style:family="text">
      <style:text-properties fo:font-size="11pt" style:font-size-asian="11pt" style:font-size-complex="11pt"/>
    </style:style>
    <style:style style:name="T104_8" style:family="text">
      <style:text-properties fo:font-size="11pt" style:font-size-asian="11pt" style:font-size-complex="11pt"/>
    </style:style>
    <style:style style:name="T104_9" style:family="text">
      <style:text-properties fo:font-size="11pt" style:font-size-asian="11pt" style:font-size-complex="11pt"/>
    </style:style>
    <style:style style:name="T104_10" style:family="text">
      <style:text-properties fo:font-size="11pt" style:font-size-asian="11pt" style:font-size-complex="11pt"/>
    </style:style>
    <style:style style:name="T104_11" style:family="text">
      <style:text-properties fo:font-size="11pt" style:font-size-asian="11pt" style:font-size-complex="11pt"/>
    </style:style>
    <style:style style:name="T104_12" style:family="text">
      <style:text-properties fo:font-size="11pt" style:font-size-asian="11pt" style:font-size-complex="11pt"/>
    </style:style>
    <style:style style:name="T104_13" style:family="text">
      <style:text-properties fo:font-size="11pt" style:font-size-asian="11pt" style:font-size-complex="11pt"/>
    </style:style>
    <style:style style:name="T104_14" style:family="text">
      <style:text-properties fo:font-size="11pt" style:font-size-asian="11pt" style:font-size-complex="11pt"/>
    </style:style>
    <style:style style:name="T104_15" style:family="text">
      <style:text-properties fo:font-size="11pt" style:font-size-asian="11pt" style:font-size-complex="11pt"/>
    </style:style>
    <style:style style:name="T104_16" style:family="text">
      <style:text-properties fo:font-size="11pt" style:font-size-asian="11pt" style:font-size-complex="11pt"/>
    </style:style>
    <style:style style:name="T104_17" style:family="text">
      <style:text-properties fo:font-size="11pt" style:font-size-asian="11pt" style:font-size-complex="11pt"/>
    </style:style>
    <style:style style:name="T104_18" style:family="text">
      <style:text-properties fo:font-size="11pt" style:font-size-asian="11pt" style:font-size-complex="11pt"/>
    </style:style>
    <style:style style:name="T104_19" style:family="text">
      <style:text-properties fo:font-size="11pt" style:font-size-asian="11pt" style:font-size-complex="11pt"/>
    </style:style>
    <style:style style:name="T104_20" style:family="text">
      <style:text-properties fo:font-size="11pt" style:font-size-asian="11pt" style:font-size-complex="11pt"/>
    </style:style>
    <style:style style:name="T104_21" style:family="text">
      <style:text-properties fo:font-size="11pt" style:font-size-asian="11pt" style:font-size-complex="11pt"/>
    </style:style>
    <style:style style:name="T104_22" style:family="text">
      <style:text-properties fo:font-size="11pt" style:font-size-asian="11pt" style:font-size-complex="11pt"/>
    </style:style>
    <style:style style:name="T104_23" style:family="text">
      <style:text-properties fo:font-size="11pt" style:font-size-asian="11pt" style:font-size-complex="11pt"/>
    </style:style>
    <style:style style:name="T104_24" style:family="text">
      <style:text-properties fo:font-size="11pt" style:font-size-asian="11pt" style:font-size-complex="11pt"/>
    </style:style>
    <style:style style:name="T104_25" style:family="text">
      <style:text-properties fo:font-size="11pt" style:font-size-asian="11pt" style:font-size-complex="11pt"/>
    </style:style>
    <style:style style:name="P105" style:family="paragraph" style:parent-style-name="Standard">
      <style:paragraph-properties fo:break-before="auto" fo:line-height="100%" style:writing-mode="lr-tb"/>
      <style:text-properties fo:font-size="11pt" style:font-size-asian="11pt" style:font-size-complex="11pt"/>
    </style:style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T106_180" style:family="text"/>
    <style:style style:name="T106_181" style:family="text"/>
    <style:style style:name="T106_182" style:family="text"/>
    <style:style style:name="T106_183" style:family="text"/>
    <style:style style:name="T106_184" style:family="text"/>
    <style:style style:name="T106_185" style:family="text"/>
    <style:style style:name="T106_186" style:family="text"/>
    <style:style style:name="T106_187" style:family="text"/>
    <style:style style:name="T106_188" style:family="text"/>
    <style:style style:name="T106_189" style:family="text"/>
    <style:style style:name="T106_190" style:family="text"/>
    <style:style style:name="T106_191" style:family="text"/>
    <style:style style:name="T106_192" style:family="text"/>
    <style:style style:name="T106_193" style:family="text"/>
    <style:style style:name="T106_194" style:family="text"/>
    <style:style style:name="T106_195" style:family="text"/>
    <style:style style:name="T106_196" style:family="text"/>
    <style:style style:name="T106_197" style:family="text"/>
    <style:style style:name="T106_198" style:family="text"/>
    <style:style style:name="T106_199" style:family="text"/>
    <style:style style:name="T106_200" style:family="text"/>
    <style:style style:name="T106_201" style:family="text"/>
    <style:style style:name="T106_202" style:family="text"/>
    <style:style style:name="T106_203" style:family="text"/>
    <style:style style:name="T106_204" style:family="text"/>
    <style:style style:name="T106_205" style:family="text"/>
    <style:style style:name="T106_206" style:family="text"/>
    <style:style style:name="P107" style:family="paragraph" style:parent-style-name="Standard">
      <style:paragraph-properties fo:break-before="auto" fo:line-height="100%" style:writing-mode="lr-tb"/>
    </style:style>
    <style:style style:name="P108" style:family="paragraph" style:parent-style-name="Standard">
      <style:paragraph-properties fo:break-before="auto" fo:line-height="100%" style:writing-mode="lr-tb"/>
    </style:style>
    <style:style style:name="P109" style:family="paragraph" style:parent-style-name="Standard">
      <style:paragraph-properties fo:break-before="auto" fo:line-height="100%" style:writing-mode="lr-tb"/>
    </style:style>
    <style:style style:name="P110" style:family="paragraph" style:parent-style-name="Standard">
      <style:paragraph-properties fo:break-before="auto" fo:line-height="100%" style:writing-mode="lr-tb"/>
    </style:style>
    <style:style style:name="T110_1" style:family="text">
      <style:text-properties fo:font-size="14pt" style:font-size-asian="14pt" style:font-size-complex="14pt" fo:font-weight="bold" style:font-weight-asian="bold" style:font-weight-complex="bold"/>
    </style:style>
    <style:style style:name="T110_2" style:family="text">
      <style:text-properties fo:font-size="14pt" style:font-size-asian="14pt" style:font-size-complex="14pt" fo:font-weight="bold" style:font-weight-asian="bold" style:font-weight-complex="bold"/>
    </style:style>
    <style:style style:name="T110_3" style:family="text">
      <style:text-properties fo:font-size="14pt" style:font-size-asian="14pt" style:font-size-complex="14pt" fo:font-weight="bold" style:font-weight-asian="bold" style:font-weight-complex="bold"/>
    </style:style>
    <style:style style:name="T110_4" style:family="text">
      <style:text-properties fo:font-size="14pt" style:font-size-asian="14pt" style:font-size-complex="14pt" fo:font-weight="bold" style:font-weight-asian="bold" style:font-weight-complex="bold"/>
    </style:style>
    <style:style style:name="T110_5" style:family="text">
      <style:text-properties fo:font-size="14pt" style:font-size-asian="14pt" style:font-size-complex="14pt" fo:font-weight="bold" style:font-weight-asian="bold" style:font-weight-complex="bold"/>
    </style:style>
    <style:style style:name="T110_6" style:family="text">
      <style:text-properties fo:font-size="14pt" style:font-size-asian="14pt" style:font-size-complex="14pt" fo:font-weight="bold" style:font-weight-asian="bold" style:font-weight-complex="bold"/>
    </style:style>
    <style:style style:name="T110_7" style:family="text">
      <style:text-properties fo:font-size="14pt" style:font-size-asian="14pt" style:font-size-complex="14pt" fo:font-weight="bold" style:font-weight-asian="bold" style:font-weight-complex="bold"/>
    </style:style>
    <style:style style:name="T110_8" style:family="text">
      <style:text-properties fo:font-size="14pt" style:font-size-asian="14pt" style:font-size-complex="14pt" fo:font-weight="bold" style:font-weight-asian="bold" style:font-weight-complex="bold"/>
    </style:style>
    <style:style style:name="T110_9" style:family="text">
      <style:text-properties fo:font-size="14pt" style:font-size-asian="14pt" style:font-size-complex="14pt" fo:font-weight="bold" style:font-weight-asian="bold" style:font-weight-complex="bold"/>
    </style:style>
    <style:style style:name="T110_10" style:family="text">
      <style:text-properties fo:font-size="14pt" style:font-size-asian="14pt" style:font-size-complex="14pt" fo:font-weight="bold" style:font-weight-asian="bold" style:font-weight-complex="bold"/>
    </style:style>
    <style:style style:name="T110_11" style:family="text">
      <style:text-properties fo:font-size="14pt" style:font-size-asian="14pt" style:font-size-complex="14pt" fo:font-weight="bold" style:font-weight-asian="bold" style:font-weight-complex="bold"/>
    </style:style>
    <style:style style:name="T110_12" style:family="text">
      <style:text-properties fo:font-size="14pt" style:font-size-asian="14pt" style:font-size-complex="14pt" fo:font-weight="bold" style:font-weight-asian="bold" style:font-weight-complex="bold"/>
    </style:style>
    <style:style style:name="T110_13" style:family="text">
      <style:text-properties fo:font-size="14pt" style:font-size-asian="14pt" style:font-size-complex="14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00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/>
    <style:style style:name="T112_134" style:family="text"/>
    <style:style style:name="T112_135" style:family="text"/>
    <style:style style:name="T112_136" style:family="text"/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/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/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T112_169" style:family="text"/>
    <style:style style:name="T112_170" style:family="text"/>
    <style:style style:name="T112_171" style:family="text"/>
    <style:style style:name="T112_172" style:family="text"/>
    <style:style style:name="T112_173" style:family="text"/>
    <style:style style:name="T112_174" style:family="text"/>
    <style:style style:name="T112_175" style:family="text"/>
    <style:style style:name="T112_176" style:family="text"/>
    <style:style style:name="T112_177" style:family="text"/>
    <style:style style:name="T112_178" style:family="text"/>
    <style:style style:name="T112_179" style:family="text"/>
    <style:style style:name="T112_180" style:family="text"/>
    <style:style style:name="T112_181" style:family="text"/>
    <style:style style:name="T112_182" style:family="text"/>
    <style:style style:name="T112_183" style:family="text"/>
    <style:style style:name="T112_184" style:family="text"/>
    <style:style style:name="T112_185" style:family="text"/>
    <style:style style:name="T112_186" style:family="text"/>
    <style:style style:name="T112_187" style:family="text"/>
    <style:style style:name="T112_188" style:family="text"/>
    <style:style style:name="T112_189" style:family="text"/>
    <style:style style:name="T112_190" style:family="text"/>
    <style:style style:name="T112_191" style:family="text"/>
    <style:style style:name="T112_192" style:family="text"/>
    <style:style style:name="T112_193" style:family="text"/>
    <style:style style:name="T112_194" style:family="text"/>
    <style:style style:name="T112_195" style:family="text"/>
    <style:style style:name="T112_196" style:family="text"/>
    <style:style style:name="T112_197" style:family="text"/>
    <style:style style:name="T112_198" style:family="text"/>
    <style:style style:name="T112_199" style:family="text"/>
    <style:style style:name="T112_200" style:family="text"/>
    <style:style style:name="T112_201" style:family="text"/>
    <style:style style:name="T112_202" style:family="text"/>
    <style:style style:name="T112_203" style:family="text"/>
    <style:style style:name="T112_204" style:family="text"/>
    <style:style style:name="T112_205" style:family="text"/>
    <style:style style:name="T112_206" style:family="text"/>
    <style:style style:name="T112_207" style:family="text"/>
    <style:style style:name="T112_208" style:family="text"/>
    <style:style style:name="T112_209" style:family="text"/>
    <style:style style:name="T112_210" style:family="text"/>
    <style:style style:name="T112_211" style:family="text"/>
    <style:style style:name="T112_212" style:family="text"/>
    <style:style style:name="T112_213" style:family="text"/>
    <style:style style:name="T112_214" style:family="text"/>
    <style:style style:name="T112_215" style:family="text"/>
    <style:style style:name="T112_216" style:family="text"/>
    <style:style style:name="T112_217" style:family="text"/>
    <style:style style:name="T112_218" style:family="text"/>
    <style:style style:name="T112_219" style:family="text"/>
    <style:style style:name="T112_220" style:family="text"/>
    <style:style style:name="T112_221" style:family="text"/>
    <style:style style:name="T112_222" style:family="text"/>
    <style:style style:name="T112_223" style:family="text"/>
    <style:style style:name="T112_224" style:family="text"/>
    <style:style style:name="T112_225" style:family="text"/>
    <style:style style:name="T112_226" style:family="text"/>
    <style:style style:name="T112_227" style:family="text"/>
    <style:style style:name="T112_228" style:family="text"/>
    <style:style style:name="T112_229" style:family="text"/>
    <style:style style:name="T112_230" style:family="text"/>
    <style:style style:name="T112_231" style:family="text"/>
    <style:style style:name="T112_232" style:family="text"/>
    <style:style style:name="T112_233" style:family="text"/>
    <style:style style:name="T112_234" style:family="text"/>
    <style:style style:name="T112_235" style:family="text"/>
    <style:style style:name="T112_236" style:family="text"/>
    <style:style style:name="T112_237" style:family="text"/>
    <style:style style:name="T112_238" style:family="text"/>
    <style:style style:name="T112_239" style:family="text"/>
    <style:style style:name="T112_240" style:family="text"/>
    <style:style style:name="T112_241" style:family="text"/>
    <style:style style:name="T112_242" style:family="text"/>
    <style:style style:name="T112_243" style:family="text"/>
    <style:style style:name="T112_244" style:family="text"/>
    <style:style style:name="T112_245" style:family="text"/>
    <style:style style:name="T112_246" style:family="text"/>
    <style:style style:name="T112_247" style:family="text"/>
    <style:style style:name="T112_248" style:family="text"/>
    <style:style style:name="T112_249" style:family="text"/>
    <style:style style:name="T112_250" style:family="text"/>
    <style:style style:name="T112_251" style:family="text"/>
    <style:style style:name="T112_252" style:family="text"/>
    <style:style style:name="T112_253" style:family="text"/>
    <style:style style:name="T112_254" style:family="text"/>
    <style:style style:name="T112_255" style:family="text"/>
    <style:style style:name="T112_256" style:family="text"/>
    <style:style style:name="T112_257" style:family="text"/>
    <style:style style:name="T112_258" style:family="text"/>
    <style:style style:name="T112_259" style:family="text"/>
    <style:style style:name="T112_260" style:family="text"/>
    <style:style style:name="T112_261" style:family="text"/>
    <style:style style:name="T112_262" style:family="text"/>
    <style:style style:name="T112_263" style:family="text"/>
    <style:style style:name="T112_264" style:family="text"/>
    <style:style style:name="T112_265" style:family="text"/>
    <style:style style:name="T112_266" style:family="text"/>
    <style:style style:name="T112_267" style:family="text"/>
    <style:style style:name="T112_268" style:family="text"/>
    <style:style style:name="T112_269" style:family="text"/>
    <style:style style:name="T112_270" style:family="text"/>
    <style:style style:name="T112_271" style:family="text"/>
    <style:style style:name="T112_272" style:family="text"/>
    <style:style style:name="T112_273" style:family="text"/>
    <style:style style:name="T112_274" style:family="text"/>
    <style:style style:name="T112_275" style:family="text"/>
    <style:style style:name="T112_276" style:family="text"/>
    <style:style style:name="T112_277" style:family="text"/>
    <style:style style:name="T112_278" style:family="text"/>
    <style:style style:name="T112_279" style:family="text"/>
    <style:style style:name="T112_280" style:family="text"/>
    <style:style style:name="T112_281" style:family="text"/>
    <style:style style:name="T112_282" style:family="text"/>
    <style:style style:name="T112_283" style:family="text"/>
    <style:style style:name="T112_284" style:family="text"/>
    <style:style style:name="T112_285" style:family="text"/>
    <style:style style:name="T112_286" style:family="text"/>
    <style:style style:name="T112_287" style:family="text"/>
    <style:style style:name="T112_288" style:family="text"/>
    <style:style style:name="T112_289" style:family="text"/>
    <style:style style:name="T112_290" style:family="text"/>
    <style:style style:name="T112_291" style:family="text"/>
    <style:style style:name="T112_292" style:family="text"/>
    <style:style style:name="T112_293" style:family="text"/>
    <style:style style:name="T112_294" style:family="text"/>
    <style:style style:name="T112_295" style:family="text"/>
    <style:style style:name="T112_296" style:family="text"/>
    <style:style style:name="T112_297" style:family="text"/>
    <style:style style:name="T112_298" style:family="text"/>
    <style:style style:name="T112_299" style:family="text"/>
    <style:style style:name="T112_300" style:family="text"/>
    <style:style style:name="T112_301" style:family="text"/>
    <style:style style:name="T112_302" style:family="text"/>
    <style:style style:name="T112_303" style:family="text"/>
    <style:style style:name="T112_304" style:family="text"/>
    <style:style style:name="T112_305" style:family="text"/>
    <style:style style:name="T112_306" style:family="text"/>
    <style:style style:name="T112_307" style:family="text"/>
    <style:style style:name="T112_308" style:family="text"/>
    <style:style style:name="T112_309" style:family="text"/>
    <style:style style:name="T112_310" style:family="text"/>
    <style:style style:name="T112_311" style:family="text"/>
    <style:style style:name="T112_312" style:family="text"/>
    <style:style style:name="T112_313" style:family="text"/>
    <style:style style:name="T112_314" style:family="text"/>
    <style:style style:name="T112_315" style:family="text"/>
    <style:style style:name="T112_316" style:family="text"/>
    <style:style style:name="T112_317" style:family="text"/>
    <style:style style:name="T112_318" style:family="text"/>
    <style:style style:name="T112_319" style:family="text"/>
    <style:style style:name="T112_320" style:family="text"/>
    <style:style style:name="T112_321" style:family="text"/>
    <style:style style:name="T112_322" style:family="text"/>
    <style:style style:name="T112_323" style:family="text"/>
    <style:style style:name="T112_324" style:family="text"/>
    <style:style style:name="T112_325" style:family="text"/>
    <style:style style:name="T112_326" style:family="text"/>
    <style:style style:name="T112_327" style:family="text"/>
    <style:style style:name="T112_328" style:family="text"/>
    <style:style style:name="T112_329" style:family="text"/>
    <style:style style:name="T112_330" style:family="text"/>
    <style:style style:name="T112_331" style:family="text"/>
    <style:style style:name="T112_332" style:family="text"/>
    <style:style style:name="T112_333" style:family="text"/>
    <style:style style:name="T112_334" style:family="text"/>
    <style:style style:name="T112_335" style:family="text"/>
    <style:style style:name="T112_336" style:family="text"/>
    <style:style style:name="T112_337" style:family="text"/>
    <style:style style:name="T112_338" style:family="text"/>
    <style:style style:name="T112_339" style:family="text"/>
    <style:style style:name="T112_340" style:family="text"/>
    <style:style style:name="T112_341" style:family="text"/>
    <style:style style:name="T112_342" style:family="text"/>
    <style:style style:name="T112_343" style:family="text"/>
    <style:style style:name="T112_344" style:family="text"/>
    <style:style style:name="T112_345" style:family="text"/>
    <style:style style:name="T112_346" style:family="text"/>
    <style:style style:name="T112_347" style:family="text"/>
    <style:style style:name="T112_348" style:family="text"/>
    <style:style style:name="T112_349" style:family="text"/>
    <style:style style:name="T112_350" style:family="text"/>
    <style:style style:name="T112_351" style:family="text"/>
    <style:style style:name="T112_352" style:family="text"/>
    <style:style style:name="T112_353" style:family="text"/>
    <style:style style:name="T112_354" style:family="text"/>
    <style:style style:name="T112_355" style:family="text"/>
    <style:style style:name="T112_356" style:family="text"/>
    <style:style style:name="T112_357" style:family="text"/>
    <style:style style:name="T112_358" style:family="text"/>
    <style:style style:name="T112_359" style:family="text"/>
    <style:style style:name="T112_360" style:family="text"/>
    <style:style style:name="T112_361" style:family="text"/>
    <style:style style:name="T112_362" style:family="text"/>
    <style:style style:name="T112_363" style:family="text"/>
    <style:style style:name="T112_364" style:family="text"/>
    <style:style style:name="T112_365" style:family="text"/>
    <style:style style:name="T112_366" style:family="text"/>
    <style:style style:name="T112_367" style:family="text"/>
    <style:style style:name="T112_368" style:family="text"/>
    <style:style style:name="T112_369" style:family="text"/>
    <style:style style:name="T112_370" style:family="text"/>
    <style:style style:name="T112_371" style:family="text"/>
    <style:style style:name="P113" style:family="paragraph" style:parent-style-name="Standard">
      <style:paragraph-properties fo:break-before="auto" fo:line-height="100%" style:writing-mode="lr-tb"/>
    </style:style>
    <style:style style:name="P114" style:family="paragraph" style:parent-style-name="Standard">
      <style:paragraph-properties fo:break-before="auto" fo:line-height="100%" style:writing-mode="lr-tb"/>
    </style:style>
    <style:style style:name="T114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7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8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9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0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7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8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19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20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2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2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2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2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2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4_2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15" style:family="paragraph" style:parent-style-name="Standard">
      <style:paragraph-properties fo:break-before="auto" fo:line-height="100%" style:writing-mode="lr-tb"/>
    </style:style>
    <style:style style:name="T115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7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8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9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0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7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8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19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20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2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2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5_2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16" style:family="paragraph" style:parent-style-name="Standard">
      <style:paragraph-properties fo:break-before="auto" fo:line-height="100%" style:writing-mode="lr-tb"/>
    </style:style>
    <style:style style:name="T116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7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8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9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0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7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8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19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20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2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2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2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2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2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6_2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17" style:family="paragraph" style:parent-style-name="Standard">
      <style:paragraph-properties fo:break-before="auto" fo:line-height="100%" style:writing-mode="lr-tb"/>
    </style:style>
    <style:style style:name="T117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7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8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9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0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7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8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19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20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2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2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2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2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2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17_2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18" style:family="paragraph" style:parent-style-name="Standard">
      <style:paragraph-properties fo:break-before="auto" fo:line-height="100%" style:writing-mode="lr-tb"/>
      <style:text-properties fo:color="#000000" fo:font-size="11pt" style:font-size-asian="11pt" style:font-size-complex="11pt"/>
    </style:style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T119_119" style:family="text"/>
    <style:style style:name="T119_120" style:family="text"/>
    <style:style style:name="T119_121" style:family="text"/>
    <style:style style:name="T119_122" style:family="text"/>
    <style:style style:name="T119_123" style:family="text"/>
    <style:style style:name="T119_124" style:family="text"/>
    <style:style style:name="T119_125" style:family="text"/>
    <style:style style:name="T119_126" style:family="text"/>
    <style:style style:name="T119_127" style:family="text"/>
    <style:style style:name="T119_128" style:family="text"/>
    <style:style style:name="T119_129" style:family="text"/>
    <style:style style:name="T119_130" style:family="text"/>
    <style:style style:name="T119_131" style:family="text"/>
    <style:style style:name="T119_132" style:family="text"/>
    <style:style style:name="T119_133" style:family="text"/>
    <style:style style:name="T119_134" style:family="text"/>
    <style:style style:name="T119_135" style:family="text"/>
    <style:style style:name="P120" style:family="paragraph" style:parent-style-name="Standard">
      <style:paragraph-properties fo:break-before="auto" fo:line-height="100%" style:writing-mode="lr-tb"/>
    </style:style>
    <style:style style:name="P121" style:family="paragraph" style:parent-style-name="Standard">
      <style:paragraph-properties fo:break-before="auto" fo:line-height="100%" style:writing-mode="lr-tb"/>
    </style:style>
    <style:style style:name="T121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1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1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22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2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2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2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23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3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3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3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24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4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4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4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25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5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5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25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26" style:family="paragraph" style:parent-style-name="Standard">
      <style:paragraph-properties fo:break-before="auto" fo:line-height="100%" style:writing-mode="lr-tb"/>
      <style:text-properties fo:color="#000000" fo:font-size="11pt" style:font-size-asian="11pt" style:font-size-complex="11pt"/>
    </style:style>
    <style:style style:name="P127" style:family="paragraph" style:parent-style-name="Standard">
      <style:paragraph-properties fo:break-before="auto" fo:line-height="100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P128" style:family="paragraph" style:parent-style-name="Standard">
      <style:paragraph-properties fo:break-before="auto" fo:line-height="100%" style:writing-mode="lr-tb"/>
    </style:style>
    <style:style style:name="P129" style:family="paragraph" style:parent-style-name="Standard">
      <style:paragraph-properties fo:break-before="auto" fo:line-height="100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P130" style:family="paragraph" style:parent-style-name="Standard">
      <style:paragraph-properties fo:break-before="auto" fo:line-height="100%" style:writing-mode="lr-tb"/>
    </style:style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>
      <style:text-properties fo:font-size="14pt" style:font-size-asian="14pt" style:font-size-complex="14pt" fo:font-weight="bold" style:font-weight-asian="bold" style:font-weight-complex="bold"/>
    </style:style>
    <style:style style:name="T131_2" style:family="text">
      <style:text-properties fo:font-size="14pt" style:font-size-asian="14pt" style:font-size-complex="14pt" fo:font-weight="bold" style:font-weight-asian="bold" style:font-weight-complex="bold"/>
    </style:style>
    <style:style style:name="T131_3" style:family="text">
      <style:text-properties fo:font-size="14pt" style:font-size-asian="14pt" style:font-size-complex="14pt" fo:font-weight="bold" style:font-weight-asian="bold" style:font-weight-complex="bold"/>
    </style:style>
    <style:style style:name="T131_4" style:family="text">
      <style:text-properties fo:font-size="14pt" style:font-size-asian="14pt" style:font-size-complex="14pt" fo:font-weight="bold" style:font-weight-asian="bold" style:font-weight-complex="bold"/>
    </style:style>
    <style:style style:name="T131_5" style:family="text">
      <style:text-properties fo:font-size="14pt" style:font-size-asian="14pt" style:font-size-complex="14pt" fo:font-weight="bold" style:font-weight-asian="bold" style:font-weight-complex="bold"/>
    </style:style>
    <style:style style:name="T131_6" style:family="text">
      <style:text-properties fo:font-size="14pt" style:font-size-asian="14pt" style:font-size-complex="14pt" fo:font-weight="bold" style:font-weight-asian="bold" style:font-weight-complex="bold"/>
    </style:style>
    <style:style style:name="T131_7" style:family="text">
      <style:text-properties fo:font-size="14pt" style:font-size-asian="14pt" style:font-size-complex="14pt" fo:font-weight="bold" style:font-weight-asian="bold" style:font-weight-complex="bold"/>
    </style:style>
    <style:style style:name="T131_8" style:family="text">
      <style:text-properties fo:font-size="14pt" style:font-size-asian="14pt" style:font-size-complex="14pt" fo:font-weight="bold" style:font-weight-asian="bold" style:font-weight-complex="bold"/>
    </style:style>
    <style:style style:name="T131_9" style:family="text">
      <style:text-properties fo:font-size="14pt" style:font-size-asian="14pt" style:font-size-complex="14pt" fo:font-weight="bold" style:font-weight-asian="bold" style:font-weight-complex="bold"/>
    </style:style>
    <style:style style:name="T131_10" style:family="text">
      <style:text-properties fo:font-size="14pt" style:font-size-asian="14pt" style:font-size-complex="14pt" fo:font-weight="bold" style:font-weight-asian="bold" style:font-weight-complex="bold"/>
    </style:style>
    <style:style style:name="T131_11" style:family="text">
      <style:text-properties fo:font-size="14pt" style:font-size-asian="14pt" style:font-size-complex="14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T133_157" style:family="text"/>
    <style:style style:name="T133_158" style:family="text"/>
    <style:style style:name="T133_159" style:family="text"/>
    <style:style style:name="T133_160" style:family="text"/>
    <style:style style:name="T133_161" style:family="text"/>
    <style:style style:name="T133_162" style:family="text"/>
    <style:style style:name="T133_163" style:family="text"/>
    <style:style style:name="T133_164" style:family="text"/>
    <style:style style:name="T133_165" style:family="text"/>
    <style:style style:name="T133_166" style:family="text"/>
    <style:style style:name="T133_167" style:family="text"/>
    <style:style style:name="T133_168" style:family="text"/>
    <style:style style:name="T133_169" style:family="text"/>
    <style:style style:name="T133_170" style:family="text"/>
    <style:style style:name="T133_171" style:family="text"/>
    <style:style style:name="T133_172" style:family="text"/>
    <style:style style:name="T133_173" style:family="text"/>
    <style:style style:name="T133_174" style:family="text"/>
    <style:style style:name="T133_175" style:family="text"/>
    <style:style style:name="T133_176" style:family="text"/>
    <style:style style:name="T133_177" style:family="text"/>
    <style:style style:name="T133_178" style:family="text"/>
    <style:style style:name="T133_179" style:family="text"/>
    <style:style style:name="T133_180" style:family="text"/>
    <style:style style:name="T133_181" style:family="text"/>
    <style:style style:name="T133_182" style:family="text"/>
    <style:style style:name="T133_183" style:family="text"/>
    <style:style style:name="T133_184" style:family="text"/>
    <style:style style:name="T133_185" style:family="text"/>
    <style:style style:name="T133_186" style:family="text"/>
    <style:style style:name="T133_187" style:family="text"/>
    <style:style style:name="T133_188" style:family="text"/>
    <style:style style:name="T133_189" style:family="text"/>
    <style:style style:name="T133_190" style:family="text"/>
    <style:style style:name="T133_191" style:family="text"/>
    <style:style style:name="T133_192" style:family="text"/>
    <style:style style:name="T133_193" style:family="text"/>
    <style:style style:name="T133_194" style:family="text"/>
    <style:style style:name="T133_195" style:family="text"/>
    <style:style style:name="T133_196" style:family="text"/>
    <style:style style:name="T133_197" style:family="text"/>
    <style:style style:name="T133_198" style:family="text"/>
    <style:style style:name="T133_199" style:family="text"/>
    <style:style style:name="T133_200" style:family="text"/>
    <style:style style:name="T133_201" style:family="text"/>
    <style:style style:name="T133_202" style:family="text"/>
    <style:style style:name="T133_203" style:family="text"/>
    <style:style style:name="T133_204" style:family="text"/>
    <style:style style:name="T133_205" style:family="text"/>
    <style:style style:name="T133_206" style:family="text"/>
    <style:style style:name="T133_207" style:family="text"/>
    <style:style style:name="T133_208" style:family="text"/>
    <style:style style:name="T133_209" style:family="text"/>
    <style:style style:name="T133_210" style:family="text"/>
    <style:style style:name="T133_211" style:family="text"/>
    <style:style style:name="T133_212" style:family="text"/>
    <style:style style:name="T133_213" style:family="text"/>
    <style:style style:name="T133_214" style:family="text"/>
    <style:style style:name="P134" style:family="paragraph" style:parent-style-name="Standard">
      <style:paragraph-properties fo:break-before="auto" fo:line-height="100%" style:writing-mode="lr-tb"/>
    </style:style>
    <style:style style:name="P135" style:family="paragraph" style:parent-style-name="Standard">
      <style:paragraph-properties fo:break-before="auto" fo:line-height="100%" style:writing-mode="lr-tb"/>
    </style:style>
    <style:style style:name="T135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4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6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7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8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9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10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5_1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36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6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37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7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38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8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38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39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9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40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0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41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1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42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2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42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43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3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43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44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4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45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5_1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45_2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145_3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46" style:family="paragraph" style:parent-style-name="Standard">
      <style:paragraph-properties fo:break-before="auto" fo:line-height="100%" style:writing-mode="lr-tb"/>
      <style:text-properties fo:color="#000000" fo:font-size="11pt" style:font-size-asian="11pt" style:font-size-complex="11pt"/>
    </style:style>
    <style:style style:name="P147" style:family="paragraph" style:parent-style-name="Standard">
      <style:paragraph-properties fo:break-before="auto" fo:line-height="100%" style:writing-mode="lr-tb"/>
      <style:text-properties fo:color="#000000" fo:font-size="11pt" style:font-size-asian="11pt" style:font-size-complex="11pt"/>
    </style:style>
    <style:style style:name="P148" style:family="paragraph" style:parent-style-name="Standard">
      <style:paragraph-properties fo:break-before="auto" fo:line-height="100%" style:writing-mode="lr-tb"/>
    </style:style>
    <style:style style:name="T148_1" style:family="text">
      <style:text-properties fo:font-size="14pt" style:font-size-asian="14pt" style:font-size-complex="14pt" fo:font-weight="bold" style:font-weight-asian="bold" style:font-weight-complex="bold"/>
    </style:style>
    <style:style style:name="T148_2" style:family="text">
      <style:text-properties fo:font-size="14pt" style:font-size-asian="14pt" style:font-size-complex="14pt" fo:font-weight="bold" style:font-weight-asian="bold" style:font-weight-complex="bold"/>
    </style:style>
    <style:style style:name="T148_3" style:family="text">
      <style:text-properties fo:font-size="14pt" style:font-size-asian="14pt" style:font-size-complex="14pt" fo:font-weight="bold" style:font-weight-asian="bold" style:font-weight-complex="bold"/>
    </style:style>
    <style:style style:name="T148_4" style:family="text">
      <style:text-properties fo:font-size="14pt" style:font-size-asian="14pt" style:font-size-complex="14pt" fo:font-weight="bold" style:font-weight-asian="bold" style:font-weight-complex="bold"/>
    </style:style>
    <style:style style:name="T148_5" style:family="text">
      <style:text-properties fo:font-size="14pt" style:font-size-asian="14pt" style:font-size-complex="14pt" fo:font-weight="bold" style:font-weight-asian="bold" style:font-weight-complex="bold"/>
    </style:style>
    <style:style style:name="T148_6" style:family="text">
      <style:text-properties fo:font-size="14pt" style:font-size-asian="14pt" style:font-size-complex="14pt" fo:font-weight="bold" style:font-weight-asian="bold" style:font-weight-complex="bold"/>
    </style:style>
    <style:style style:name="T148_7" style:family="text">
      <style:text-properties fo:font-size="14pt" style:font-size-asian="14pt" style:font-size-complex="14pt" fo:font-weight="bold" style:font-weight-asian="bold" style:font-weight-complex="bold"/>
    </style:style>
    <style:style style:name="T148_8" style:family="text">
      <style:text-properties fo:font-size="14pt" style:font-size-asian="14pt" style:font-size-complex="14pt" fo:font-weight="bold" style:font-weight-asian="bold" style:font-weight-complex="bold"/>
    </style:style>
    <style:style style:name="T148_9" style:family="text">
      <style:text-properties fo:font-size="14pt" style:font-size-asian="14pt" style:font-size-complex="14pt" fo:font-weight="bold" style:font-weight-asian="bold" style:font-weight-complex="bold"/>
    </style:style>
    <style:style style:name="T148_10" style:family="text">
      <style:text-properties fo:font-size="14pt" style:font-size-asian="14pt" style:font-size-complex="14pt" fo:font-weight="bold" style:font-weight-asian="bold" style:font-weight-complex="bold"/>
    </style:style>
    <style:style style:name="T148_11" style:family="text">
      <style:text-properties fo:font-size="14pt" style:font-size-asian="14pt" style:font-size-complex="14pt" fo:font-weight="bold" style:font-weight-asian="bold" style:font-weight-complex="bold"/>
    </style:style>
    <style:style style:name="T148_12" style:family="text">
      <style:text-properties fo:font-size="14pt" style:font-size-asian="14pt" style:font-size-complex="14pt" fo:font-weight="bold" style:font-weight-asian="bold" style:font-weight-complex="bold"/>
    </style:style>
    <style:style style:name="T148_13" style:family="text">
      <style:text-properties fo:font-size="14pt" style:font-size-asian="14pt" style:font-size-complex="14pt" fo:font-weight="bold" style:font-weight-asian="bold" style:font-weight-complex="bold"/>
    </style:style>
    <style:style style:name="T148_14" style:family="text">
      <style:text-properties fo:font-size="14pt" style:font-size-asian="14pt" style:font-size-complex="14pt" fo:font-weight="bold" style:font-weight-asian="bold" style:font-weight-complex="bold"/>
    </style:style>
    <style:style style:name="T148_15" style:family="text">
      <style:text-properties fo:font-size="14pt" style:font-size-asian="14pt" style:font-size-complex="14pt" fo:font-weight="bold" style:font-weight-asian="bold" style:font-weight-complex="bold"/>
    </style:style>
    <style:style style:name="T148_16" style:family="text">
      <style:text-properties fo:font-size="14pt" style:font-size-asian="14pt" style:font-size-complex="14pt" fo:font-weight="bold" style:font-weight-asian="bold" style:font-weight-complex="bold"/>
    </style:style>
    <style:style style:name="T148_17" style:family="text">
      <style:text-properties fo:font-size="14pt" style:font-size-asian="14pt" style:font-size-complex="14pt" fo:font-weight="bold" style:font-weight-asian="bold" style:font-weight-complex="bold"/>
    </style:style>
    <style:style style:name="P149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100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>
      <style:text-properties fo:font-style="italic" style:font-style-asian="italic" style:font-style-complex="italic"/>
    </style:style>
    <style:style style:name="T150_99" style:family="text">
      <style:text-properties fo:font-style="italic" style:font-style-asian="italic" style:font-style-complex="italic"/>
    </style:style>
    <style:style style:name="T150_100" style:family="text">
      <style:text-properties fo:font-style="italic" style:font-style-asian="italic" style:font-style-complex="italic"/>
    </style:style>
    <style:style style:name="T150_101" style:family="text">
      <style:text-properties fo:font-style="italic" style:font-style-asian="italic" style:font-style-complex="italic"/>
    </style:style>
    <style:style style:name="T150_102" style:family="text">
      <style:text-properties fo:font-style="italic" style:font-style-asian="italic" style:font-style-complex="italic"/>
    </style:style>
    <style:style style:name="T150_103" style:family="text"/>
    <style:style style:name="T150_104" style:family="text"/>
    <style:style style:name="T150_105" style:family="text"/>
    <style:style style:name="T150_106" style:family="text"/>
    <style:style style:name="T150_107" style:family="text"/>
    <style:style style:name="T150_108" style:family="text"/>
    <style:style style:name="T150_109" style:family="text"/>
    <style:style style:name="T150_110" style:family="text"/>
    <style:style style:name="T150_111" style:family="text"/>
    <style:style style:name="T150_112" style:family="text"/>
    <style:style style:name="T150_113" style:family="text"/>
    <style:style style:name="T150_114" style:family="text"/>
    <style:style style:name="T150_115" style:family="text"/>
    <style:style style:name="T150_116" style:family="text"/>
    <style:style style:name="T150_117" style:family="text"/>
    <style:style style:name="T150_118" style:family="text"/>
    <style:style style:name="T150_119" style:family="text"/>
    <style:style style:name="T150_120" style:family="text"/>
    <style:style style:name="T150_121" style:family="text"/>
    <style:style style:name="T150_122" style:family="text"/>
    <style:style style:name="T150_123" style:family="text"/>
    <style:style style:name="T150_124" style:family="text"/>
    <style:style style:name="T150_125" style:family="text"/>
    <style:style style:name="T150_126" style:family="text"/>
    <style:style style:name="T150_127" style:family="text"/>
    <style:style style:name="T150_128" style:family="text"/>
    <style:style style:name="T150_129" style:family="text"/>
    <style:style style:name="T150_130" style:family="text"/>
    <style:style style:name="T150_131" style:family="text"/>
    <style:style style:name="T150_132" style:family="text"/>
    <style:style style:name="T150_133" style:family="text"/>
    <style:style style:name="T150_134" style:family="text"/>
    <style:style style:name="T150_135" style:family="text"/>
    <style:style style:name="T150_136" style:family="text"/>
    <style:style style:name="T150_137" style:family="text"/>
    <style:style style:name="T150_138" style:family="text"/>
    <style:style style:name="T150_139" style:family="text"/>
    <style:style style:name="T150_140" style:family="text"/>
    <style:style style:name="T150_141" style:family="text"/>
    <style:style style:name="T150_142" style:family="text"/>
    <style:style style:name="T150_143" style:family="text"/>
    <style:style style:name="T150_144" style:family="text"/>
    <style:style style:name="T150_145" style:family="text"/>
    <style:style style:name="T150_146" style:family="text"/>
    <style:style style:name="T150_147" style:family="text"/>
    <style:style style:name="T150_148" style:family="text"/>
    <style:style style:name="T150_149" style:family="text"/>
    <style:style style:name="T150_150" style:family="text"/>
    <style:style style:name="T150_151" style:family="text"/>
    <style:style style:name="T150_152" style:family="text"/>
    <style:style style:name="T150_153" style:family="text"/>
    <style:style style:name="T150_154" style:family="text"/>
    <style:style style:name="T150_155" style:family="text"/>
    <style:style style:name="T150_156" style:family="text">
      <style:text-properties fo:font-style="italic" style:font-style-asian="italic" style:font-style-complex="italic"/>
    </style:style>
    <style:style style:name="T150_157" style:family="text">
      <style:text-properties fo:font-style="italic" style:font-style-asian="italic" style:font-style-complex="italic"/>
    </style:style>
    <style:style style:name="T150_158" style:family="text">
      <style:text-properties fo:font-style="italic" style:font-style-asian="italic" style:font-style-complex="italic"/>
    </style:style>
    <style:style style:name="T150_159" style:family="text">
      <style:text-properties fo:font-style="italic" style:font-style-asian="italic" style:font-style-complex="italic"/>
    </style:style>
    <style:style style:name="T150_160" style:family="text">
      <style:text-properties fo:font-style="italic" style:font-style-asian="italic" style:font-style-complex="italic"/>
    </style:style>
    <style:style style:name="T150_161" style:family="text"/>
    <style:style style:name="T150_162" style:family="text"/>
    <style:style style:name="T150_163" style:family="text"/>
    <style:style style:name="T150_164" style:family="text"/>
    <style:style style:name="T150_165" style:family="text"/>
    <style:style style:name="T150_166" style:family="text"/>
    <style:style style:name="T150_167" style:family="text"/>
    <style:style style:name="T150_168" style:family="text"/>
    <style:style style:name="T150_169" style:family="text"/>
    <style:style style:name="T150_170" style:family="text"/>
    <style:style style:name="T150_171" style:family="text"/>
    <style:style style:name="T150_172" style:family="text"/>
    <style:style style:name="T150_173" style:family="text"/>
    <style:style style:name="T150_174" style:family="text"/>
    <style:style style:name="T150_175" style:family="text"/>
    <style:style style:name="T150_176" style:family="text"/>
    <style:style style:name="T150_177" style:family="text"/>
    <style:style style:name="T150_178" style:family="text"/>
    <style:style style:name="T150_179" style:family="text"/>
    <style:style style:name="T150_180" style:family="text"/>
    <style:style style:name="T150_181" style:family="text"/>
    <style:style style:name="T150_182" style:family="text"/>
    <style:style style:name="T150_183" style:family="text"/>
    <style:style style:name="T150_184" style:family="text"/>
    <style:style style:name="T150_185" style:family="text"/>
    <style:style style:name="T150_186" style:family="text"/>
    <style:style style:name="T150_187" style:family="text"/>
    <style:style style:name="T150_188" style:family="text"/>
    <style:style style:name="T150_189" style:family="text"/>
    <style:style style:name="T150_190" style:family="text"/>
    <style:style style:name="T150_191" style:family="text"/>
    <style:style style:name="T150_192" style:family="text"/>
    <style:style style:name="T150_193" style:family="text"/>
    <style:style style:name="T150_194" style:family="text"/>
    <style:style style:name="T150_195" style:family="text"/>
    <style:style style:name="T150_196" style:family="text"/>
    <style:style style:name="T150_197" style:family="text"/>
    <style:style style:name="T150_198" style:family="text"/>
    <style:style style:name="T150_199" style:family="text"/>
    <style:style style:name="T150_200" style:family="text"/>
    <style:style style:name="T150_201" style:family="text">
      <style:text-properties fo:font-style="italic" style:font-style-asian="italic" style:font-style-complex="italic"/>
    </style:style>
    <style:style style:name="T150_202" style:family="text">
      <style:text-properties fo:font-style="italic" style:font-style-asian="italic" style:font-style-complex="italic"/>
    </style:style>
    <style:style style:name="T150_203" style:family="text">
      <style:text-properties fo:font-style="italic" style:font-style-asian="italic" style:font-style-complex="italic"/>
    </style:style>
    <style:style style:name="T150_204" style:family="text">
      <style:text-properties fo:font-style="italic" style:font-style-asian="italic" style:font-style-complex="italic"/>
    </style:style>
    <style:style style:name="T150_205" style:family="text">
      <style:text-properties fo:font-style="italic" style:font-style-asian="italic" style:font-style-complex="italic"/>
    </style:style>
    <style:style style:name="T150_206" style:family="text"/>
    <style:style style:name="T150_207" style:family="text"/>
    <style:style style:name="T150_208" style:family="text"/>
    <style:style style:name="T150_209" style:family="text"/>
    <style:style style:name="T150_210" style:family="text"/>
    <style:style style:name="T150_211" style:family="text"/>
    <style:style style:name="T150_212" style:family="text"/>
    <style:style style:name="T150_213" style:family="text"/>
    <style:style style:name="T150_214" style:family="text"/>
    <style:style style:name="T150_215" style:family="text"/>
    <style:style style:name="T150_216" style:family="text">
      <style:text-properties fo:font-style="italic" style:font-style-asian="italic" style:font-style-complex="italic"/>
    </style:style>
    <style:style style:name="T150_217" style:family="text">
      <style:text-properties fo:font-style="italic" style:font-style-asian="italic" style:font-style-complex="italic"/>
    </style:style>
    <style:style style:name="T150_218" style:family="text">
      <style:text-properties fo:font-style="italic" style:font-style-asian="italic" style:font-style-complex="italic"/>
    </style:style>
    <style:style style:name="T150_219" style:family="text">
      <style:text-properties fo:font-style="italic" style:font-style-asian="italic" style:font-style-complex="italic"/>
    </style:style>
    <style:style style:name="T150_220" style:family="text">
      <style:text-properties fo:font-style="italic" style:font-style-asian="italic" style:font-style-complex="italic"/>
    </style:style>
    <style:style style:name="T150_221" style:family="text"/>
    <style:style style:name="T150_222" style:family="text"/>
    <style:style style:name="T150_223" style:family="text"/>
    <style:style style:name="T150_224" style:family="text"/>
    <style:style style:name="T150_225" style:family="text"/>
    <style:style style:name="T150_226" style:family="text"/>
    <style:style style:name="T150_227" style:family="text"/>
    <style:style style:name="T150_228" style:family="text"/>
    <style:style style:name="T150_229" style:family="text"/>
    <style:style style:name="P151" style:family="paragraph" style:parent-style-name="Standard">
      <style:paragraph-properties fo:break-before="auto" fo:line-height="100%" style:writing-mode="lr-tb"/>
    </style:style>
    <style:style style:name="P152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3" style:family="paragraph" style:parent-style-name="Standard">
      <style:paragraph-properties fo:break-before="auto" fo:line-height="100%" style:writing-mode="lr-tb"/>
    </style:style>
    <style:style style:name="T153_1" style:family="text">
      <style:text-properties fo:font-size="14pt" style:font-size-asian="14pt" style:font-size-complex="14pt" fo:font-weight="bold" style:font-weight-asian="bold" style:font-weight-complex="bold"/>
    </style:style>
    <style:style style:name="T153_2" style:family="text">
      <style:text-properties fo:font-size="14pt" style:font-size-asian="14pt" style:font-size-complex="14pt" fo:font-weight="bold" style:font-weight-asian="bold" style:font-weight-complex="bold"/>
    </style:style>
    <style:style style:name="T153_3" style:family="text">
      <style:text-properties fo:font-size="14pt" style:font-size-asian="14pt" style:font-size-complex="14pt" fo:font-weight="bold" style:font-weight-asian="bold" style:font-weight-complex="bold"/>
    </style:style>
    <style:style style:name="T153_4" style:family="text">
      <style:text-properties fo:font-size="14pt" style:font-size-asian="14pt" style:font-size-complex="14pt" fo:font-weight="bold" style:font-weight-asian="bold" style:font-weight-complex="bold"/>
    </style:style>
    <style:style style:name="T153_5" style:family="text">
      <style:text-properties fo:font-size="14pt" style:font-size-asian="14pt" style:font-size-complex="14pt" fo:font-weight="bold" style:font-weight-asian="bold" style:font-weight-complex="bold"/>
    </style:style>
    <style:style style:name="T153_6" style:family="text">
      <style:text-properties fo:font-size="14pt" style:font-size-asian="14pt" style:font-size-complex="14pt" fo:font-weight="bold" style:font-weight-asian="bold" style:font-weight-complex="bold"/>
    </style:style>
    <style:style style:name="T153_7" style:family="text">
      <style:text-properties fo:font-size="14pt" style:font-size-asian="14pt" style:font-size-complex="14pt" fo:font-weight="bold" style:font-weight-asian="bold" style:font-weight-complex="bold"/>
    </style:style>
    <style:style style:name="T153_8" style:family="text">
      <style:text-properties fo:font-size="14pt" style:font-size-asian="14pt" style:font-size-complex="14pt" fo:font-weight="bold" style:font-weight-asian="bold" style:font-weight-complex="bold"/>
    </style:style>
    <style:style style:name="T153_9" style:family="text">
      <style:text-properties fo:font-size="14pt" style:font-size-asian="14pt" style:font-size-complex="14pt" fo:font-weight="bold" style:font-weight-asian="bold" style:font-weight-complex="bold"/>
    </style:style>
    <style:style style:name="T153_10" style:family="text">
      <style:text-properties fo:font-size="14pt" style:font-size-asian="14pt" style:font-size-complex="14pt" fo:font-weight="bold" style:font-weight-asian="bold" style:font-weight-complex="bold"/>
    </style:style>
    <style:style style:name="T153_11" style:family="text">
      <style:text-properties fo:font-size="14pt" style:font-size-asian="14pt" style:font-size-complex="14pt" fo:font-weight="bold" style:font-weight-asian="bold" style:font-weight-complex="bold"/>
    </style:style>
    <style:style style:name="T153_12" style:family="text">
      <style:text-properties fo:font-size="14pt" style:font-size-asian="14pt" style:font-size-complex="14pt" fo:font-weight="bold" style:font-weight-asian="bold" style:font-weight-complex="bold"/>
    </style:style>
    <style:style style:name="T153_13" style:family="text">
      <style:text-properties fo:font-size="14pt" style:font-size-asian="14pt" style:font-size-complex="14pt" fo:font-weight="bold" style:font-weight-asian="bold" style:font-weight-complex="bold"/>
    </style:style>
    <style:style style:name="T153_14" style:family="text">
      <style:text-properties fo:font-size="14pt" style:font-size-asian="14pt" style:font-size-complex="14pt" fo:font-weight="bold" style:font-weight-asian="bold" style:font-weight-complex="bold"/>
    </style:style>
    <style:style style:name="T153_15" style:family="text">
      <style:text-properties fo:font-size="14pt" style:font-size-asian="14pt" style:font-size-complex="14pt" fo:font-weight="bold" style:font-weight-asian="bold" style:font-weight-complex="bold"/>
    </style:style>
    <style:style style:name="T153_16" style:family="text">
      <style:text-properties fo:font-size="14pt" style:font-size-asian="14pt" style:font-size-complex="14pt" fo:font-weight="bold" style:font-weight-asian="bold" style:font-weight-complex="bold"/>
    </style:style>
    <style:style style:name="T153_17" style:family="text">
      <style:text-properties fo:font-size="14pt" style:font-size-asian="14pt" style:font-size-complex="14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5" style:family="paragraph" style:parent-style-name="Standard">
      <style:paragraph-properties fo:break-before="auto" fo:line-height="100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T155_133" style:family="text"/>
    <style:style style:name="T155_134" style:family="text"/>
    <style:style style:name="T155_135" style:family="text"/>
    <style:style style:name="T155_136" style:family="text"/>
    <style:style style:name="T155_137" style:family="text"/>
    <style:style style:name="T155_138" style:family="text"/>
    <style:style style:name="T155_139" style:family="text"/>
    <style:style style:name="T155_140" style:family="text"/>
    <style:style style:name="T155_141" style:family="text"/>
    <style:style style:name="T155_142" style:family="text"/>
    <style:style style:name="T155_143" style:family="text"/>
    <style:style style:name="T155_144" style:family="text"/>
    <style:style style:name="T155_145" style:family="text"/>
    <style:style style:name="T155_146" style:family="text"/>
    <style:style style:name="T155_147" style:family="text"/>
    <style:style style:name="T155_148" style:family="text"/>
    <style:style style:name="T155_149" style:family="text"/>
    <style:style style:name="T155_150" style:family="text"/>
    <style:style style:name="T155_151" style:family="text"/>
    <style:style style:name="T155_152" style:family="text"/>
    <style:style style:name="T155_153" style:family="text"/>
    <style:style style:name="T155_154" style:family="text"/>
    <style:style style:name="T155_155" style:family="text"/>
    <style:style style:name="T155_156" style:family="text"/>
    <style:style style:name="T155_157" style:family="text"/>
    <style:style style:name="T155_158" style:family="text"/>
    <style:style style:name="T155_159" style:family="text"/>
    <style:style style:name="T155_160" style:family="text"/>
    <style:style style:name="T155_161" style:family="text"/>
    <style:style style:name="T155_162" style:family="text"/>
    <style:style style:name="T155_163" style:family="text"/>
    <style:style style:name="T155_164" style:family="text"/>
    <style:style style:name="T155_165" style:family="text"/>
    <style:style style:name="T155_166" style:family="text"/>
    <style:style style:name="T155_167" style:family="text"/>
    <style:style style:name="T155_168" style:family="text"/>
    <style:style style:name="T155_169" style:family="text"/>
    <style:style style:name="T155_170" style:family="text"/>
    <style:style style:name="T155_171" style:family="text"/>
    <style:style style:name="T155_172" style:family="text"/>
    <style:style style:name="T155_173" style:family="text"/>
    <style:style style:name="T155_174" style:family="text"/>
    <style:style style:name="T155_175" style:family="text"/>
    <style:style style:name="T155_176" style:family="text"/>
    <style:style style:name="T155_177" style:family="text"/>
    <style:style style:name="T155_178" style:family="text"/>
    <style:style style:name="T155_179" style:family="text"/>
    <style:style style:name="T155_180" style:family="text"/>
    <style:style style:name="T155_181" style:family="text"/>
    <style:style style:name="T155_182" style:family="text"/>
    <style:style style:name="T155_183" style:family="text"/>
    <style:style style:name="T155_184" style:family="text"/>
    <style:style style:name="T155_185" style:family="text"/>
    <style:style style:name="T155_186" style:family="text"/>
    <style:style style:name="T155_187" style:family="text"/>
    <style:style style:name="T155_188" style:family="text"/>
    <style:style style:name="T155_189" style:family="text"/>
    <style:style style:name="T155_190" style:family="text"/>
    <style:style style:name="T155_191" style:family="text"/>
    <style:style style:name="T155_192" style:family="text"/>
    <style:style style:name="T155_193" style:family="text"/>
    <style:style style:name="T155_194" style:family="text"/>
    <style:style style:name="T155_195" style:family="text"/>
    <style:style style:name="T155_196" style:family="text"/>
    <style:style style:name="T155_197" style:family="text"/>
    <style:style style:name="T155_198" style:family="text"/>
    <style:style style:name="T155_199" style:family="text"/>
    <style:style style:name="T155_200" style:family="text"/>
    <style:style style:name="T155_201" style:family="text"/>
    <style:style style:name="T155_202" style:family="text"/>
    <style:style style:name="T155_203" style:family="text"/>
    <style:style style:name="T155_204" style:family="text"/>
    <style:style style:name="T155_205" style:family="text"/>
    <style:style style:name="T155_206" style:family="text"/>
    <style:style style:name="T155_207" style:family="text"/>
    <style:style style:name="T155_208" style:family="text"/>
    <style:style style:name="T155_209" style:family="text"/>
    <style:style style:name="T155_210" style:family="text"/>
    <style:style style:name="T155_211" style:family="text"/>
    <style:style style:name="T155_212" style:family="text"/>
    <style:style style:name="T155_213" style:family="text"/>
    <style:style style:name="T155_214" style:family="text"/>
    <style:style style:name="T155_215" style:family="text"/>
    <style:style style:name="T155_216" style:family="text"/>
    <style:style style:name="T155_217" style:family="text"/>
    <style:style style:name="T155_218" style:family="text"/>
    <style:style style:name="T155_219" style:family="text"/>
    <style:style style:name="T155_220" style:family="text"/>
    <style:style style:name="T155_221" style:family="text"/>
    <style:style style:name="T155_222" style:family="text"/>
    <style:style style:name="T155_223" style:family="text"/>
    <style:style style:name="T155_224" style:family="text"/>
    <style:style style:name="T155_225" style:family="text"/>
    <style:style style:name="T155_226" style:family="text"/>
    <style:style style:name="T155_227" style:family="text"/>
    <style:style style:name="T155_228" style:family="text"/>
    <style:style style:name="T155_229" style:family="text"/>
    <style:style style:name="T155_230" style:family="text"/>
    <style:style style:name="T155_231" style:family="text"/>
    <style:style style:name="T155_232" style:family="text"/>
    <style:style style:name="T155_233" style:family="text"/>
    <style:style style:name="T155_234" style:family="text"/>
    <style:style style:name="T155_235" style:family="text"/>
    <style:style style:name="T155_236" style:family="text"/>
    <style:style style:name="T155_237" style:family="text"/>
    <style:style style:name="T155_238" style:family="text"/>
    <style:style style:name="T155_239" style:family="text"/>
    <style:style style:name="T155_240" style:family="text"/>
    <style:style style:name="T155_241" style:family="text"/>
    <style:style style:name="T155_242" style:family="text"/>
    <style:style style:name="T155_243" style:family="text"/>
    <style:style style:name="T155_244" style:family="text"/>
    <style:style style:name="T155_245" style:family="text"/>
    <style:style style:name="T155_246" style:family="text"/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break-before="auto" fo:line-height="100%" style:writing-mode="lr-tb"/>
    </style:style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>
      <style:text-properties fo:font-size="14pt" style:font-size-asian="14pt" style:font-size-complex="14pt" fo:font-weight="bold" style:font-weight-asian="bold" style:font-weight-complex="bold"/>
    </style:style>
    <style:style style:name="T158_2" style:family="text">
      <style:text-properties fo:font-size="14pt" style:font-size-asian="14pt" style:font-size-complex="14pt" fo:font-weight="bold" style:font-weight-asian="bold" style:font-weight-complex="bold"/>
    </style:style>
    <style:style style:name="T158_3" style:family="text">
      <style:text-properties fo:font-size="14pt" style:font-size-asian="14pt" style:font-size-complex="14pt" fo:font-weight="bold" style:font-weight-asian="bold" style:font-weight-complex="bold"/>
    </style:style>
    <style:style style:name="T158_4" style:family="text">
      <style:text-properties fo:font-size="14pt" style:font-size-asian="14pt" style:font-size-complex="14pt" fo:font-weight="bold" style:font-weight-asian="bold" style:font-weight-complex="bold"/>
    </style:style>
    <style:style style:name="T158_5" style:family="text">
      <style:text-properties fo:font-size="14pt" style:font-size-asian="14pt" style:font-size-complex="14pt" fo:font-weight="bold" style:font-weight-asian="bold" style:font-weight-complex="bold"/>
    </style:style>
    <style:style style:name="T158_6" style:family="text">
      <style:text-properties fo:font-size="14pt" style:font-size-asian="14pt" style:font-size-complex="14pt" fo:font-weight="bold" style:font-weight-asian="bold" style:font-weight-complex="bold"/>
    </style:style>
    <style:style style:name="T158_7" style:family="text">
      <style:text-properties fo:font-size="14pt" style:font-size-asian="14pt" style:font-size-complex="14pt" fo:font-weight="bold" style:font-weight-asian="bold" style:font-weight-complex="bold"/>
    </style:style>
    <style:style style:name="T158_8" style:family="text">
      <style:text-properties fo:font-size="14pt" style:font-size-asian="14pt" style:font-size-complex="14pt" fo:font-weight="bold" style:font-weight-asian="bold" style:font-weight-complex="bold"/>
    </style:style>
    <style:style style:name="T158_9" style:family="text">
      <style:text-properties fo:font-size="14pt" style:font-size-asian="14pt" style:font-size-complex="14pt"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style:writing-mode="lr-tb"/>
    </style:style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T160_99" style:family="text"/>
    <style:style style:name="T160_100" style:family="text"/>
    <style:style style:name="T160_101" style:family="text"/>
    <style:style style:name="T160_102" style:family="text"/>
    <style:style style:name="T160_103" style:family="text"/>
    <style:style style:name="T160_104" style:family="text"/>
    <style:style style:name="T160_105" style:family="text"/>
    <style:style style:name="T160_106" style:family="text"/>
    <style:style style:name="T160_107" style:family="text"/>
    <style:style style:name="T160_108" style:family="text"/>
    <style:style style:name="T160_109" style:family="text"/>
    <style:style style:name="T160_110" style:family="text"/>
    <style:style style:name="T160_111" style:family="text"/>
    <style:style style:name="T160_112" style:family="text"/>
    <style:style style:name="T160_113" style:family="text"/>
    <style:style style:name="T160_114" style:family="text"/>
    <style:style style:name="T160_115" style:family="text"/>
    <style:style style:name="T160_116" style:family="text"/>
    <style:style style:name="T160_117" style:family="text"/>
    <style:style style:name="T160_118" style:family="text"/>
    <style:style style:name="T160_119" style:family="text"/>
    <style:style style:name="T160_120" style:family="text"/>
    <style:style style:name="T160_121" style:family="text"/>
    <style:style style:name="T160_122" style:family="text"/>
    <style:style style:name="T160_123" style:family="text"/>
    <style:style style:name="T160_124" style:family="text"/>
    <style:style style:name="T160_125" style:family="text"/>
    <style:style style:name="T160_126" style:family="text"/>
    <style:style style:name="T160_127" style:family="text"/>
    <style:style style:name="T160_128" style:family="text"/>
    <style:style style:name="T160_129" style:family="text"/>
    <style:style style:name="T160_130" style:family="text"/>
    <style:style style:name="T160_131" style:family="text"/>
    <style:style style:name="T160_132" style:family="text"/>
    <style:style style:name="T160_133" style:family="text"/>
    <style:style style:name="T160_134" style:family="text"/>
    <style:style style:name="T160_135" style:family="text"/>
    <style:style style:name="T160_136" style:family="text"/>
    <style:style style:name="T160_137" style:family="text"/>
    <style:style style:name="T160_138" style:family="text"/>
    <style:style style:name="T160_139" style:family="text"/>
    <style:style style:name="T160_140" style:family="text"/>
    <style:style style:name="T160_141" style:family="text"/>
    <style:style style:name="T160_142" style:family="text"/>
    <style:style style:name="T160_143" style:family="text"/>
    <style:style style:name="T160_144" style:family="text"/>
    <style:style style:name="T160_145" style:family="text"/>
    <style:style style:name="T160_146" style:family="text"/>
    <style:style style:name="T160_147" style:family="text"/>
    <style:style style:name="T160_148" style:family="text"/>
    <style:style style:name="T160_149" style:family="text"/>
    <style:style style:name="T160_150" style:family="text"/>
    <style:style style:name="T160_151" style:family="text"/>
    <style:style style:name="T160_152" style:family="text"/>
    <style:style style:name="T160_153" style:family="text"/>
    <style:style style:name="T160_154" style:family="text"/>
    <style:style style:name="T160_155" style:family="text"/>
    <style:style style:name="T160_156" style:family="text"/>
    <style:style style:name="T160_157" style:family="text"/>
    <style:style style:name="T160_158" style:family="text"/>
    <style:style style:name="T160_159" style:family="text"/>
    <style:style style:name="T160_160" style:family="text"/>
    <style:style style:name="T160_161" style:family="text"/>
    <style:style style:name="T160_162" style:family="text"/>
    <style:style style:name="T160_163" style:family="text"/>
    <style:style style:name="T160_164" style:family="text"/>
    <style:style style:name="T160_165" style:family="text"/>
    <style:style style:name="T160_166" style:family="text"/>
    <style:style style:name="T160_167" style:family="text"/>
    <style:style style:name="T160_168" style:family="text"/>
    <style:style style:name="T160_169" style:family="text"/>
    <style:style style:name="T160_170" style:family="text"/>
    <style:style style:name="T160_171" style:family="text"/>
    <style:style style:name="T160_172" style:family="text"/>
    <style:style style:name="T160_173" style:family="text"/>
    <style:style style:name="T160_174" style:family="text"/>
    <style:style style:name="T160_175" style:family="text"/>
    <style:style style:name="T160_176" style:family="text"/>
    <style:style style:name="T160_177" style:family="text"/>
    <style:style style:name="T160_178" style:family="text"/>
    <style:style style:name="T160_179" style:family="text"/>
    <style:style style:name="T160_180" style:family="text"/>
    <style:style style:name="T160_181" style:family="text"/>
    <style:style style:name="T160_182" style:family="text"/>
    <style:style style:name="T160_183" style:family="text"/>
    <style:style style:name="T160_184" style:family="text"/>
    <style:style style:name="T160_185" style:family="text"/>
    <style:style style:name="T160_186" style:family="text"/>
    <style:style style:name="T160_187" style:family="text"/>
    <style:style style:name="T160_188" style:family="text"/>
    <style:style style:name="T160_189" style:family="text"/>
    <style:style style:name="T160_190" style:family="text"/>
    <style:style style:name="T160_191" style:family="text"/>
    <style:style style:name="T160_192" style:family="text"/>
    <style:style style:name="T160_193" style:family="text"/>
    <style:style style:name="T160_194" style:family="text"/>
    <style:style style:name="T160_195" style:family="text"/>
    <style:style style:name="T160_196" style:family="text"/>
    <style:style style:name="T160_197" style:family="text"/>
    <style:style style:name="T160_198" style:family="text"/>
    <style:style style:name="T160_199" style:family="text"/>
    <style:style style:name="T160_200" style:family="text"/>
    <style:style style:name="T160_201" style:family="text"/>
    <style:style style:name="T160_202" style:family="text"/>
    <style:style style:name="T160_203" style:family="text"/>
    <style:style style:name="T160_204" style:family="text"/>
    <style:style style:name="T160_205" style:family="text"/>
    <style:style style:name="T160_206" style:family="text"/>
    <style:style style:name="T160_207" style:family="text"/>
    <style:style style:name="T160_208" style:family="text"/>
    <style:style style:name="T160_209" style:family="text"/>
    <style:style style:name="T160_210" style:family="text"/>
    <style:style style:name="T160_211" style:family="text"/>
    <style:style style:name="T160_212" style:family="text"/>
    <style:style style:name="T160_213" style:family="text"/>
    <style:style style:name="T160_214" style:family="text"/>
    <style:style style:name="T160_215" style:family="text"/>
    <style:style style:name="T160_216" style:family="text"/>
    <style:style style:name="T160_217" style:family="text"/>
    <style:style style:name="T160_218" style:family="text"/>
    <style:style style:name="T160_219" style:family="text"/>
    <style:style style:name="T160_220" style:family="text"/>
    <style:style style:name="T160_221" style:family="text"/>
    <style:style style:name="T160_222" style:family="text"/>
    <style:style style:name="T160_223" style:family="text"/>
    <style:style style:name="T160_224" style:family="text"/>
    <style:style style:name="T160_225" style:family="text"/>
    <style:style style:name="T160_226" style:family="text"/>
    <style:style style:name="T160_227" style:family="text"/>
    <style:style style:name="T160_228" style:family="text"/>
    <style:style style:name="T160_229" style:family="text"/>
    <style:style style:name="T160_230" style:family="text"/>
    <style:style style:name="T160_231" style:family="text"/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T161_95" style:family="text"/>
    <style:style style:name="T161_96" style:family="text"/>
    <style:style style:name="T161_97" style:family="text"/>
    <style:style style:name="T161_98" style:family="text"/>
    <style:style style:name="T161_99" style:family="text"/>
    <style:style style:name="T161_100" style:family="text"/>
    <style:style style:name="T161_101" style:family="text"/>
    <style:style style:name="T161_102" style:family="text"/>
    <style:style style:name="T161_103" style:family="text"/>
    <style:style style:name="T161_104" style:family="text"/>
    <style:style style:name="T161_105" style:family="text"/>
    <style:style style:name="T161_106" style:family="text"/>
    <style:style style:name="T161_107" style:family="text"/>
    <style:style style:name="T161_108" style:family="text"/>
    <style:style style:name="T161_109" style:family="text"/>
    <style:style style:name="T161_110" style:family="text"/>
    <style:style style:name="T161_111" style:family="text"/>
    <style:style style:name="T161_112" style:family="text"/>
    <style:style style:name="T161_113" style:family="text"/>
    <style:style style:name="T161_114" style:family="text"/>
    <style:style style:name="T161_115" style:family="text"/>
    <style:style style:name="T161_116" style:family="text"/>
    <style:style style:name="T161_117" style:family="text"/>
    <style:style style:name="T161_118" style:family="text"/>
    <style:style style:name="T161_119" style:family="text"/>
    <style:style style:name="T161_120" style:family="text"/>
    <style:style style:name="T161_121" style:family="text"/>
    <style:style style:name="T161_122" style:family="text"/>
    <style:style style:name="T161_123" style:family="text"/>
    <style:style style:name="T161_124" style:family="text"/>
    <style:style style:name="T161_125" style:family="text"/>
    <style:style style:name="T161_126" style:family="text"/>
    <style:style style:name="T161_127" style:family="text"/>
    <style:style style:name="T161_128" style:family="text"/>
    <style:style style:name="T161_129" style:family="text"/>
    <style:style style:name="T161_130" style:family="text"/>
    <style:style style:name="T161_131" style:family="text"/>
    <style:style style:name="T161_132" style:family="text"/>
    <style:style style:name="T161_133" style:family="text"/>
    <style:style style:name="T161_134" style:family="text"/>
    <style:style style:name="T161_135" style:family="text"/>
    <style:style style:name="T161_136" style:family="text"/>
    <style:style style:name="T161_137" style:family="text"/>
    <style:style style:name="T161_138" style:family="text"/>
    <style:style style:name="T161_139" style:family="text"/>
    <style:style style:name="T161_140" style:family="text"/>
    <style:style style:name="T161_141" style:family="text"/>
    <style:style style:name="T161_142" style:family="text"/>
    <style:style style:name="T161_143" style:family="text"/>
    <style:style style:name="T161_144" style:family="text"/>
    <style:style style:name="T161_145" style:family="text"/>
    <style:style style:name="T161_146" style:family="text"/>
    <style:style style:name="T161_147" style:family="text"/>
    <style:style style:name="T161_148" style:family="text"/>
    <style:style style:name="T161_149" style:family="text"/>
    <style:style style:name="T161_150" style:family="text"/>
    <style:style style:name="T161_151" style:family="text"/>
    <style:style style:name="T161_152" style:family="text"/>
    <style:style style:name="T161_153" style:family="text"/>
    <style:style style:name="T161_154" style:family="text"/>
    <style:style style:name="T161_155" style:family="text"/>
    <style:style style:name="T161_156" style:family="text"/>
    <style:style style:name="T161_157" style:family="text"/>
    <style:style style:name="T161_158" style:family="text"/>
    <style:style style:name="T161_159" style:family="text"/>
    <style:style style:name="T161_160" style:family="text"/>
    <style:style style:name="T161_161" style:family="text"/>
    <style:style style:name="T161_162" style:family="text"/>
    <style:style style:name="T161_163" style:family="text"/>
    <style:style style:name="T161_164" style:family="text"/>
    <style:style style:name="T161_165" style:family="text"/>
    <style:style style:name="T161_166" style:family="text"/>
    <style:style style:name="T161_167" style:family="text"/>
    <style:style style:name="T161_168" style:family="text"/>
    <style:style style:name="T161_169" style:family="text"/>
    <style:style style:name="T161_170" style:family="text"/>
    <style:style style:name="T161_171" style:family="text"/>
    <style:style style:name="T161_172" style:family="text"/>
    <style:style style:name="T161_173" style:family="text"/>
    <style:style style:name="T161_174" style:family="text"/>
    <style:style style:name="T161_175" style:family="text"/>
    <style:style style:name="T161_176" style:family="text"/>
    <style:style style:name="T161_177" style:family="text"/>
    <style:style style:name="T161_178" style:family="text"/>
    <style:style style:name="T161_179" style:family="text"/>
    <style:style style:name="T161_180" style:family="text"/>
    <style:style style:name="T161_181" style:family="text"/>
    <style:style style:name="T161_182" style:family="text"/>
    <style:style style:name="T161_183" style:family="text"/>
    <style:style style:name="T161_184" style:family="text"/>
    <style:style style:name="T161_185" style:family="text"/>
    <style:style style:name="T161_186" style:family="text"/>
    <style:style style:name="T161_187" style:family="text"/>
    <style:style style:name="T161_188" style:family="text"/>
    <style:style style:name="T161_189" style:family="text"/>
    <style:style style:name="T161_190" style:family="text"/>
    <style:style style:name="T161_191" style:family="text"/>
    <style:style style:name="T161_192" style:family="text"/>
    <style:style style:name="T161_193" style:family="text"/>
    <style:style style:name="T161_194" style:family="text"/>
    <style:style style:name="T161_195" style:family="text"/>
    <style:style style:name="T161_196" style:family="text"/>
    <style:style style:name="T161_197" style:family="text"/>
    <style:style style:name="T161_198" style:family="text"/>
    <style:style style:name="T161_199" style:family="text"/>
    <style:style style:name="T161_200" style:family="text"/>
    <style:style style:name="T161_201" style:family="text"/>
    <style:style style:name="T161_202" style:family="text"/>
    <style:style style:name="T161_203" style:family="text"/>
    <style:style style:name="T161_204" style:family="text"/>
    <style:style style:name="T161_205" style:family="text"/>
    <style:style style:name="T161_206" style:family="text"/>
    <style:style style:name="T161_207" style:family="text"/>
    <style:style style:name="T161_208" style:family="text"/>
    <style:style style:name="T161_209" style:family="text"/>
    <style:style style:name="T161_210" style:family="text"/>
    <style:style style:name="T161_211" style:family="text"/>
    <style:style style:name="T161_212" style:family="text"/>
    <style:style style:name="T161_213" style:family="text"/>
    <style:style style:name="T161_214" style:family="text"/>
    <style:style style:name="T161_215" style:family="text"/>
    <style:style style:name="T161_216" style:family="text"/>
    <style:style style:name="T161_217" style:family="text"/>
    <style:style style:name="T161_218" style:family="text"/>
    <style:style style:name="T161_219" style:family="text"/>
    <style:style style:name="T161_220" style:family="text"/>
    <style:style style:name="T161_221" style:family="text"/>
    <style:style style:name="T161_222" style:family="text"/>
    <style:style style:name="T161_223" style:family="text"/>
    <style:style style:name="T161_224" style:family="text"/>
    <style:style style:name="T161_225" style:family="text"/>
    <style:style style:name="T161_226" style:family="text"/>
    <style:style style:name="T161_227" style:family="text"/>
    <style:style style:name="T161_228" style:family="text"/>
    <style:style style:name="T161_229" style:family="text"/>
    <style:style style:name="T161_230" style:family="text"/>
    <style:style style:name="T161_231" style:family="text"/>
    <style:style style:name="T161_232" style:family="text"/>
    <style:style style:name="T161_233" style:family="text"/>
    <style:style style:name="T161_234" style:family="text"/>
    <style:style style:name="T161_235" style:family="text"/>
    <style:style style:name="T161_236" style:family="text"/>
    <style:style style:name="T161_237" style:family="text"/>
    <style:style style:name="T161_238" style:family="text"/>
    <style:style style:name="T161_239" style:family="text"/>
    <style:style style:name="T161_240" style:family="text"/>
    <style:style style:name="T161_241" style:family="text"/>
    <style:style style:name="T161_242" style:family="text"/>
    <style:style style:name="T161_243" style:family="text"/>
    <style:style style:name="T161_244" style:family="text"/>
    <style:style style:name="T161_245" style:family="text"/>
    <style:style style:name="T161_246" style:family="text"/>
    <style:style style:name="P162" style:family="paragraph" style:parent-style-name="Standard">
      <style:paragraph-properties fo:break-before="auto" fo:line-height="100%" style:writing-mode="lr-tb"/>
    </style:style>
    <style:style style:name="P163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>
      <style:text-properties fo:font-size="14pt" style:font-size-asian="14pt" style:font-size-complex="14pt" fo:font-weight="bold" style:font-weight-asian="bold" style:font-weight-complex="bold"/>
    </style:style>
    <style:style style:name="T164_2" style:family="text">
      <style:text-properties fo:font-size="14pt" style:font-size-asian="14pt" style:font-size-complex="14pt" fo:font-weight="bold" style:font-weight-asian="bold" style:font-weight-complex="bold"/>
    </style:style>
    <style:style style:name="T164_3" style:family="text">
      <style:text-properties fo:font-size="14pt" style:font-size-asian="14pt" style:font-size-complex="14pt" fo:font-weight="bold" style:font-weight-asian="bold" style:font-weight-complex="bold"/>
    </style:style>
    <style:style style:name="T164_4" style:family="text">
      <style:text-properties fo:font-size="14pt" style:font-size-asian="14pt" style:font-size-complex="14pt" fo:font-weight="bold" style:font-weight-asian="bold" style:font-weight-complex="bold"/>
    </style:style>
    <style:style style:name="T164_5" style:family="text">
      <style:text-properties fo:font-size="14pt" style:font-size-asian="14pt" style:font-size-complex="14pt" fo:font-weight="bold" style:font-weight-asian="bold" style:font-weight-complex="bold"/>
    </style:style>
    <style:style style:name="T164_6" style:family="text">
      <style:text-properties fo:font-size="14pt" style:font-size-asian="14pt" style:font-size-complex="14pt" fo:font-weight="bold" style:font-weight-asian="bold" style:font-weight-complex="bold"/>
    </style:style>
    <style:style style:name="T164_7" style:family="text">
      <style:text-properties fo:font-size="14pt" style:font-size-asian="14pt" style:font-size-complex="14pt" fo:font-weight="bold" style:font-weight-asian="bold" style:font-weight-complex="bold"/>
    </style:style>
    <style:style style:name="T164_8" style:family="text">
      <style:text-properties fo:font-size="14pt" style:font-size-asian="14pt" style:font-size-complex="14pt" fo:font-weight="bold" style:font-weight-asian="bold" style:font-weight-complex="bold"/>
    </style:style>
    <style:style style:name="T164_9" style:family="text">
      <style:text-properties fo:font-size="14pt" style:font-size-asian="14pt" style:font-size-complex="14pt" fo:font-weight="bold" style:font-weight-asian="bold" style:font-weight-complex="bold"/>
    </style:style>
    <style:style style:name="T164_10" style:family="text">
      <style:text-properties fo:font-size="14pt" style:font-size-asian="14pt" style:font-size-complex="14pt" fo:font-weight="bold" style:font-weight-asian="bold" style:font-weight-complex="bold"/>
    </style:style>
    <style:style style:name="T164_11" style:family="text">
      <style:text-properties fo:font-size="14pt" style:font-size-asian="14pt" style:font-size-complex="14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P167" style:family="paragraph" style:parent-style-name="Standard">
      <style:paragraph-properties fo:break-before="auto" fo:line-height="100%" style:writing-mode="lr-tb"/>
    </style:style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>
      <style:text-properties fo:font-style="italic" style:font-style-asian="italic" style:font-style-complex="italic"/>
    </style:style>
    <style:style style:name="T168_2" style:family="text">
      <style:text-properties fo:font-style="italic" style:font-style-asian="italic" style:font-style-complex="italic"/>
    </style:style>
    <style:style style:name="T168_3" style:family="text">
      <style:text-properties fo:font-style="italic" style:font-style-asian="italic" style:font-style-complex="italic"/>
    </style:style>
    <style:style style:name="T168_4" style:family="text">
      <style:text-properties fo:font-style="italic" style:font-style-asian="italic" style:font-style-complex="italic"/>
    </style:style>
    <style:style style:name="T168_5" style:family="text">
      <style:text-properties fo:font-style="italic" style:font-style-asian="italic" style:font-style-complex="italic"/>
    </style:style>
    <style:style style:name="T168_6" style:family="text"/>
    <style:style style:name="T168_7" style:family="text"/>
    <style:style style:name="P169" style:family="paragraph" style:parent-style-name="Standard">
      <style:paragraph-properties fo:break-before="auto" fo:line-height="100%" style:writing-mode="lr-tb"/>
    </style:style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P171" style:family="paragraph" style:parent-style-name="Standard">
      <style:paragraph-properties fo:break-before="auto" fo:text-indent="0cm" fo:line-height="100%" fo:margin-left="1.27cm" style:writing-mode="lr-tb"/>
    </style:style>
    <style:style style:name="P172" style:family="paragraph" style:parent-style-name="Standard">
      <style:paragraph-properties fo:text-align="left" fo:break-before="auto" fo:text-indent="0cm" fo:line-height="100%" fo:margin-top="0cm" fo:margin-bottom="0.247cm" fo:margin-left="1.27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bottom="0.247cm" fo:margin-left="1.27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bottom="0.247cm" fo:margin-left="1.27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bottom="0.247cm" fo:margin-left="1.27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break-before="auto" fo:text-indent="0cm" fo:line-height="100%" fo:margin-left="1.27cm" style:writing-mode="lr-tb"/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break-before="auto" fo:line-height="100%" style:writing-mode="lr-tb"/>
    </style:style>
    <style:style style:name="T178_1" style:family="text">
      <style:text-properties fo:font-style="italic" style:font-style-asian="italic" style:font-style-complex="italic"/>
    </style:style>
    <style:style style:name="T178_2" style:family="text">
      <style:text-properties fo:font-style="italic" style:font-style-asian="italic" style:font-style-complex="italic"/>
    </style:style>
    <style:style style:name="T178_3" style:family="text">
      <style:text-properties fo:font-style="italic" style:font-style-asian="italic" style:font-style-complex="italic"/>
    </style:style>
    <style:style style:name="T178_4" style:family="text">
      <style:text-properties fo:font-style="italic" style:font-style-asian="italic" style:font-style-complex="italic"/>
    </style:style>
    <style:style style:name="T178_5" style:family="text">
      <style:text-properties fo:font-style="italic" style:font-style-asian="italic" style:font-style-complex="italic"/>
    </style:style>
    <style:style style:name="T178_6" style:family="text"/>
    <style:style style:name="T178_7" style:family="text"/>
    <style:style style:name="P179" style:family="paragraph" style:parent-style-name="Standard">
      <style:paragraph-properties fo:break-before="auto" fo:line-height="100%" style:writing-mode="lr-tb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P181" style:family="paragraph" style:parent-style-name="Standard">
      <style:paragraph-properties fo:break-before="auto" fo:line-height="100%" style:writing-mode="lr-tb"/>
    </style:style>
    <style:style style:name="P182" style:family="paragraph" style:parent-style-name="Standard">
      <style:paragraph-properties fo:text-align="left" fo:break-before="auto" fo:text-indent="0cm" fo:line-height="100%" fo:margin-top="0cm" fo:margin-bottom="0.247cm" fo:margin-left="1.27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bottom="0.247cm" fo:margin-left="1.27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bottom="0.247cm" fo:margin-left="1.27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bottom="0.247cm" fo:margin-left="1.27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bottom="0.247cm" fo:margin-left="1.27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20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2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86_2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break-before="auto" fo:text-indent="0cm" fo:line-height="100%" fo:margin-left="1.27cm" style:writing-mode="lr-tb"/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>
      <style:text-properties fo:font-style="italic" style:font-style-asian="italic" style:font-style-complex="italic"/>
    </style:style>
    <style:style style:name="T189_2" style:family="text">
      <style:text-properties fo:font-style="italic" style:font-style-asian="italic" style:font-style-complex="italic"/>
    </style:style>
    <style:style style:name="T189_3" style:family="text">
      <style:text-properties fo:font-style="italic" style:font-style-asian="italic" style:font-style-complex="italic"/>
    </style:style>
    <style:style style:name="T189_4" style:family="text">
      <style:text-properties fo:font-style="italic" style:font-style-asian="italic" style:font-style-complex="italic"/>
    </style:style>
    <style:style style:name="T189_5" style:family="text">
      <style:text-properties fo:font-style="italic" style:font-style-asian="italic" style:font-style-complex="italic"/>
    </style:style>
    <style:style style:name="T189_6" style:family="text"/>
    <style:style style:name="T189_7" style:family="text"/>
    <style:style style:name="P190" style:family="paragraph" style:parent-style-name="Standard">
      <style:paragraph-properties fo:break-before="auto" fo:line-height="100%" style:writing-mode="lr-tb"/>
    </style:style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P192" style:family="paragraph" style:parent-style-name="Standard">
      <style:paragraph-properties fo:break-before="auto" fo:line-height="100%" style:writing-mode="lr-tb"/>
    </style:style>
    <style:style style:name="P193" style:family="paragraph" style:parent-style-name="Standard">
      <style:paragraph-properties fo:text-align="left" fo:break-before="auto" fo:text-indent="0cm" fo:line-height="120%" fo:margin-top="0cm" fo:margin-bottom="0.247cm" fo:margin-left="1.27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20%" fo:margin-top="0cm" fo:margin-bottom="0.247cm" fo:margin-left="1.27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20%" fo:margin-top="0cm" fo:margin-bottom="0.247cm" fo:margin-left="1.27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20%" fo:margin-top="0cm" fo:margin-bottom="0.247cm" fo:margin-left="1.27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fo:font-size="12pt" style:font-size-asian="12pt" style:font-size-complex="12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fo:font-style="italic" style:font-style-asian="italic" style:font-style-complex="italic"/>
    </style:style>
    <style:style style:name="T197_2" style:family="text">
      <style:text-properties fo:font-style="italic" style:font-style-asian="italic" style:font-style-complex="italic"/>
    </style:style>
    <style:style style:name="T197_3" style:family="text">
      <style:text-properties fo:font-style="italic" style:font-style-asian="italic" style:font-style-complex="italic"/>
    </style:style>
    <style:style style:name="T197_4" style:family="text">
      <style:text-properties fo:font-style="italic" style:font-style-asian="italic" style:font-style-complex="italic"/>
    </style:style>
    <style:style style:name="T197_5" style:family="text">
      <style:text-properties fo:font-style="italic" style:font-style-asian="italic" style:font-style-complex="italic"/>
    </style:style>
    <style:style style:name="T197_6" style:family="text">
      <style:text-properties fo:font-style="italic" style:font-style-asian="italic" style:font-style-complex="italic"/>
    </style:style>
    <style:style style:name="T197_7" style:family="text">
      <style:text-properties fo:font-style="italic" style:font-style-asian="italic" style:font-style-complex="italic"/>
    </style:style>
    <style:style style:name="T197_8" style:family="text">
      <style:text-properties fo:font-style="italic" style:font-style-asian="italic" style:font-style-complex="italic"/>
    </style:style>
    <style:style style:name="T197_9" style:family="text">
      <style:text-properties fo:font-style="italic" style:font-style-asian="italic" style:font-style-complex="italic"/>
    </style:style>
    <style:style style:name="T197_10" style:family="text"/>
    <style:style style:name="T197_11" style:family="text"/>
    <style:style style:name="T197_12" style:family="text"/>
    <style:style style:name="T197_13" style:family="text"/>
    <style:style style:name="P198" style:family="paragraph" style:parent-style-name="Standard">
      <style:paragraph-properties fo:break-before="auto" fo:line-height="100%" style:writing-mode="lr-tb"/>
    </style:style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P200" style:family="paragraph" style:parent-style-name="Standard">
      <style:paragraph-properties fo:break-before="auto" fo:line-height="100%" style:writing-mode="lr-tb"/>
    </style:style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>
      <style:text-properties fo:font-style="italic" style:font-style-asian="italic" style:font-style-complex="italic"/>
    </style:style>
    <style:style style:name="T201_2" style:family="text">
      <style:text-properties fo:font-style="italic" style:font-style-asian="italic" style:font-style-complex="italic"/>
    </style:style>
    <style:style style:name="T201_3" style:family="text">
      <style:text-properties fo:font-style="italic" style:font-style-asian="italic" style:font-style-complex="italic"/>
    </style:style>
    <style:style style:name="T201_4" style:family="text">
      <style:text-properties fo:font-style="italic" style:font-style-asian="italic" style:font-style-complex="italic"/>
    </style:style>
    <style:style style:name="T201_5" style:family="text">
      <style:text-properties fo:font-style="italic" style:font-style-asian="italic" style:font-style-complex="italic"/>
    </style:style>
    <style:style style:name="T201_6" style:family="text">
      <style:text-properties fo:font-style="italic" style:font-style-asian="italic" style:font-style-complex="italic"/>
    </style:style>
    <style:style style:name="T201_7" style:family="text">
      <style:text-properties fo:font-style="italic" style:font-style-asian="italic" style:font-style-complex="italic"/>
    </style:style>
    <style:style style:name="T201_8" style:family="text">
      <style:text-properties fo:font-style="italic" style:font-style-asian="italic" style:font-style-complex="italic"/>
    </style:style>
    <style:style style:name="T201_9" style:family="text">
      <style:text-properties fo:font-style="italic" style:font-style-asian="italic" style:font-style-complex="italic"/>
    </style:style>
    <style:style style:name="T201_10" style:family="text"/>
    <style:style style:name="T201_11" style:family="text"/>
    <style:style style:name="T201_12" style:family="text"/>
    <style:style style:name="T201_13" style:family="text"/>
    <style:style style:name="P202" style:family="paragraph" style:parent-style-name="Standard">
      <style:paragraph-properties fo:break-before="auto" fo:line-height="100%" style:writing-mode="lr-tb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P204" style:family="paragraph" style:parent-style-name="Standard">
      <style:paragraph-properties fo:break-before="auto" fo:line-height="100%" style:writing-mode="lr-tb"/>
    </style:style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fo:font-style="italic" style:font-style-asian="italic" style:font-style-complex="italic"/>
    </style:style>
    <style:style style:name="T205_2" style:family="text">
      <style:text-properties fo:font-style="italic" style:font-style-asian="italic" style:font-style-complex="italic"/>
    </style:style>
    <style:style style:name="T205_3" style:family="text">
      <style:text-properties fo:font-style="italic" style:font-style-asian="italic" style:font-style-complex="italic"/>
    </style:style>
    <style:style style:name="T205_4" style:family="text">
      <style:text-properties fo:font-style="italic" style:font-style-asian="italic" style:font-style-complex="italic"/>
    </style:style>
    <style:style style:name="T205_5" style:family="text">
      <style:text-properties fo:font-style="italic" style:font-style-asian="italic" style:font-style-complex="italic"/>
    </style:style>
    <style:style style:name="T205_6" style:family="text"/>
    <style:style style:name="T205_7" style:family="text"/>
    <style:style style:name="P206" style:family="paragraph" style:parent-style-name="Standard">
      <style:paragraph-properties fo:break-before="auto" fo:line-height="100%" style:writing-mode="lr-tb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P208" style:family="paragraph" style:parent-style-name="Standard">
      <style:paragraph-properties fo:break-before="auto" fo:line-height="100%" style:writing-mode="lr-tb"/>
    </style:style>
    <style:style style:name="P209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fo:font-size="14pt" style:font-size-asian="14pt" style:font-size-complex="14pt" fo:font-weight="bold" style:font-weight-asian="bold" style:font-weight-complex="bold"/>
    </style:style>
    <style:style style:name="P211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T212_87" style:family="text"/>
    <style:style style:name="T212_88" style:family="text"/>
    <style:style style:name="T212_89" style:family="text"/>
    <style:style style:name="T212_90" style:family="text"/>
    <style:style style:name="T212_91" style:family="text"/>
    <style:style style:name="T212_92" style:family="text"/>
    <style:style style:name="T212_93" style:family="text"/>
    <style:style style:name="T212_94" style:family="text"/>
    <style:style style:name="T212_95" style:family="text"/>
    <style:style style:name="T212_96" style:family="text"/>
    <style:style style:name="T212_97" style:family="text"/>
    <style:style style:name="T212_98" style:family="text"/>
    <style:style style:name="T212_99" style:family="text"/>
    <style:style style:name="T212_100" style:family="text"/>
    <style:style style:name="T212_101" style:family="text"/>
    <style:style style:name="T212_102" style:family="text"/>
    <style:style style:name="T212_103" style:family="text"/>
    <style:style style:name="T212_104" style:family="text"/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fo:font-size="14pt" style:font-size-asian="14pt" style:font-size-complex="14pt" fo:font-weight="bold" style:font-weight-asian="bold" style:font-weight-complex="bold"/>
    </style:style>
    <style:style style:name="P215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3" style:family="text"/>
    <style:style style:name="T21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5" style:family="text"/>
    <style:style style:name="T21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7" style:family="text"/>
    <style:style style:name="T21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9" style:family="text"/>
    <style:style style:name="T218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1" style:family="text"/>
    <style:style style:name="T218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3" style:family="text"/>
    <style:style style:name="T218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5" style:family="text"/>
    <style:style style:name="T218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7" style:family="text"/>
    <style:style style:name="T218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9" style:family="text"/>
    <style:style style:name="T218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0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41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52" style:family="paragraph" style:parent-style-name="Standard">
      <style:paragraph-properties fo:break-before="auto" fo:line-height="100%" style:writing-mode="lr-tb"/>
    </style:style>
    <style:style style:name="T2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6" style:family="paragraph" style:parent-style-name="Standard">
      <style:paragraph-properties fo:break-before="auto" fo:line-height="100%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7" style:family="paragraph" style:parent-style-name="Standard">
      <style:paragraph-properties fo:break-before="auto" fo:line-height="100%" style:writing-mode="lr-tb"/>
    </style:style>
    <style:style style:name="T2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59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60" style:family="paragraph" style:parent-style-name="Standard">
      <style:paragraph-properties fo:break-before="auto" fo:line-height="100%" style:writing-mode="lr-tb"/>
    </style:style>
    <style:style style:name="T260_1" style:family="text">
      <style:text-properties fo:font-size="14pt" style:font-size-asian="14pt" style:font-size-complex="14pt" fo:font-weight="bold" style:font-weight-asian="bold" style:font-weight-complex="bold"/>
    </style:style>
    <style:style style:name="P261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2" style:family="paragraph" style:parent-style-name="Standard">
      <style:paragraph-properties fo:break-before="auto" fo:line-height="100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4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5" style:family="paragraph" style:parent-style-name="Standard">
      <style:paragraph-properties fo:break-before="auto" fo:line-height="100%" style:writing-mode="lr-tb"/>
    </style:style>
    <style:style style:name="T265_1" style:family="text">
      <style:text-properties fo:font-size="14pt" style:font-size-asian="14pt" style:font-size-complex="14pt" fo:font-weight="bold" style:font-weight-asian="bold" style:font-weight-complex="bold"/>
    </style:style>
    <style:style style:name="P266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7" style:family="paragraph" style:parent-style-name="Standard">
      <style:paragraph-properties fo:break-before="auto" fo:line-height="100%" style:writing-mode="lr-tb"/>
    </style:style>
    <style:style style:name="T267_1" style:family="text"/>
    <style:style style:name="P268" style:family="paragraph" style:parent-style-name="Standard">
      <style:paragraph-properties fo:break-before="auto" fo:line-height="100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>
      <style:text-properties fo:font-style="italic" style:font-style-asian="italic" style:font-style-complex="italic"/>
    </style:style>
    <style:style style:name="T268_60" style:family="text">
      <style:text-properties fo:font-style="italic" style:font-style-asian="italic" style:font-style-complex="italic"/>
    </style:style>
    <style:style style:name="T268_61" style:family="text">
      <style:text-properties fo:font-style="italic" style:font-style-asian="italic" style:font-style-complex="italic"/>
    </style:style>
    <style:style style:name="T268_62" style:family="text">
      <style:text-properties fo:font-style="italic" style:font-style-asian="italic" style:font-style-complex="italic"/>
    </style:style>
    <style:style style:name="P269" style:family="paragraph" style:parent-style-name="Standard">
      <style:paragraph-properties fo:break-before="auto" fo:line-height="100%" style:writing-mode="lr-tb"/>
    </style:style>
    <style:style style:name="P270" style:family="paragraph" style:parent-style-name="Standard">
      <style:paragraph-properties fo:break-before="auto" fo:line-height="100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T270_58" style:family="text"/>
    <style:style style:name="T270_59" style:family="text"/>
    <style:style style:name="T270_60" style:family="text"/>
    <style:style style:name="T270_61" style:family="text"/>
    <style:style style:name="T270_62" style:family="text"/>
    <style:style style:name="T270_63" style:family="text"/>
    <style:style style:name="T270_64" style:family="text"/>
    <style:style style:name="T270_65" style:family="text"/>
    <style:style style:name="T270_66" style:family="text"/>
    <style:style style:name="T270_67" style:family="text"/>
    <style:style style:name="T270_68" style:family="text"/>
    <style:style style:name="T270_69" style:family="text"/>
    <style:style style:name="T270_70" style:family="text"/>
    <style:style style:name="T270_71" style:family="text"/>
    <style:style style:name="T270_72" style:family="text"/>
    <style:style style:name="T270_73" style:family="text"/>
    <style:style style:name="T270_74" style:family="text"/>
    <style:style style:name="T270_75" style:family="text"/>
    <style:style style:name="T270_76" style:family="text"/>
    <style:style style:name="T270_77" style:family="text"/>
    <style:style style:name="T270_78" style:family="text"/>
    <style:style style:name="T270_79" style:family="text"/>
    <style:style style:name="T270_80" style:family="text"/>
    <style:style style:name="T270_81" style:family="text"/>
    <style:style style:name="T270_82" style:family="text"/>
    <style:style style:name="T270_83" style:family="text"/>
    <style:style style:name="T270_84" style:family="text"/>
    <style:style style:name="T270_85" style:family="text">
      <style:text-properties fo:font-style="italic" style:font-style-asian="italic" style:font-style-complex="italic"/>
    </style:style>
    <style:style style:name="T270_86" style:family="text">
      <style:text-properties fo:font-style="italic" style:font-style-asian="italic" style:font-style-complex="italic"/>
    </style:style>
    <style:style style:name="T270_87" style:family="text">
      <style:text-properties fo:font-style="italic" style:font-style-asian="italic" style:font-style-complex="italic"/>
    </style:style>
    <style:style style:name="T270_88" style:family="text">
      <style:text-properties fo:font-style="italic" style:font-style-asian="italic" style:font-style-complex="italic"/>
    </style:style>
    <style:style style:name="T270_89" style:family="text">
      <style:text-properties fo:font-style="italic" style:font-style-asian="italic" style:font-style-complex="italic"/>
    </style:style>
    <style:style style:name="T270_90" style:family="text">
      <style:text-properties fo:font-style="italic" style:font-style-asian="italic" style:font-style-complex="italic"/>
    </style:style>
    <style:style style:name="T270_91" style:family="text">
      <style:text-properties fo:font-style="italic" style:font-style-asian="italic" style:font-style-complex="italic"/>
    </style:style>
    <style:style style:name="T270_92" style:family="text">
      <style:text-properties fo:font-style="italic" style:font-style-asian="italic" style:font-style-complex="italic"/>
    </style:style>
    <style:style style:name="T270_93" style:family="text">
      <style:text-properties fo:font-style="italic" style:font-style-asian="italic" style:font-style-complex="italic"/>
    </style:style>
    <style:style style:name="T270_94" style:family="text">
      <style:text-properties fo:font-style="italic" style:font-style-asian="italic" style:font-style-complex="italic"/>
    </style:style>
    <style:style style:name="T270_95" style:family="text">
      <style:text-properties fo:font-style="italic" style:font-style-asian="italic" style:font-style-complex="italic"/>
    </style:style>
    <style:style style:name="T270_96" style:family="text">
      <style:text-properties fo:font-style="italic" style:font-style-asian="italic" style:font-style-complex="italic"/>
    </style:style>
    <style:style style:name="T270_97" style:family="text">
      <style:text-properties fo:font-style="italic" style:font-style-asian="italic" style:font-style-complex="italic"/>
    </style:style>
    <style:style style:name="T270_98" style:family="text">
      <style:text-properties fo:font-style="italic" style:font-style-asian="italic" style:font-style-complex="italic"/>
    </style:style>
    <style:style style:name="T270_99" style:family="text">
      <style:text-properties fo:font-style="italic" style:font-style-asian="italic" style:font-style-complex="italic"/>
    </style:style>
    <style:style style:name="T270_100" style:family="text">
      <style:text-properties fo:font-style="italic" style:font-style-asian="italic" style:font-style-complex="italic"/>
    </style:style>
    <style:style style:name="T270_101" style:family="text">
      <style:text-properties fo:font-style="italic" style:font-style-asian="italic" style:font-style-complex="italic"/>
    </style:style>
    <style:style style:name="T270_102" style:family="text">
      <style:text-properties fo:font-style="italic" style:font-style-asian="italic" style:font-style-complex="italic"/>
    </style:style>
  </office:automatic-styles>
  <office:body>
    <office:text>
      <text:p text:style-name="P1"><text:span text:style-name="T1_1">ParSNP</text:span><text:span text:style-name="T1_2"><text:s/></text:span><text:span text:style-name="T1_3">manual</text:span></text:p>
      <text:p text:style-name="P2"/>
      <text:p text:style-name="P3"><text:span text:style-name="T3_1">Tony</text:span><text:span text:style-name="T3_2"><text:s/></text:span><text:span text:style-name="T3_3">Travis</text:span><text:span text:style-name="T3_4"><text:s/></text:span><text:span text:style-name="T3_5">and</text:span><text:span text:style-name="T3_6"><text:s/></text:span><text:span text:style-name="T3_7">Alex</text:span><text:span text:style-name="T3_8"><text:s/></text:span><text:span text:style-name="T3_9">Douglas</text:span></text:p>
      <text:p text:style-name="P4"/>
      <text:p text:style-name="P5"><text:span text:style-name="T5_1">University</text:span><text:span text:style-name="T5_2"><text:s/></text:span><text:span text:style-name="T5_3">of</text:span><text:span text:style-name="T5_4"><text:s/></text:span><text:span text:style-name="T5_5">Aberdeen</text:span><text:span text:style-name="T5_6">,<text:s/></text:span><text:span text:style-name="T5_7">Scotland</text:span><text:span text:style-name="T5_8"><text:s/>(</text:span><text:span text:style-name="T5_9">UK</text:span><text:span text:style-name="T5_10">)</text:span></text:p>
      <text:p text:style-name="P6"/>
      <text:p text:style-name="P7"><text:span text:style-name="T7_1">Revised</text:span><text:span text:style-name="T7_2"><text:s/></text:span><text:span text:style-name="T7_3">on</text:span><text:span text:style-name="T7_4"><text:s/></text:span><text:span text:style-name="T7_5">04-02-2015</text:span></text:p>
      <text:p text:style-name="P8"/>
      <text:p text:style-name="P9"><text:span text:style-name="T9_1">Version</text:span><text:span text:style-name="T9_2"><text:s/>1.0</text:span></text:p>
      <text:p text:style-name="P10"/>
      <text:p text:style-name="P11"/>
      <text:p text:style-name="P12"><text:span text:style-name="T12_1">Introduction</text:span></text:p>
      <text:p text:style-name="P13"/>
      <text:p text:style-name="P14"><text:span text:style-name="T14_1">ParSNP</text:span><text:span text:style-name="T14_2"><text:s/></text:span><text:span text:style-name="T14_3">is</text:span><text:span text:style-name="T14_4"><text:s/></text:span><text:span text:style-name="T14_5">a</text:span><text:span text:style-name="T14_6"><text:s/></text:span><text:span text:style-name="T14_7">software</text:span><text:span text:style-name="T14_8"><text:s/></text:span><text:span text:style-name="T14_9">pipeline</text:span><text:span text:style-name="T14_10"><text:s/></text:span><text:span text:style-name="T14_11">for</text:span><text:span text:style-name="T14_12"><text:s/></text:span><text:span text:style-name="T14_13">performing</text:span><text:span text:style-name="T14_14"><text:s/></text:span><text:span text:style-name="T14_15">genome</text:span><text:span text:style-name="T14_16"><text:s/></text:span><text:span text:style-name="T14_17">wide</text:span><text:span text:style-name="T14_18"><text:s/></text:span><text:span text:style-name="T14_19">association</text:span><text:span text:style-name="T14_20"><text:s/></text:span><text:span text:style-name="T14_21">studies</text:span><text:span text:style-name="T14_22"><text:s/>(</text:span><text:span text:style-name="T14_23">GWAS</text:span><text:span text:style-name="T14_24">).</text:span><text:span text:style-name="T14_25"><text:s/></text:span><text:span text:style-name="T14_26">The</text:span><text:span text:style-name="T14_27"><text:s/></text:span><text:span text:style-name="T14_28">main</text:span><text:span text:style-name="T14_29"><text:s/></text:span><text:span text:style-name="T14_30">function</text:span><text:span text:style-name="T14_31"><text:s/></text:span><text:span text:style-name="T14_32">of</text:span><text:span text:style-name="T14_33"><text:s/></text:span><text:span text:style-name="T14_34">ParSNP</text:span><text:span text:style-name="T14_35"><text:s/></text:span><text:span text:style-name="T14_36">is</text:span><text:span text:style-name="T14_37"><text:s/></text:span><text:span text:style-name="T14_38">to</text:span><text:span text:style-name="T14_39"><text:s/></text:span><text:span text:style-name="T14_40">provide</text:span><text:span text:style-name="T14_41"><text:s/></text:span><text:span text:style-name="T14_42">‘</text:span><text:span text:style-name="T14_43">convenience</text:span><text:span text:style-name="T14_44">’</text:span><text:span text:style-name="T14_45"><text:s/></text:span><text:span text:style-name="T14_46">wrappers</text:span><text:span text:style-name="T14_47"><text:s/></text:span><text:span text:style-name="T14_48">that</text:span><text:span text:style-name="T14_49"><text:s/></text:span><text:span text:style-name="T14_50">allow</text:span><text:span text:style-name="T14_51"><text:s/></text:span><text:span text:style-name="T14_52">users</text:span><text:span text:style-name="T14_53"><text:s/></text:span><text:span text:style-name="T14_54">to</text:span><text:span text:style-name="T14_55"><text:s/></text:span><text:span text:style-name="T14_56">perform</text:span><text:span text:style-name="T14_57"><text:s/></text:span><text:span text:style-name="T14_58">GWAS</text:span><text:span text:style-name="T14_59"><text:s/></text:span><text:span text:style-name="T14_60">using</text:span><text:span text:style-name="T14_61"><text:s/></text:span><text:span text:style-name="T14_62">the</text:span><text:span text:style-name="T14_63"><text:s/></text:span><text:span text:style-name="T14_64">popular</text:span><text:span text:style-name="T14_65"><text:s/></text:span><text:span text:style-name="T14_66">program</text:span><text:span text:style-name="T14_67"><text:s/></text:span><text:span text:style-name="T14_68">EMMAX</text:span><text:span text:style-name="T14_69"><text:s/>(</text:span><text:span text:style-name="T14_70">Kang</text:span><text:span text:style-name="T14_71"><text:s/></text:span><text:span text:style-name="T14_72">et</text:span><text:span text:style-name="T14_73"><text:s/></text:span><text:span text:style-name="T14_74">al</text:span><text:span text:style-name="T14_75">.,<text:s/>2010)<text:s/></text:span><text:span text:style-name="T14_76">without</text:span><text:span text:style-name="T14_77"><text:s/></text:span><text:span text:style-name="T14_78">the</text:span><text:span text:style-name="T14_79"><text:s/></text:span><text:span text:style-name="T14_80">need</text:span><text:span text:style-name="T14_81"><text:s/></text:span><text:span text:style-name="T14_82">to</text:span><text:span text:style-name="T14_83"><text:s/></text:span><text:span text:style-name="T14_84">be</text:span><text:span text:style-name="T14_85"><text:s/></text:span><text:span text:style-name="T14_86">familiar</text:span><text:span text:style-name="T14_87"><text:s/></text:span><text:span text:style-name="T14_88">with</text:span><text:span text:style-name="T14_89"><text:s/></text:span><text:span text:style-name="T14_90">all</text:span><text:span text:style-name="T14_91"><text:s/></text:span><text:span text:style-name="T14_92">of</text:span><text:span text:style-name="T14_93"><text:s/></text:span><text:span text:style-name="T14_94">the</text:span><text:span text:style-name="T14_95"><text:s/></text:span><text:span text:style-name="T14_96">software</text:span><text:span text:style-name="T14_97"><text:s/></text:span><text:span text:style-name="T14_98">tools</text:span><text:span text:style-name="T14_99"><text:s/></text:span><text:span text:style-name="T14_100">used</text:span><text:span text:style-name="T14_101"><text:s/></text:span><text:span text:style-name="T14_102">to</text:span><text:span text:style-name="T14_103"><text:s/></text:span><text:span text:style-name="T14_104">generate</text:span><text:span text:style-name="T14_105"><text:s/></text:span><text:span text:style-name="T14_106">the</text:span><text:span text:style-name="T14_107"><text:s/></text:span><text:span text:style-name="T14_108">required</text:span><text:span text:style-name="T14_109"><text:s/></text:span><text:span text:style-name="T14_110">EMMAX</text:span><text:span text:style-name="T14_111"><text:s/></text:span><text:span text:style-name="T14_112">input</text:span><text:span text:style-name="T14_113"><text:s/></text:span><text:span text:style-name="T14_114">files</text:span><text:span text:style-name="T14_115">.<text:s/></text:span><text:span text:style-name="T14_116">ParSNP</text:span><text:span text:style-name="T14_117"><text:s/></text:span><text:span text:style-name="T14_118">will</text:span><text:span text:style-name="T14_119"><text:s/></text:span><text:span text:style-name="T14_120">al</text:span><text:span text:style-name="T14_121">so</text:span><text:span text:style-name="T14_122"><text:s/></text:span><text:span text:style-name="T14_123">perform</text:span><text:span text:style-name="T14_124"><text:s/></text:span><text:span text:style-name="T14_125">a</text:span><text:span text:style-name="T14_126"><text:s/></text:span><text:span text:style-name="T14_127">number</text:span><text:span text:style-name="T14_128"><text:s/></text:span><text:span text:style-name="T14_129">of</text:span><text:span text:style-name="T14_130"><text:s/></text:span><text:span text:style-name="T14_131">of</text:span><text:span text:style-name="T14_132"><text:s/></text:span><text:span text:style-name="T14_133">quality</text:span><text:span text:style-name="T14_134"><text:s/></text:span><text:span text:style-name="T14_135">control</text:span><text:span text:style-name="T14_136"><text:s/></text:span><text:span text:style-name="T14_137">steps</text:span><text:span text:style-name="T14_138"><text:s/></text:span><text:span text:style-name="T14_139">prior</text:span><text:span text:style-name="T14_140"><text:s/></text:span><text:span text:style-name="T14_141">to</text:span><text:span text:style-name="T14_142"><text:s/></text:span><text:span text:style-name="T14_143">running</text:span><text:span text:style-name="T14_144"><text:s/></text:span><text:span text:style-name="T14_145">EMMAX</text:span><text:span text:style-name="T14_146">,<text:s/></text:span><text:span text:style-name="T14_147">ensuring</text:span><text:span text:style-name="T14_148"><text:s/></text:span><text:span text:style-name="T14_149">that</text:span><text:span text:style-name="T14_150"><text:s/></text:span><text:span text:style-name="T14_151">the</text:span><text:span text:style-name="T14_152"><text:s/></text:span><text:span text:style-name="T14_153">various</text:span><text:span text:style-name="T14_154"><text:s/></text:span><text:span text:style-name="T14_155">input</text:span><text:span text:style-name="T14_156"><text:s/></text:span><text:span text:style-name="T14_157">data</text:span><text:span text:style-name="T14_158"><text:s/></text:span><text:span text:style-name="T14_159">files</text:span><text:span text:style-name="T14_160"><text:s/></text:span><text:span text:style-name="T14_161">are</text:span><text:span text:style-name="T14_162"><text:s/></text:span><text:span text:style-name="T14_163">in</text:span><text:span text:style-name="T14_164"><text:s/></text:span><text:span text:style-name="T14_165">the</text:span><text:span text:style-name="T14_166"><text:s/></text:span><text:span text:style-name="T14_167">correct</text:span><text:span text:style-name="T14_168"><text:s/></text:span><text:span text:style-name="T14_169">format</text:span><text:span text:style-name="T14_170">.</text:span><text:span text:style-name="T14_171"><text:s/></text:span><text:span text:style-name="T14_172">ParSNP</text:span><text:span text:style-name="T14_173"><text:s/></text:span><text:span text:style-name="T14_174">proceeds</text:span><text:span text:style-name="T14_175"><text:s/></text:span><text:span text:style-name="T14_176">in</text:span><text:span text:style-name="T14_177"><text:s/></text:span><text:span text:style-name="T14_178">two</text:span><text:span text:style-name="T14_179"><text:s/></text:span><text:span text:style-name="T14_180">main</text:span><text:span text:style-name="T14_181"><text:s/></text:span><text:span text:style-name="T14_182">stages</text:span><text:span text:style-name="T14_183"><text:s/></text:span><text:span text:style-name="T14_184">although</text:span><text:span text:style-name="T14_185"><text:s/></text:span><text:span text:style-name="T14_186">there</text:span><text:span text:style-name="T14_187"><text:s/></text:span><text:span text:style-name="T14_188">are</text:span><text:span text:style-name="T14_189"><text:s/></text:span><text:span text:style-name="T14_190">multiple</text:span><text:span text:style-name="T14_191"><text:s/></text:span><text:span text:style-name="T14_192">entry</text:span><text:span text:style-name="T14_193"><text:s/></text:span><text:span text:style-name="T14_194">and</text:span><text:span text:style-name="T14_195"><text:s/></text:span><text:span text:style-name="T14_196">exit</text:span><text:span text:style-name="T14_197"><text:s/></text:span><text:span text:style-name="T14_198">points</text:span><text:span text:style-name="T14_199"><text:s/></text:span><text:span text:style-name="T14_200">from</text:span><text:span text:style-name="T14_201"><text:s/></text:span><text:span text:style-name="T14_202">which</text:span><text:span text:style-name="T14_203"><text:s/></text:span><text:span text:style-name="T14_204">the</text:span><text:span text:style-name="T14_205"><text:s/></text:span><text:span text:style-name="T14_206">pipeline</text:span><text:span text:style-name="T14_207"><text:s/></text:span><text:span text:style-name="T14_208">can</text:span><text:span text:style-name="T14_209"><text:s/></text:span><text:span text:style-name="T14_210">be</text:span><text:span text:style-name="T14_211"><text:s/></text:span><text:span text:style-name="T14_212">run</text:span><text:span text:style-name="T14_213">.<text:s/></text:span><text:span text:style-name="T14_214">The</text:span><text:span text:style-name="T14_215"><text:s/></text:span><text:span text:style-name="T14_216">first</text:span><text:span text:style-name="T14_217"><text:s/></text:span><text:span text:style-name="T14_218">stage</text:span><text:span text:style-name="T14_219"><text:s/></text:span><text:span text:style-name="T14_220">consists</text:span><text:span text:style-name="T14_221"><text:s/></text:span><text:span text:style-name="T14_222">of</text:span><text:span text:style-name="T14_223"><text:s/></text:span><text:span text:style-name="T14_224">running</text:span><text:span text:style-name="T14_225"><text:s/></text:span><text:span text:style-name="T14_226">the</text:span><text:span text:style-name="T14_227"><text:s/></text:span><text:span text:style-name="T14_228">“</text:span><text:span text:style-name="T14_229">emmax</text:span><text:span text:style-name="T14_230">-</text:span><text:span text:style-name="T14_231">input</text:span><text:span text:style-name="T14_232">”</text:span><text:span text:style-name="T14_233"><text:s/></text:span><text:span text:style-name="T14_234">program</text:span><text:span text:style-name="T14_235">,<text:s/></text:span><text:span text:style-name="T14_236">which</text:span><text:span text:style-name="T14_237"><text:s/></text:span><text:span text:style-name="T14_238">can</text:span><text:span text:style-name="T14_239"><text:s/></text:span><text:span text:style-name="T14_240">read</text:span><text:span text:style-name="T14_241"><text:s/></text:span><text:span text:style-name="T14_242">genotype</text:span><text:span text:style-name="T14_243"><text:s/></text:span><text:span text:style-name="T14_244">and</text:span><text:span text:style-name="T14_245"><text:s/></text:span><text:span text:style-name="T14_246">phenotype</text:span><text:span text:style-name="T14_247"><text:s/></text:span><text:span text:style-name="T14_248">information</text:span><text:span text:style-name="T14_249"><text:s/></text:span><text:span text:style-name="T14_250">in</text:span><text:span text:style-name="T14_251"><text:s/></text:span><text:span text:style-name="T14_252">several</text:span><text:span text:style-name="T14_253"><text:s/></text:span><text:span text:style-name="T14_254">different</text:span><text:span text:style-name="T14_255"><text:s/></text:span><text:span text:style-name="T14_256">formats</text:span><text:span text:style-name="T14_257"><text:s/></text:span><text:span text:style-name="T14_258">and</text:span><text:span text:style-name="T14_259"><text:s/></text:span><text:span text:style-name="T14_260">generates</text:span><text:span text:style-name="T14_261"><text:s/></text:span><text:span text:style-name="T14_262">all</text:span><text:span text:style-name="T14_263"><text:s/></text:span><text:span text:style-name="T14_264">the</text:span><text:span text:style-name="T14_265"><text:s/></text:span><text:span text:style-name="T14_266">necessary</text:span><text:span text:style-name="T14_267"><text:s/></text:span><text:span text:style-name="T14_268">input</text:span><text:span text:style-name="T14_269"><text:s/></text:span><text:span text:style-name="T14_270">files</text:span><text:span text:style-name="T14_271"><text:s/></text:span><text:span text:style-name="T14_272">required</text:span><text:span text:style-name="T14_273"><text:s/></text:span><text:span text:style-name="T14_274">to</text:span><text:span text:style-name="T14_275"><text:s/></text:span><text:span text:style-name="T14_276">run</text:span><text:span text:style-name="T14_277"><text:s/></text:span><text:span text:style-name="T14_278">EMMAX</text:span><text:span text:style-name="T14_279">.<text:s/></text:span><text:span text:style-name="T14_280">The</text:span><text:span text:style-name="T14_281"><text:s/></text:span><text:span text:style-name="T14_282">second</text:span><text:span text:style-name="T14_283"><text:s/></text:span><text:span text:style-name="T14_284">step</text:span><text:span text:style-name="T14_285"><text:s/></text:span><text:span text:style-name="T14_286">in</text:span><text:span text:style-name="T14_287"><text:s/></text:span><text:span text:style-name="T14_288">the</text:span><text:span text:style-name="T14_289"><text:s/></text:span><text:span text:style-name="T14_290">pipel</text:span><text:span text:style-name="T14_291">ine</text:span><text:span text:style-name="T14_292"><text:s/></text:span><text:span text:style-name="T14_293">uses</text:span><text:span text:style-name="T14_294"><text:s/></text:span><text:span text:style-name="T14_295">the</text:span><text:span text:style-name="T14_296"><text:s/></text:span><text:span text:style-name="T14_297">“</text:span><text:span text:style-name="T14_298">emmax</text:span><text:span text:style-name="T14_299">-</text:span><text:span text:style-name="T14_300">run</text:span><text:span text:style-name="T14_301">”</text:span><text:span text:style-name="T14_302"><text:s/></text:span><text:span text:style-name="T14_303">program</text:span><text:span text:style-name="T14_304"><text:s/></text:span><text:span text:style-name="T14_305">to</text:span><text:span text:style-name="T14_306"><text:s/></text:span><text:span text:style-name="T14_307">actually</text:span><text:span text:style-name="T14_308"><text:s/></text:span><text:span text:style-name="T14_309">run</text:span><text:span text:style-name="T14_310"><text:s/></text:span><text:span text:style-name="T14_311">EMMAX</text:span><text:span text:style-name="T14_312"><text:s/></text:span><text:span text:style-name="T14_313">using</text:span><text:span text:style-name="T14_314"><text:s/></text:span><text:span text:style-name="T14_315">the</text:span><text:span text:style-name="T14_316"><text:s/></text:span><text:span text:style-name="T14_317">files</text:span><text:span text:style-name="T14_318"><text:s/></text:span><text:span text:style-name="T14_319">generated</text:span><text:span text:style-name="T14_320"><text:s/></text:span><text:span text:style-name="T14_321">by</text:span><text:span text:style-name="T14_322"><text:s/></text:span><text:span text:style-name="T14_323">“</text:span><text:span text:style-name="T14_324">emmax</text:span><text:span text:style-name="T14_325">-</text:span><text:span text:style-name="T14_326">input</text:span><text:span text:style-name="T14_327">”</text:span><text:span text:style-name="T14_328"><text:s/>(</text:span><text:span text:style-name="T14_329">or</text:span><text:span text:style-name="T14_330"><text:s/></text:span><text:span text:style-name="T14_331">pre</text:span><text:span text:style-name="T14_332">-</text:span><text:span text:style-name="T14_333">existing</text:span><text:span text:style-name="T14_334"><text:s/></text:span><text:span text:style-name="T14_335">user</text:span><text:span text:style-name="T14_336">-</text:span><text:span text:style-name="T14_337">supplied</text:span><text:span text:style-name="T14_338"><text:s/></text:span><text:span text:style-name="T14_339">input</text:span><text:span text:style-name="T14_340"><text:s/></text:span><text:span text:style-name="T14_341">files</text:span><text:span text:style-name="T14_342">)<text:s/></text:span><text:span text:style-name="T14_343">to</text:span><text:span text:style-name="T14_344"><text:s/></text:span><text:span text:style-name="T14_345">perform</text:span><text:span text:style-name="T14_346"><text:s/></text:span><text:span text:style-name="T14_347">the</text:span><text:span text:style-name="T14_348"><text:s/></text:span><text:span text:style-name="T14_349">GWAS</text:span><text:span text:style-name="T14_350"><text:s/></text:span><text:span text:style-name="T14_351">and</text:span><text:span text:style-name="T14_352"><text:s/></text:span><text:span text:style-name="T14_353">output</text:span><text:span text:style-name="T14_354"><text:s/></text:span><text:span text:style-name="T14_355">the</text:span><text:span text:style-name="T14_356"><text:s/></text:span><text:span text:style-name="T14_357">analysis</text:span><text:span text:style-name="T14_358"><text:s/></text:span><text:span text:style-name="T14_359">summary</text:span><text:span text:style-name="T14_360"><text:s/></text:span><text:span text:style-name="T14_361">files</text:span><text:span text:style-name="T14_362">.</text:span></text:p>
      <text:p text:style-name="P15"/>
      <text:p text:style-name="P16"><text:span text:style-name="T16_1">Installation</text:span><text:span text:style-name="T16_2"><text:s/></text:span><text:span text:style-name="T16_3">and</text:span><text:span text:style-name="T16_4"><text:s/></text:span><text:span text:style-name="T16_5">system</text:span><text:span text:style-name="T16_6"><text:s/></text:span><text:span text:style-name="T16_7">requirements</text:span></text:p>
      <text:p text:style-name="P17"/>
      <text:p text:style-name="P18"><text:span text:style-name="T18_1">Prerequisites</text:span></text:p>
      <text:p text:style-name="P19"/>
      <text:p text:style-name="P20"><text:span text:style-name="T20_1">ParSNP</text:span><text:span text:style-name="T20_2"><text:s/></text:span><text:span text:style-name="T20_3">was</text:span><text:span text:style-name="T20_4"><text:s/></text:span><text:span text:style-name="T20_5">developed</text:span><text:span text:style-name="T20_6"><text:s/></text:span><text:span text:style-name="T20_7">under</text:span><text:span text:style-name="T20_8"><text:s/></text:span><text:span text:style-name="T20_9">Bio</text:span><text:span text:style-name="T20_10">-</text:span><text:span text:style-name="T20_11">Linux</text:span><text:span text:style-name="T20_12"><text:s/>8,<text:s/></text:span><text:span text:style-name="T20_13">which</text:span><text:span text:style-name="T20_14"><text:s/></text:span><text:span text:style-name="T20_15">is</text:span><text:span text:style-name="T20_16"><text:s/></text:span><text:span text:style-name="T20_17">based</text:span><text:span text:style-name="T20_18"><text:s/></text:span><text:span text:style-name="T20_19">on</text:span><text:span text:style-name="T20_20"><text:s/>64-</text:span><text:span text:style-name="T20_21">bit</text:span><text:span text:style-name="T20_22"><text:s/></text:span><text:span text:style-name="T20_23">Ubuntu</text:span><text:span text:style-name="T20_24"><text:s/>14.04<text:s/></text:span><text:span text:style-name="T20_25">LTS</text:span><text:span text:style-name="T20_26"><text:s/></text:span><text:span text:style-name="T20_27">L</text:span><text:span text:style-name="T20_28">inux</text:span><text:span text:style-name="T20_29">.<text:s/></text:span><text:span text:style-name="T20_30">The</text:span><text:span text:style-name="T20_31"><text:s/></text:span><text:span text:style-name="T20_32">Perl</text:span><text:span text:style-name="T20_33">5<text:s/></text:span><text:span text:style-name="T20_34">interpreter</text:span><text:span text:style-name="T20_35"><text:s/></text:span><text:span text:style-name="T20_36">and</text:span><text:span text:style-name="T20_37"><text:s/></text:span><text:span text:style-name="T20_38">standard</text:span><text:span text:style-name="T20_39"><text:s/></text:span><text:span text:style-name="T20_40">Perl</text:span><text:span text:style-name="T20_41">5<text:s/></text:span><text:span text:style-name="T20_42">library</text:span><text:span text:style-name="T20_43"><text:s/></text:span><text:span text:style-name="T20_44">are</text:span><text:span text:style-name="T20_45"><text:s/></text:span><text:span text:style-name="T20_46">required</text:span><text:span text:style-name="T20_47"><text:s/></text:span><text:span text:style-name="T20_48">to</text:span><text:span text:style-name="T20_49"><text:s/></text:span><text:span text:style-name="T20_50">run</text:span><text:span text:style-name="T20_51"><text:s/></text:span><text:span text:style-name="T20_52">ParSNP</text:span><text:span text:style-name="T20_53"><text:s/></text:span><text:span text:style-name="T20_54">in</text:span><text:span text:style-name="T20_55"><text:s/></text:span><text:span text:style-name="T20_56">addition</text:span><text:span text:style-name="T20_57"><text:s/></text:span><text:span text:style-name="T20_58">to</text:span><text:span text:style-name="T20_59"><text:s/></text:span><text:span text:style-name="T20_60">pre</text:span><text:span text:style-name="T20_61">-</text:span><text:span text:style-name="T20_62">compiled</text:span><text:span text:style-name="T20_63"><text:s/></text:span><text:span text:style-name="T20_64">EMMAX</text:span><text:span text:style-name="T20_65">,<text:s/></text:span><text:span text:style-name="T20_66">PLINK</text:span><text:span text:style-name="T20_67">,<text:s/></text:span><text:span text:style-name="T20_68">EIGENSOFT</text:span><text:span text:style-name="T20_69">,<text:s/></text:span><text:span text:style-name="T20_70">R</text:span><text:span text:style-name="T20_71"><text:s/></text:span><text:span text:style-name="T20_72">and</text:span><text:span text:style-name="T20_73"><text:s/></text:span><text:span text:style-name="T20_74">vcftools</text:span><text:span text:style-name="T20_75"><text:s/></text:span><text:span text:style-name="T20_76">binaries</text:span><text:span text:style-name="T20_77">.<text:s/></text:span><text:span text:style-name="T20_78">The</text:span><text:span text:style-name="T20_79"><text:s/></text:span><text:span text:style-name="T20_80">ParSNP</text:span><text:span text:style-name="T20_81"><text:s/></text:span><text:span text:style-name="T20_82">and</text:span><text:span text:style-name="T20_83"><text:s/></text:span><text:span text:style-name="T20_84">EMMAX</text:span><text:span text:style-name="T20_85"><text:s/></text:span><text:span text:style-name="T20_86">executable</text:span><text:span text:style-name="T20_87"><text:s/></text:span><text:span text:style-name="T20_88">files</text:span><text:span text:style-name="T20_89"><text:s/></text:span><text:span text:style-name="T20_90">should</text:span><text:span text:style-name="T20_91"><text:s/></text:span><text:span text:style-name="T20_92">be</text:span><text:span text:style-name="T20_93"><text:s/></text:span><text:span text:style-name="T20_94">placed</text:span><text:span text:style-name="T20_95"><text:s/></text:span><text:span text:style-name="T20_96">in</text:span><text:span text:style-name="T20_97"><text:s/></text:span><text:span text:style-name="T20_98">a</text:span><text:span text:style-name="T20_99"><text:s/></text:span><text:span text:style-name="T20_100">single</text:span><text:span text:style-name="T20_101"><text:s/></text:span><text:span text:style-name="T20_102">directory</text:span><text:span text:style-name="T20_103"><text:s/></text:span><text:span text:style-name="T20_104">along</text:span><text:span text:style-name="T20_105"><text:s/></text:span><text:span text:style-name="T20_106">with</text:span><text:span text:style-name="T20_107"><text:s/></text:span><text:span text:style-name="T20_108">any</text:span><text:span text:style-name="T20_109"><text:s/></text:span><text:span text:style-name="T20_110">other</text:span><text:span text:style-name="T20_111"><text:s/></text:span><text:span text:style-name="T20_112">prerequisites</text:span><text:span text:style-name="T20_113"><text:s/></text:span><text:span text:style-name="T20_114">that</text:span><text:span text:style-name="T20_115"><text:s/></text:span><text:span text:style-name="T20_116">are</text:span><text:span text:style-name="T20_117"><text:s/></text:span><text:span text:style-name="T20_118">not</text:span><text:span text:style-name="T20_119"><text:s/></text:span><text:span text:style-name="T20_120">installed</text:span><text:span text:style-name="T20_121"><text:s/></text:span><text:span text:style-name="T20_122">elsewhere</text:span><text:span text:style-name="T20_123"><text:s/></text:span><text:span text:style-name="T20_124">on</text:span><text:span text:style-name="T20_125"><text:s/></text:span><text:span text:style-name="T20_126">the</text:span><text:span text:style-name="T20_127"><text:s/></text:span><text:span text:style-name="T20_128">system</text:span><text:span text:style-name="T20_129">.<text:s/></text:span><text:span text:style-name="T20_130">For</text:span><text:span text:style-name="T20_131"><text:s/></text:span><text:span text:style-name="T20_132">example</text:span><text:span text:style-name="T20_133">,<text:s/></text:span><text:span text:style-name="T20_134">on</text:span><text:span text:style-name="T20_135"><text:s/></text:span><text:span text:style-name="T20_136">a</text:span><text:span text:style-name="T20_137"><text:s/></text:span><text:span text:style-name="T20_138">multi</text:span><text:span text:style-name="T20_139">-</text:span><text:span text:style-name="T20_140">user</text:span><text:span text:style-name="T20_141"><text:s/></text:span><text:span text:style-name="T20_142">computer</text:span><text:span text:style-name="T20_143">,<text:s/></text:span><text:span text:style-name="T20_144">a</text:span><text:span text:style-name="T20_145"><text:s/></text:span><text:span text:style-name="T20_146">suitable</text:span><text:span text:style-name="T20_147"><text:s/></text:span><text:span text:style-name="T20_148">location</text:span><text:span text:style-name="T20_149"><text:s/></text:span><text:span text:style-name="T20_150">would</text:span><text:span text:style-name="T20_151"><text:s/></text:span><text:span text:style-name="T20_152">be</text:span><text:span text:style-name="T20_153">:</text:span></text:p>
      <text:p text:style-name="P21"/>
      <text:p text:style-name="P22"><text:span text:style-name="T22_1"><text:s/>/</text:span><text:span text:style-name="T22_2">usr</text:span><text:span text:style-name="T22_3">/</text:span><text:span text:style-name="T22_4">local</text:span><text:span text:style-name="T22_5">/</text:span><text:span text:style-name="T22_6">ParSNP</text:span><text:span text:style-name="T22_7">/</text:span><text:span text:style-name="T22_8">bin</text:span></text:p>
      <text:p text:style-name="P23"/>
      <text:p text:style-name="P24"><text:span text:style-name="T24_1">This</text:span><text:span text:style-name="T24_2"><text:s/></text:span><text:span text:style-name="T24_3">directory</text:span><text:span text:style-name="T24_4"><text:s/></text:span><text:span text:style-name="T24_5">should</text:span><text:span text:style-name="T24_6"><text:s/></text:span><text:span text:style-name="T24_7">be</text:span><text:span text:style-name="T24_8"><text:s/></text:span><text:span text:style-name="T24_9">added</text:span><text:span text:style-name="T24_10"><text:s/></text:span><text:span text:style-name="T24_11">to</text:span><text:span text:style-name="T24_12"><text:s/></text:span><text:span text:style-name="T24_13">the</text:span><text:span text:style-name="T24_14"><text:s/></text:span><text:span text:style-name="T24_15">PATH</text:span><text:span text:style-name="T24_16"><text:s/></text:span><text:span text:style-name="T24_17">environment</text:span><text:span text:style-name="T24_18"><text:s/></text:span><text:span text:style-name="T24_19">variable</text:span><text:span text:style-name="T24_20">.<text:s/></text:span><text:span text:style-name="T24_21">For</text:span><text:span text:style-name="T24_22"><text:s/></text:span><text:span text:style-name="T24_23">the</text:span><text:span text:style-name="T24_24"><text:s/></text:span><text:span text:style-name="T24_25">example</text:span><text:span text:style-name="T24_26"><text:s/></text:span><text:span text:style-name="T24_27">given</text:span><text:span text:style-name="T24_28"><text:s/></text:span><text:span text:style-name="T24_29">above</text:span><text:span text:style-name="T24_30">,<text:s/></text:span><text:span text:style-name="T24_31">this</text:span><text:span text:style-name="T24_32"><text:s/></text:span><text:span text:style-name="T24_33">would</text:span><text:span text:style-name="T24_34"><text:s/></text:span><text:span text:style-name="T24_35">be</text:span><text:span text:style-name="T24_36">:</text:span></text:p>
      <text:p text:style-name="P25"/>
      <text:p text:style-name="P26"><text:span text:style-name="T26_1">export</text:span><text:span text:style-name="T26_2"><text:s/></text:span><text:span text:style-name="T26_3">PATH</text:span><text:span text:style-name="T26_4">=/</text:span><text:span text:style-name="T26_5">usr</text:span><text:span text:style-name="T26_6">/</text:span><text:span text:style-name="T26_7">local</text:span><text:span text:style-name="T26_8">/</text:span><text:span text:style-name="T26_9">ParSNP</text:span><text:span text:style-name="T26_10">/</text:span><text:span text:style-name="T26_11">bin</text:span><text:span text:style-name="T26_12">:$</text:span><text:span text:style-name="T26_13">PATH</text:span></text:p>
      <text:p text:style-name="P27"/>
      <text:p text:style-name="P28"><text:span text:style-name="T28_1">The</text:span><text:span text:style-name="T28_2"><text:s/></text:span><text:span text:style-name="T28_3">PATH</text:span><text:span text:style-name="T28_4"><text:s/></text:span><text:span text:style-name="T28_5">can</text:span><text:span text:style-name="T28_6"><text:s/></text:span><text:span text:style-name="T28_7">be</text:span><text:span text:style-name="T28_8"><text:s/></text:span><text:span text:style-name="T28_9">set</text:span><text:span text:style-name="T28_10"><text:s/></text:span><text:span text:style-name="T28_11">manually</text:span><text:span text:style-name="T28_12"><text:s/></text:span><text:span text:style-name="T28_13">in</text:span><text:span text:style-name="T28_14"><text:s/></text:span><text:span text:style-name="T28_15">the</text:span><text:span text:style-name="T28_16"><text:s/></text:span><text:span text:style-name="T28_17">Linux</text:span><text:span text:style-name="T28_18"><text:s/></text:span><text:span text:style-name="T28_19">command</text:span><text:span text:style-name="T28_20"><text:s/></text:span><text:span text:style-name="T28_21">shell</text:span><text:span text:style-name="T28_22"><text:s/></text:span><text:span text:style-name="T28_23">or</text:span><text:span text:style-name="T28_24"><text:s/></text:span><text:span text:style-name="T28_25">it</text:span><text:span text:style-name="T28_26"><text:s/></text:span><text:span text:style-name="T28_27">can</text:span><text:span text:style-name="T28_28"><text:s/></text:span><text:span text:style-name="T28_29">be</text:span><text:span text:style-name="T28_30"><text:s/></text:span><text:span text:style-name="T28_31">set</text:span><text:span text:style-name="T28_32"><text:s/></text:span><text:span text:style-name="T28_33">in</text:span><text:span text:style-name="T28_34"><text:s/></text:span><text:span text:style-name="T28_35">a</text:span><text:span text:style-name="T28_36"><text:s/></text:span><text:span text:style-name="T28_37">system</text:span><text:span text:style-name="T28_38">-</text:span><text:span text:style-name="T28_39">wide</text:span><text:span text:style-name="T28_40"><text:s/></text:span><text:span text:style-name="T28_41">startup</text:span><text:span text:style-name="T28_42"><text:s/></text:span><text:span text:style-name="T28_43">file</text:span><text:span text:style-name="T28_44">.<text:s/></text:span><text:span text:style-name="T28_45">For</text:span><text:span text:style-name="T28_46"><text:s/></text:span><text:span text:style-name="T28_47">example</text:span><text:span text:style-name="T28_48"><text:s/></text:span><text:span text:style-name="T28_49">in</text:span><text:span text:style-name="T28_50"><text:s/></text:span><text:span text:style-name="T28_51">a</text:span><text:span text:style-name="T28_52"><text:s/>‘</text:span><text:span text:style-name="T28_53">profile</text:span><text:span text:style-name="T28_54">’<text:s/></text:span><text:span text:style-name="T28_55">fragment</text:span><text:span text:style-name="T28_56"><text:s/></text:span><text:span text:style-name="T28_57">file</text:span><text:span text:style-name="T28_58">:</text:span></text:p>
      <text:p text:style-name="P29"/>
      <text:p text:style-name="P30"><text:span text:style-name="T30_1">/</text:span><text:span text:style-name="T30_2">etc</text:span><text:span text:style-name="T30_3">/</text:span><text:span text:style-name="T30_4">profile</text:span><text:span text:style-name="T30_5">.</text:span><text:span text:style-name="T30_6">d</text:span><text:span text:style-name="T30_7">/</text:span><text:span text:style-name="T30_8">ParSNP</text:span><text:span text:style-name="T30_9">.</text:span><text:span text:style-name="T30_10">sh</text:span></text:p>
      <text:p text:style-name="P31"/>
      <text:p text:style-name="P32"><text:span text:style-name="T32_1">Containing</text:span><text:span text:style-name="T32_2"><text:s/></text:span><text:span text:style-name="T32_3">these</text:span><text:span text:style-name="T32_4"><text:s/></text:span><text:span text:style-name="T32_5">lines</text:span><text:span text:style-name="T32_6"><text:s/></text:span><text:span text:style-name="T32_7">to</text:span><text:span text:style-name="T32_8"><text:s/></text:span><text:span text:style-name="T32_9">be</text:span><text:span text:style-name="T32_10"><text:s/></text:span><text:span text:style-name="T32_11">sourced</text:span><text:span text:style-name="T32_12"><text:s/></text:span><text:span text:style-name="T32_13">by</text:span><text:span text:style-name="T32_14"><text:s/></text:span><text:span text:style-name="T32_15">a</text:span><text:span text:style-name="T32_16"><text:s/></text:span><text:span text:style-name="T32_17">login</text:span><text:span text:style-name="T32_18"><text:s/></text:span><text:span text:style-name="T32_19">shell</text:span><text:span text:style-name="T32_20">:</text:span></text:p>
      <text:p text:style-name="P33"/>
      <text:p text:style-name="P34"><text:span text:style-name="T34_1">export</text:span><text:span text:style-name="T34_2"><text:s/></text:span><text:span text:style-name="T34_3">PARSNP</text:span><text:span text:style-name="T34_4">_</text:span><text:span text:style-name="T34_5">HOME</text:span><text:span text:style-name="T34_6">=/</text:span><text:span text:style-name="T34_7">usr</text:span><text:span text:style-name="T34_8">/</text:span><text:span text:style-name="T34_9">local</text:span><text:span text:style-name="T34_10">/</text:span><text:span text:style-name="T34_11">ParSNP</text:span></text:p>
      <text:p text:style-name="P35"><text:span text:style-name="T35_1">export</text:span><text:span text:style-name="T35_2"><text:s/></text:span><text:span text:style-name="T35_3">PATH</text:span><text:span text:style-name="T35_4">=$</text:span><text:span text:style-name="T35_5">PARSNP</text:span><text:span text:style-name="T35_6">_</text:span><text:span text:style-name="T35_7">HOME</text:span><text:span text:style-name="T35_8">/</text:span><text:span text:style-name="T35_9">bin</text:span><text:span text:style-name="T35_10">:$</text:span><text:span text:style-name="T35_11">PATH</text:span></text:p>
      <text:p text:style-name="P36"/>
      <text:p text:style-name="P37"><text:span text:style-name="T37_1">Alternatively</text:span><text:span text:style-name="T37_2">,<text:s/></text:span><text:span text:style-name="T37_3">the</text:span><text:span text:style-name="T37_4"><text:s/></text:span><text:span text:style-name="T37_5">executable</text:span><text:span text:style-name="T37_6"><text:s/></text:span><text:span text:style-name="T37_7">files</text:span><text:span text:style-name="T37_8"><text:s/></text:span><text:span text:style-name="T37_9">can</text:span><text:span text:style-name="T37_10"><text:s/></text:span><text:span text:style-name="T37_11">be</text:span><text:span text:style-name="T37_12"><text:s/></text:span><text:span text:style-name="T37_13">placed</text:span><text:span text:style-name="T37_14"><text:s/></text:span><text:span text:style-name="T37_15">in</text:span><text:span text:style-name="T37_16"><text:s/></text:span><text:span text:style-name="T37_17">a</text:span><text:span text:style-name="T37_18"><text:s/></text:span><text:span text:style-name="T37_19">subdirectory</text:span><text:span text:style-name="T37_20"><text:s/></text:span><text:span text:style-name="T37_21">of</text:span><text:span text:style-name="T37_22"><text:s/></text:span><text:span text:style-name="T37_23">a</text:span><text:span text:style-name="T37_24"><text:s/></text:span><text:span text:style-name="T37_25">user</text:span><text:span text:style-name="T37_26">’</text:span><text:span text:style-name="T37_27">s</text:span><text:span text:style-name="T37_28"><text:s/></text:span><text:span text:style-name="T37_29">home</text:span><text:span text:style-name="T37_30"><text:s/></text:span><text:span text:style-name="T37_31">directory</text:span><text:span text:style-name="T37_32"><text:s/>(~).<text:s/></text:span><text:span text:style-name="T37_33">For</text:span><text:span text:style-name="T37_34"><text:s/></text:span><text:span text:style-name="T37_35">example</text:span><text:span text:style-name="T37_36">:</text:span></text:p>
      <text:p text:style-name="P38"/>
      <text:p text:style-name="P39"><text:span text:style-name="T39_1">~/</text:span><text:span text:style-name="T39_2">ParSNP</text:span><text:span text:style-name="T39_3">/</text:span><text:span text:style-name="T39_4">bin</text:span></text:p>
      <text:p text:style-name="P40"/>
      <text:p text:style-name="P41"><text:span text:style-name="T41_1">In</text:span><text:span text:style-name="T41_2"><text:s/></text:span><text:span text:style-name="T41_3">this</text:span><text:span text:style-name="T41_4"><text:s/></text:span><text:span text:style-name="T41_5">case</text:span><text:span text:style-name="T41_6">,<text:s/></text:span><text:span text:style-name="T41_7">the</text:span><text:span text:style-name="T41_8"><text:s/></text:span><text:span text:style-name="T41_9">PATH</text:span><text:span text:style-name="T41_10"><text:s/></text:span><text:span text:style-name="T41_11">environment</text:span><text:span text:style-name="T41_12"><text:s/></text:span><text:span text:style-name="T41_13">variable</text:span><text:span text:style-name="T41_14"><text:s/></text:span><text:span text:style-name="T41_15">can</text:span><text:span text:style-name="T41_16"><text:s/></text:span><text:span text:style-name="T41_17">be</text:span><text:span text:style-name="T41_18"><text:s/></text:span><text:span text:style-name="T41_19">set</text:span><text:span text:style-name="T41_20"><text:s/></text:span><text:span text:style-name="T41_21">in</text:span><text:span text:style-name="T41_22"><text:s/></text:span><text:span text:style-name="T41_23">a</text:span><text:span text:style-name="T41_24"><text:s/></text:span><text:span text:style-name="T41_25">personal</text:span><text:span text:style-name="T41_26"><text:s/></text:span><text:span text:style-name="T41_27">startup</text:span><text:span text:style-name="T41_28"><text:s/></text:span><text:span text:style-name="T41_29">file</text:span><text:span text:style-name="T41_30"><text:s/></text:span><text:span text:style-name="T41_31">instead</text:span><text:span text:style-name="T41_32">.<text:s/></text:span><text:span text:style-name="T41_33">For</text:span><text:span text:style-name="T41_34"><text:s/></text:span><text:span text:style-name="T41_35">example</text:span><text:span text:style-name="T41_36">:</text:span></text:p>
      <text:p text:style-name="P42"/>
      <text:p text:style-name="P43"><text:span text:style-name="T43_1">~/.</text:span><text:span text:style-name="T43_2">profile</text:span></text:p>
      <text:p text:style-name="P44"/>
      <text:p text:style-name="P45"><text:span text:style-name="T45_1">Containing</text:span><text:span text:style-name="T45_2"><text:s/></text:span><text:span text:style-name="T45_3">these</text:span><text:span text:style-name="T45_4"><text:s/></text:span><text:span text:style-name="T45_5">lines</text:span><text:span text:style-name="T45_6"><text:s/></text:span><text:span text:style-name="T45_7">to</text:span><text:span text:style-name="T45_8"><text:s/></text:span><text:span text:style-name="T45_9">be</text:span><text:span text:style-name="T45_10"><text:s/></text:span><text:span text:style-name="T45_11">sourced</text:span><text:span text:style-name="T45_12"><text:s/></text:span><text:span text:style-name="T45_13">by</text:span><text:span text:style-name="T45_14"><text:s/></text:span><text:span text:style-name="T45_15">a</text:span><text:span text:style-name="T45_16"><text:s/></text:span><text:span text:style-name="T45_17">login</text:span><text:span text:style-name="T45_18"><text:s/></text:span><text:span text:style-name="T45_19">shell</text:span><text:span text:style-name="T45_20">:</text:span></text:p>
      <text:p text:style-name="P46"/>
      <text:p text:style-name="P47"><text:span text:style-name="T47_1">export</text:span><text:span text:style-name="T47_2"><text:s/></text:span><text:span text:style-name="T47_3">PARSNP</text:span><text:span text:style-name="T47_4">_</text:span><text:span text:style-name="T47_5">HOME</text:span><text:span text:style-name="T47_6">=$</text:span><text:span text:style-name="T47_7">HOME</text:span><text:span text:style-name="T47_8">/</text:span><text:span text:style-name="T47_9">ParSNP</text:span></text:p>
      <text:p text:style-name="P48"><text:span text:style-name="T48_1">export</text:span><text:span text:style-name="T48_2"><text:s/></text:span><text:span text:style-name="T48_3">PATH</text:span><text:span text:style-name="T48_4">=$</text:span><text:span text:style-name="T48_5">PARSNP</text:span><text:span text:style-name="T48_6">_</text:span><text:span text:style-name="T48_7">HOME</text:span><text:span text:style-name="T48_8">/</text:span><text:span text:style-name="T48_9">bin</text:span><text:span text:style-name="T48_10">:$</text:span><text:span text:style-name="T48_11">PATH</text:span></text:p>
      <text:p text:style-name="P49"/>
      <text:p text:style-name="P50"><text:span text:style-name="T50_1">EMMAX</text:span><text:span text:style-name="T50_2"><text:s/></text:span><text:span text:style-name="T50_3">binaries</text:span><text:span text:style-name="T50_4"><text:s/></text:span><text:span text:style-name="T50_5">are</text:span><text:span text:style-name="T50_6"><text:s/></text:span><text:span text:style-name="T50_7">available</text:span><text:span text:style-name="T50_8"><text:s/></text:span><text:span text:style-name="T50_9">for</text:span><text:span text:style-name="T50_10"><text:s/></text:span><text:span text:style-name="T50_11">download</text:span><text:span text:style-name="T50_12"><text:s/></text:span><text:span text:style-name="T50_13">from</text:span><text:span text:style-name="T50_14">:</text:span></text:p>
      <text:p text:style-name="P51"/>
      <text:p text:style-name="P52"><text:span text:style-name="T52_1"><text:a xlink:type="simple" xlink:href="http://www.sph.umich.edu/csg/kang/emmax/download/index.html"><text:span text:style-name="T52_2">http</text:span></text:a></text:span><text:span text:style-name="T52_3"><text:a xlink:type="simple" xlink:href="http://www.sph.umich.edu/csg/kang/emmax/download/index.html"><text:span text:style-name="T52_4">://</text:span></text:a></text:span><text:span text:style-name="T52_5"><text:a xlink:type="simple" xlink:href="http://www.sph.umich.edu/csg/kang/emmax/download/index.html"><text:span text:style-name="T52_6">www</text:span></text:a></text:span><text:span text:style-name="T52_7"><text:a xlink:type="simple" xlink:href="http://www.sph.umich.edu/csg/kang/emmax/download/index.html"><text:span text:style-name="T52_8">.</text:span></text:a></text:span><text:span text:style-name="T52_9"><text:a xlink:type="simple" xlink:href="http://www.sph.umich.edu/csg/kang/emmax/download/index.html"><text:span text:style-name="T52_10">sph</text:span></text:a></text:span><text:span text:style-name="T52_11"><text:a xlink:type="simple" xlink:href="http://www.sph.umich.edu/csg/kang/emmax/download/index.html"><text:span text:style-name="T52_12">.</text:span></text:a></text:span><text:span text:style-name="T52_13"><text:a xlink:type="simple" xlink:href="http://www.sph.umich.edu/csg/kang/emmax/download/index.html"><text:span text:style-name="T52_14">umich</text:span></text:a></text:span><text:span text:style-name="T52_15"><text:a xlink:type="simple" xlink:href="http://www.sph.umich.edu/csg/kang/emmax/download/index.html"><text:span text:style-name="T52_16">.</text:span></text:a></text:span><text:span text:style-name="T52_17"><text:a xlink:type="simple" xlink:href="http://www.sph.umich.edu/csg/kang/emmax/download/index.html"><text:span text:style-name="T52_18">edu</text:span></text:a></text:span><text:span text:style-name="T52_19"><text:a xlink:type="simple" xlink:href="http://www.sph.umich.edu/csg/kang/emmax/download/index.html"><text:span text:style-name="T52_20">/</text:span></text:a></text:span><text:span text:style-name="T52_21"><text:a xlink:type="simple" xlink:href="http://www.sph.umich.edu/csg/kang/emmax/download/index.html"><text:span text:style-name="T52_22">csg</text:span></text:a></text:span><text:span text:style-name="T52_23"><text:a xlink:type="simple" xlink:href="http://www.sph.umich.edu/csg/kang/emmax/download/index.html"><text:span text:style-name="T52_24">/</text:span></text:a></text:span><text:span text:style-name="T52_25"><text:a xlink:type="simple" xlink:href="http://www.sph.umich.edu/csg/kang/emmax/download/index.html"><text:span text:style-name="T52_26">kang</text:span></text:a></text:span><text:span text:style-name="T52_27"><text:a xlink:type="simple" xlink:href="http://www.sph.umich.edu/csg/kang/emmax/download/index.html"><text:span text:style-name="T52_28">/</text:span></text:a></text:span><text:span text:style-name="T52_29"><text:a xlink:type="simple" xlink:href="http://www.sph.umich.edu/csg/kang/emmax/download/index.html"><text:span text:style-name="T52_30">emmax</text:span></text:a></text:span><text:span text:style-name="T52_31"><text:a xlink:type="simple" xlink:href="http://www.sph.umich.edu/csg/kang/emmax/download/index.html"><text:span text:style-name="T52_32">/</text:span></text:a></text:span></text:p>
      <text:p text:style-name="P53"/>
      <text:p text:style-name="P54"><text:span text:style-name="T54_1">Note</text:span><text:span text:style-name="T54_2">:<text:s/></text:span><text:span text:style-name="T54_3">two</text:span><text:span text:style-name="T54_4"><text:s/></text:span><text:span text:style-name="T54_5">versions</text:span><text:span text:style-name="T54_6"><text:s/></text:span><text:span text:style-name="T54_7">of</text:span><text:span text:style-name="T54_8"><text:s/></text:span><text:span text:style-name="T54_9">the</text:span><text:span text:style-name="T54_10"><text:s/></text:span><text:span text:style-name="T54_11">EMMAX</text:span><text:span text:style-name="T54_12"><text:s/></text:span><text:span text:style-name="T54_13">binaries</text:span><text:span text:style-name="T54_14"><text:s/></text:span><text:span text:style-name="T54_15">are</text:span><text:span text:style-name="T54_16"><text:s/></text:span><text:span text:style-name="T54_17">available</text:span><text:span text:style-name="T54_18">:</text:span></text:p>
      <text:p text:style-name="P55"/>
      <text:p text:style-name="P56"><text:span text:style-name="T56_1">Intel</text:span><text:span text:style-name="T56_2"><text:s/></text:span><text:span text:style-name="T56_3">compiler</text:span><text:span text:style-name="T56_4"><text:s/>(</text:span><text:span text:style-name="T56_5">recommended</text:span><text:span text:style-name="T56_6">)</text:span></text:p>
      <text:p text:style-name="P57"><text:span text:style-name="T57_1"><text:a xlink:type="simple" xlink:href="http://www.sph.umich.edu/csg/kang/emmax/download/emmax-intel-binary-20120210.tar.gz"><text:span text:style-name="T57_2">emmax</text:span></text:a></text:span><text:span text:style-name="T57_3"><text:a xlink:type="simple" xlink:href="http://www.sph.umich.edu/csg/kang/emmax/download/emmax-intel-binary-20120210.tar.gz"><text:span text:style-name="T57_4">-</text:span></text:a></text:span><text:span text:style-name="T57_5"><text:a xlink:type="simple" xlink:href="http://www.sph.umich.edu/csg/kang/emmax/download/emmax-intel-binary-20120210.tar.gz"><text:span text:style-name="T57_6">intel</text:span></text:a></text:span><text:span text:style-name="T57_7"><text:a xlink:type="simple" xlink:href="http://www.sph.umich.edu/csg/kang/emmax/download/emmax-intel-binary-20120210.tar.gz"><text:span text:style-name="T57_8">-</text:span></text:a></text:span><text:span text:style-name="T57_9"><text:a xlink:type="simple" xlink:href="http://www.sph.umich.edu/csg/kang/emmax/download/emmax-intel-binary-20120210.tar.gz"><text:span text:style-name="T57_10">binary</text:span></text:a></text:span><text:span text:style-name="T57_11"><text:a xlink:type="simple" xlink:href="http://www.sph.umich.edu/csg/kang/emmax/download/emmax-intel-binary-20120210.tar.gz"><text:span text:style-name="T57_12">-20120210.</text:span></text:a></text:span><text:span text:style-name="T57_13"><text:a xlink:type="simple" xlink:href="http://www.sph.umich.edu/csg/kang/emmax/download/emmax-intel-binary-20120210.tar.gz"><text:span text:style-name="T57_14">tar</text:span></text:a></text:span><text:span text:style-name="T57_15"><text:a xlink:type="simple" xlink:href="http://www.sph.umich.edu/csg/kang/emmax/download/emmax-intel-binary-20120210.tar.gz"><text:span text:style-name="T57_16">.</text:span></text:a></text:span><text:span text:style-name="T57_17"><text:a xlink:type="simple" xlink:href="http://www.sph.umich.edu/csg/kang/emmax/download/emmax-intel-binary-20120210.tar.gz"><text:span text:style-name="T57_18">gz</text:span></text:a></text:span></text:p>
      <text:p text:style-name="P58"/>
      <text:p text:style-name="P59"><text:span text:style-name="T59_1">GNU</text:span><text:span text:style-name="T59_2"><text:s/></text:span><text:span text:style-name="T59_3">compiler</text:span><text:span text:style-name="T59_4"><text:s/>(</text:span><text:span text:style-name="T59_5">portable</text:span><text:span text:style-name="T59_6">)</text:span></text:p>
      <text:p text:style-name="P60"><text:span text:style-name="T60_1"><text:a xlink:type="simple" xlink:href="http://www.sph.umich.edu/csg/kang/emmax/download/emmax-beta-07Mar2010.tar.gz"><text:span text:style-name="T60_2">emmax</text:span></text:a></text:span><text:span text:style-name="T60_3"><text:a xlink:type="simple" xlink:href="http://www.sph.umich.edu/csg/kang/emmax/download/emmax-beta-07Mar2010.tar.gz"><text:span text:style-name="T60_4">-</text:span></text:a></text:span><text:span text:style-name="T60_5"><text:a xlink:type="simple" xlink:href="http://www.sph.umich.edu/csg/kang/emmax/download/emmax-beta-07Mar2010.tar.gz"><text:span text:style-name="T60_6">beta</text:span></text:a></text:span><text:span text:style-name="T60_7"><text:a xlink:type="simple" xlink:href="http://www.sph.umich.edu/csg/kang/emmax/download/emmax-beta-07Mar2010.tar.gz"><text:span text:style-name="T60_8">-07</text:span></text:a></text:span><text:span text:style-name="T60_9"><text:a xlink:type="simple" xlink:href="http://www.sph.umich.edu/csg/kang/emmax/download/emmax-beta-07Mar2010.tar.gz"><text:span text:style-name="T60_10">Mar</text:span></text:a></text:span><text:span text:style-name="T60_11"><text:a xlink:type="simple" xlink:href="http://www.sph.umich.edu/csg/kang/emmax/download/emmax-beta-07Mar2010.tar.gz"><text:span text:style-name="T60_12">2010.</text:span></text:a></text:span><text:span text:style-name="T60_13"><text:a xlink:type="simple" xlink:href="http://www.sph.umich.edu/csg/kang/emmax/download/emmax-beta-07Mar2010.tar.gz"><text:span text:style-name="T60_14">tar</text:span></text:a></text:span><text:span text:style-name="T60_15"><text:a xlink:type="simple" xlink:href="http://www.sph.umich.edu/csg/kang/emmax/download/emmax-beta-07Mar2010.tar.gz"><text:span text:style-name="T60_16">.</text:span></text:a></text:span><text:span text:style-name="T60_17"><text:a xlink:type="simple" xlink:href="http://www.sph.umich.edu/csg/kang/emmax/download/emmax-beta-07Mar2010.tar.gz"><text:span text:style-name="T60_18">gz</text:span></text:a></text:span></text:p>
      <text:p text:style-name="P61"/>
      <text:p text:style-name="P62"><text:span text:style-name="T62_1">PLINK</text:span><text:span text:style-name="T62_2"><text:s/></text:span><text:span text:style-name="T62_3">binaries</text:span><text:span text:style-name="T62_4"><text:s/></text:span><text:span text:style-name="T62_5">are</text:span><text:span text:style-name="T62_6"><text:s/></text:span><text:span text:style-name="T62_7">available</text:span><text:span text:style-name="T62_8"><text:s/></text:span><text:span text:style-name="T62_9">for</text:span><text:span text:style-name="T62_10"><text:s/></text:span><text:span text:style-name="T62_11">download</text:span><text:span text:style-name="T62_12"><text:s/></text:span><text:span text:style-name="T62_13">from</text:span><text:span text:style-name="T62_14">:</text:span></text:p>
      <text:p text:style-name="P63"/>
      <text:p text:style-name="P64"><text:span text:style-name="T64_1"><text:a xlink:type="simple" xlink:href="http://pngu.mgh.harvard.edu/~purcell/plink/"><text:span text:style-name="T64_2">http</text:span></text:a></text:span><text:span text:style-name="T64_3"><text:a xlink:type="simple" xlink:href="http://pngu.mgh.harvard.edu/~purcell/plink/"><text:span text:style-name="T64_4">://</text:span></text:a></text:span><text:span text:style-name="T64_5"><text:a xlink:type="simple" xlink:href="http://pngu.mgh.harvard.edu/~purcell/plink/"><text:span text:style-name="T64_6">pngu</text:span></text:a></text:span><text:span text:style-name="T64_7"><text:a xlink:type="simple" xlink:href="http://pngu.mgh.harvard.edu/~purcell/plink/"><text:span text:style-name="T64_8">.</text:span></text:a></text:span><text:span text:style-name="T64_9"><text:a xlink:type="simple" xlink:href="http://pngu.mgh.harvard.edu/~purcell/plink/"><text:span text:style-name="T64_10">mgh</text:span></text:a></text:span><text:span text:style-name="T64_11"><text:a xlink:type="simple" xlink:href="http://pngu.mgh.harvard.edu/~purcell/plink/"><text:span text:style-name="T64_12">.</text:span></text:a></text:span><text:span text:style-name="T64_13"><text:a xlink:type="simple" xlink:href="http://pngu.mgh.harvard.edu/~purcell/plink/"><text:span text:style-name="T64_14">harvard</text:span></text:a></text:span><text:span text:style-name="T64_15"><text:a xlink:type="simple" xlink:href="http://pngu.mgh.harvard.edu/~purcell/plink/"><text:span text:style-name="T64_16">.</text:span></text:a></text:span><text:span text:style-name="T64_17"><text:a xlink:type="simple" xlink:href="http://pngu.mgh.harvard.edu/~purcell/plink/"><text:span text:style-name="T64_18">edu</text:span></text:a></text:span><text:span text:style-name="T64_19"><text:a xlink:type="simple" xlink:href="http://pngu.mgh.harvard.edu/~purcell/plink/"><text:span text:style-name="T64_20">/~</text:span></text:a></text:span><text:span text:style-name="T64_21"><text:a xlink:type="simple" xlink:href="http://pngu.mgh.harvard.edu/~purcell/plink/"><text:span text:style-name="T64_22">purcell</text:span></text:a></text:span><text:span text:style-name="T64_23"><text:a xlink:type="simple" xlink:href="http://pngu.mgh.harvard.edu/~purcell/plink/"><text:span text:style-name="T64_24">/</text:span></text:a></text:span><text:span text:style-name="T64_25"><text:a xlink:type="simple" xlink:href="http://pngu.mgh.harvard.edu/~purcell/plink/"><text:span text:style-name="T64_26">plink</text:span></text:a></text:span><text:span text:style-name="T64_27"><text:a xlink:type="simple" xlink:href="http://pngu.mgh.harvard.edu/~purcell/plink/"><text:span text:style-name="T64_28">/</text:span></text:a></text:span></text:p>
      <text:p text:style-name="P65"/>
      <text:p text:style-name="P66"><text:span text:style-name="T66_1">Note</text:span><text:span text:style-name="T66_2">:<text:s/></text:span><text:span text:style-name="T66_3">Under</text:span><text:span text:style-name="T66_4"><text:s/></text:span><text:span text:style-name="T66_5">Bio</text:span><text:span text:style-name="T66_6">-</text:span><text:span text:style-name="T66_7">Linux</text:span><text:span text:style-name="T66_8"><text:s/>8/</text:span><text:span text:style-name="T66_9">Ubuntu</text:span><text:span text:style-name="T66_10"><text:s/>14.04<text:s/></text:span><text:span text:style-name="T66_11">LTS</text:span><text:span text:style-name="T66_12">,<text:s/></text:span><text:span text:style-name="T66_13">the</text:span><text:span text:style-name="T66_14"><text:s/>“</text:span><text:span text:style-name="T66_15">plink</text:span><text:span text:style-name="T66_16">”<text:s/></text:span><text:span text:style-name="T66_17">command</text:span><text:span text:style-name="T66_18"><text:s/></text:span><text:span text:style-name="T66_19">is</text:span><text:span text:style-name="T66_20"><text:s/></text:span><text:span text:style-name="T66_21">called</text:span><text:span text:style-name="T66_22"><text:s/>“</text:span><text:span text:style-name="T66_23">p</text:span><text:span text:style-name="T66_24">-</text:span><text:span text:style-name="T66_25">link</text:span><text:span text:style-name="T66_26">”<text:s/></text:span><text:span text:style-name="T66_27">to</text:span><text:span text:style-name="T66_28"><text:s/></text:span><text:span text:style-name="T66_29">avoid</text:span><text:span text:style-name="T66_30"><text:s/></text:span><text:span text:style-name="T66_31">a</text:span><text:span text:style-name="T66_32"><text:s/></text:span><text:span text:style-name="T66_33">conflict</text:span><text:span text:style-name="T66_34"><text:s/></text:span><text:span text:style-name="T66_35">with</text:span><text:span text:style-name="T66_36"><text:s/></text:span><text:span text:style-name="T66_37">putty</text:span><text:span text:style-name="T66_38">-</text:span><text:span text:style-name="T66_39">tools</text:span><text:span text:style-name="T66_40">:<text:s/>/</text:span><text:span text:style-name="T66_41">usr</text:span><text:span text:style-name="T66_42">/</text:span><text:span text:style-name="T66_43">bin</text:span><text:span text:style-name="T66_44">/</text:span><text:span text:style-name="T66_45">plink</text:span><text:span text:style-name="T66_46">.</text:span></text:p>
      <text:p text:style-name="P67"/>
      <text:p text:style-name="P68"><text:span text:style-name="T68_1">EIGENSOFT</text:span><text:span text:style-name="T68_2"><text:s/></text:span><text:span text:style-name="T68_3">binaries</text:span><text:span text:style-name="T68_4"><text:s/></text:span><text:span text:style-name="T68_5">are</text:span><text:span text:style-name="T68_6"><text:s/></text:span><text:span text:style-name="T68_7">available</text:span><text:span text:style-name="T68_8"><text:s/></text:span><text:span text:style-name="T68_9">for</text:span><text:span text:style-name="T68_10"><text:s/></text:span><text:span text:style-name="T68_11">download</text:span><text:span text:style-name="T68_12"><text:s/></text:span><text:span text:style-name="T68_13">from</text:span><text:span text:style-name="T68_14">:</text:span></text:p>
      <text:p text:style-name="P69"/>
      <text:p text:style-name="P70"><text:span text:style-name="T70_1">ftp</text:span><text:span text:style-name="T70_2">://</text:span><text:span text:style-name="T70_3"><text:a xlink:type="simple" xlink:href="http://ftp.broadinstitute.org/EIGENSOFT/"><text:span text:style-name="T70_4">ftp</text:span></text:a></text:span><text:span text:style-name="T70_5"><text:a xlink:type="simple" xlink:href="http://ftp.broadinstitute.org/EIGENSOFT/"><text:span text:style-name="T70_6">.</text:span></text:a></text:span><text:span text:style-name="T70_7"><text:a xlink:type="simple" xlink:href="http://ftp.broadinstitute.org/EIGENSOFT/"><text:span text:style-name="T70_8">broadinstitute</text:span></text:a></text:span><text:span text:style-name="T70_9"><text:a xlink:type="simple" xlink:href="http://ftp.broadinstitute.org/EIGENSOFT/"><text:span text:style-name="T70_10">.</text:span></text:a></text:span><text:span text:style-name="T70_11"><text:a xlink:type="simple" xlink:href="http://ftp.broadinstitute.org/EIGENSOFT/"><text:span text:style-name="T70_12">org</text:span></text:a></text:span><text:span text:style-name="T70_13"><text:a xlink:type="simple" xlink:href="http://ftp.broadinstitute.org/EIGENSOFT/"><text:span text:style-name="T70_14">/</text:span></text:a></text:span><text:span text:style-name="T70_15"><text:a xlink:type="simple" xlink:href="http://ftp.broadinstitute.org/EIGENSOFT/"><text:span text:style-name="T70_16">EIGENSOFT</text:span></text:a></text:span><text:span text:style-name="T70_17"><text:a xlink:type="simple" xlink:href="http://ftp.broadinstitute.org/EIGENSOFT/"><text:span text:style-name="T70_18">/</text:span></text:a></text:span></text:p>
      <text:p text:style-name="P71"/>
      <text:p text:style-name="P72"><text:span text:style-name="T72_1">R</text:span><text:span text:style-name="T72_2"><text:s/></text:span><text:span text:style-name="T72_3">binaries</text:span><text:span text:style-name="T72_4"><text:s/></text:span><text:span text:style-name="T72_5">are</text:span><text:span text:style-name="T72_6"><text:s/></text:span><text:span text:style-name="T72_7">available</text:span><text:span text:style-name="T72_8"><text:s/></text:span><text:span text:style-name="T72_9">for</text:span><text:span text:style-name="T72_10"><text:s/></text:span><text:span text:style-name="T72_11">download</text:span><text:span text:style-name="T72_12"><text:s/></text:span><text:span text:style-name="T72_13">from</text:span><text:span text:style-name="T72_14">:</text:span></text:p>
      <text:p text:style-name="P73"><text:span text:style-name="T73_1"><text:a xlink:type="simple" xlink:href="http://www.r-project.org/"><text:span text:style-name="T73_2">http</text:span></text:a></text:span><text:span text:style-name="T73_3"><text:a xlink:type="simple" xlink:href="http://www.r-project.org/"><text:span text:style-name="T73_4">://</text:span></text:a></text:span><text:span text:style-name="T73_5"><text:a xlink:type="simple" xlink:href="http://www.r-project.org/"><text:span text:style-name="T73_6">www</text:span></text:a></text:span><text:span text:style-name="T73_7"><text:a xlink:type="simple" xlink:href="http://www.r-project.org/"><text:span text:style-name="T73_8">.</text:span></text:a></text:span><text:span text:style-name="T73_9"><text:a xlink:type="simple" xlink:href="http://www.r-project.org/"><text:span text:style-name="T73_10">r</text:span></text:a></text:span><text:span text:style-name="T73_11"><text:a xlink:type="simple" xlink:href="http://www.r-project.org/"><text:span text:style-name="T73_12">-</text:span></text:a></text:span><text:span text:style-name="T73_13"><text:a xlink:type="simple" xlink:href="http://www.r-project.org/"><text:span text:style-name="T73_14">project</text:span></text:a></text:span><text:span text:style-name="T73_15"><text:a xlink:type="simple" xlink:href="http://www.r-project.org/"><text:span text:style-name="T73_16">.</text:span></text:a></text:span><text:span text:style-name="T73_17"><text:a xlink:type="simple" xlink:href="http://www.r-project.org/"><text:span text:style-name="T73_18">org</text:span></text:a></text:span><text:span text:style-name="T73_19"><text:a xlink:type="simple" xlink:href="http://www.r-project.org/"><text:span text:style-name="T73_20">/</text:span></text:a></text:span></text:p>
      <text:p text:style-name="P74"/>
      <text:p text:style-name="P75"><text:span text:style-name="T75_1">vcftools</text:span><text:span text:style-name="T75_2"><text:s/></text:span><text:span text:style-name="T75_3">binaries</text:span><text:span text:style-name="T75_4"><text:s/></text:span><text:span text:style-name="T75_5">are</text:span><text:span text:style-name="T75_6"><text:s/></text:span><text:span text:style-name="T75_7">available</text:span><text:span text:style-name="T75_8"><text:s/></text:span><text:span text:style-name="T75_9">for</text:span><text:span text:style-name="T75_10"><text:s/></text:span><text:span text:style-name="T75_11">download</text:span><text:span text:style-name="T75_12"><text:s/></text:span><text:span text:style-name="T75_13">from</text:span><text:span text:style-name="T75_14">:</text:span></text:p>
      <text:p text:style-name="P76"/>
      <text:p text:style-name="P77"><text:span text:style-name="T77_1"><text:a xlink:type="simple" xlink:href="http://vcftools.sourceforge.net/downloads.html"><text:span text:style-name="T77_2">http</text:span></text:a></text:span><text:span text:style-name="T77_3"><text:a xlink:type="simple" xlink:href="http://vcftools.sourceforge.net/downloads.html"><text:span text:style-name="T77_4">://</text:span></text:a></text:span><text:span text:style-name="T77_5"><text:a xlink:type="simple" xlink:href="http://vcftools.sourceforge.net/downloads.html"><text:span text:style-name="T77_6">vcftools</text:span></text:a></text:span><text:span text:style-name="T77_7"><text:a xlink:type="simple" xlink:href="http://vcftools.sourceforge.net/downloads.html"><text:span text:style-name="T77_8">.</text:span></text:a></text:span><text:span text:style-name="T77_9"><text:a xlink:type="simple" xlink:href="http://vcftools.sourceforge.net/downloads.html"><text:span text:style-name="T77_10">sourceforge</text:span></text:a></text:span><text:span text:style-name="T77_11"><text:a xlink:type="simple" xlink:href="http://vcftools.sourceforge.net/downloads.html"><text:span text:style-name="T77_12">.</text:span></text:a></text:span><text:span text:style-name="T77_13"><text:a xlink:type="simple" xlink:href="http://vcftools.sourceforge.net/downloads.html"><text:span text:style-name="T77_14">net</text:span></text:a></text:span><text:span text:style-name="T77_15"><text:a xlink:type="simple" xlink:href="http://vcftools.sourceforge.net/downloads.html"><text:span text:style-name="T77_16">/</text:span></text:a></text:span><text:span text:style-name="T77_17"><text:a xlink:type="simple" xlink:href="http://vcftools.sourceforge.net/downloads.html"><text:span text:style-name="T77_18">downloads</text:span></text:a></text:span><text:span text:style-name="T77_19"><text:a xlink:type="simple" xlink:href="http://vcftools.sourceforge.net/downloads.html"><text:span text:style-name="T77_20">.</text:span></text:a></text:span><text:span text:style-name="T77_21"><text:a xlink:type="simple" xlink:href="http://vcftools.sourceforge.net/downloads.html"><text:span text:style-name="T77_22">html</text:span></text:a></text:span><text:span text:style-name="T77_23"><text:s/>(</text:span><text:span text:style-name="T77_24">optional</text:span><text:span text:style-name="T77_25">)</text:span></text:p>
      <text:p text:style-name="P78"/>
      <text:p text:style-name="P79"/>
      <text:p text:style-name="P80"><text:span text:style-name="T80_1">Quick</text:span><text:span text:style-name="T80_2"><text:s/></text:span><text:span text:style-name="T80_3">start</text:span><text:span text:style-name="T80_4"><text:s/></text:span><text:span text:style-name="T80_5">for</text:span><text:span text:style-name="T80_6"><text:s/></text:span><text:span text:style-name="T80_7">the</text:span><text:span text:style-name="T80_8"><text:s/></text:span><text:span text:style-name="T80_9">impatient</text:span></text:p>
      <text:p text:style-name="P81"/>
      <text:p text:style-name="P82"><text:span text:style-name="T82_1">For</text:span><text:span text:style-name="T82_2"><text:s/></text:span><text:span text:style-name="T82_3">those</text:span><text:span text:style-name="T82_4"><text:s/></text:span><text:span text:style-name="T82_5">of</text:span><text:span text:style-name="T82_6"><text:s/></text:span><text:span text:style-name="T82_7">you</text:span><text:span text:style-name="T82_8"><text:s/></text:span><text:span text:style-name="T82_9">who</text:span><text:span text:style-name="T82_10"><text:s/></text:span><text:span text:style-name="T82_11">are</text:span><text:span text:style-name="T82_12"><text:s/></text:span><text:span text:style-name="T82_13">itching</text:span><text:span text:style-name="T82_14"><text:s/></text:span><text:span text:style-name="T82_15">to</text:span><text:span text:style-name="T82_16"><text:s/></text:span><text:span text:style-name="T82_17">jump</text:span><text:span text:style-name="T82_18"><text:s/></text:span><text:span text:style-name="T82_19">in</text:span><text:span text:style-name="T82_20"><text:s/></text:span><text:span text:style-name="T82_21">and</text:span><text:span text:style-name="T82_22"><text:s/></text:span><text:span text:style-name="T82_23">start</text:span><text:span text:style-name="T82_24">,<text:s/></text:span><text:span text:style-name="T82_25">we</text:span><text:span text:style-name="T82_26"><text:s/></text:span><text:span text:style-name="T82_27">can</text:span><text:span text:style-name="T82_28"><text:s/></text:span><text:span text:style-name="T82_29">demonstrate</text:span><text:span text:style-name="T82_30"><text:s/></text:span><text:span text:style-name="T82_31">a</text:span><text:span text:style-name="T82_32"><text:s/></text:span><text:span text:style-name="T82_33">typical</text:span><text:span text:style-name="T82_34"><text:s/></text:span><text:span text:style-name="T82_35">use</text:span><text:span text:style-name="T82_36">-</text:span><text:span text:style-name="T82_37">case</text:span><text:span text:style-name="T82_38"><text:s/></text:span><text:span text:style-name="T82_39">for</text:span><text:span text:style-name="T82_40"><text:s/></text:span><text:span text:style-name="T82_41">ParSNP</text:span><text:span text:style-name="T82_42"><text:s/></text:span><text:span text:style-name="T82_43">by</text:span><text:span text:style-name="T82_44"><text:s/></text:span><text:span text:style-name="T82_45">analysing</text:span><text:span text:style-name="T82_46"><text:s/></text:span><text:span text:style-name="T82_47">data</text:span><text:span text:style-name="T82_48"><text:s/></text:span><text:span text:style-name="T82_49">generated</text:span><text:span text:style-name="T82_50"><text:s/></text:span><text:span text:style-name="T82_51">from</text:span><text:span text:style-name="T82_52"><text:s/></text:span><text:span text:style-name="T82_53">a</text:span><text:span text:style-name="T82_54"><text:s/></text:span><text:span text:style-name="T82_55">GWAS</text:span><text:span text:style-name="T82_56"><text:s/></text:span><text:span text:style-name="T82_57">study</text:span><text:span text:style-name="T82_58"><text:s/></text:span><text:span text:style-name="T82_59">based</text:span><text:span text:style-name="T82_60"><text:s/></text:span><text:span text:style-name="T82_61">on</text:span><text:span text:style-name="T82_62"><text:s/></text:span><text:span text:style-name="T82_63">genotyping</text:span><text:span text:style-name="T82_64"><text:s/>44,100<text:s/></text:span><text:span text:style-name="T82_65">SNP</text:span><text:span text:style-name="T82_66"><text:s/></text:span><text:span text:style-name="T82_67">variants</text:span><text:span text:style-name="T82_68"><text:s/></text:span><text:span text:style-name="T82_69">across</text:span><text:span text:style-name="T82_70"><text:s/>413<text:s/></text:span><text:span text:style-name="T82_71">diverse</text:span><text:span text:style-name="T82_72"><text:s/></text:span><text:span text:style-name="T82_73">accessions</text:span><text:span text:style-name="T82_74"><text:s/></text:span><text:span text:style-name="T82_75">of</text:span><text:span text:style-name="T82_76"><text:s/></text:span><text:span text:style-name="T82_77">R</text:span><text:span text:style-name="T82_78">ice</text:span><text:span text:style-name="T82_79"><text:s/>(</text:span><text:span text:style-name="T82_80">Oryza</text:span><text:span text:style-name="T82_81"><text:s/></text:span><text:span text:style-name="T82_82">sativa</text:span><text:span text:style-name="T82_83">)<text:s/></text:span><text:span text:style-name="T82_84">from</text:span><text:span text:style-name="T82_85"><text:s/>82<text:s/></text:span><text:span text:style-name="T82_86">countries</text:span><text:span text:style-name="T82_87"><text:s/>(</text:span><text:span text:style-name="T82_88">Zhao</text:span><text:span text:style-name="T82_89"><text:s/></text:span><text:span text:style-name="T82_90">et</text:span><text:span text:style-name="T82_91"><text:s/></text:span><text:span text:style-name="T82_92">al</text:span><text:span text:style-name="T82_93">.,<text:s/>2010).</text:span></text:p>
      <text:p text:style-name="P83"/>
      <text:p text:style-name="P84"><text:span text:style-name="T84_1">The</text:span><text:span text:style-name="T84_2"><text:s/></text:span><text:span text:style-name="T84_3">genotype</text:span><text:span text:style-name="T84_4"><text:s/></text:span><text:span text:style-name="T84_5">data</text:span><text:span text:style-name="T84_6"><text:s/></text:span><text:span text:style-name="T84_7">are</text:span><text:span text:style-name="T84_8"><text:s/></text:span><text:span text:style-name="T84_9">available</text:span><text:span text:style-name="T84_10"><text:s/></text:span><text:span text:style-name="T84_11">from</text:span><text:span text:style-name="T84_12"><text:s/></text:span><text:span text:style-name="T84_13">the</text:span><text:span text:style-name="T84_14"><text:s/></text:span><text:span text:style-name="T84_15">Rice</text:span><text:span text:style-name="T84_16"><text:s/></text:span><text:span text:style-name="T84_17">Diversity</text:span><text:span text:style-name="T84_18"><text:s/></text:span><text:span text:style-name="T84_19">Project</text:span><text:span text:style-name="T84_20"><text:s/></text:span><text:span text:style-name="T84_21">website</text:span><text:span text:style-name="T84_22">:</text:span></text:p>
      <text:p text:style-name="P85"/>
      <text:p text:style-name="P86"><text:span text:style-name="T86_1"><text:a xlink:type="simple" xlink:href="http://ricediversity.org/data/sets/44kgwas/"><text:span text:style-name="T86_2">http</text:span></text:a></text:span><text:span text:style-name="T86_3"><text:a xlink:type="simple" xlink:href="http://ricediversity.org/data/sets/44kgwas/"><text:span text:style-name="T86_4">://</text:span></text:a></text:span><text:span text:style-name="T86_5"><text:a xlink:type="simple" xlink:href="http://ricediversity.org/data/sets/44kgwas/"><text:span text:style-name="T86_6">ricediversity</text:span></text:a></text:span><text:span text:style-name="T86_7"><text:a xlink:type="simple" xlink:href="http://ricediversity.org/data/sets/44kgwas/"><text:span text:style-name="T86_8">.</text:span></text:a></text:span><text:span text:style-name="T86_9"><text:a xlink:type="simple" xlink:href="http://ricediversity.org/data/sets/44kgwas/"><text:span text:style-name="T86_10">org</text:span></text:a></text:span><text:span text:style-name="T86_11"><text:a xlink:type="simple" xlink:href="http://ricediversity.org/data/sets/44kgwas/"><text:span text:style-name="T86_12">/</text:span></text:a></text:span><text:span text:style-name="T86_13"><text:a xlink:type="simple" xlink:href="http://ricediversity.org/data/sets/44kgwas/"><text:span text:style-name="T86_14">data</text:span></text:a></text:span><text:span text:style-name="T86_15"><text:a xlink:type="simple" xlink:href="http://ricediversity.org/data/sets/44kgwas/"><text:span text:style-name="T86_16">/</text:span></text:a></text:span><text:span text:style-name="T86_17"><text:a xlink:type="simple" xlink:href="http://ricediversity.org/data/sets/44kgwas/"><text:span text:style-name="T86_18">sets</text:span></text:a></text:span><text:span text:style-name="T86_19"><text:a xlink:type="simple" xlink:href="http://ricediversity.org/data/sets/44kgwas/"><text:span text:style-name="T86_20">/44</text:span></text:a></text:span><text:span text:style-name="T86_21"><text:a xlink:type="simple" xlink:href="http://ricediversity.org/data/sets/44kgwas/"><text:span text:style-name="T86_22">kgwas</text:span></text:a></text:span><text:span text:style-name="T86_23"><text:a xlink:type="simple" xlink:href="http://ricediversity.org/data/sets/44kgwas/"><text:span text:style-name="T86_24">/</text:span></text:a></text:span></text:p>
      <text:p text:style-name="P87"/>
      <text:p text:style-name="P88"><text:span text:style-name="T88_1">T</text:span><text:span text:style-name="T88_2">he</text:span><text:span text:style-name="T88_3"><text:s/></text:span><text:span text:style-name="T88_4">phenotype</text:span><text:span text:style-name="T88_5"><text:s/></text:span><text:span text:style-name="T88_6">data</text:span><text:span text:style-name="T88_7"><text:s/></text:span><text:span text:style-name="T88_8">from</text:span><text:span text:style-name="T88_9"><text:s/>(</text:span><text:span text:style-name="T88_10">put</text:span><text:span text:style-name="T88_11"><text:s/></text:span><text:span text:style-name="T88_12">github</text:span><text:span text:style-name="T88_13"><text:s/></text:span><text:span text:style-name="T88_14">link</text:span><text:span text:style-name="T88_15"><text:s/></text:span><text:span text:style-name="T88_16">here</text:span><text:span text:style-name="T88_17">).</text:span></text:p>
      <text:p text:style-name="P89"/>
      <text:p text:style-name="P90"><text:span text:style-name="T90_1"><text:tab/></text:span><text:span text:style-name="T90_2">http</text:span><text:span text:style-name="T90_3">://...</text:span></text:p>
      <text:p text:style-name="P91"/>
      <text:p text:style-name="P92"><text:span text:style-name="T92_1">The</text:span><text:span text:style-name="T92_2"><text:s/></text:span><text:span text:style-name="T92_3">genotype</text:span><text:span text:style-name="T92_4"><text:s/></text:span><text:span text:style-name="T92_5">files</text:span><text:span text:style-name="T92_6"><text:s/></text:span><text:span text:style-name="T92_7">consist</text:span><text:span text:style-name="T92_8"><text:s/></text:span><text:span text:style-name="T92_9">of</text:span><text:span text:style-name="T92_10"><text:s/></text:span><text:span text:style-name="T92_11">a</text:span><text:span text:style-name="T92_12"><text:s/></text:span><text:span text:style-name="T92_13">PED</text:span><text:span text:style-name="T92_14"><text:s/></text:span><text:span text:style-name="T92_15">file</text:span><text:span text:style-name="T92_16"><text:s/></text:span><text:span text:style-name="T92_17">and</text:span><text:span text:style-name="T92_18"><text:s/></text:span><text:span text:style-name="T92_19">a</text:span><text:span text:style-name="T92_20"><text:s/></text:span><text:span text:style-name="T92_21">MAP</text:span><text:span text:style-name="T92_22"><text:s/></text:span><text:span text:style-name="T92_23">file</text:span><text:span text:style-name="T92_24"><text:s/></text:span><text:span text:style-name="T92_25">in</text:span><text:span text:style-name="T92_26"><text:s/></text:span><text:span text:style-name="T92_27">PLINK</text:span><text:span text:style-name="T92_28"><text:s/></text:span><text:span text:style-name="T92_29">format</text:span><text:span text:style-name="T92_30">.<text:s/></text:span><text:span text:style-name="T92_31">The</text:span><text:span text:style-name="T92_32"><text:s/></text:span><text:span text:style-name="T92_33">phenotype</text:span><text:span text:style-name="T92_34"><text:s/></text:span><text:span text:style-name="T92_35">data</text:span><text:span text:style-name="T92_36"><text:s/></text:span><text:span text:style-name="T92_37">is</text:span><text:span text:style-name="T92_38"><text:s/></text:span><text:span text:style-name="T92_39">a</text:span><text:span text:style-name="T92_40"><text:s/></text:span><text:span text:style-name="T92_41">tab</text:span><text:span text:style-name="T92_42">-</text:span><text:span text:style-name="T92_43">delimited</text:span><text:span text:style-name="T92_44"><text:s/></text:span><text:span text:style-name="T92_45">file</text:span><text:span text:style-name="T92_46"><text:s/></text:span><text:span text:style-name="T92_47">in</text:span><text:span text:style-name="T92_48"><text:s/></text:span><text:span text:style-name="T92_49">which</text:span><text:span text:style-name="T92_50"><text:s/></text:span><text:span text:style-name="T92_51">the</text:span><text:span text:style-name="T92_52"><text:s/></text:span><text:span text:style-name="T92_53">first</text:span><text:span text:style-name="T92_54"><text:s/></text:span><text:span text:style-name="T92_55">column</text:span><text:span text:style-name="T92_56"><text:s/></text:span><text:span text:style-name="T92_57">represents</text:span><text:span text:style-name="T92_58"><text:s/></text:span><text:span text:style-name="T92_59">a</text:span><text:span text:style-name="T92_60"><text:s/></text:span><text:span text:style-name="T92_61">unique</text:span><text:span text:style-name="T92_62"><text:s/></text:span><text:span text:style-name="T92_63">accession</text:span><text:span text:style-name="T92_64"><text:s/>(</text:span><text:span text:style-name="T92_65">individual</text:span><text:span text:style-name="T92_66">)<text:s/></text:span><text:span text:style-name="T92_67">id</text:span><text:span text:style-name="T92_68">,<text:s/></text:span><text:span text:style-name="T92_69">and</text:span><text:span text:style-name="T92_70"><text:s/></text:span><text:span text:style-name="T92_71">the</text:span><text:span text:style-name="T92_72"><text:s/></text:span><text:span text:style-name="T92_73">second</text:span><text:span text:style-name="T92_74"><text:s/></text:span><text:span text:style-name="T92_75">column</text:span><text:span text:style-name="T92_76"><text:s/></text:span><text:span text:style-name="T92_77">contains</text:span><text:span text:style-name="T92_78"><text:s/></text:span><text:span text:style-name="T92_79">the</text:span><text:span text:style-name="T92_80"><text:s/></text:span><text:span text:style-name="T92_81">values</text:span><text:span text:style-name="T92_82"><text:s/></text:span><text:span text:style-name="T92_83">of</text:span><text:span text:style-name="T92_84"><text:s/></text:span><text:span text:style-name="T92_85">a</text:span><text:span text:style-name="T92_86"><text:s/></text:span><text:span text:style-name="T92_87">phenotype</text:span><text:span text:style-name="T92_88"><text:s/></text:span><text:span text:style-name="T92_89">called</text:span><text:span text:style-name="T92_90"><text:s/></text:span><text:span text:style-name="T92_91">Aberdeen</text:span><text:span text:style-name="T92_92"><text:s/></text:span><text:span text:style-name="T92_93">flowering</text:span><text:span text:style-name="T92_94"><text:s/></text:span><text:span text:style-name="T92_95">time</text:span><text:span text:style-name="T92_96"><text:s/>(</text:span><text:span text:style-name="T92_97">A</text:span><text:span text:style-name="T92_98">_</text:span><text:span text:style-name="T92_99">FT</text:span><text:span text:style-name="T92_100">).</text:span></text:p>
      <text:p text:style-name="P93"/>
      <text:p text:style-name="P94"><text:span text:style-name="T94_1">The</text:span><text:span text:style-name="T94_2"><text:s/></text:span><text:span text:style-name="T94_3">“</text:span><text:span text:style-name="T94_4">emmax</text:span><text:span text:style-name="T94_5">-</text:span><text:span text:style-name="T94_6">input</text:span><text:span text:style-name="T94_7">”</text:span><text:span text:style-name="T94_8"><text:s/></text:span><text:span text:style-name="T94_9">program</text:span><text:span text:style-name="T94_10"><text:s/></text:span><text:span text:style-name="T94_11">has</text:span><text:span text:style-name="T94_12"><text:s/></text:span><text:span text:style-name="T94_13">a</text:span><text:span text:style-name="T94_14"><text:s/></text:span><text:span text:style-name="T94_15">number</text:span><text:span text:style-name="T94_16"><text:s/></text:span><text:span text:style-name="T94_17">of</text:span><text:span text:style-name="T94_18"><text:s/></text:span><text:span text:style-name="T94_19">command</text:span><text:span text:style-name="T94_20">-</text:span><text:span text:style-name="T94_21">line</text:span><text:span text:style-name="T94_22"><text:s/></text:span><text:span text:style-name="T94_23">options</text:span><text:span text:style-name="T94_24"><text:s/></text:span><text:span text:style-name="T94_25">used</text:span><text:span text:style-name="T94_26"><text:s/></text:span><text:span text:style-name="T94_27">to</text:span><text:span text:style-name="T94_28"><text:s/></text:span><text:span text:style-name="T94_29">generate</text:span><text:span text:style-name="T94_30"><text:s/></text:span><text:span text:style-name="T94_31">the</text:span><text:span text:style-name="T94_32"><text:s/></text:span><text:span text:style-name="T94_33">input</text:span><text:span text:style-name="T94_34"><text:s/></text:span><text:span text:style-name="T94_35">files</text:span><text:span text:style-name="T94_36"><text:s/></text:span><text:span text:style-name="T94_37">required</text:span><text:span text:style-name="T94_38"><text:s/></text:span><text:span text:style-name="T94_39">by</text:span><text:span text:style-name="T94_40"><text:s/></text:span><text:span text:style-name="T94_41">EMMAX</text:span><text:span text:style-name="T94_42">.</text:span></text:p>
      <text:p text:style-name="P95"/>
      <text:p text:style-name="P96"><text:span text:style-name="T96_1">W</text:span><text:span text:style-name="T96_2">e</text:span><text:span text:style-name="T96_3"><text:s/></text:span><text:span text:style-name="T96_4">need</text:span><text:span text:style-name="T96_5"><text:s/></text:span><text:span text:style-name="T96_6">to</text:span><text:span text:style-name="T96_7"><text:s/></text:span><text:span text:style-name="T96_8">specify</text:span><text:span text:style-name="T96_9"><text:s/></text:span><text:span text:style-name="T96_10">a</text:span><text:span text:style-name="T96_11"><text:s/></text:span><text:span text:style-name="T96_12">prefix</text:span><text:span text:style-name="T96_13"><text:s/></text:span><text:span text:style-name="T96_14">name</text:span><text:span text:style-name="T96_15"><text:s/></text:span><text:span text:style-name="T96_16">for</text:span><text:span text:style-name="T96_17"><text:s/></text:span><text:span text:style-name="T96_18">the</text:span><text:span text:style-name="T96_19"><text:s/></text:span><text:span text:style-name="T96_20">PED</text:span><text:span text:style-name="T96_21"><text:s/></text:span><text:span text:style-name="T96_22">and</text:span><text:span text:style-name="T96_23"><text:s/></text:span><text:span text:style-name="T96_24">MAP</text:span><text:span text:style-name="T96_25"><text:s/></text:span><text:span text:style-name="T96_26">input</text:span><text:span text:style-name="T96_27"><text:s/></text:span><text:span text:style-name="T96_28">files</text:span><text:span text:style-name="T96_29"><text:s/></text:span><text:span text:style-name="T96_30">using</text:span><text:span text:style-name="T96_31"><text:s/></text:span><text:span text:style-name="T96_32">the</text:span><text:span text:style-name="T96_33"><text:s/>-</text:span><text:span text:style-name="T96_34">i</text:span><text:span text:style-name="T96_35"><text:s/></text:span><text:span text:style-name="T96_36">option</text:span><text:span text:style-name="T96_37">.<text:s/></text:span><text:span text:style-name="T96_38">A</text:span><text:span text:style-name="T96_39"><text:s/></text:span><text:span text:style-name="T96_40">prefix</text:span><text:span text:style-name="T96_41"><text:s/></text:span><text:span text:style-name="T96_42">is</text:span><text:span text:style-name="T96_43"><text:s/></text:span><text:span text:style-name="T96_44">also</text:span><text:span text:style-name="T96_45"><text:s/></text:span><text:span text:style-name="T96_46">requi</text:span><text:span text:style-name="T96_47">red</text:span><text:span text:style-name="T96_48"><text:s/></text:span><text:span text:style-name="T96_49">t</text:span><text:span text:style-name="T96_50">o</text:span><text:span text:style-name="T96_51"><text:s/></text:span><text:span text:style-name="T96_52">name</text:span><text:span text:style-name="T96_53"><text:s/></text:span><text:span text:style-name="T96_54">the</text:span><text:span text:style-name="T96_55"><text:s/></text:span><text:span text:style-name="T96_56">output</text:span><text:span text:style-name="T96_57"><text:s/></text:span><text:span text:style-name="T96_58">files</text:span><text:span text:style-name="T96_59"><text:s/></text:span><text:span text:style-name="T96_60">using</text:span><text:span text:style-name="T96_61"><text:s/></text:span><text:span text:style-name="T96_62">the</text:span><text:span text:style-name="T96_63"><text:s/>-</text:span><text:span text:style-name="T96_64">o</text:span><text:span text:style-name="T96_65"><text:s/></text:span><text:span text:style-name="T96_66">option</text:span><text:span text:style-name="T96_67">.<text:s/></text:span><text:span text:style-name="T96_68">W</text:span><text:span text:style-name="T96_69">e</text:span><text:span text:style-name="T96_70"><text:s/></text:span><text:span text:style-name="T96_71">can</text:span><text:span text:style-name="T96_72">,<text:s/></text:span><text:span text:style-name="T96_73">optionally</text:span><text:span text:style-name="T96_74">,<text:s/></text:span><text:span text:style-name="T96_75">specify</text:span><text:span text:style-name="T96_76"><text:s/></text:span><text:span text:style-name="T96_77">a</text:span><text:span text:style-name="T96_78"><text:s/></text:span><text:span text:style-name="T96_79">phenotype</text:span><text:span text:style-name="T96_80"><text:s/></text:span><text:span text:style-name="T96_81">input</text:span><text:span text:style-name="T96_82"><text:s/></text:span><text:span text:style-name="T96_83">filename</text:span><text:span text:style-name="T96_84"><text:s/></text:span><text:span text:style-name="T96_85">using</text:span><text:span text:style-name="T96_86"><text:s/>-</text:span><text:span text:style-name="T96_87">p</text:span><text:span text:style-name="T96_88">,<text:s/></text:span><text:span text:style-name="T96_89">but</text:span><text:span text:style-name="T96_90"><text:s/></text:span><text:span text:style-name="T96_91">this</text:span><text:span text:style-name="T96_92"><text:s/></text:span><text:span text:style-name="T96_93">will</text:span><text:span text:style-name="T96_94"><text:s/></text:span><text:span text:style-name="T96_95">default</text:span><text:span text:style-name="T96_96"><text:s/></text:span><text:span text:style-name="T96_97">to</text:span><text:span text:style-name="T96_98"><text:s/></text:span><text:span text:style-name="T96_99">the</text:span><text:span text:style-name="T96_100"><text:s/></text:span><text:span text:style-name="T96_101">same</text:span><text:span text:style-name="T96_102"><text:s/></text:span><text:span text:style-name="T96_103">prefix</text:span><text:span text:style-name="T96_104"><text:s/></text:span><text:span text:style-name="T96_105">given</text:span><text:span text:style-name="T96_106"><text:s/></text:span><text:span text:style-name="T96_107">for</text:span><text:span text:style-name="T96_108"><text:s/></text:span><text:span text:style-name="T96_109">the</text:span><text:span text:style-name="T96_110"><text:s/></text:span><text:span text:style-name="T96_111">PED</text:span><text:span text:style-name="T96_112"><text:s/></text:span><text:span text:style-name="T96_113">and</text:span><text:span text:style-name="T96_114"><text:s/></text:span><text:span text:style-name="T96_115">MAP</text:span><text:span text:style-name="T96_116"><text:s/></text:span><text:span text:style-name="T96_117">files</text:span><text:span text:style-name="T96_118"><text:s/></text:span><text:span text:style-name="T96_119">if</text:span><text:span text:style-name="T96_120"><text:s/></text:span><text:span text:style-name="T96_121">omitted</text:span><text:span text:style-name="T96_122">.<text:s/></text:span><text:span text:style-name="T96_123">We</text:span><text:span text:style-name="T96_124"><text:s/></text:span><text:span text:style-name="T96_125">can</text:span><text:span text:style-name="T96_126"><text:s/></text:span><text:span text:style-name="T96_127">also</text:span><text:span text:style-name="T96_128"><text:s/></text:span><text:span text:style-name="T96_129">use</text:span><text:span text:style-name="T96_130"><text:s/></text:span><text:span text:style-name="T96_131">“</text:span><text:span text:style-name="T96_132">emmax</text:span><text:span text:style-name="T96_133">-</text:span><text:span text:style-name="T96_134">input</text:span><text:span text:style-name="T96_135">”</text:span><text:span text:style-name="T96_136"><text:s/></text:span><text:span text:style-name="T96_137">to</text:span><text:span text:style-name="T96_138"><text:s/></text:span><text:span text:style-name="T96_139">create</text:span><text:span text:style-name="T96_140"><text:s/></text:span><text:span text:style-name="T96_141">a</text:span><text:span text:style-name="T96_142"><text:s/></text:span><text:span text:style-name="T96_143">kinship</text:span><text:span text:style-name="T96_144"><text:s/></text:span><text:span text:style-name="T96_145">file</text:span><text:span text:style-name="T96_146"><text:s/></text:span><text:span text:style-name="T96_147">generated</text:span><text:span text:style-name="T96_148"><text:s/></text:span><text:span text:style-name="T96_149">from</text:span><text:span text:style-name="T96_150"><text:s/></text:span><text:span text:style-name="T96_151">the</text:span><text:span text:style-name="T96_152"><text:s/></text:span><text:span text:style-name="T96_153">genotype</text:span><text:span text:style-name="T96_154"><text:s/></text:span><text:span text:style-name="T96_155">data</text:span><text:span text:style-name="T96_156"><text:s/></text:span><text:span text:style-name="T96_157">using</text:span><text:span text:style-name="T96_158"><text:s/></text:span><text:span text:style-name="T96_159">the</text:span><text:span text:style-name="T96_160"><text:s/>-</text:span><text:span text:style-name="T96_161">k</text:span><text:span text:style-name="T96_162"><text:s/></text:span><text:span text:style-name="T96_163">option</text:span><text:span text:style-name="T96_164">,</text:span><text:span text:style-name="T96_165"><text:s/></text:span><text:span text:style-name="T96_166">and</text:span><text:span text:style-name="T96_167"><text:s/></text:span><text:span text:style-name="T96_168">make</text:span><text:span text:style-name="T96_169"><text:s/></text:span><text:span text:style-name="T96_170">use</text:span><text:span text:style-name="T96_171"><text:s/></text:span><text:span text:style-name="T96_172">of</text:span><text:span text:style-name="T96_173"><text:s/></text:span><text:span text:style-name="T96_174">a</text:span><text:span text:style-name="T96_175"><text:s/></text:span><text:span text:style-name="T96_176">covariate</text:span><text:span text:style-name="T96_177"><text:s/></text:span><text:span text:style-name="T96_178">file</text:span><text:span text:style-name="T96_179"><text:s/></text:span><text:span text:style-name="T96_180">based</text:span><text:span text:style-name="T96_181"><text:s/></text:span><text:span text:style-name="T96_182">on</text:span><text:span text:style-name="T96_183"><text:s/></text:span><text:span text:style-name="T96_184">eigenvectors</text:span><text:span text:style-name="T96_185"><text:s/></text:span><text:span text:style-name="T96_186">generated</text:span><text:span text:style-name="T96_187"><text:s/></text:span><text:span text:style-name="T96_188">from</text:span><text:span text:style-name="T96_189"><text:s/></text:span><text:span text:style-name="T96_190">a</text:span><text:span text:style-name="T96_191"><text:s/></text:span><text:span text:style-name="T96_192">principal</text:span><text:span text:style-name="T96_193"><text:s/></text:span><text:span text:style-name="T96_194">components</text:span><text:span text:style-name="T96_195"><text:s/></text:span><text:span text:style-name="T96_196">analysis</text:span><text:span text:style-name="T96_197"><text:s/>(</text:span><text:span text:style-name="T96_198">PCA</text:span><text:span text:style-name="T96_199">)<text:s/></text:span><text:span text:style-name="T96_200">of</text:span><text:span text:style-name="T96_201"><text:s/></text:span><text:span text:style-name="T96_202">the</text:span><text:span text:style-name="T96_203"><text:s/></text:span><text:span text:style-name="T96_204">genotype</text:span><text:span text:style-name="T96_205"><text:s/></text:span><text:span text:style-name="T96_206">data</text:span><text:span text:style-name="T96_207"><text:s/></text:span><text:span text:style-name="T96_208">using</text:span><text:span text:style-name="T96_209"><text:s/></text:span><text:span text:style-name="T96_210">the</text:span><text:span text:style-name="T96_211"><text:s/>-</text:span><text:span text:style-name="T96_212">c</text:span><text:span text:style-name="T96_213"><text:s/></text:span><text:span text:style-name="T96_214">option</text:span><text:span text:style-name="T96_215">.<text:s/></text:span><text:span text:style-name="T96_216">The</text:span><text:span text:style-name="T96_217"><text:s/></text:span><text:span text:style-name="T96_218">number</text:span><text:span text:style-name="T96_219"><text:s/></text:span><text:span text:style-name="T96_220">of</text:span><text:span text:style-name="T96_221"><text:s/></text:span><text:span text:style-name="T96_222">eigenvectors</text:span><text:span text:style-name="T96_223"><text:s/></text:span><text:span text:style-name="T96_224">to</text:span><text:span text:style-name="T96_225"><text:s/></text:span><text:span text:style-name="T96_226">retain</text:span><text:span text:style-name="T96_227"><text:s/></text:span><text:span text:style-name="T96_228">from</text:span><text:span text:style-name="T96_229"><text:s/></text:span><text:span text:style-name="T96_230">the</text:span><text:span text:style-name="T96_231"><text:s/></text:span><text:span text:style-name="T96_232">PCA</text:span><text:span text:style-name="T96_233"><text:s/></text:span><text:span text:style-name="T96_234">can</text:span><text:span text:style-name="T96_235"><text:s/></text:span><text:span text:style-name="T96_236">be</text:span><text:span text:style-name="T96_237"><text:s/></text:span><text:span text:style-name="T96_238">specified</text:span><text:span text:style-name="T96_239"><text:s/></text:span><text:span text:style-name="T96_240">using</text:span><text:span text:style-name="T96_241"><text:s/>-</text:span><text:span text:style-name="T96_242">e</text:span><text:span text:style-name="T96_243">.<text:s/></text:span><text:span text:style-name="T96_244">For</text:span><text:span text:style-name="T96_245"><text:s/></text:span><text:span text:style-name="T96_246">example</text:span><text:span text:style-name="T96_247"><text:s/></text:span><text:span text:style-name="T96_248">the</text:span><text:span text:style-name="T96_249"><text:s/></text:span><text:span text:style-name="T96_250">following</text:span><text:span text:style-name="T96_251"><text:s/></text:span><text:span text:style-name="T96_252">command</text:span><text:span text:style-name="T96_253">:</text:span></text:p>
      <text:p text:style-name="P97"/>
      <text:p text:style-name="P98"><text:span text:style-name="T98_1">./</text:span><text:span text:style-name="T98_2">emmax</text:span><text:span text:style-name="T98_3">-</text:span><text:span text:style-name="T98_4">input</text:span><text:span text:style-name="T98_5"><text:s/>-</text:span><text:span text:style-name="T98_6">i</text:span><text:span text:style-name="T98_7"><text:s/></text:span><text:span text:style-name="T98_8">sativas</text:span><text:span text:style-name="T98_9">413<text:s/>-</text:span><text:span text:style-name="T98_10">o</text:span><text:span text:style-name="T98_11"><text:s/></text:span><text:span text:style-name="T98_12">sativas</text:span><text:span text:style-name="T98_13">413<text:s/>-</text:span><text:span text:style-name="T98_14">p</text:span><text:span text:style-name="T98_15"><text:s/></text:span><text:span text:style-name="T98_16">AFT</text:span><text:span text:style-name="T98_17">_</text:span><text:span text:style-name="T98_18">pheno</text:span><text:span text:style-name="T98_19">.</text:span><text:span text:style-name="T98_20">tab</text:span><text:span text:style-name="T98_21"><text:s/>-</text:span><text:span text:style-name="T98_22">k</text:span><text:span text:style-name="T98_23"><text:s/>-</text:span><text:span text:style-name="T98_24">c</text:span><text:span text:style-name="T98_25"><text:s/>-</text:span><text:span text:style-name="T98_26">e</text:span><text:span text:style-name="T98_27"><text:s/>5</text:span><text:span text:style-name="T98_28"><text:s text:c="3"/></text:span></text:p>
      <text:p text:style-name="P99"/>
      <text:p text:style-name="P100"><text:span text:style-name="T100_1">This</text:span><text:span text:style-name="T100_2"><text:s/></text:span><text:span text:style-name="T100_3">takes</text:span><text:span text:style-name="T100_4"><text:s/></text:span><text:span text:style-name="T100_5">the</text:span><text:span text:style-name="T100_6"><text:s/></text:span><text:span text:style-name="T100_7">genoype</text:span><text:span text:style-name="T100_8"><text:s/></text:span><text:span text:style-name="T100_9">files</text:span><text:span text:style-name="T100_10"><text:s/></text:span><text:span text:style-name="T100_11">sativas</text:span><text:span text:style-name="T100_12">413.</text:span><text:span text:style-name="T100_13">ped</text:span><text:span text:style-name="T100_14"><text:s/></text:span><text:span text:style-name="T100_15">and</text:span><text:span text:style-name="T100_16"><text:s/></text:span><text:span text:style-name="T100_17">sativas</text:span><text:span text:style-name="T100_18">413.</text:span><text:span text:style-name="T100_19">map</text:span><text:span text:style-name="T100_20"><text:s/></text:span><text:span text:style-name="T100_21">and</text:span><text:span text:style-name="T100_22"><text:s/></text:span><text:span text:style-name="T100_23">the</text:span><text:span text:style-name="T100_24"><text:s/></text:span><text:span text:style-name="T100_25">phenotype</text:span><text:span text:style-name="T100_26"><text:s/></text:span><text:span text:style-name="T100_27">file</text:span><text:span text:style-name="T100_28"><text:s/></text:span><text:span text:style-name="T100_29">named</text:span><text:span text:style-name="T100_30"><text:s/></text:span><text:span text:style-name="T100_31">AFT</text:span><text:span text:style-name="T100_32">_</text:span><text:span text:style-name="T100_33">pheno</text:span><text:span text:style-name="T100_34">.</text:span><text:span text:style-name="T100_35">tab</text:span><text:span text:style-name="T100_36"><text:s/></text:span><text:span text:style-name="T100_37">as</text:span><text:span text:style-name="T100_38"><text:s/></text:span><text:span text:style-name="T100_39">input</text:span><text:span text:style-name="T100_40"><text:s/></text:span><text:span text:style-name="T100_41">files</text:span><text:span text:style-name="T100_42"><text:s/></text:span><text:span text:style-name="T100_43">and</text:span><text:span text:style-name="T100_44"><text:s/></text:span><text:span text:style-name="T100_45">generates</text:span><text:span text:style-name="T100_46"><text:s/></text:span><text:span text:style-name="T100_47">the</text:span><text:span text:style-name="T100_48"><text:s/></text:span><text:span text:style-name="T100_49">output</text:span><text:span text:style-name="T100_50"><text:s/></text:span><text:span text:style-name="T100_51">files</text:span><text:span text:style-name="T100_52"><text:s/></text:span><text:span text:style-name="T100_53">sativas</text:span><text:span text:style-name="T100_54">413.</text:span><text:span text:style-name="T100_55">tped</text:span><text:span text:style-name="T100_56">,</text:span><text:span text:style-name="T100_57"><text:s/></text:span><text:span text:style-name="T100_58">sativas</text:span><text:span text:style-name="T100_59">413.</text:span><text:span text:style-name="T100_60">tfam</text:span><text:span text:style-name="T100_61"><text:s/></text:span><text:span text:style-name="T100_62">and</text:span><text:span text:style-name="T100_63"><text:s/></text:span><text:span text:style-name="T100_64">sativas</text:span><text:span text:style-name="T100_65">413.</text:span><text:span text:style-name="T100_66">pheno</text:span><text:span text:style-name="T100_67">.<text:s/></text:span><text:span text:style-name="T100_68">It</text:span><text:span text:style-name="T100_69"><text:s/></text:span><text:span text:style-name="T100_70">will</text:span><text:span text:style-name="T100_71"><text:s/></text:span><text:span text:style-name="T100_72">also</text:span><text:span text:style-name="T100_73"><text:s/></text:span><text:span text:style-name="T100_74">generate</text:span><text:span text:style-name="T100_75"><text:s/></text:span><text:span text:style-name="T100_76">a</text:span><text:span text:style-name="T100_77"><text:s/></text:span><text:span text:style-name="T100_78">file</text:span><text:span text:style-name="T100_79"><text:s/></text:span><text:span text:style-name="T100_80">sativas</text:span><text:span text:style-name="T100_81">413.</text:span><text:span text:style-name="T100_82">hIBS</text:span><text:span text:style-name="T100_83">.</text:span><text:span text:style-name="T100_84">kinf</text:span><text:span text:style-name="T100_85"><text:s/></text:span><text:span text:style-name="T100_86">which</text:span><text:span text:style-name="T100_87"><text:s/></text:span><text:span text:style-name="T100_88">contains</text:span><text:span text:style-name="T100_89"><text:s/></text:span><text:span text:style-name="T100_90">the</text:span><text:span text:style-name="T100_91"><text:s/></text:span><text:span text:style-name="T100_92">kinship</text:span><text:span text:style-name="T100_93"><text:s/></text:span><text:span text:style-name="T100_94">matrix</text:span><text:span text:style-name="T100_95"><text:s/></text:span><text:span text:style-name="T100_96">using</text:span><text:span text:style-name="T100_97"><text:s/></text:span><text:span text:style-name="T100_98">the</text:span><text:span text:style-name="T100_99"><text:s/></text:span><text:span text:style-name="T100_100">IBS</text:span><text:span text:style-name="T100_101"><text:s/></text:span><text:span text:style-name="T100_102">algorithm</text:span><text:span text:style-name="T100_103"><text:s/></text:span><text:span text:style-name="T100_104">and</text:span><text:span text:style-name="T100_105"><text:s/></text:span><text:span text:style-name="T100_106">a</text:span><text:span text:style-name="T100_107"><text:s/></text:span><text:span text:style-name="T100_108">file</text:span><text:span text:style-name="T100_109"><text:s/></text:span><text:span text:style-name="T100_110">sativas</text:span><text:span text:style-name="T100_111">413.</text:span><text:span text:style-name="T100_112">covar</text:span><text:span text:style-name="T100_113"><text:s/></text:span><text:span text:style-name="T100_114">which</text:span><text:span text:style-name="T100_115"><text:s/></text:span><text:span text:style-name="T100_116">contains</text:span><text:span text:style-name="T100_117"><text:s/></text:span><text:span text:style-name="T100_118">the</text:span><text:span text:style-name="T100_119"><text:s/></text:span><text:span text:style-name="T100_120">first</text:span><text:span text:style-name="T100_121"><text:s/></text:span><text:span text:style-name="T100_122">five</text:span><text:span text:style-name="T100_123"><text:s/></text:span><text:span text:style-name="T100_124">eigenvectors</text:span><text:span text:style-name="T100_125"><text:s/></text:span><text:span text:style-name="T100_126">from</text:span><text:span text:style-name="T100_127"><text:s/></text:span><text:span text:style-name="T100_128">the</text:span><text:span text:style-name="T100_129"><text:s/></text:span><text:span text:style-name="T100_130">PCA</text:span><text:span text:style-name="T100_131"><text:s/></text:span><text:span text:style-name="T100_132">of</text:span><text:span text:style-name="T100_133"><text:s/></text:span><text:span text:style-name="T100_134">the</text:span><text:span text:style-name="T100_135"><text:s/></text:span><text:span text:style-name="T100_136">genotype</text:span><text:span text:style-name="T100_137"><text:s/></text:span><text:span text:style-name="T100_138">data</text:span><text:span text:style-name="T100_139"><text:s/></text:span><text:span text:style-name="T100_140">to</text:span><text:span text:style-name="T100_141"><text:s/></text:span><text:span text:style-name="T100_142">be</text:span><text:span text:style-name="T100_143"><text:s/></text:span><text:span text:style-name="T100_144">used</text:span><text:span text:style-name="T100_145"><text:s/></text:span><text:span text:style-name="T100_146">as</text:span><text:span text:style-name="T100_147"><text:s/></text:span><text:span text:style-name="T100_148">covariates</text:span><text:span text:style-name="T100_149"><text:s/></text:span><text:span text:style-name="T100_150">in</text:span><text:span text:style-name="T100_151"><text:s/></text:span><text:span text:style-name="T100_152">EMMAX</text:span><text:span text:style-name="T100_153">.</text:span><text:span text:style-name="T100_154"><text:s/></text:span><text:span text:style-name="T100_155">emmax</text:span><text:span text:style-name="T100_156">-</text:span><text:span text:style-name="T100_157">input</text:span><text:span text:style-name="T100_158"><text:s/></text:span><text:span text:style-name="T100_159">also</text:span><text:span text:style-name="T100_160"><text:s/></text:span><text:span text:style-name="T100_161">performs</text:span><text:span text:style-name="T100_162"><text:s/></text:span><text:span text:style-name="T100_163">some</text:span><text:span text:style-name="T100_164"><text:s/></text:span><text:span text:style-name="T100_165">sanity</text:span><text:span text:style-name="T100_166"><text:s/></text:span><text:span text:style-name="T100_167">checks</text:span><text:span text:style-name="T100_168"><text:s/></text:span><text:span text:style-name="T100_169">and</text:span><text:span text:style-name="T100_170"><text:s/></text:span><text:span text:style-name="T100_171">ensures</text:span><text:span text:style-name="T100_172"><text:s/></text:span><text:span text:style-name="T100_173">that</text:span><text:span text:style-name="T100_174"><text:s/></text:span><text:span text:style-name="T100_175">the</text:span><text:span text:style-name="T100_176"><text:s/></text:span><text:span text:style-name="T100_177">each</text:span><text:span text:style-name="T100_178"><text:s/></text:span><text:span text:style-name="T100_179">accession</text:span><text:span text:style-name="T100_180"><text:s/></text:span><text:span text:style-name="T100_181">occurs</text:span><text:span text:style-name="T100_182"><text:s/></text:span><text:span text:style-name="T100_183">in</text:span><text:span text:style-name="T100_184"><text:s/></text:span><text:span text:style-name="T100_185">both</text:span><text:span text:style-name="T100_186"><text:s/></text:span><text:span text:style-name="T100_187">the</text:span><text:span text:style-name="T100_188"><text:s/></text:span><text:span text:style-name="T100_189">genotype</text:span><text:span text:style-name="T100_190"><text:s/></text:span><text:span text:style-name="T100_191">and</text:span><text:span text:style-name="T100_192"><text:s/></text:span><text:span text:style-name="T100_193">phenotype</text:span><text:span text:style-name="T100_194"><text:s/></text:span><text:span text:style-name="T100_195">data</text:span><text:span text:style-name="T100_196">.<text:s/></text:span><text:span text:style-name="T100_197">Any</text:span><text:span text:style-name="T100_198"><text:s/></text:span><text:span text:style-name="T100_199">of</text:span><text:span text:style-name="T100_200"><text:s/></text:span><text:span text:style-name="T100_201">the</text:span><text:span text:style-name="T100_202"><text:s/></text:span><text:span text:style-name="T100_203">accessions</text:span><text:span text:style-name="T100_204"><text:s/></text:span><text:span text:style-name="T100_205">not</text:span><text:span text:style-name="T100_206"><text:s/></text:span><text:span text:style-name="T100_207">in</text:span><text:span text:style-name="T100_208"><text:s/></text:span><text:span text:style-name="T100_209">both</text:span><text:span text:style-name="T100_210"><text:s/></text:span><text:span text:style-name="T100_211">data</text:span><text:span text:style-name="T100_212"><text:s/></text:span><text:span text:style-name="T100_213">files</text:span><text:span text:style-name="T100_214"><text:s/></text:span><text:span text:style-name="T100_215">are</text:span><text:span text:style-name="T100_216"><text:s/></text:span><text:span text:style-name="T100_217">reported</text:span><text:span text:style-name="T100_218"><text:s/></text:span><text:span text:style-name="T100_219">and</text:span><text:span text:style-name="T100_220"><text:s/></text:span><text:span text:style-name="T100_221">removed</text:span><text:span text:style-name="T100_222"><text:s/></text:span><text:span text:style-name="T100_223">prior</text:span><text:span text:style-name="T100_224"><text:s/></text:span><text:span text:style-name="T100_225">to</text:span><text:span text:style-name="T100_226"><text:s/></text:span><text:span text:style-name="T100_227">generating</text:span><text:span text:style-name="T100_228"><text:s/></text:span><text:span text:style-name="T100_229">the</text:span><text:span text:style-name="T100_230"><text:s/></text:span><text:span text:style-name="T100_231">output</text:span><text:span text:style-name="T100_232"><text:s/></text:span><text:span text:style-name="T100_233">files</text:span><text:span text:style-name="T100_234">.<text:s/></text:span><text:span text:style-name="T100_235">The</text:span><text:span text:style-name="T100_236"><text:s/></text:span><text:span text:style-name="T100_237">emmax</text:span><text:span text:style-name="T100_238">-</text:span><text:span text:style-name="T100_239">input</text:span><text:span text:style-name="T100_240"><text:s/></text:span><text:span text:style-name="T100_241">program</text:span><text:span text:style-name="T100_242"><text:s/></text:span><text:span text:style-name="T100_243">will</text:span><text:span text:style-name="T100_244"><text:s/></text:span><text:span text:style-name="T100_245">also</text:span><text:span text:style-name="T100_246"><text:s/></text:span><text:span text:style-name="T100_247">create</text:span><text:span text:style-name="T100_248"><text:s/></text:span><text:span text:style-name="T100_249">a</text:span><text:span text:style-name="T100_250"><text:s/></text:span><text:span text:style-name="T100_251">directory</text:span><text:span text:style-name="T100_252"><text:s/></text:span><text:span text:style-name="T100_253">with</text:span><text:span text:style-name="T100_254"><text:s/></text:span><text:span text:style-name="T100_255">the</text:span><text:span text:style-name="T100_256"><text:s/></text:span><text:span text:style-name="T100_257">same</text:span><text:span text:style-name="T100_258"><text:s/></text:span><text:span text:style-name="T100_259">name</text:span><text:span text:style-name="T100_260"><text:s/></text:span><text:span text:style-name="T100_261">as</text:span><text:span text:style-name="T100_262"><text:s/></text:span><text:span text:style-name="T100_263">the</text:span><text:span text:style-name="T100_264"><text:s/></text:span><text:span text:style-name="T100_265">input</text:span><text:span text:style-name="T100_266"><text:s/></text:span><text:span text:style-name="T100_267">prefix</text:span><text:span text:style-name="T100_268"><text:s/>(</text:span><text:span text:style-name="T100_269">sativas</text:span><text:span text:style-name="T100_270">413<text:s/></text:span><text:span text:style-name="T100_271">in</text:span><text:span text:style-name="T100_272"><text:s/></text:span><text:span text:style-name="T100_273">the</text:span><text:span text:style-name="T100_274"><text:s/></text:span><text:span text:style-name="T100_275">example</text:span><text:span text:style-name="T100_276"><text:s/></text:span><text:span text:style-name="T100_277">above</text:span><text:span text:style-name="T100_278">)<text:s/></text:span><text:span text:style-name="T100_279">which</text:span><text:span text:style-name="T100_280"><text:s/></text:span><text:span text:style-name="T100_281">contains</text:span><text:span text:style-name="T100_282"><text:s/></text:span><text:span text:style-name="T100_283">a</text:span><text:span text:style-name="T100_284"><text:s/></text:span><text:span text:style-name="T100_285">further</text:span><text:span text:style-name="T100_286"><text:s/></text:span><text:span text:style-name="T100_287">sub</text:span><text:span text:style-name="T100_288">-</text:span><text:span text:style-name="T100_289">directory</text:span><text:span text:style-name="T100_290"><text:s/></text:span><text:span text:style-name="T100_291">with</text:span><text:span text:style-name="T100_292"><text:s/></text:span><text:span text:style-name="T100_293">the</text:span><text:span text:style-name="T100_294"><text:s/></text:span><text:span text:style-name="T100_295">name</text:span><text:span text:style-name="T100_296"><text:s/></text:span><text:span text:style-name="T100_297">of</text:span><text:span text:style-name="T100_298"><text:s/></text:span><text:span text:style-name="T100_299">the</text:span><text:span text:style-name="T100_300"><text:s/></text:span><text:span text:style-name="T100_301">phenotype</text:span><text:span text:style-name="T100_302"><text:s/>(</text:span><text:span text:style-name="T100_303">A</text:span><text:span text:style-name="T100_304">_</text:span><text:span text:style-name="T100_305">FT</text:span><text:span text:style-name="T100_306"><text:s/></text:span><text:span text:style-name="T100_307">in</text:span><text:span text:style-name="T100_308"><text:s/></text:span><text:span text:style-name="T100_309">the</text:span><text:span text:style-name="T100_310"><text:s/></text:span><text:span text:style-name="T100_311">example</text:span><text:span text:style-name="T100_312"><text:s/></text:span><text:span text:style-name="T100_313">above</text:span><text:span text:style-name="T100_314">).<text:s/></text:span><text:span text:style-name="T100_315">This</text:span><text:span text:style-name="T100_316"><text:s/></text:span><text:span text:style-name="T100_317">subdirectory</text:span><text:span text:style-name="T100_318"><text:s/></text:span><text:span text:style-name="T100_319">contains</text:span><text:span text:style-name="T100_320"><text:s/></text:span><text:span text:style-name="T100_321">a</text:span><text:span text:style-name="T100_322"><text:s/></text:span><text:span text:style-name="T100_323">correctly</text:span><text:span text:style-name="T100_324"><text:s/></text:span><text:span text:style-name="T100_325">formatted</text:span><text:span text:style-name="T100_326"><text:s/></text:span><text:span text:style-name="T100_327">phenotype</text:span><text:span text:style-name="T100_328"><text:s/></text:span><text:span text:style-name="T100_329">file</text:span><text:span text:style-name="T100_330"><text:s/></text:span><text:span text:style-name="T100_331">and</text:span><text:span text:style-name="T100_332"><text:s/></text:span><text:span text:style-name="T100_333">will</text:span><text:span text:style-name="T100_334"><text:s/></text:span><text:span text:style-name="T100_335">also</text:span><text:span text:style-name="T100_336"><text:s/></text:span><text:span text:style-name="T100_337">be</text:span><text:span text:style-name="T100_338"><text:s/></text:span><text:span text:style-name="T100_339">the</text:span><text:span text:style-name="T100_340"><text:s/></text:span><text:span text:style-name="T100_341">directory</text:span><text:span text:style-name="T100_342"><text:s/></text:span><text:span text:style-name="T100_343">where</text:span><text:span text:style-name="T100_344"><text:s/></text:span><text:span text:style-name="T100_345">all</text:span><text:span text:style-name="T100_346"><text:s/></text:span><text:span text:style-name="T100_347">files</text:span><text:span text:style-name="T100_348"><text:s/></text:span><text:span text:style-name="T100_349">generated</text:span><text:span text:style-name="T100_350"><text:s/></text:span><text:span text:style-name="T100_351">using</text:span><text:span text:style-name="T100_352"><text:s/></text:span><text:span text:style-name="T100_353">emmax</text:span><text:span text:style-name="T100_354">-</text:span><text:span text:style-name="T100_355">run</text:span><text:span text:style-name="T100_356"><text:s/></text:span><text:span text:style-name="T100_357">will</text:span><text:span text:style-name="T100_358"><text:s/></text:span><text:span text:style-name="T100_359">be</text:span><text:span text:style-name="T100_360"><text:s/></text:span><text:span text:style-name="T100_361">saved</text:span><text:span text:style-name="T100_362">.<text:s/></text:span><text:span text:style-name="T100_363">This</text:span><text:span text:style-name="T100_364"><text:s/></text:span><text:span text:style-name="T100_365">will</text:span><text:span text:style-name="T100_366"><text:s/></text:span><text:span text:style-name="T100_367">allow</text:span><text:span text:style-name="T100_368"><text:s/></text:span><text:span text:style-name="T100_369">you</text:span><text:span text:style-name="T100_370"><text:s/></text:span><text:span text:style-name="T100_371">to</text:span><text:span text:style-name="T100_372"><text:s/></text:span><text:span text:style-name="T100_373">perform</text:span><text:span text:style-name="T100_374"><text:s/></text:span><text:span text:style-name="T100_375">GWAS</text:span><text:span text:style-name="T100_376"><text:s/></text:span><text:span text:style-name="T100_377">analysis</text:span><text:span text:style-name="T100_378"><text:s/></text:span><text:span text:style-name="T100_379">on</text:span><text:span text:style-name="T100_380"><text:s/></text:span><text:span text:style-name="T100_381">multiple</text:span><text:span text:style-name="T100_382"><text:s/></text:span><text:span text:style-name="T100_383">phenotypes</text:span><text:span text:style-name="T100_384"><text:s/></text:span><text:span text:style-name="T100_385">simultaneously</text:span><text:span text:style-name="T100_386"><text:s/></text:span><text:span text:style-name="T100_387">whilst</text:span><text:span text:style-name="T100_388"><text:s/></text:span><text:span text:style-name="T100_389">keeping</text:span><text:span text:style-name="T100_390"><text:s/></text:span><text:span text:style-name="T100_391">the</text:span><text:span text:style-name="T100_392"><text:s/></text:span><text:span text:style-name="T100_393">results</text:span><text:span text:style-name="T100_394"><text:s/></text:span><text:span text:style-name="T100_395">for</text:span><text:span text:style-name="T100_396"><text:s/></text:span><text:span text:style-name="T100_397">each</text:span><text:span text:style-name="T100_398"><text:s/></text:span><text:span text:style-name="T100_399">one</text:span><text:span text:style-name="T100_400"><text:s/></text:span><text:span text:style-name="T100_401">separate</text:span><text:span text:style-name="T100_402">.</text:span></text:p>
      <text:p text:style-name="P101"/>
      <text:p text:style-name="P102"><text:span text:style-name="T102_1">Now</text:span><text:span text:style-name="T102_2"><text:s/></text:span><text:span text:style-name="T102_3">we</text:span><text:span text:style-name="T102_4"><text:s/></text:span><text:span text:style-name="T102_5">have</text:span><text:span text:style-name="T102_6"><text:s/></text:span><text:span text:style-name="T102_7">the</text:span><text:span text:style-name="T102_8"><text:s/></text:span><text:span text:style-name="T102_9">input</text:span><text:span text:style-name="T102_10"><text:s/></text:span><text:span text:style-name="T102_11">files</text:span><text:span text:style-name="T102_12"><text:s/></text:span><text:span text:style-name="T102_13">required</text:span><text:span text:style-name="T102_14"><text:s/></text:span><text:span text:style-name="T102_15">by</text:span><text:span text:style-name="T102_16"><text:s/></text:span><text:span text:style-name="T102_17">EMMAX</text:span><text:span text:style-name="T102_18"><text:s/></text:span><text:span text:style-name="T102_19">we</text:span><text:span text:style-name="T102_20"><text:s/></text:span><text:span text:style-name="T102_21">can</text:span><text:span text:style-name="T102_22"><text:s/></text:span><text:span text:style-name="T102_23">use</text:span><text:span text:style-name="T102_24"><text:s/></text:span><text:span text:style-name="T102_25">emmax</text:span><text:span text:style-name="T102_26">-</text:span><text:span text:style-name="T102_27">run</text:span><text:span text:style-name="T102_28"><text:s/></text:span><text:span text:style-name="T102_29">to</text:span><text:span text:style-name="T102_30"><text:s/></text:span><text:span text:style-name="T102_31">perform</text:span><text:span text:style-name="T102_32"><text:s/></text:span><text:span text:style-name="T102_33">the</text:span><text:span text:style-name="T102_34"><text:s/></text:span><text:span text:style-name="T102_35">GWAS</text:span><text:span text:style-name="T102_36"><text:s/></text:span><text:span text:style-name="T102_37">analysis</text:span><text:span text:style-name="T102_38">.</text:span><text:span text:style-name="T102_39"><text:s/></text:span><text:span text:style-name="T102_40">To</text:span><text:span text:style-name="T102_41"><text:s/></text:span><text:span text:style-name="T102_42">use</text:span><text:span text:style-name="T102_43"><text:s/></text:span><text:span text:style-name="T102_44">t</text:span><text:span text:style-name="T102_45">he</text:span><text:span text:style-name="T102_46"><text:s/></text:span><text:span text:style-name="T102_47">input</text:span><text:span text:style-name="T102_48"><text:s/></text:span><text:span text:style-name="T102_49">files</text:span><text:span text:style-name="T102_50"><text:s/></text:span><text:span text:style-name="T102_51">for</text:span><text:span text:style-name="T102_52"><text:s/></text:span><text:span text:style-name="T102_53">emmax</text:span><text:span text:style-name="T102_54">-</text:span><text:span text:style-name="T102_55">run</text:span><text:span text:style-name="T102_56"><text:s/></text:span><text:span text:style-name="T102_57">we</text:span><text:span text:style-name="T102_58"><text:s/></text:span><text:span text:style-name="T102_59">need</text:span><text:span text:style-name="T102_60"><text:s/></text:span><text:span text:style-name="T102_61">to</text:span><text:span text:style-name="T102_62"><text:s/></text:span><text:span text:style-name="T102_63">specify</text:span><text:span text:style-name="T102_64"><text:s/></text:span><text:span text:style-name="T102_65">the</text:span><text:span text:style-name="T102_66"><text:s/></text:span><text:span text:style-name="T102_67">prefix</text:span><text:span text:style-name="T102_68"><text:s/></text:span><text:span text:style-name="T102_69">name</text:span><text:span text:style-name="T102_70"><text:s/></text:span><text:span text:style-name="T102_71">for</text:span><text:span text:style-name="T102_72"><text:s/></text:span><text:span text:style-name="T102_73">the</text:span><text:span text:style-name="T102_74"><text:s/>.</text:span><text:span text:style-name="T102_75">tped</text:span><text:span text:style-name="T102_76">,<text:s/>.</text:span><text:span text:style-name="T102_77">tfam</text:span><text:span text:style-name="T102_78"><text:s/></text:span><text:span text:style-name="T102_79">and</text:span><text:span text:style-name="T102_80"><text:s/>.</text:span><text:span text:style-name="T102_81">pheno</text:span><text:span text:style-name="T102_82"><text:s/></text:span><text:span text:style-name="T102_83">files</text:span><text:span text:style-name="T102_84"><text:s/></text:span><text:span text:style-name="T102_85">using</text:span><text:span text:style-name="T102_86"><text:s/></text:span><text:span text:style-name="T102_87">the</text:span><text:span text:style-name="T102_88"><text:s/>-</text:span><text:span text:style-name="T102_89">i</text:span><text:span text:style-name="T102_90"><text:s/></text:span><text:span text:style-name="T102_91">option</text:span><text:span text:style-name="T102_92"><text:s/>(</text:span><text:span text:style-name="T102_93">these</text:span><text:span text:style-name="T102_94"><text:s/></text:span><text:span text:style-name="T102_95">were</text:span><text:span text:style-name="T102_96"><text:s/></text:span><text:span text:style-name="T102_97">created</text:span><text:span text:style-name="T102_98"><text:s/></text:span><text:span text:style-name="T102_99">previously</text:span><text:span text:style-name="T102_100"><text:s/></text:span><text:span text:style-name="T102_101">using</text:span><text:span text:style-name="T102_102"><text:s/></text:span><text:span text:style-name="T102_103">emmax</text:span><text:span text:style-name="T102_104">-</text:span><text:span text:style-name="T102_105">input</text:span><text:span text:style-name="T102_106">)</text:span><text:span text:style-name="T102_107">.<text:s/></text:span><text:span text:style-name="T102_108">We</text:span><text:span text:style-name="T102_109"><text:s/></text:span><text:span text:style-name="T102_110">can</text:span><text:span text:style-name="T102_111"><text:s/></text:span><text:span text:style-name="T102_112">also</text:span><text:span text:style-name="T102_113"><text:s/></text:span><text:span text:style-name="T102_114">specify</text:span><text:span text:style-name="T102_115"><text:s/></text:span><text:span text:style-name="T102_116">the</text:span><text:span text:style-name="T102_117"><text:s/></text:span><text:span text:style-name="T102_118">kinship</text:span><text:span text:style-name="T102_119"><text:s/></text:span><text:span text:style-name="T102_120">and</text:span><text:span text:style-name="T102_121"><text:s/></text:span><text:span text:style-name="T102_122">covariate</text:span><text:span text:style-name="T102_123"><text:s/></text:span><text:span text:style-name="T102_124">file</text:span><text:span text:style-name="T102_125">names</text:span><text:span text:style-name="T102_126"><text:s/></text:span><text:span text:style-name="T102_127">to</text:span><text:span text:style-name="T102_128"><text:s/></text:span><text:span text:style-name="T102_129">be</text:span><text:span text:style-name="T102_130"><text:s/></text:span><text:span text:style-name="T102_131">used</text:span><text:span text:style-name="T102_132"><text:s/></text:span><text:span text:style-name="T102_133">in</text:span><text:span text:style-name="T102_134"><text:s/></text:span><text:span text:style-name="T102_135">the</text:span><text:span text:style-name="T102_136"><text:s/></text:span><text:span text:style-name="T102_137">analysis</text:span><text:span text:style-name="T102_138"><text:s/></text:span><text:span text:style-name="T102_139">with</text:span><text:span text:style-name="T102_140"><text:s/>-</text:span><text:span text:style-name="T102_141">k</text:span><text:span text:style-name="T102_142"><text:s/></text:span><text:span text:style-name="T102_143">and</text:span><text:span text:style-name="T102_144"><text:s/>-</text:span><text:span text:style-name="T102_145">c</text:span><text:span text:style-name="T102_146"><text:s/></text:span><text:span text:style-name="T102_147">respectively</text:span><text:span text:style-name="T102_148">.<text:s/></text:span><text:span text:style-name="T102_149">If</text:span><text:span text:style-name="T102_150"><text:s/></text:span><text:span text:style-name="T102_151">your</text:span><text:span text:style-name="T102_152"><text:s/></text:span><text:span text:style-name="T102_153">computer</text:span><text:span text:style-name="T102_154"><text:s/></text:span><text:span text:style-name="T102_155">is</text:span><text:span text:style-name="T102_156"><text:s/></text:span><text:span text:style-name="T102_157">multi</text:span><text:span text:style-name="T102_158">-</text:span><text:span text:style-name="T102_159">threaded</text:span><text:span text:style-name="T102_160"><text:s/></text:span><text:span text:style-name="T102_161">you</text:span><text:span text:style-name="T102_162"><text:s/></text:span><text:span text:style-name="T102_163">can</text:span><text:span text:style-name="T102_164"><text:s/></text:span><text:span text:style-name="T102_165">specify</text:span><text:span text:style-name="T102_166"><text:s/></text:span><text:span text:style-name="T102_167">the</text:span><text:span text:style-name="T102_168"><text:s/></text:span><text:span text:style-name="T102_169">number</text:span><text:span text:style-name="T102_170"><text:s/></text:span><text:span text:style-name="T102_171">of</text:span><text:span text:style-name="T102_172"><text:s/></text:span><text:span text:style-name="T102_173">threads</text:span><text:span text:style-name="T102_174"><text:s/></text:span><text:span text:style-name="T102_175">to</text:span><text:span text:style-name="T102_176"><text:s/></text:span><text:span text:style-name="T102_177">use</text:span><text:span text:style-name="T102_178"><text:s/></text:span><text:span text:style-name="T102_179">when</text:span><text:span text:style-name="T102_180"><text:s/></text:span><text:span text:style-name="T102_181">launching</text:span><text:span text:style-name="T102_182"><text:s/></text:span><text:span text:style-name="T102_183">emmax</text:span><text:span text:style-name="T102_184">-</text:span><text:span text:style-name="T102_185">run</text:span><text:span text:style-name="T102_186"><text:s/></text:span><text:span text:style-name="T102_187">using</text:span><text:span text:style-name="T102_188"><text:s/></text:span><text:span text:style-name="T102_189">the</text:span><text:span text:style-name="T102_190"><text:s/>-</text:span><text:span text:style-name="T102_191">t</text:span><text:span text:style-name="T102_192"><text:s/></text:span><text:span text:style-name="T102_193">option</text:span><text:span text:style-name="T102_194">.<text:s/></text:span><text:span text:style-name="T102_195">If</text:span><text:span text:style-name="T102_196"><text:s/></text:span><text:span text:style-name="T102_197">not</text:span><text:span text:style-name="T102_198"><text:s/></text:span><text:span text:style-name="T102_199">specified</text:span><text:span text:style-name="T102_200"><text:s/></text:span><text:span text:style-name="T102_201">this</text:span><text:span text:style-name="T102_202"><text:s/></text:span><text:span text:style-name="T102_203">defaults</text:span><text:span text:style-name="T102_204"><text:s/></text:span><text:span text:style-name="T102_205">to</text:span><text:span text:style-name="T102_206"><text:s/>1.<text:s/></text:span><text:span text:style-name="T102_207">For</text:span><text:span text:style-name="T102_208"><text:s/></text:span><text:span text:style-name="T102_209">example</text:span><text:span text:style-name="T102_210">,<text:s/></text:span><text:span text:style-name="T102_211">the</text:span><text:span text:style-name="T102_212"><text:s/></text:span><text:span text:style-name="T102_213">following</text:span><text:span text:style-name="T102_214"><text:s/></text:span><text:span text:style-name="T102_215">command</text:span><text:span text:style-name="T102_216">:</text:span></text:p>
      <text:p text:style-name="P103"/>
      <text:p text:style-name="P104"><text:span text:style-name="T104_1">./</text:span><text:span text:style-name="T104_2">emmax</text:span><text:span text:style-name="T104_3">-</text:span><text:span text:style-name="T104_4">run</text:span><text:span text:style-name="T104_5"><text:s/>-</text:span><text:span text:style-name="T104_6">i</text:span><text:span text:style-name="T104_7"><text:s/></text:span><text:span text:style-name="T104_8">sativas</text:span><text:span text:style-name="T104_9">413<text:s/>-</text:span><text:span text:style-name="T104_10">k</text:span><text:span text:style-name="T104_11"><text:s/></text:span><text:span text:style-name="T104_12">sativas</text:span><text:span text:style-name="T104_13">413.</text:span><text:span text:style-name="T104_14">hIBS</text:span><text:span text:style-name="T104_15">.</text:span><text:span text:style-name="T104_16">kinf</text:span><text:span text:style-name="T104_17"><text:s/>-</text:span><text:span text:style-name="T104_18">c</text:span><text:span text:style-name="T104_19"><text:s/></text:span><text:span text:style-name="T104_20">sativas</text:span><text:span text:style-name="T104_21">413.</text:span><text:span text:style-name="T104_22">covar</text:span><text:span text:style-name="T104_23"><text:s/>-</text:span><text:span text:style-name="T104_24">t</text:span><text:span text:style-name="T104_25"><text:s/>8</text:span></text:p>
      <text:p text:style-name="P105"/>
      <text:p text:style-name="P106"><text:span text:style-name="T106_1">This</text:span><text:span text:style-name="T106_2"><text:s/></text:span><text:span text:style-name="T106_3">takes</text:span><text:span text:style-name="T106_4"><text:s/></text:span><text:span text:style-name="T106_5">the</text:span><text:span text:style-name="T106_6"><text:s/></text:span><text:span text:style-name="T106_7">genotype</text:span><text:span text:style-name="T106_8"><text:s/></text:span><text:span text:style-name="T106_9">and</text:span><text:span text:style-name="T106_10"><text:s/></text:span><text:span text:style-name="T106_11">phenotype</text:span><text:span text:style-name="T106_12"><text:s/></text:span><text:span text:style-name="T106_13">input</text:span><text:span text:style-name="T106_14"><text:s/></text:span><text:span text:style-name="T106_15">files</text:span><text:span text:style-name="T106_16"><text:s/></text:span><text:span text:style-name="T106_17">sativas</text:span><text:span text:style-name="T106_18">413.</text:span><text:span text:style-name="T106_19">tped</text:span><text:span text:style-name="T106_20">,</text:span><text:span text:style-name="T106_21"><text:s/></text:span><text:span text:style-name="T106_22">sativas</text:span><text:span text:style-name="T106_23">413.</text:span><text:span text:style-name="T106_24">tfam</text:span><text:span text:style-name="T106_25">,</text:span><text:span text:style-name="T106_26"><text:s/></text:span><text:span text:style-name="T106_27">sativas</text:span><text:span text:style-name="T106_28">413.</text:span><text:span text:style-name="T106_29">pheno</text:span><text:span text:style-name="T106_30"><text:s/></text:span><text:span text:style-name="T106_31">and</text:span><text:span text:style-name="T106_32"><text:s/></text:span><text:span text:style-name="T106_33">the</text:span><text:span text:style-name="T106_34"><text:s/></text:span><text:span text:style-name="T106_35">file</text:span><text:span text:style-name="T106_36"><text:s/></text:span><text:span text:style-name="T106_37">with</text:span><text:span text:style-name="T106_38"><text:s/></text:span><text:span text:style-name="T106_39">the</text:span><text:span text:style-name="T106_40"><text:s/></text:span><text:span text:style-name="T106_41">kinship</text:span><text:span text:style-name="T106_42"><text:s/></text:span><text:span text:style-name="T106_43">matrix</text:span><text:span text:style-name="T106_44"><text:s/></text:span><text:span text:style-name="T106_45">sativas</text:span><text:span text:style-name="T106_46">413.</text:span><text:span text:style-name="T106_47">hIBS</text:span><text:span text:style-name="T106_48">.</text:span><text:span text:style-name="T106_49">kinf</text:span><text:span text:style-name="T106_50"><text:s/></text:span><text:span text:style-name="T106_51">and</text:span><text:span text:style-name="T106_52"><text:s/></text:span><text:span text:style-name="T106_53">the</text:span><text:span text:style-name="T106_54"><text:s/></text:span><text:span text:style-name="T106_55">covariate</text:span><text:span text:style-name="T106_56"><text:s/></text:span><text:span text:style-name="T106_57">file</text:span><text:span text:style-name="T106_58"><text:s/></text:span><text:span text:style-name="T106_59">sativas</text:span><text:span text:style-name="T106_60">413.</text:span><text:span text:style-name="T106_61">covar</text:span><text:span text:style-name="T106_62"><text:s/></text:span><text:span text:style-name="T106_63">and</text:span><text:span text:style-name="T106_64"><text:s/></text:span><text:span text:style-name="T106_65">performs</text:span><text:span text:style-name="T106_66"><text:s/></text:span><text:span text:style-name="T106_67">a</text:span><text:span text:style-name="T106_68"><text:s/></text:span><text:span text:style-name="T106_69">GWAS</text:span><text:span text:style-name="T106_70"><text:s/></text:span><text:span text:style-name="T106_71">analysis</text:span><text:span text:style-name="T106_72"><text:s/></text:span><text:span text:style-name="T106_73">using</text:span><text:span text:style-name="T106_74"><text:s/>8<text:s/></text:span><text:span text:style-name="T106_75">CPU</text:span><text:span text:style-name="T106_76"><text:s/></text:span><text:span text:style-name="T106_77">threads</text:span><text:span text:style-name="T106_78"><text:s/></text:span><text:span text:style-name="T106_79">on</text:span><text:span text:style-name="T106_80"><text:s/></text:span><text:span text:style-name="T106_81">the</text:span><text:span text:style-name="T106_82"><text:s/></text:span><text:span text:style-name="T106_83">computer</text:span><text:span text:style-name="T106_84">.</text:span><text:span text:style-name="T106_85"><text:s/></text:span><text:span text:style-name="T106_86">The</text:span><text:span text:style-name="T106_87"><text:s/></text:span><text:span text:style-name="T106_88">emmax</text:span><text:span text:style-name="T106_89">-</text:span><text:span text:style-name="T106_90">run</text:span><text:span text:style-name="T106_91"><text:s/></text:span><text:span text:style-name="T106_92">command</text:span><text:span text:style-name="T106_93"><text:s/></text:span><text:span text:style-name="T106_94">will</text:span><text:span text:style-name="T106_95"><text:s/></text:span><text:span text:style-name="T106_96">save</text:span><text:span text:style-name="T106_97"><text:s/></text:span><text:span text:style-name="T106_98">all</text:span><text:span text:style-name="T106_99"><text:s/></text:span><text:span text:style-name="T106_100">output</text:span><text:span text:style-name="T106_101"><text:s/></text:span><text:span text:style-name="T106_102">files</text:span><text:span text:style-name="T106_103"><text:s/></text:span><text:span text:style-name="T106_104">generated</text:span><text:span text:style-name="T106_105"><text:s/></text:span><text:span text:style-name="T106_106">by</text:span><text:span text:style-name="T106_107"><text:s/></text:span><text:span text:style-name="T106_108">EMMAX</text:span><text:span text:style-name="T106_109"><text:s/></text:span><text:span text:style-name="T106_110">in</text:span><text:span text:style-name="T106_111"><text:s/></text:span><text:span text:style-name="T106_112">the</text:span><text:span text:style-name="T106_113"><text:s/></text:span><text:span text:style-name="T106_114">A</text:span><text:span text:style-name="T106_115">_</text:span><text:span text:style-name="T106_116">FT</text:span><text:span text:style-name="T106_117"><text:s/></text:span><text:span text:style-name="T106_118">subdirectory</text:span><text:span text:style-name="T106_119"><text:s/></text:span><text:span text:style-name="T106_120">created</text:span><text:span text:style-name="T106_121"><text:s/></text:span><text:span text:style-name="T106_122">by</text:span><text:span text:style-name="T106_123"><text:s/></text:span><text:span text:style-name="T106_124">emmax</text:span><text:span text:style-name="T106_125">-</text:span><text:span text:style-name="T106_126">input</text:span><text:span text:style-name="T106_127">.<text:s/></text:span><text:span text:style-name="T106_128">In</text:span><text:span text:style-name="T106_129"><text:s/></text:span><text:span text:style-name="T106_130">addition</text:span><text:span text:style-name="T106_131"><text:s/></text:span><text:span text:style-name="T106_132">to</text:span><text:span text:style-name="T106_133"><text:s/></text:span><text:span text:style-name="T106_134">the</text:span><text:span text:style-name="T106_135"><text:s/></text:span><text:span text:style-name="T106_136">usual</text:span><text:span text:style-name="T106_137"><text:s/></text:span><text:span text:style-name="T106_138">EMMAX</text:span><text:span text:style-name="T106_139"><text:s/></text:span><text:span text:style-name="T106_140">output</text:span><text:span text:style-name="T106_141"><text:s/></text:span><text:span text:style-name="T106_142">files</text:span><text:span text:style-name="T106_143">,</text:span><text:span text:style-name="T106_144"><text:s/></text:span><text:span text:style-name="T106_145">emmax</text:span><text:span text:style-name="T106_146">-</text:span><text:span text:style-name="T106_147">run</text:span><text:span text:style-name="T106_148"><text:s/></text:span><text:span text:style-name="T106_149">will</text:span><text:span text:style-name="T106_150"><text:s/></text:span><text:span text:style-name="T106_151">also</text:span><text:span text:style-name="T106_152"><text:s/></text:span><text:span text:style-name="T106_153">produce</text:span><text:span text:style-name="T106_154"><text:s/></text:span><text:span text:style-name="T106_155">a</text:span><text:span text:style-name="T106_156"><text:s/></text:span><text:span text:style-name="T106_157">Manhattan</text:span><text:span text:style-name="T106_158"><text:s/></text:span><text:span text:style-name="T106_159">plot</text:span><text:span text:style-name="T106_160"><text:s/></text:span><text:span text:style-name="T106_161">and</text:span><text:span text:style-name="T106_162"><text:s/></text:span><text:span text:style-name="T106_163">a</text:span><text:span text:style-name="T106_164"><text:s/></text:span><text:span text:style-name="T106_165">quantile</text:span><text:span text:style-name="T106_166">-</text:span><text:span text:style-name="T106_167">quantile</text:span><text:span text:style-name="T106_168"><text:s/></text:span><text:span text:style-name="T106_169">plot</text:span><text:span text:style-name="T106_170"><text:s/></text:span><text:span text:style-name="T106_171">for</text:span><text:span text:style-name="T106_172"><text:s/></text:span><text:span text:style-name="T106_173">each</text:span><text:span text:style-name="T106_174"><text:s/></text:span><text:span text:style-name="T106_175">phenotype</text:span><text:span text:style-name="T106_176"><text:s/></text:span><text:span text:style-name="T106_177">in</text:span><text:span text:style-name="T106_178"><text:s/></text:span><text:span text:style-name="T106_179">PDF</text:span><text:span text:style-name="T106_180"><text:s/></text:span><text:span text:style-name="T106_181">format</text:span><text:span text:style-name="T106_182"><text:s/></text:span><text:span text:style-name="T106_183">and</text:span><text:span text:style-name="T106_184"><text:s/></text:span><text:span text:style-name="T106_185">also</text:span><text:span text:style-name="T106_186"><text:s/></text:span><text:span text:style-name="T106_187">a</text:span><text:span text:style-name="T106_188"><text:s/></text:span><text:span text:style-name="T106_189">log</text:span><text:span text:style-name="T106_190"><text:s/></text:span><text:span text:style-name="T106_191">file</text:span><text:span text:style-name="T106_192"><text:s/></text:span><text:span text:style-name="T106_193">which</text:span><text:span text:style-name="T106_194"><text:s/></text:span><text:span text:style-name="T106_195">provides</text:span><text:span text:style-name="T106_196"><text:s/></text:span><text:span text:style-name="T106_197">details</text:span><text:span text:style-name="T106_198"><text:s/></text:span><text:span text:style-name="T106_199">of</text:span><text:span text:style-name="T106_200"><text:s/></text:span><text:span text:style-name="T106_201">the</text:span><text:span text:style-name="T106_202"><text:s/></text:span><text:span text:style-name="T106_203">EMMAX</text:span><text:span text:style-name="T106_204"><text:s/></text:span><text:span text:style-name="T106_205">run</text:span><text:span text:style-name="T106_206">.</text:span></text:p>
      <text:p text:style-name="P107"/>
      <text:p text:style-name="P108"/>
      <text:p text:style-name="P109"/>
      <text:p text:style-name="P110"><text:span text:style-name="T110_1">Genotype</text:span><text:span text:style-name="T110_2"><text:s/></text:span><text:span text:style-name="T110_3">file</text:span><text:span text:style-name="T110_4"><text:s/></text:span><text:span text:style-name="T110_5">formats</text:span><text:span text:style-name="T110_6"><text:s/></text:span><text:span text:style-name="T110_7">supported</text:span><text:span text:style-name="T110_8"><text:s/></text:span><text:span text:style-name="T110_9">by</text:span><text:span text:style-name="T110_10"><text:s/></text:span><text:span text:style-name="T110_11">emmax</text:span><text:span text:style-name="T110_12">-</text:span><text:span text:style-name="T110_13">input</text:span></text:p>
      <text:p text:style-name="P111"/>
      <text:p text:style-name="P112"><text:span text:style-name="T112_1">The</text:span><text:span text:style-name="T112_2"><text:s/></text:span><text:span text:style-name="T112_3">program</text:span><text:span text:style-name="T112_4"><text:s/></text:span><text:span text:style-name="T112_5">emmax</text:span><text:span text:style-name="T112_6">-</text:span><text:span text:style-name="T112_7">input</text:span><text:span text:style-name="T112_8"><text:s/></text:span><text:span text:style-name="T112_9">will</text:span><text:span text:style-name="T112_10"><text:s/></text:span><text:span text:style-name="T112_11">accept</text:span><text:span text:style-name="T112_12"><text:s/></text:span><text:span text:style-name="T112_13">input</text:span><text:span text:style-name="T112_14"><text:s/></text:span><text:span text:style-name="T112_15">genotype</text:span><text:span text:style-name="T112_16"><text:s/></text:span><text:span text:style-name="T112_17">files</text:span><text:span text:style-name="T112_18"><text:s/></text:span><text:span text:style-name="T112_19">in</text:span><text:span text:style-name="T112_20"><text:s/></text:span><text:span text:style-name="T112_21">multiple</text:span><text:span text:style-name="T112_22"><text:s/></text:span><text:span text:style-name="T112_23">formats</text:span><text:span text:style-name="T112_24">.<text:s/></text:span><text:span text:style-name="T112_25">Probably</text:span><text:span text:style-name="T112_26"><text:s/></text:span><text:span text:style-name="T112_27">the</text:span><text:span text:style-name="T112_28"><text:s/></text:span><text:span text:style-name="T112_29">most</text:span><text:span text:style-name="T112_30"><text:s/></text:span><text:span text:style-name="T112_31">common</text:span><text:span text:style-name="T112_32"><text:s/></text:span><text:span text:style-name="T112_33">format</text:span><text:span text:style-name="T112_34"><text:s/></text:span><text:span text:style-name="T112_35">is</text:span><text:span text:style-name="T112_36"><text:s/></text:span><text:span text:style-name="T112_37">the</text:span><text:span text:style-name="T112_38"><text:s/></text:span><text:span text:style-name="T112_39">plink</text:span><text:span text:style-name="T112_40"><text:s/></text:span><text:span text:style-name="T112_41">format</text:span><text:span text:style-name="T112_42"><text:s/></text:span><text:span text:style-name="T112_43">in</text:span><text:span text:style-name="T112_44"><text:s/></text:span><text:span text:style-name="T112_45">which</text:span><text:span text:style-name="T112_46"><text:s/></text:span><text:span text:style-name="T112_47">the</text:span><text:span text:style-name="T112_48"><text:s/></text:span><text:span text:style-name="T112_49">genotype</text:span><text:span text:style-name="T112_50"><text:s/></text:span><text:span text:style-name="T112_51">information</text:span><text:span text:style-name="T112_52"><text:s/></text:span><text:span text:style-name="T112_53">is</text:span><text:span text:style-name="T112_54"><text:s/></text:span><text:span text:style-name="T112_55">encoded</text:span><text:span text:style-name="T112_56"><text:s/></text:span><text:span text:style-name="T112_57">in</text:span><text:span text:style-name="T112_58"><text:s/></text:span><text:span text:style-name="T112_59">multiple</text:span><text:span text:style-name="T112_60"><text:s/></text:span><text:span text:style-name="T112_61">files</text:span><text:span text:style-name="T112_62">.<text:s/></text:span><text:span text:style-name="T112_63">For</text:span><text:span text:style-name="T112_64"><text:s/></text:span><text:span text:style-name="T112_65">emmax</text:span><text:span text:style-name="T112_66">-</text:span><text:span text:style-name="T112_67">input</text:span><text:span text:style-name="T112_68"><text:s/></text:span><text:span text:style-name="T112_69">you</text:span><text:span text:style-name="T112_70"><text:s/></text:span><text:span text:style-name="T112_71">will</text:span><text:span text:style-name="T112_72"><text:s/></text:span><text:span text:style-name="T112_73">only</text:span><text:span text:style-name="T112_74"><text:s/></text:span><text:span text:style-name="T112_75">need</text:span><text:span text:style-name="T112_76"><text:s/></text:span><text:span text:style-name="T112_77">the</text:span><text:span text:style-name="T112_78"><text:s/>.</text:span><text:span text:style-name="T112_79">ped</text:span><text:span text:style-name="T112_80"><text:s/></text:span><text:span text:style-name="T112_81">and</text:span><text:span text:style-name="T112_82"><text:s/>.</text:span><text:span text:style-name="T112_83">map</text:span><text:span text:style-name="T112_84"><text:s/></text:span><text:span text:style-name="T112_85">files</text:span><text:span text:style-name="T112_86">.<text:s/></text:span><text:span text:style-name="T112_87">The</text:span><text:span text:style-name="T112_88"><text:s/>.</text:span><text:span text:style-name="T112_89">ped</text:span><text:span text:style-name="T112_90"><text:s/></text:span><text:span text:style-name="T112_91">file</text:span><text:span text:style-name="T112_92"><text:s/></text:span><text:span text:style-name="T112_93">should</text:span><text:span text:style-name="T112_94"><text:s/></text:span><text:span text:style-name="T112_95">be</text:span><text:span text:style-name="T112_96"><text:s/></text:span><text:span text:style-name="T112_97">white</text:span><text:span text:style-name="T112_98">-</text:span><text:span text:style-name="T112_99">space</text:span><text:span text:style-name="T112_100"><text:s/>(</text:span><text:span text:style-name="T112_101">tab</text:span><text:span text:style-name="T112_102"><text:s/></text:span><text:span text:style-name="T112_103">or</text:span><text:span text:style-name="T112_104"><text:s/></text:span><text:span text:style-name="T112_105">space</text:span><text:span text:style-name="T112_106">)<text:s/></text:span><text:span text:style-name="T112_107">delimited</text:span><text:span text:style-name="T112_108"><text:s/></text:span><text:span text:style-name="T112_109">have</text:span><text:span text:style-name="T112_110"><text:s/></text:span><text:span text:style-name="T112_111">a</text:span><text:span text:style-name="T112_112"><text:s/></text:span><text:span text:style-name="T112_113">single</text:span><text:span text:style-name="T112_114"><text:s/></text:span><text:span text:style-name="T112_115">line</text:span><text:span text:style-name="T112_116"><text:s/></text:span><text:span text:style-name="T112_117">per</text:span><text:span text:style-name="T112_118"><text:s/></text:span><text:span text:style-name="T112_119">individual</text:span><text:span text:style-name="T112_120"><text:s/></text:span><text:span text:style-name="T112_121">and</text:span><text:span text:style-name="T112_122"><text:s/></text:span><text:span text:style-name="T112_123">ha</text:span><text:span text:style-name="T112_124">ve</text:span><text:span text:style-name="T112_125"><text:s/></text:span><text:span text:style-name="T112_126">six</text:span><text:span text:style-name="T112_127"><text:s/></text:span><text:span text:style-name="T112_128">mandatory</text:span><text:span text:style-name="T112_129"><text:s/></text:span><text:span text:style-name="T112_130">columns</text:span><text:span text:style-name="T112_131"><text:s/></text:span><text:span text:style-name="T112_132">which</text:span><text:span text:style-name="T112_133"><text:s/></text:span><text:span text:style-name="T112_134">represent</text:span><text:span text:style-name="T112_135">;</text:span><text:span text:style-name="T112_136"><text:s/></text:span><text:span text:style-name="T112_137">Family</text:span><text:span text:style-name="T112_138"><text:s/></text:span><text:span text:style-name="T112_139">ID</text:span><text:span text:style-name="T112_140">,<text:s/></text:span><text:span text:style-name="T112_141">Individual</text:span><text:span text:style-name="T112_142"><text:s/></text:span><text:span text:style-name="T112_143">ID</text:span><text:span text:style-name="T112_144">,<text:s/></text:span><text:span text:style-name="T112_145">Paternal</text:span><text:span text:style-name="T112_146"><text:s/></text:span><text:span text:style-name="T112_147">ID</text:span><text:span text:style-name="T112_148">,<text:s/></text:span><text:span text:style-name="T112_149">Maternal</text:span><text:span text:style-name="T112_150"><text:s/></text:span><text:span text:style-name="T112_151">ID</text:span><text:span text:style-name="T112_152">,<text:s/></text:span><text:span text:style-name="T112_153">Sex</text:span><text:span text:style-name="T112_154"><text:s/></text:span><text:span text:style-name="T112_155">and</text:span><text:span text:style-name="T112_156"><text:s/></text:span><text:span text:style-name="T112_157">phenotype</text:span><text:span text:style-name="T112_158"><text:s/></text:span><text:span text:style-name="T112_159">although</text:span><text:span text:style-name="T112_160"><text:s/></text:span><text:span text:style-name="T112_161">these</text:span><text:span text:style-name="T112_162"><text:s/></text:span><text:span text:style-name="T112_163">headers</text:span><text:span text:style-name="T112_164"><text:s/></text:span><text:span text:style-name="T112_165">should</text:span><text:span text:style-name="T112_166"><text:s/></text:span><text:span text:style-name="T112_167">not</text:span><text:span text:style-name="T112_168"><text:s/></text:span><text:span text:style-name="T112_169">be</text:span><text:span text:style-name="T112_170"><text:s/></text:span><text:span text:style-name="T112_171">included</text:span><text:span text:style-name="T112_172">.</text:span><text:span text:style-name="T112_173"><text:s/></text:span><text:span text:style-name="T112_174">The</text:span><text:span text:style-name="T112_175"><text:s/></text:span><text:span text:style-name="T112_176">genotype</text:span><text:span text:style-name="T112_177"><text:s/></text:span><text:span text:style-name="T112_178">for</text:span><text:span text:style-name="T112_179"><text:s/></text:span><text:span text:style-name="T112_180">each</text:span><text:span text:style-name="T112_181"><text:s/></text:span><text:span text:style-name="T112_182">marker</text:span><text:span text:style-name="T112_183"><text:s/></text:span><text:span text:style-name="T112_184">is</text:span><text:span text:style-name="T112_185"><text:s/></text:span><text:span text:style-name="T112_186">contained</text:span><text:span text:style-name="T112_187"><text:s/></text:span><text:span text:style-name="T112_188">in</text:span><text:span text:style-name="T112_189"><text:s/></text:span><text:span text:style-name="T112_190">the</text:span><text:span text:style-name="T112_191"><text:s/></text:span><text:span text:style-name="T112_192">subsequent</text:span><text:span text:style-name="T112_193"><text:s/></text:span><text:span text:style-name="T112_194">columns</text:span><text:span text:style-name="T112_195"><text:s/></text:span><text:span text:style-name="T112_196">and</text:span><text:span text:style-name="T112_197"><text:s/></text:span><text:span text:style-name="T112_198">must</text:span><text:span text:style-name="T112_199"><text:s/></text:span><text:span text:style-name="T112_200">have</text:span><text:span text:style-name="T112_201"><text:s/></text:span><text:span text:style-name="T112_202">two</text:span><text:span text:style-name="T112_203"><text:s/></text:span><text:span text:style-name="T112_204">alleles</text:span><text:span text:style-name="T112_205"><text:s/></text:span><text:span text:style-name="T112_206">specified</text:span><text:span text:style-name="T112_207"><text:s/></text:span><text:span text:style-name="T112_208">and</text:span><text:span text:style-name="T112_209"><text:s/></text:span><text:span text:style-name="T112_210">also</text:span><text:span text:style-name="T112_211"><text:s/></text:span><text:span text:style-name="T112_212">be</text:span><text:span text:style-name="T112_213"><text:s/></text:span><text:span text:style-name="T112_214">whitespace</text:span><text:span text:style-name="T112_215"><text:s/></text:span><text:span text:style-name="T112_216">delimited</text:span><text:span text:style-name="T112_217">.<text:s/></text:span><text:span text:style-name="T112_218">Missing</text:span><text:span text:style-name="T112_219"><text:s/></text:span><text:span text:style-name="T112_220">alleles</text:span><text:span text:style-name="T112_221"><text:s/></text:span><text:span text:style-name="T112_222">should</text:span><text:span text:style-name="T112_223"><text:s/></text:span><text:span text:style-name="T112_224">be</text:span><text:span text:style-name="T112_225"><text:s/></text:span><text:span text:style-name="T112_226">coded</text:span><text:span text:style-name="T112_227"><text:s/></text:span><text:span text:style-name="T112_228">with</text:span><text:span text:style-name="T112_229"><text:s/>0.<text:s/></text:span><text:span text:style-name="T112_230">For</text:span><text:span text:style-name="T112_231"><text:s/></text:span><text:span text:style-name="T112_232">GWAS</text:span><text:span text:style-name="T112_233"><text:s/></text:span><text:span text:style-name="T112_234">analysis</text:span><text:span text:style-name="T112_235"><text:s/></text:span><text:span text:style-name="T112_236">much</text:span><text:span text:style-name="T112_237"><text:s/></text:span><text:span text:style-name="T112_238">of</text:span><text:span text:style-name="T112_239"><text:s/></text:span><text:span text:style-name="T112_240">the</text:span><text:span text:style-name="T112_241"><text:s/></text:span><text:span text:style-name="T112_242">information</text:span><text:span text:style-name="T112_243"><text:s/></text:span><text:span text:style-name="T112_244">in</text:span><text:span text:style-name="T112_245"><text:s/></text:span><text:span text:style-name="T112_246">the</text:span><text:span text:style-name="T112_247"><text:s/>.</text:span><text:span text:style-name="T112_248">ped</text:span><text:span text:style-name="T112_249"><text:s/></text:span><text:span text:style-name="T112_250">file</text:span><text:span text:style-name="T112_251"><text:s/></text:span><text:span text:style-name="T112_252">is</text:span><text:span text:style-name="T112_253"><text:s/></text:span><text:span text:style-name="T112_254">redundant</text:span><text:span text:style-name="T112_255"><text:s/></text:span><text:span text:style-name="T112_256">but</text:span><text:span text:style-name="T112_257"><text:s/></text:span><text:span text:style-name="T112_258">values</text:span><text:span text:style-name="T112_259"><text:s/></text:span><text:span text:style-name="T112_260">are</text:span><text:span text:style-name="T112_261"><text:s/></text:span><text:span text:style-name="T112_262">still</text:span><text:span text:style-name="T112_263"><text:s/></text:span><text:span text:style-name="T112_264">required</text:span><text:span text:style-name="T112_265">.<text:s/></text:span><text:span text:style-name="T112_266">Family</text:span><text:span text:style-name="T112_267"><text:s/></text:span><text:span text:style-name="T112_268">ID</text:span><text:span text:style-name="T112_269"><text:s/></text:span><text:span text:style-name="T112_270">can</text:span><text:span text:style-name="T112_271"><text:s/></text:span><text:span text:style-name="T112_272">be</text:span><text:span text:style-name="T112_273"><text:s/></text:span><text:span text:style-name="T112_274">given</text:span><text:span text:style-name="T112_275"><text:s/></text:span><text:span text:style-name="T112_276">the</text:span><text:span text:style-name="T112_277"><text:s/></text:span><text:span text:style-name="T112_278">same</text:span><text:span text:style-name="T112_279"><text:s/></text:span><text:span text:style-name="T112_280">value</text:span><text:span text:style-name="T112_281"><text:s/></text:span><text:span text:style-name="T112_282">as</text:span><text:span text:style-name="T112_283"><text:s/></text:span><text:span text:style-name="T112_284">I</text:span><text:span text:style-name="T112_285">ndividual</text:span><text:span text:style-name="T112_286"><text:s/></text:span><text:span text:style-name="T112_287">ID</text:span><text:span text:style-name="T112_288"><text:s/>(</text:span><text:span text:style-name="T112_289">or</text:span><text:span text:style-name="T112_290"><text:s/></text:span><text:span text:style-name="T112_291">any</text:span><text:span text:style-name="T112_292"><text:s/></text:span><text:span text:style-name="T112_293">other</text:span><text:span text:style-name="T112_294"><text:s/></text:span><text:span text:style-name="T112_295">value</text:span><text:span text:style-name="T112_296">)</text:span><text:span text:style-name="T112_297">,<text:s/></text:span><text:span text:style-name="T112_298">Paternal</text:span><text:span text:style-name="T112_299"><text:s/></text:span><text:span text:style-name="T112_300">and</text:span><text:span text:style-name="T112_301"><text:s/></text:span><text:span text:style-name="T112_302">Maternal</text:span><text:span text:style-name="T112_303"><text:s/></text:span><text:span text:style-name="T112_304">IDs</text:span><text:span text:style-name="T112_305"><text:s/></text:span><text:span text:style-name="T112_306">can</text:span><text:span text:style-name="T112_307"><text:s/></text:span><text:span text:style-name="T112_308">be</text:span><text:span text:style-name="T112_309"><text:s/></text:span><text:span text:style-name="T112_310">specified</text:span><text:span text:style-name="T112_311"><text:s/></text:span><text:span text:style-name="T112_312">as</text:span><text:span text:style-name="T112_313"><text:s/>0<text:s/></text:span><text:span text:style-name="T112_314">and</text:span><text:span text:style-name="T112_315"><text:s/></text:span><text:span text:style-name="T112_316">the</text:span><text:span text:style-name="T112_317"><text:s/></text:span><text:span text:style-name="T112_318">sex</text:span><text:span text:style-name="T112_319"><text:s/></text:span><text:span text:style-name="T112_320">and</text:span><text:span text:style-name="T112_321"><text:s/></text:span><text:span text:style-name="T112_322">phenotype</text:span><text:span text:style-name="T112_323"><text:s/></text:span><text:span text:style-name="T112_324">values</text:span><text:span text:style-name="T112_325"><text:s/></text:span><text:span text:style-name="T112_326">can</text:span><text:span text:style-name="T112_327"><text:s/></text:span><text:span text:style-name="T112_328">be</text:span><text:span text:style-name="T112_329"><text:s/></text:span><text:span text:style-name="T112_330">given</text:span><text:span text:style-name="T112_331"><text:s/></text:span><text:span text:style-name="T112_332">as</text:span><text:span text:style-name="T112_333"><text:s/>-9.<text:s/></text:span><text:span text:style-name="T112_334">An</text:span><text:span text:style-name="T112_335"><text:s/></text:span><text:span text:style-name="T112_336">example</text:span><text:span text:style-name="T112_337"><text:s/></text:span><text:span text:style-name="T112_338">of</text:span><text:span text:style-name="T112_339"><text:s/></text:span><text:span text:style-name="T112_340">a</text:span><text:span text:style-name="T112_341"><text:s/></text:span><text:span text:style-name="T112_342">correctly</text:span><text:span text:style-name="T112_343"><text:s/></text:span><text:span text:style-name="T112_344">formatted</text:span><text:span text:style-name="T112_345"><text:s/>.</text:span><text:span text:style-name="T112_346">ped</text:span><text:span text:style-name="T112_347"><text:s/></text:span><text:span text:style-name="T112_348">file</text:span><text:span text:style-name="T112_349"><text:s/></text:span><text:span text:style-name="T112_350">containing</text:span><text:span text:style-name="T112_351"><text:s/></text:span><text:span text:style-name="T112_352">four</text:span><text:span text:style-name="T112_353"><text:s/></text:span><text:span text:style-name="T112_354">individual</text:span><text:span text:style-name="T112_355"><text:s/></text:span><text:span text:style-name="T112_356">accessions</text:span><text:span text:style-name="T112_357"><text:s/>(</text:span><text:span text:style-name="T112_358">rows</text:span><text:span text:style-name="T112_359">)<text:s/></text:span><text:span text:style-name="T112_360">and</text:span><text:span text:style-name="T112_361"><text:s/></text:span><text:span text:style-name="T112_362">six</text:span><text:span text:style-name="T112_363"><text:s/></text:span><text:span text:style-name="T112_364">markers</text:span><text:span text:style-name="T112_365"><text:s/></text:span><text:span text:style-name="T112_366">is</text:span><text:span text:style-name="T112_367"><text:s/></text:span><text:span text:style-name="T112_368">given</text:span><text:span text:style-name="T112_369"><text:s/></text:span><text:span text:style-name="T112_370">below</text:span><text:span text:style-name="T112_371">.</text:span></text:p>
      <text:p text:style-name="P113"/>
      <text:p text:style-name="P114"><text:span text:style-name="T114_1">081215-</text:span><text:span text:style-name="T114_2">A</text:span><text:span text:style-name="T114_3">05<text:s/>1<text:s/>0<text:s/>0<text:s/>-9<text:s/>-9<text:s/></text:span><text:span text:style-name="T114_4">T</text:span><text:span text:style-name="T114_5"><text:s/></text:span><text:span text:style-name="T114_6">T</text:span><text:span text:style-name="T114_7"><text:s/></text:span><text:span text:style-name="T114_8">T</text:span><text:span text:style-name="T114_9"><text:s/></text:span><text:span text:style-name="T114_10">T</text:span><text:span text:style-name="T114_11"><text:s/></text:span><text:span text:style-name="T114_12">C</text:span><text:span text:style-name="T114_13"><text:s/></text:span><text:span text:style-name="T114_14">C</text:span><text:span text:style-name="T114_15"><text:s/></text:span><text:span text:style-name="T114_16">G</text:span><text:span text:style-name="T114_17"><text:s/></text:span><text:span text:style-name="T114_18">G</text:span><text:span text:style-name="T114_19"><text:s/></text:span><text:span text:style-name="T114_20">T</text:span><text:span text:style-name="T114_21"><text:s/></text:span><text:span text:style-name="T114_22">T</text:span><text:span text:style-name="T114_23"><text:s/></text:span><text:span text:style-name="T114_24">A</text:span><text:span text:style-name="T114_25"><text:s/></text:span><text:span text:style-name="T114_26">A</text:span></text:p>
      <text:p text:style-name="P115"><text:span text:style-name="T115_1">081215-</text:span><text:span text:style-name="T115_2">A</text:span><text:span text:style-name="T115_3">06<text:s/>3<text:s/>0<text:s/>0<text:s/>-9<text:s/>-9<text:s/></text:span><text:span text:style-name="T115_4">C</text:span><text:span text:style-name="T115_5"><text:s/></text:span><text:span text:style-name="T115_6">C</text:span><text:span text:style-name="T115_7"><text:s/></text:span><text:span text:style-name="T115_8">C</text:span><text:span text:style-name="T115_9"><text:s/></text:span><text:span text:style-name="T115_10">C</text:span><text:span text:style-name="T115_11"><text:s/></text:span><text:span text:style-name="T115_12">C</text:span><text:span text:style-name="T115_13"><text:s/></text:span><text:span text:style-name="T115_14">C</text:span><text:span text:style-name="T115_15"><text:s/></text:span><text:span text:style-name="T115_16">A</text:span><text:span text:style-name="T115_17"><text:s/></text:span><text:span text:style-name="T115_18">A</text:span><text:span text:style-name="T115_19"><text:s/></text:span><text:span text:style-name="T115_20">G</text:span><text:span text:style-name="T115_21"><text:s/></text:span><text:span text:style-name="T115_22">G</text:span><text:span text:style-name="T115_23"><text:s/>0<text:s/>0</text:span></text:p>
      <text:p text:style-name="P116"><text:span text:style-name="T116_1">081215-</text:span><text:span text:style-name="T116_2">A</text:span><text:span text:style-name="T116_3">07<text:s/>4<text:s/>0<text:s/>0<text:s/>-9<text:s/>-9<text:s/></text:span><text:span text:style-name="T116_4">C</text:span><text:span text:style-name="T116_5"><text:s/></text:span><text:span text:style-name="T116_6">C</text:span><text:span text:style-name="T116_7"><text:s/></text:span><text:span text:style-name="T116_8">C</text:span><text:span text:style-name="T116_9"><text:s/></text:span><text:span text:style-name="T116_10">C</text:span><text:span text:style-name="T116_11"><text:s/></text:span><text:span text:style-name="T116_12">C</text:span><text:span text:style-name="T116_13"><text:s/></text:span><text:span text:style-name="T116_14">C</text:span><text:span text:style-name="T116_15"><text:s/></text:span><text:span text:style-name="T116_16">A</text:span><text:span text:style-name="T116_17"><text:s/></text:span><text:span text:style-name="T116_18">A</text:span><text:span text:style-name="T116_19"><text:s/></text:span><text:span text:style-name="T116_20">G</text:span><text:span text:style-name="T116_21"><text:s/></text:span><text:span text:style-name="T116_22">G</text:span><text:span text:style-name="T116_23"><text:s/></text:span><text:span text:style-name="T116_24">G</text:span><text:span text:style-name="T116_25"><text:s/></text:span><text:span text:style-name="T116_26">G</text:span></text:p>
      <text:p text:style-name="P117"><text:span text:style-name="T117_1">081215-</text:span><text:span text:style-name="T117_2">A</text:span><text:span text:style-name="T117_3">08<text:s/>5<text:s/>0<text:s/>0<text:s/>-9<text:s/>-9<text:s/></text:span><text:span text:style-name="T117_4">C</text:span><text:span text:style-name="T117_5"><text:s/></text:span><text:span text:style-name="T117_6">C</text:span><text:span text:style-name="T117_7"><text:s/></text:span><text:span text:style-name="T117_8">C</text:span><text:span text:style-name="T117_9"><text:s/></text:span><text:span text:style-name="T117_10">C</text:span><text:span text:style-name="T117_11"><text:s/></text:span><text:span text:style-name="T117_12">T</text:span><text:span text:style-name="T117_13"><text:s/></text:span><text:span text:style-name="T117_14">T</text:span><text:span text:style-name="T117_15"><text:s/></text:span><text:span text:style-name="T117_16">G</text:span><text:span text:style-name="T117_17"><text:s/></text:span><text:span text:style-name="T117_18">G</text:span><text:span text:style-name="T117_19"><text:s/></text:span><text:span text:style-name="T117_20">G</text:span><text:span text:style-name="T117_21"><text:s/></text:span><text:span text:style-name="T117_22">G</text:span><text:span text:style-name="T117_23"><text:s/></text:span><text:span text:style-name="T117_24">A</text:span><text:span text:style-name="T117_25"><text:s/></text:span><text:span text:style-name="T117_26">A</text:span></text:p>
      <text:p text:style-name="P118"/>
      <text:p text:style-name="P119"><text:span text:style-name="T119_1">The</text:span><text:span text:style-name="T119_2"><text:s/>.</text:span><text:span text:style-name="T119_3">map</text:span><text:span text:style-name="T119_4"><text:s/></text:span><text:span text:style-name="T119_5">file</text:span><text:span text:style-name="T119_6"><text:s/></text:span><text:span text:style-name="T119_7">is</text:span><text:span text:style-name="T119_8"><text:s/></text:span><text:span text:style-name="T119_9">a</text:span><text:span text:style-name="T119_10"><text:s/></text:span><text:span text:style-name="T119_11">whitespace</text:span><text:span text:style-name="T119_12"><text:s/>(</text:span><text:span text:style-name="T119_13">tab</text:span><text:span text:style-name="T119_14"><text:s/></text:span><text:span text:style-name="T119_15">or</text:span><text:span text:style-name="T119_16"><text:s/></text:span><text:span text:style-name="T119_17">space</text:span><text:span text:style-name="T119_18">)<text:s/></text:span><text:span text:style-name="T119_19">delimited</text:span><text:span text:style-name="T119_20"><text:s/></text:span><text:span text:style-name="T119_21">file</text:span><text:span text:style-name="T119_22"><text:s/></text:span><text:span text:style-name="T119_23">in</text:span><text:span text:style-name="T119_24"><text:s/></text:span><text:span text:style-name="T119_25">which</text:span><text:span text:style-name="T119_26"><text:s/></text:span><text:span text:style-name="T119_27">each</text:span><text:span text:style-name="T119_28"><text:s/></text:span><text:span text:style-name="T119_29">line</text:span><text:span text:style-name="T119_30"><text:s/></text:span><text:span text:style-name="T119_31">represents</text:span><text:span text:style-name="T119_32"><text:s/></text:span><text:span text:style-name="T119_33">a</text:span><text:span text:style-name="T119_34"><text:s/></text:span><text:span text:style-name="T119_35">single</text:span><text:span text:style-name="T119_36"><text:s/></text:span><text:span text:style-name="T119_37">marker</text:span><text:span text:style-name="T119_38"><text:s/>(</text:span><text:span text:style-name="T119_39">SNP</text:span><text:span text:style-name="T119_40">)<text:s/></text:span><text:span text:style-name="T119_41">and</text:span><text:span text:style-name="T119_42"><text:s/></text:span><text:span text:style-name="T119_43">must</text:span><text:span text:style-name="T119_44"><text:s/></text:span><text:span text:style-name="T119_45">contain</text:span><text:span text:style-name="T119_46"><text:s/></text:span><text:span text:style-name="T119_47">exactly</text:span><text:span text:style-name="T119_48"><text:s/></text:span><text:span text:style-name="T119_49">four</text:span><text:span text:style-name="T119_50"><text:s/></text:span><text:span text:style-name="T119_51">columns</text:span><text:span text:style-name="T119_52">;<text:s/></text:span><text:span text:style-name="T119_53">chromosome</text:span><text:span text:style-name="T119_54">,<text:s/></text:span><text:span text:style-name="T119_55">snp</text:span><text:span text:style-name="T119_56"><text:s/></text:span><text:span text:style-name="T119_57">identifier</text:span><text:span text:style-name="T119_58">,<text:s/></text:span><text:span text:style-name="T119_59">genetic</text:span><text:span text:style-name="T119_60"><text:s/></text:span><text:span text:style-name="T119_61">distance</text:span><text:span text:style-name="T119_62"><text:s/></text:span><text:span text:style-name="T119_63">and</text:span><text:span text:style-name="T119_64"><text:s/></text:span><text:span text:style-name="T119_65">base</text:span><text:span text:style-name="T119_66">-</text:span><text:span text:style-name="T119_67">pair</text:span><text:span text:style-name="T119_68"><text:s/></text:span><text:span text:style-name="T119_69">position</text:span><text:span text:style-name="T119_70">.<text:s/></text:span><text:span text:style-name="T119_71">For</text:span><text:span text:style-name="T119_72"><text:s/></text:span><text:span text:style-name="T119_73">GWAS</text:span><text:span text:style-name="T119_74"><text:s/></text:span><text:span text:style-name="T119_75">analysis</text:span><text:span text:style-name="T119_76"><text:s/></text:span><text:span text:style-name="T119_77">the</text:span><text:span text:style-name="T119_78"><text:s/></text:span><text:span text:style-name="T119_79">genetic</text:span><text:span text:style-name="T119_80"><text:s/></text:span><text:span text:style-name="T119_81">distance</text:span><text:span text:style-name="T119_82"><text:s/></text:span><text:span text:style-name="T119_83">column</text:span><text:span text:style-name="T119_84"><text:s/></text:span><text:span text:style-name="T119_85">can</text:span><text:span text:style-name="T119_86"><text:s/></text:span><text:span text:style-name="T119_87">be</text:span><text:span text:style-name="T119_88"><text:s/></text:span><text:span text:style-name="T119_89">set</text:span><text:span text:style-name="T119_90"><text:s/></text:span><text:span text:style-name="T119_91">at</text:span><text:span text:style-name="T119_92"><text:s/>0.<text:s text:c="2"/></text:span><text:span text:style-name="T119_93">An</text:span><text:span text:style-name="T119_94"><text:s/></text:span><text:span text:style-name="T119_95">example</text:span><text:span text:style-name="T119_96"><text:s/></text:span><text:span text:style-name="T119_97">of</text:span><text:span text:style-name="T119_98"><text:s/></text:span><text:span text:style-name="T119_99">a</text:span><text:span text:style-name="T119_100"><text:s/></text:span><text:span text:style-name="T119_101">correctly</text:span><text:span text:style-name="T119_102"><text:s/></text:span><text:span text:style-name="T119_103">formatted</text:span><text:span text:style-name="T119_104"><text:s/>.</text:span><text:span text:style-name="T119_105">map</text:span><text:span text:style-name="T119_106"><text:s/></text:span><text:span text:style-name="T119_107">file</text:span><text:span text:style-name="T119_108"><text:s/></text:span><text:span text:style-name="T119_109">containing</text:span><text:span text:style-name="T119_110"><text:s/></text:span><text:span text:style-name="T119_111">five</text:span><text:span text:style-name="T119_112"><text:s/></text:span><text:span text:style-name="T119_113">SNPs</text:span><text:span text:style-name="T119_114"><text:s/></text:span><text:span text:style-name="T119_115">on</text:span><text:span text:style-name="T119_116"><text:s/></text:span><text:span text:style-name="T119_117">chromosome</text:span><text:span text:style-name="T119_118"><text:s/>1</text:span><text:span text:style-name="T119_119"><text:s/></text:span><text:span text:style-name="T119_120">with</text:span><text:span text:style-name="T119_121"><text:s/></text:span><text:span text:style-name="T119_122">no</text:span><text:span text:style-name="T119_123"><text:s/></text:span><text:span text:style-name="T119_124">genetic</text:span><text:span text:style-name="T119_125"><text:s/></text:span><text:span text:style-name="T119_126">distance</text:span><text:span text:style-name="T119_127"><text:s/></text:span><text:span text:style-name="T119_128">information</text:span><text:span text:style-name="T119_129"><text:s/></text:span><text:span text:style-name="T119_130">is</text:span><text:span text:style-name="T119_131"><text:s/></text:span><text:span text:style-name="T119_132">given</text:span><text:span text:style-name="T119_133"><text:s/></text:span><text:span text:style-name="T119_134">below</text:span><text:span text:style-name="T119_135">.</text:span></text:p>
      <text:p text:style-name="P120"/>
      <text:p text:style-name="P121"><text:span text:style-name="T121_1">1<text:s text:c="7"/></text:span><text:span text:style-name="T121_2">id</text:span><text:span text:style-name="T121_3">1000001<text:s text:c="7"/>0<text:s text:c="7"/>13147</text:span></text:p>
      <text:p text:style-name="P122"><text:span text:style-name="T122_1">1<text:s text:c="7"/></text:span><text:span text:style-name="T122_2">id</text:span><text:span text:style-name="T122_3">1000003<text:s text:c="7"/>0<text:s text:c="7"/>73192</text:span></text:p>
      <text:p text:style-name="P123"><text:span text:style-name="T123_1">1<text:s text:c="7"/></text:span><text:span text:style-name="T123_2">id</text:span><text:span text:style-name="T123_3">1000005<text:s text:c="7"/>0<text:s text:c="7"/>74969</text:span></text:p>
      <text:p text:style-name="P124"><text:span text:style-name="T124_1">1<text:s text:c="7"/></text:span><text:span text:style-name="T124_2">id</text:span><text:span text:style-name="T124_3">1000007<text:s text:c="7"/>0<text:s text:c="7"/>75852</text:span></text:p>
      <text:p text:style-name="P125"><text:span text:style-name="T125_1">1<text:s text:c="7"/></text:span><text:span text:style-name="T125_2">id</text:span><text:span text:style-name="T125_3">1000008<text:s text:c="7"/>0<text:s text:c="7"/>75953</text:span></text:p>
      <text:p text:style-name="P126"/>
      <text:p text:style-name="P127"><text:span text:style-name="T127_1">The</text:span><text:span text:style-name="T127_2"><text:s/></text:span><text:span text:style-name="T127_3">emmax</text:span><text:span text:style-name="T127_4">-</text:span><text:span text:style-name="T127_5">input</text:span><text:span text:style-name="T127_6"><text:s/></text:span><text:span text:style-name="T127_7">program</text:span><text:span text:style-name="T127_8"><text:s/></text:span><text:span text:style-name="T127_9">also</text:span><text:span text:style-name="T127_10"><text:s/></text:span><text:span text:style-name="T127_11">accepts</text:span><text:span text:style-name="T127_12"><text:s/></text:span><text:span text:style-name="T127_13">transposed</text:span><text:span text:style-name="T127_14"><text:s/>.</text:span><text:span text:style-name="T127_15">ped</text:span><text:span text:style-name="T127_16"><text:s/></text:span><text:span text:style-name="T127_17">files</text:span><text:span text:style-name="T127_18"><text:s/></text:span><text:span text:style-name="T127_19">created</text:span><text:span text:style-name="T127_20"><text:s/></text:span><text:span text:style-name="T127_21">using</text:span><text:span text:style-name="T127_22"><text:s/></text:span><text:span text:style-name="T127_23">plink</text:span><text:span text:style-name="T127_24"><text:s/></text:span><text:span text:style-name="T127_25">for</text:span><text:span text:style-name="T127_26"><text:s/></text:span><text:span text:style-name="T127_27">example</text:span><text:span text:style-name="T127_28">.<text:s/></text:span><text:span text:style-name="T127_29">For</text:span><text:span text:style-name="T127_30"><text:s/></text:span><text:span text:style-name="T127_31">the</text:span><text:span text:style-name="T127_32"><text:s/></text:span><text:span text:style-name="T127_33">program</text:span><text:span text:style-name="T127_34"><text:s/></text:span><text:span text:style-name="T127_35">to</text:span><text:span text:style-name="T127_36"><text:s/></text:span><text:span text:style-name="T127_37">run</text:span><text:span text:style-name="T127_38"><text:s/></text:span><text:span text:style-name="T127_39">correctly</text:span><text:span text:style-name="T127_40"><text:s/></text:span><text:span text:style-name="T127_41">you</text:span><text:span text:style-name="T127_42"><text:s/></text:span><text:span text:style-name="T127_43">will</text:span><text:span text:style-name="T127_44"><text:s/></text:span><text:span text:style-name="T127_45">need</text:span><text:span text:style-name="T127_46"><text:s/></text:span><text:span text:style-name="T127_47">to</text:span><text:span text:style-name="T127_48"><text:s/></text:span><text:span text:style-name="T127_49">supply</text:span><text:span text:style-name="T127_50"><text:s/></text:span><text:span text:style-name="T127_51">both</text:span><text:span text:style-name="T127_52"><text:s/>.</text:span><text:span text:style-name="T127_53">tped</text:span><text:span text:style-name="T127_54"><text:s/></text:span><text:span text:style-name="T127_55">and</text:span><text:span text:style-name="T127_56"><text:s/></text:span><text:span text:style-name="T127_57">tfam</text:span><text:span text:style-name="T127_58"><text:s/></text:span><text:span text:style-name="T127_59">files</text:span><text:span text:style-name="T127_60"><text:s/></text:span><text:span text:style-name="T127_61">and</text:span><text:span text:style-name="T127_62"><text:s/></text:span><text:span text:style-name="T127_63">use</text:span><text:span text:style-name="T127_64"><text:s/></text:span><text:span text:style-name="T127_65">the</text:span><text:span text:style-name="T127_66"><text:s/></text:span><text:span text:style-name="T127_67">option</text:span><text:span text:style-name="T127_68"><text:s/>-</text:span><text:span text:style-name="T127_69">f</text:span><text:span text:style-name="T127_70"><text:s/></text:span><text:span text:style-name="T127_71">tped</text:span><text:span text:style-name="T127_72"><text:s/></text:span><text:span text:style-name="T127_73">when</text:span><text:span text:style-name="T127_74"><text:s/></text:span><text:span text:style-name="T127_75">calling</text:span><text:span text:style-name="T127_76"><text:s/></text:span><text:span text:style-name="T127_77">emmax</text:span><text:span text:style-name="T127_78">-</text:span><text:span text:style-name="T127_79">input</text:span><text:span text:style-name="T127_80">.</text:span></text:p>
      <text:p text:style-name="P128"/>
      <text:p text:style-name="P129"><text:span text:style-name="T129_1">Importing</text:span><text:span text:style-name="T129_2"><text:s/></text:span><text:span text:style-name="T129_3">g</text:span><text:span text:style-name="T129_4">enotype</text:span><text:span text:style-name="T129_5"><text:s/></text:span><text:span text:style-name="T129_6">files</text:span><text:span text:style-name="T129_7"><text:s/></text:span><text:span text:style-name="T129_8">in</text:span><text:span text:style-name="T129_9"><text:s/></text:span><text:span text:style-name="T129_10">vcf</text:span><text:span text:style-name="T129_11"><text:s/></text:span><text:span text:style-name="T129_12">format</text:span><text:span text:style-name="T129_13"><text:s/></text:span><text:span text:style-name="T129_14">is</text:span><text:span text:style-name="T129_15"><text:s/></text:span><text:span text:style-name="T129_16">currently</text:span><text:span text:style-name="T129_17"><text:s/></text:span><text:span text:style-name="T129_18">not</text:span><text:span text:style-name="T129_19"><text:s/></text:span><text:span text:style-name="T129_20">implemented</text:span><text:span text:style-name="T129_21"><text:s/></text:span><text:span text:style-name="T129_22">but</text:span><text:span text:style-name="T129_23"><text:s/></text:span><text:span text:style-name="T129_24">will</text:span><text:span text:style-name="T129_25"><text:s/></text:span><text:span text:style-name="T129_26">be</text:span><text:span text:style-name="T129_27"><text:s/></text:span><text:span text:style-name="T129_28">soon</text:span><text:span text:style-name="T129_29">!</text:span></text:p>
      <text:p text:style-name="P130"/>
      <text:p text:style-name="P131"><text:span text:style-name="T131_1">Phenotype</text:span><text:span text:style-name="T131_2"><text:s/></text:span><text:span text:style-name="T131_3">file</text:span><text:span text:style-name="T131_4"><text:s/></text:span><text:span text:style-name="T131_5">format</text:span><text:span text:style-name="T131_6"><text:s/></text:span><text:span text:style-name="T131_7">for</text:span><text:span text:style-name="T131_8"><text:s/></text:span><text:span text:style-name="T131_9">emmax</text:span><text:span text:style-name="T131_10">-</text:span><text:span text:style-name="T131_11">input</text:span></text:p>
      <text:p text:style-name="P132"/>
      <text:p text:style-name="P133"><text:span text:style-name="T133_1">The</text:span><text:span text:style-name="T133_2"><text:s/></text:span><text:span text:style-name="T133_3">phenotype</text:span><text:span text:style-name="T133_4"><text:s/></text:span><text:span text:style-name="T133_5">information</text:span><text:span text:style-name="T133_6"><text:s/></text:span><text:span text:style-name="T133_7">should</text:span><text:span text:style-name="T133_8"><text:s/></text:span><text:span text:style-name="T133_9">be</text:span><text:span text:style-name="T133_10"><text:s/></text:span><text:span text:style-name="T133_11">supplied</text:span><text:span text:style-name="T133_12"><text:s/></text:span><text:span text:style-name="T133_13">to</text:span><text:span text:style-name="T133_14"><text:s/></text:span><text:span text:style-name="T133_15">emmax</text:span><text:span text:style-name="T133_16">-</text:span><text:span text:style-name="T133_17">input</text:span><text:span text:style-name="T133_18"><text:s/></text:span><text:span text:style-name="T133_19">as</text:span><text:span text:style-name="T133_20"><text:s/></text:span><text:span text:style-name="T133_21">a</text:span><text:span text:style-name="T133_22"><text:s/></text:span><text:span text:style-name="T133_23">tab</text:span><text:span text:style-name="T133_24"><text:s/></text:span><text:span text:style-name="T133_25">delimited</text:span><text:span text:style-name="T133_26"><text:s/></text:span><text:span text:style-name="T133_27">file</text:span><text:span text:style-name="T133_28"><text:s/></text:span><text:span text:style-name="T133_29">which</text:span><text:span text:style-name="T133_30"><text:s/></text:span><text:span text:style-name="T133_31">contains</text:span><text:span text:style-name="T133_32"><text:s/></text:span><text:span text:style-name="T133_33">a</text:span><text:span text:style-name="T133_34"><text:s/></text:span><text:span text:style-name="T133_35">single</text:span><text:span text:style-name="T133_36"><text:s/></text:span><text:span text:style-name="T133_37">line</text:span><text:span text:style-name="T133_38"><text:s/></text:span><text:span text:style-name="T133_39">for</text:span><text:span text:style-name="T133_40"><text:s/></text:span><text:span text:style-name="T133_41">each</text:span><text:span text:style-name="T133_42"><text:s/></text:span><text:span text:style-name="T133_43">accession</text:span><text:span text:style-name="T133_44"><text:s/></text:span><text:span text:style-name="T133_45">and</text:span><text:span text:style-name="T133_46"><text:s/></text:span><text:span text:style-name="T133_47">phenotype</text:span><text:span text:style-name="T133_48"><text:s/></text:span><text:span text:style-name="T133_49">values</text:span><text:span text:style-name="T133_50"><text:s/></text:span><text:span text:style-name="T133_51">in</text:span><text:span text:style-name="T133_52"><text:s/></text:span><text:span text:style-name="T133_53">columns</text:span><text:span text:style-name="T133_54">.<text:s/></text:span><text:span text:style-name="T133_55">More</text:span><text:span text:style-name="T133_56"><text:s/></text:span><text:span text:style-name="T133_57">than</text:span><text:span text:style-name="T133_58"><text:s/></text:span><text:span text:style-name="T133_59">one</text:span><text:span text:style-name="T133_60"><text:s/></text:span><text:span text:style-name="T133_61">phenotype</text:span><text:span text:style-name="T133_62"><text:s/></text:span><text:span text:style-name="T133_63">can</text:span><text:span text:style-name="T133_64"><text:s/></text:span><text:span text:style-name="T133_65">be</text:span><text:span text:style-name="T133_66"><text:s/></text:span><text:span text:style-name="T133_67">included</text:span><text:span text:style-name="T133_68"><text:s/></text:span><text:span text:style-name="T133_69">in</text:span><text:span text:style-name="T133_70"><text:s/></text:span><text:span text:style-name="T133_71">this</text:span><text:span text:style-name="T133_72"><text:s/></text:span><text:span text:style-name="T133_73">file</text:span><text:span text:style-name="T133_74">.<text:s/></text:span><text:span text:style-name="T133_75">The</text:span><text:span text:style-name="T133_76"><text:s/></text:span><text:span text:style-name="T133_77">first</text:span><text:span text:style-name="T133_78"><text:s/></text:span><text:span text:style-name="T133_79">column</text:span><text:span text:style-name="T133_80"><text:s/></text:span><text:span text:style-name="T133_81">of</text:span><text:span text:style-name="T133_82"><text:s/></text:span><text:span text:style-name="T133_83">the</text:span><text:span text:style-name="T133_84"><text:s/></text:span><text:span text:style-name="T133_85">phenotype</text:span><text:span text:style-name="T133_86"><text:s/></text:span><text:span text:style-name="T133_87">file</text:span><text:span text:style-name="T133_88"><text:s/></text:span><text:span text:style-name="T133_89">should</text:span><text:span text:style-name="T133_90"><text:s/></text:span><text:span text:style-name="T133_91">contain</text:span><text:span text:style-name="T133_92"><text:s/></text:span><text:span text:style-name="T133_93">the</text:span><text:span text:style-name="T133_94"><text:s/></text:span><text:span text:style-name="T133_95">accession</text:span><text:span text:style-name="T133_96"><text:s/>(</text:span><text:span text:style-name="T133_97">individual</text:span><text:span text:style-name="T133_98">)<text:s/></text:span><text:span text:style-name="T133_99">IDs</text:span><text:span text:style-name="T133_100"><text:s/></text:span><text:span text:style-name="T133_101">and</text:span><text:span text:style-name="T133_102"><text:s/></text:span><text:span text:style-name="T133_103">the</text:span><text:span text:style-name="T133_104"><text:s/></text:span><text:span text:style-name="T133_105">subsequent</text:span><text:span text:style-name="T133_106"><text:s/></text:span><text:span text:style-name="T133_107">columns</text:span><text:span text:style-name="T133_108"><text:s/></text:span><text:span text:style-name="T133_109">each</text:span><text:span text:style-name="T133_110"><text:s/></text:span><text:span text:style-name="T133_111">phenotype</text:span><text:span text:style-name="T133_112">.<text:s/></text:span><text:span text:style-name="T133_113">The</text:span><text:span text:style-name="T133_114"><text:s/></text:span><text:span text:style-name="T133_115">first</text:span><text:span text:style-name="T133_116"><text:s/></text:span><text:span text:style-name="T133_117">line</text:span><text:span text:style-name="T133_118"><text:s/></text:span><text:span text:style-name="T133_119">of</text:span><text:span text:style-name="T133_120"><text:s/></text:span><text:span text:style-name="T133_121">the</text:span><text:span text:style-name="T133_122"><text:s/></text:span><text:span text:style-name="T133_123">file</text:span><text:span text:style-name="T133_124"><text:s/></text:span><text:span text:style-name="T133_125">should</text:span><text:span text:style-name="T133_126"><text:s/></text:span><text:span text:style-name="T133_127">contain</text:span><text:span text:style-name="T133_128"><text:s/></text:span><text:span text:style-name="T133_129">a</text:span><text:span text:style-name="T133_130"><text:s/></text:span><text:span text:style-name="T133_131">column</text:span><text:span text:style-name="T133_132"><text:s/></text:span><text:span text:style-name="T133_133">header</text:span><text:span text:style-name="T133_134"><text:s/></text:span><text:span text:style-name="T133_135">with</text:span><text:span text:style-name="T133_136"><text:s/></text:span><text:span text:style-name="T133_137">the</text:span><text:span text:style-name="T133_138"><text:s/></text:span><text:span text:style-name="T133_139">first</text:span><text:span text:style-name="T133_140"><text:s/></text:span><text:span text:style-name="T133_141">column</text:span><text:span text:style-name="T133_142"><text:s/></text:span><text:span text:style-name="T133_143">called</text:span><text:span text:style-name="T133_144"><text:s/></text:span><text:span text:style-name="T133_145">id</text:span><text:span text:style-name="T133_146"><text:s/></text:span><text:span text:style-name="T133_147">and</text:span><text:span text:style-name="T133_148"><text:s/></text:span><text:span text:style-name="T133_149">the</text:span><text:span text:style-name="T133_150"><text:s/></text:span><text:span text:style-name="T133_151">name</text:span><text:span text:style-name="T133_152"><text:s/></text:span><text:span text:style-name="T133_153">of</text:span><text:span text:style-name="T133_154"><text:s/></text:span><text:span text:style-name="T133_155">each</text:span><text:span text:style-name="T133_156"><text:s/></text:span><text:span text:style-name="T133_157">phenotype</text:span><text:span text:style-name="T133_158"><text:s/></text:span><text:span text:style-name="T133_159">for</text:span><text:span text:style-name="T133_160"><text:s/></text:span><text:span text:style-name="T133_161">the</text:span><text:span text:style-name="T133_162"><text:s/></text:span><text:span text:style-name="T133_163">remaining</text:span><text:span text:style-name="T133_164"><text:s/></text:span><text:span text:style-name="T133_165">columns</text:span><text:span text:style-name="T133_166">.<text:s/></text:span><text:span text:style-name="T133_167">Missing</text:span><text:span text:style-name="T133_168"><text:s/></text:span><text:span text:style-name="T133_169">phenotype</text:span><text:span text:style-name="T133_170"><text:s/></text:span><text:span text:style-name="T133_171">values</text:span><text:span text:style-name="T133_172"><text:s/></text:span><text:span text:style-name="T133_173">should</text:span><text:span text:style-name="T133_174"><text:s/></text:span><text:span text:style-name="T133_175">be</text:span><text:span text:style-name="T133_176"><text:s/></text:span><text:span text:style-name="T133_177">coded</text:span><text:span text:style-name="T133_178"><text:s/></text:span><text:span text:style-name="T133_179">as</text:span><text:span text:style-name="T133_180"><text:s/></text:span><text:span text:style-name="T133_181">NA</text:span><text:span text:style-name="T133_182">.<text:s/></text:span><text:span text:style-name="T133_183">An</text:span><text:span text:style-name="T133_184"><text:s/></text:span><text:span text:style-name="T133_185">example</text:span><text:span text:style-name="T133_186"><text:s/></text:span><text:span text:style-name="T133_187">of</text:span><text:span text:style-name="T133_188"><text:s/></text:span><text:span text:style-name="T133_189">a</text:span><text:span text:style-name="T133_190"><text:s/></text:span><text:span text:style-name="T133_191">correctly</text:span><text:span text:style-name="T133_192"><text:s/></text:span><text:span text:style-name="T133_193">formatted</text:span><text:span text:style-name="T133_194"><text:s/></text:span><text:span text:style-name="T133_195">phenotype</text:span><text:span text:style-name="T133_196"><text:s/></text:span><text:span text:style-name="T133_197">file</text:span><text:span text:style-name="T133_198"><text:s/></text:span><text:span text:style-name="T133_199">with</text:span><text:span text:style-name="T133_200"><text:s/>11<text:s/></text:span><text:span text:style-name="T133_201">accessions</text:span><text:span text:style-name="T133_202"><text:s/></text:span><text:span text:style-name="T133_203">and</text:span><text:span text:style-name="T133_204"><text:s/></text:span><text:span text:style-name="T133_205">two</text:span><text:span text:style-name="T133_206"><text:s/></text:span><text:span text:style-name="T133_207">phenotypes</text:span><text:span text:style-name="T133_208"><text:s/></text:span><text:span text:style-name="T133_209">is</text:span><text:span text:style-name="T133_210"><text:s/></text:span><text:span text:style-name="T133_211">given</text:span><text:span text:style-name="T133_212"><text:s/></text:span><text:span text:style-name="T133_213">below</text:span><text:span text:style-name="T133_214">.</text:span></text:p>
      <text:p text:style-name="P134"/>
      <text:p text:style-name="P135"><text:span text:style-name="T135_1">id</text:span><text:span text:style-name="T135_2"><text:s text:c="6"/></text:span><text:span text:style-name="T135_3">A</text:span><text:span text:style-name="T135_4">_</text:span><text:span text:style-name="T135_5">FT</text:span><text:span text:style-name="T135_6"><text:tab/></text:span><text:span text:style-name="T135_7">F</text:span><text:span text:style-name="T135_8">_</text:span><text:span text:style-name="T135_9">grain</text:span><text:span text:style-name="T135_10">_</text:span><text:span text:style-name="T135_11">Mo</text:span></text:p>
      <text:p text:style-name="P136"><text:span text:style-name="T136_1">1<text:s text:c="7"/>81<text:tab/><text:tab/>1.23</text:span></text:p>
      <text:p text:style-name="P137"><text:span text:style-name="T137_1">3<text:s text:c="7"/>83<text:tab/><text:tab/>0.72</text:span></text:p>
      <text:p text:style-name="P138"><text:span text:style-name="T138_1">4<text:s text:c="7"/>93<text:tab/><text:tab/></text:span><text:span text:style-name="T138_2">NA</text:span></text:p>
      <text:p text:style-name="P139"><text:span text:style-name="T139_1">5<text:s text:c="7"/>108<text:tab/><text:tab/>2.13</text:span></text:p>
      <text:p text:style-name="P140"><text:span text:style-name="T140_1">6<text:s text:c="7"/>101<text:tab/><text:tab/>1.77</text:span></text:p>
      <text:p text:style-name="P141"><text:span text:style-name="T141_1">7<text:s text:c="7"/>158<text:tab/><text:tab/>4.81</text:span></text:p>
      <text:p text:style-name="P142"><text:span text:style-name="T142_1">8<text:s text:c="7"/>122<text:tab/><text:tab/></text:span><text:span text:style-name="T142_2">NA</text:span></text:p>
      <text:p text:style-name="P143"><text:span text:style-name="T143_1">9<text:s text:c="7"/>81<text:tab/><text:tab/></text:span><text:span text:style-name="T143_2">NA</text:span></text:p>
      <text:p text:style-name="P144"><text:span text:style-name="T144_1">10<text:s text:c="6"/>74<text:tab/><text:tab/>1.02</text:span></text:p>
      <text:p text:style-name="P145"><text:span text:style-name="T145_1">11<text:s text:c="6"/></text:span><text:span text:style-name="T145_2">NA</text:span><text:span text:style-name="T145_3"><text:tab/><text:tab/>0.94</text:span></text:p>
      <text:p text:style-name="P146"/>
      <text:p text:style-name="P147"/>
      <text:p text:style-name="P148"><text:span text:style-name="T148_1">Creating</text:span><text:span text:style-name="T148_2"><text:s/></text:span><text:span text:style-name="T148_3">a</text:span><text:span text:style-name="T148_4"><text:s/></text:span><text:span text:style-name="T148_5">marker</text:span><text:span text:style-name="T148_6"><text:s/></text:span><text:span text:style-name="T148_7">based</text:span><text:span text:style-name="T148_8"><text:s/></text:span><text:span text:style-name="T148_9">kinship</text:span><text:span text:style-name="T148_10"><text:s/></text:span><text:span text:style-name="T148_11">file</text:span><text:span text:style-name="T148_12"><text:s/></text:span><text:span text:style-name="T148_13">with</text:span><text:span text:style-name="T148_14"><text:s/></text:span><text:span text:style-name="T148_15">emmax</text:span><text:span text:style-name="T148_16">-</text:span><text:span text:style-name="T148_17">input</text:span></text:p>
      <text:p text:style-name="P149"/>
      <text:p text:style-name="P150"><text:span text:style-name="T150_1">You</text:span><text:span text:style-name="T150_2"><text:s/></text:span><text:span text:style-name="T150_3">can</text:span><text:span text:style-name="T150_4"><text:s/></text:span><text:span text:style-name="T150_5">create</text:span><text:span text:style-name="T150_6"><text:s/></text:span><text:span text:style-name="T150_7">a</text:span><text:span text:style-name="T150_8"><text:s/></text:span><text:span text:style-name="T150_9">marker</text:span><text:span text:style-name="T150_10"><text:s/></text:span><text:span text:style-name="T150_11">based</text:span><text:span text:style-name="T150_12"><text:s/></text:span><text:span text:style-name="T150_13">kinship</text:span><text:span text:style-name="T150_14"><text:s/></text:span><text:span text:style-name="T150_15">matrix</text:span><text:span text:style-name="T150_16"><text:s/></text:span><text:span text:style-name="T150_17">for</text:span><text:span text:style-name="T150_18"><text:s/></text:span><text:span text:style-name="T150_19">use</text:span><text:span text:style-name="T150_20"><text:s/></text:span><text:span text:style-name="T150_21">with</text:span><text:span text:style-name="T150_22"><text:s/></text:span><text:span text:style-name="T150_23">EMMAX</text:span><text:span text:style-name="T150_24"><text:s/></text:span><text:span text:style-name="T150_25">using</text:span><text:span text:style-name="T150_26"><text:s/></text:span><text:span text:style-name="T150_27">the</text:span><text:span text:style-name="T150_28"><text:s/></text:span><text:span text:style-name="T150_29">option</text:span><text:span text:style-name="T150_30"><text:s/>-</text:span><text:span text:style-name="T150_31">k</text:span><text:span text:style-name="T150_32"><text:s/></text:span><text:span text:style-name="T150_33">when</text:span><text:span text:style-name="T150_34"><text:s/></text:span><text:span text:style-name="T150_35">using</text:span><text:span text:style-name="T150_36"><text:s/></text:span><text:span text:style-name="T150_37">emmax</text:span><text:span text:style-name="T150_38">-</text:span><text:span text:style-name="T150_39">input</text:span><text:span text:style-name="T150_40">.<text:s/></text:span><text:span text:style-name="T150_41">By</text:span><text:span text:style-name="T150_42"><text:s/></text:span><text:span text:style-name="T150_43">default</text:span><text:span text:style-name="T150_44"><text:s/></text:span><text:span text:style-name="T150_45">an</text:span><text:span text:style-name="T150_46"><text:s/></text:span><text:span text:style-name="T150_47">n</text:span><text:span text:style-name="T150_48"><text:s/></text:span><text:span text:style-name="T150_49">x</text:span><text:span text:style-name="T150_50"><text:s/></text:span><text:span text:style-name="T150_51">n</text:span><text:span text:style-name="T150_52"><text:s/></text:span><text:span text:style-name="T150_53">kinship</text:span><text:span text:style-name="T150_54"><text:s/></text:span><text:span text:style-name="T150_55">matrix</text:span><text:span text:style-name="T150_56"><text:s/></text:span><text:span text:style-name="T150_57">will</text:span><text:span text:style-name="T150_58"><text:s/></text:span><text:span text:style-name="T150_59">be</text:span><text:span text:style-name="T150_60"><text:s/></text:span><text:span text:style-name="T150_61">generated</text:span><text:span text:style-name="T150_62"><text:s/></text:span><text:span text:style-name="T150_63">using</text:span><text:span text:style-name="T150_64"><text:s/></text:span><text:span text:style-name="T150_65">IBS</text:span><text:span text:style-name="T150_66"><text:s/></text:span><text:span text:style-name="T150_67">pairwise</text:span><text:span text:style-name="T150_68"><text:s/></text:span><text:span text:style-name="T150_69">identities</text:span><text:span text:style-name="T150_70"><text:s/></text:span><text:span text:style-name="T150_71">for</text:span><text:span text:style-name="T150_72"><text:s/></text:span><text:span text:style-name="T150_73">all</text:span><text:span text:style-name="T150_74"><text:s/></text:span><text:span text:style-name="T150_75">pairs</text:span><text:span text:style-name="T150_76"><text:s/></text:span><text:span text:style-name="T150_77">of</text:span><text:span text:style-name="T150_78"><text:s/></text:span><text:span text:style-name="T150_79">individuals</text:span><text:span text:style-name="T150_80">.<text:s/></text:span><text:span text:style-name="T150_81">The</text:span><text:span text:style-name="T150_82"><text:s/></text:span><text:span text:style-name="T150_83">matrix</text:span><text:span text:style-name="T150_84"><text:s/></text:span><text:span text:style-name="T150_85">will</text:span><text:span text:style-name="T150_86"><text:s/></text:span><text:span text:style-name="T150_87">be</text:span><text:span text:style-name="T150_88"><text:s/></text:span><text:span text:style-name="T150_89">saved</text:span><text:span text:style-name="T150_90"><text:s/></text:span><text:span text:style-name="T150_91">as</text:span><text:span text:style-name="T150_92"><text:s/></text:span><text:span text:style-name="T150_93">a</text:span><text:span text:style-name="T150_94"><text:s/></text:span><text:span text:style-name="T150_95">file</text:span><text:span text:style-name="T150_96"><text:s/></text:span><text:span text:style-name="T150_97">named</text:span><text:span text:style-name="T150_98"><text:s/>[</text:span><text:span text:style-name="T150_99">input</text:span><text:span text:style-name="T150_100"><text:s/></text:span><text:span text:style-name="T150_101">prefix</text:span><text:span text:style-name="T150_102">]</text:span><text:span text:style-name="T150_103">.</text:span><text:span text:style-name="T150_104">hIBS</text:span><text:span text:style-name="T150_105">.</text:span><text:span text:style-name="T150_106">kinf</text:span><text:span text:style-name="T150_107">.<text:s/></text:span><text:span text:style-name="T150_108">You</text:span><text:span text:style-name="T150_109"><text:s/></text:span><text:span text:style-name="T150_110">can</text:span><text:span text:style-name="T150_111"><text:s/></text:span><text:span text:style-name="T150_112">also</text:span><text:span text:style-name="T150_113"><text:s/></text:span><text:span text:style-name="T150_114">create</text:span><text:span text:style-name="T150_115"><text:s/></text:span><text:span text:style-name="T150_116">a</text:span><text:span text:style-name="T150_117"><text:s/></text:span><text:span text:style-name="T150_118">kinship</text:span><text:span text:style-name="T150_119"><text:s/></text:span><text:span text:style-name="T150_120">matrix</text:span><text:span text:style-name="T150_121"><text:s/></text:span><text:span text:style-name="T150_122">using</text:span><text:span text:style-name="T150_123"><text:s/></text:span><text:span text:style-name="T150_124">the</text:span><text:span text:style-name="T150_125"><text:s/></text:span><text:span text:style-name="T150_126">BN</text:span><text:span text:style-name="T150_127"><text:s/>(</text:span><text:span text:style-name="T150_128">Balding</text:span><text:span text:style-name="T150_129">-</text:span><text:span text:style-name="T150_130">Nichols</text:span><text:span text:style-name="T150_131">)<text:s text:c="2"/></text:span><text:span text:style-name="T150_132">algorithm</text:span><text:span text:style-name="T150_133"><text:s/></text:span><text:span text:style-name="T150_134">using</text:span><text:span text:style-name="T150_135"><text:s/></text:span><text:span text:style-name="T150_136">the</text:span><text:span text:style-name="T150_137"><text:s/></text:span><text:span text:style-name="T150_138">option</text:span><text:span text:style-name="T150_139"><text:s text:c="2"/></text:span><text:span text:style-name="T150_140">-</text:span><text:span text:style-name="T150_141">k</text:span><text:span text:style-name="T150_142"><text:s/></text:span><text:span text:style-name="T150_143">BN</text:span><text:span text:style-name="T150_144"><text:s/></text:span><text:span text:style-name="T150_145">which</text:span><text:span text:style-name="T150_146"><text:s/></text:span><text:span text:style-name="T150_147">will</text:span><text:span text:style-name="T150_148"><text:s/></text:span><text:span text:style-name="T150_149">create</text:span><text:span text:style-name="T150_150"><text:s/></text:span><text:span text:style-name="T150_151">a</text:span><text:span text:style-name="T150_152"><text:s/></text:span><text:span text:style-name="T150_153">file</text:span><text:span text:style-name="T150_154"><text:s/></text:span><text:span text:style-name="T150_155">named</text:span><text:span text:style-name="T150_156"><text:s/>[</text:span><text:span text:style-name="T150_157">input</text:span><text:span text:style-name="T150_158"><text:s/></text:span><text:span text:style-name="T150_159">prefix</text:span><text:span text:style-name="T150_160">]</text:span><text:span text:style-name="T150_161">.</text:span><text:span text:style-name="T150_162">hBN</text:span><text:span text:style-name="T150_163">.</text:span><text:span text:style-name="T150_164">kinf</text:span><text:span text:style-name="T150_165">.<text:s/></text:span><text:span text:style-name="T150_166">NOTE</text:span><text:span text:style-name="T150_167">:<text:s/></text:span><text:span text:style-name="T150_168">if</text:span><text:span text:style-name="T150_169"><text:s/></text:span><text:span text:style-name="T150_170">you</text:span><text:span text:style-name="T150_171"><text:s/></text:span><text:span text:style-name="T150_172">are</text:span><text:span text:style-name="T150_173"><text:s/></text:span><text:span text:style-name="T150_174">using</text:span><text:span text:style-name="T150_175"><text:s/></text:span><text:span text:style-name="T150_176">the</text:span><text:span text:style-name="T150_177"><text:s/></text:span><text:span text:style-name="T150_178">I</text:span><text:span text:style-name="T150_179">ntel</text:span><text:span text:style-name="T150_180">-</text:span><text:span text:style-name="T150_181">compiled</text:span><text:span text:style-name="T150_182"><text:s/></text:span><text:span text:style-name="T150_183">version</text:span><text:span text:style-name="T150_184"><text:s/></text:span><text:span text:style-name="T150_185">of</text:span><text:span text:style-name="T150_186"><text:s/></text:span><text:span text:style-name="T150_187">EMMAX</text:span><text:span text:style-name="T150_188"><text:s/></text:span><text:span text:style-name="T150_189">these</text:span><text:span text:style-name="T150_190"><text:s/></text:span><text:span text:style-name="T150_191">filenames</text:span><text:span text:style-name="T150_192"><text:s/></text:span><text:span text:style-name="T150_193">will</text:span><text:span text:style-name="T150_194"><text:s/></text:span><text:span text:style-name="T150_195">be</text:span><text:span text:style-name="T150_196"><text:s/></text:span><text:span text:style-name="T150_197">slightly</text:span><text:span text:style-name="T150_198"><text:s/></text:span><text:span text:style-name="T150_199">different</text:span><text:span text:style-name="T150_200">;</text:span><text:span text:style-name="T150_201"><text:s/>[</text:span><text:span text:style-name="T150_202">input</text:span><text:span text:style-name="T150_203"><text:s/></text:span><text:span text:style-name="T150_204">prefix</text:span><text:span text:style-name="T150_205">]</text:span><text:span text:style-name="T150_206">.</text:span><text:span text:style-name="T150_207">aIBS</text:span><text:span text:style-name="T150_208">.</text:span><text:span text:style-name="T150_209">kinf</text:span><text:span text:style-name="T150_210"><text:s/></text:span><text:span text:style-name="T150_211">for</text:span><text:span text:style-name="T150_212"><text:s/></text:span><text:span text:style-name="T150_213">IBS</text:span><text:span text:style-name="T150_214"><text:s/></text:span><text:span text:style-name="T150_215">and</text:span><text:span text:style-name="T150_216"><text:s/>[</text:span><text:span text:style-name="T150_217">input</text:span><text:span text:style-name="T150_218"><text:s/></text:span><text:span text:style-name="T150_219">prefix</text:span><text:span text:style-name="T150_220">]</text:span><text:span text:style-name="T150_221">.</text:span><text:span text:style-name="T150_222">aBN</text:span><text:span text:style-name="T150_223">.</text:span><text:span text:style-name="T150_224">kinf</text:span><text:span text:style-name="T150_225"><text:s/></text:span><text:span text:style-name="T150_226">for</text:span><text:span text:style-name="T150_227"><text:s/></text:span><text:span text:style-name="T150_228">BN</text:span><text:span text:style-name="T150_229">.</text:span></text:p>
      <text:p text:style-name="P151"/>
      <text:p text:style-name="P152"/>
      <text:p text:style-name="P153"><text:span text:style-name="T153_1">Creating</text:span><text:span text:style-name="T153_2"><text:s/></text:span><text:span text:style-name="T153_3">a</text:span><text:span text:style-name="T153_4"><text:s/></text:span><text:span text:style-name="T153_5">marker</text:span><text:span text:style-name="T153_6"><text:s/></text:span><text:span text:style-name="T153_7">based</text:span><text:span text:style-name="T153_8"><text:s/></text:span><text:span text:style-name="T153_9">covariate</text:span><text:span text:style-name="T153_10"><text:s/></text:span><text:span text:style-name="T153_11">file</text:span><text:span text:style-name="T153_12"><text:s/></text:span><text:span text:style-name="T153_13">with</text:span><text:span text:style-name="T153_14"><text:s/></text:span><text:span text:style-name="T153_15">emmax</text:span><text:span text:style-name="T153_16">-</text:span><text:span text:style-name="T153_17">input</text:span></text:p>
      <text:p text:style-name="P154"/>
      <text:p text:style-name="P155"><text:span text:style-name="T155_1">I</text:span><text:span text:style-name="T155_2">f</text:span><text:span text:style-name="T155_3"><text:s/></text:span><text:span text:style-name="T155_4">population</text:span><text:span text:style-name="T155_5"><text:s/></text:span><text:span text:style-name="T155_6">structure</text:span><text:span text:style-name="T155_7"><text:s/></text:span><text:span text:style-name="T155_8">in</text:span><text:span text:style-name="T155_9"><text:s/></text:span><text:span text:style-name="T155_10">the</text:span><text:span text:style-name="T155_11"><text:s/></text:span><text:span text:style-name="T155_12">data</text:span><text:span text:style-name="T155_13"><text:s/></text:span><text:span text:style-name="T155_14">is</text:span><text:span text:style-name="T155_15"><text:s/></text:span><text:span text:style-name="T155_16">suspected</text:span><text:span text:style-name="T155_17"><text:s/></text:span><text:span text:style-name="T155_18">you</text:span><text:span text:style-name="T155_19"><text:s/></text:span><text:span text:style-name="T155_20">can</text:span><text:span text:style-name="T155_21"><text:s/></text:span><text:span text:style-name="T155_22">create</text:span><text:span text:style-name="T155_23"><text:s/></text:span><text:span text:style-name="T155_24">a</text:span><text:span text:style-name="T155_25"><text:s/></text:span><text:span text:style-name="T155_26">covariate</text:span><text:span text:style-name="T155_27"><text:s/></text:span><text:span text:style-name="T155_28">file</text:span><text:span text:style-name="T155_29"><text:s/></text:span><text:span text:style-name="T155_30">which</text:span><text:span text:style-name="T155_31"><text:s/></text:span><text:span text:style-name="T155_32">contains</text:span><text:span text:style-name="T155_33"><text:s/></text:span><text:span text:style-name="T155_34">the</text:span><text:span text:style-name="T155_35"><text:s/></text:span><text:span text:style-name="T155_36">eigenvectors</text:span><text:span text:style-name="T155_37"><text:s/></text:span><text:span text:style-name="T155_38">of</text:span><text:span text:style-name="T155_39"><text:s/></text:span><text:span text:style-name="T155_40">a</text:span><text:span text:style-name="T155_41"><text:s/></text:span><text:span text:style-name="T155_42">PCA</text:span><text:span text:style-name="T155_43"><text:s/></text:span><text:span text:style-name="T155_44">analysis</text:span><text:span text:style-name="T155_45"><text:s/></text:span><text:span text:style-name="T155_46">on</text:span><text:span text:style-name="T155_47"><text:s/></text:span><text:span text:style-name="T155_48">the</text:span><text:span text:style-name="T155_49"><text:s/></text:span><text:span text:style-name="T155_50">supplied</text:span><text:span text:style-name="T155_51"><text:s/></text:span><text:span text:style-name="T155_52">genotype</text:span><text:span text:style-name="T155_53"><text:s/></text:span><text:span text:style-name="T155_54">data</text:span><text:span text:style-name="T155_55"><text:s/></text:span><text:span text:style-name="T155_56">for</text:span><text:span text:style-name="T155_57"><text:s/></text:span><text:span text:style-name="T155_58">use</text:span><text:span text:style-name="T155_59"><text:s/></text:span><text:span text:style-name="T155_60">with</text:span><text:span text:style-name="T155_61"><text:s/></text:span><text:span text:style-name="T155_62">EMMAX</text:span><text:span text:style-name="T155_63">.<text:s/></text:span><text:span text:style-name="T155_64">The</text:span><text:span text:style-name="T155_65"><text:s/></text:span><text:span text:style-name="T155_66">PCA</text:span><text:span text:style-name="T155_67"><text:s/></text:span><text:span text:style-name="T155_68">is</text:span><text:span text:style-name="T155_69"><text:s/></text:span><text:span text:style-name="T155_70">performed</text:span><text:span text:style-name="T155_71"><text:s/></text:span><text:span text:style-name="T155_72">using</text:span><text:span text:style-name="T155_73"><text:s/></text:span><text:span text:style-name="T155_74">the</text:span><text:span text:style-name="T155_75"><text:s/></text:span><text:span text:style-name="T155_76">EIGENSOFT</text:span><text:span text:style-name="T155_77"><text:s/></text:span><text:span text:style-name="T155_78">software</text:span><text:span text:style-name="T155_79"><text:s/></text:span><text:span text:style-name="T155_80">package</text:span><text:span text:style-name="T155_81"><text:s/></text:span><text:span text:style-name="T155_82">and</text:span><text:span text:style-name="T155_83"><text:s/></text:span><text:span text:style-name="T155_84">can</text:span><text:span text:style-name="T155_85"><text:s/></text:span><text:span text:style-name="T155_86">be</text:span><text:span text:style-name="T155_87"><text:s/></text:span><text:span text:style-name="T155_88">created</text:span><text:span text:style-name="T155_89"><text:s/></text:span><text:span text:style-name="T155_90">using</text:span><text:span text:style-name="T155_91"><text:s/></text:span><text:span text:style-name="T155_92">the</text:span><text:span text:style-name="T155_93"><text:s/></text:span><text:span text:style-name="T155_94">option</text:span><text:span text:style-name="T155_95"><text:s/>-</text:span><text:span text:style-name="T155_96">c</text:span><text:span text:style-name="T155_97"><text:s/></text:span><text:span text:style-name="T155_98">when</text:span><text:span text:style-name="T155_99"><text:s/></text:span><text:span text:style-name="T155_100">using</text:span><text:span text:style-name="T155_101"><text:s/></text:span><text:span text:style-name="T155_102">the</text:span><text:span text:style-name="T155_103"><text:s/></text:span><text:span text:style-name="T155_104">emmax</text:span><text:span text:style-name="T155_105">-</text:span><text:span text:style-name="T155_106">input</text:span><text:span text:style-name="T155_107"><text:s/></text:span><text:span text:style-name="T155_108">program</text:span><text:span text:style-name="T155_109">.<text:s/></text:span><text:span text:style-name="T155_110">The</text:span><text:span text:style-name="T155_111"><text:s/></text:span><text:span text:style-name="T155_112">number</text:span><text:span text:style-name="T155_113"><text:s/></text:span><text:span text:style-name="T155_114">of</text:span><text:span text:style-name="T155_115"><text:s/></text:span><text:span text:style-name="T155_116">eigenvectors</text:span><text:span text:style-name="T155_117"><text:s/></text:span><text:span text:style-name="T155_118">to</text:span><text:span text:style-name="T155_119"><text:s/></text:span><text:span text:style-name="T155_120">be</text:span><text:span text:style-name="T155_121"><text:s/></text:span><text:span text:style-name="T155_122">retained</text:span><text:span text:style-name="T155_123"><text:s/></text:span><text:span text:style-name="T155_124">from</text:span><text:span text:style-name="T155_125"><text:s/></text:span><text:span text:style-name="T155_126">the</text:span><text:span text:style-name="T155_127"><text:s/></text:span><text:span text:style-name="T155_128">analysis</text:span><text:span text:style-name="T155_129"><text:s/></text:span><text:span text:style-name="T155_130">and</text:span><text:span text:style-name="T155_131"><text:s/></text:span><text:span text:style-name="T155_132">included</text:span><text:span text:style-name="T155_133"><text:s/></text:span><text:span text:style-name="T155_134">in</text:span><text:span text:style-name="T155_135"><text:s/></text:span><text:span text:style-name="T155_136">the</text:span><text:span text:style-name="T155_137"><text:s/></text:span><text:span text:style-name="T155_138">covariate</text:span><text:span text:style-name="T155_139"><text:s/></text:span><text:span text:style-name="T155_140">file</text:span><text:span text:style-name="T155_141"><text:s/></text:span><text:span text:style-name="T155_142">is</text:span><text:span text:style-name="T155_143"><text:s/></text:span><text:span text:style-name="T155_144">specified</text:span><text:span text:style-name="T155_145"><text:s/></text:span><text:span text:style-name="T155_146">using</text:span><text:span text:style-name="T155_147"><text:s/></text:span><text:span text:style-name="T155_148">the</text:span><text:span text:style-name="T155_149"><text:s/>-</text:span><text:span text:style-name="T155_150">e</text:span><text:span text:style-name="T155_151"><text:s/></text:span><text:span text:style-name="T155_152">option</text:span><text:span text:style-name="T155_153">.<text:s/></text:span><text:span text:style-name="T155_154">For</text:span><text:span text:style-name="T155_155"><text:s/></text:span><text:span text:style-name="T155_156">example</text:span><text:span text:style-name="T155_157"><text:s/>-</text:span><text:span text:style-name="T155_158">e</text:span><text:span text:style-name="T155_159"><text:s/>5</text:span><text:span text:style-name="T155_160"><text:s/></text:span><text:span text:style-name="T155_161">will</text:span><text:span text:style-name="T155_162"><text:s/></text:span><text:span text:style-name="T155_163">retain</text:span><text:span text:style-name="T155_164"><text:s/></text:span><text:span text:style-name="T155_165">the</text:span><text:span text:style-name="T155_166"><text:s/></text:span><text:span text:style-name="T155_167">first</text:span><text:span text:style-name="T155_168"><text:s/></text:span><text:span text:style-name="T155_169">five</text:span><text:span text:style-name="T155_170"><text:s/></text:span><text:span text:style-name="T155_171">eigenvectors</text:span><text:span text:style-name="T155_172">.<text:s/></text:span><text:span text:style-name="T155_173">The</text:span><text:span text:style-name="T155_174"><text:s/></text:span><text:span text:style-name="T155_175">resulting</text:span><text:span text:style-name="T155_176"><text:s/></text:span><text:span text:style-name="T155_177">covariate</text:span><text:span text:style-name="T155_178"><text:s/></text:span><text:span text:style-name="T155_179">file</text:span><text:span text:style-name="T155_180"><text:s/></text:span><text:span text:style-name="T155_181">will</text:span><text:span text:style-name="T155_182"><text:s/></text:span><text:span text:style-name="T155_183">be</text:span><text:span text:style-name="T155_184"><text:s/></text:span><text:span text:style-name="T155_185">in</text:span><text:span text:style-name="T155_186"><text:s/></text:span><text:span text:style-name="T155_187">the</text:span><text:span text:style-name="T155_188"><text:s/></text:span><text:span text:style-name="T155_189">correct</text:span><text:span text:style-name="T155_190"><text:s/></text:span><text:span text:style-name="T155_191">format</text:span><text:span text:style-name="T155_192"><text:s/></text:span><text:span text:style-name="T155_193">for</text:span><text:span text:style-name="T155_194"><text:s/></text:span><text:span text:style-name="T155_195">use</text:span><text:span text:style-name="T155_196"><text:s/></text:span><text:span text:style-name="T155_197">with</text:span><text:span text:style-name="T155_198"><text:s/></text:span><text:span text:style-name="T155_199">EMMAX</text:span><text:span text:style-name="T155_200"><text:s/></text:span><text:span text:style-name="T155_201">with</text:span><text:span text:style-name="T155_202"><text:s/></text:span><text:span text:style-name="T155_203">the</text:span><text:span text:style-name="T155_204"><text:s/></text:span><text:span text:style-name="T155_205">first</text:span><text:span text:style-name="T155_206"><text:s/></text:span><text:span text:style-name="T155_207">two</text:span><text:span text:style-name="T155_208"><text:s/></text:span><text:span text:style-name="T155_209">columns</text:span><text:span text:style-name="T155_210"><text:s/></text:span><text:span text:style-name="T155_211">containing</text:span><text:span text:style-name="T155_212"><text:s/></text:span><text:span text:style-name="T155_213">the</text:span><text:span text:style-name="T155_214"><text:s/></text:span><text:span text:style-name="T155_215">accession</text:span><text:span text:style-name="T155_216"><text:s/></text:span><text:span text:style-name="T155_217">IDs</text:span><text:span text:style-name="T155_218">,<text:s/></text:span><text:span text:style-name="T155_219">the</text:span><text:span text:style-name="T155_220"><text:s/></text:span><text:span text:style-name="T155_221">third</text:span><text:span text:style-name="T155_222"><text:s/></text:span><text:span text:style-name="T155_223">column</text:span><text:span text:style-name="T155_224"><text:s/></text:span><text:span text:style-name="T155_225">only</text:span><text:span text:style-name="T155_226"><text:s/>1'</text:span><text:span text:style-name="T155_227">s</text:span><text:span text:style-name="T155_228"><text:s/></text:span><text:span text:style-name="T155_229">representing</text:span><text:span text:style-name="T155_230"><text:s/></text:span><text:span text:style-name="T155_231">the</text:span><text:span text:style-name="T155_232"><text:s/></text:span><text:span text:style-name="T155_233">intercept</text:span><text:span text:style-name="T155_234"><text:s/></text:span><text:span text:style-name="T155_235">and</text:span><text:span text:style-name="T155_236"><text:s/></text:span><text:span text:style-name="T155_237">the</text:span><text:span text:style-name="T155_238"><text:s/></text:span><text:span text:style-name="T155_239">remaining</text:span><text:span text:style-name="T155_240"><text:s/></text:span><text:span text:style-name="T155_241">columns</text:span><text:span text:style-name="T155_242"><text:s/></text:span><text:span text:style-name="T155_243">the</text:span><text:span text:style-name="T155_244"><text:s/></text:span><text:span text:style-name="T155_245">eigenvectors</text:span><text:span text:style-name="T155_246">.<text:s text:c="2"/></text:span></text:p>
      <text:p text:style-name="P156"/>
      <text:p text:style-name="P157"/>
      <text:p text:style-name="P158"><text:span text:style-name="T158_1">Using</text:span><text:span text:style-name="T158_2"><text:s/></text:span><text:span text:style-name="T158_3">emmax</text:span><text:span text:style-name="T158_4">-</text:span><text:span text:style-name="T158_5">run</text:span><text:span text:style-name="T158_6"><text:s/></text:span><text:span text:style-name="T158_7">for</text:span><text:span text:style-name="T158_8"><text:s/></text:span><text:span text:style-name="T158_9">GWAS</text:span></text:p>
      <text:p text:style-name="P159"/>
      <text:p text:style-name="P160"><text:span text:style-name="T160_1">The</text:span><text:span text:style-name="T160_2"><text:s/></text:span><text:span text:style-name="T160_3">program</text:span><text:span text:style-name="T160_4"><text:s/></text:span><text:span text:style-name="T160_5">emmax</text:span><text:span text:style-name="T160_6">-</text:span><text:span text:style-name="T160_7">run</text:span><text:span text:style-name="T160_8"><text:s/></text:span><text:span text:style-name="T160_9">will</text:span><text:span text:style-name="T160_10"><text:s/></text:span><text:span text:style-name="T160_11">use</text:span><text:span text:style-name="T160_12"><text:s/></text:span><text:span text:style-name="T160_13">the</text:span><text:span text:style-name="T160_14"><text:s/></text:span><text:span text:style-name="T160_15">genotype</text:span><text:span text:style-name="T160_16">,<text:s/></text:span><text:span text:style-name="T160_17">phenotype</text:span><text:span text:style-name="T160_18">,<text:s/></text:span><text:span text:style-name="T160_19">kinship</text:span><text:span text:style-name="T160_20"><text:s/></text:span><text:span text:style-name="T160_21">matrix</text:span><text:span text:style-name="T160_22"><text:s/></text:span><text:span text:style-name="T160_23">files</text:span><text:span text:style-name="T160_24"><text:s/></text:span><text:span text:style-name="T160_25">and</text:span><text:span text:style-name="T160_26"><text:s/></text:span><text:span text:style-name="T160_27">optionally</text:span><text:span text:style-name="T160_28"><text:s/></text:span><text:span text:style-name="T160_29">a</text:span><text:span text:style-name="T160_30"><text:s/></text:span><text:span text:style-name="T160_31">covariate</text:span><text:span text:style-name="T160_32"><text:s/></text:span><text:span text:style-name="T160_33">file</text:span><text:span text:style-name="T160_34"><text:s/></text:span><text:span text:style-name="T160_35">create</text:span><text:span text:style-name="T160_36"><text:s/></text:span><text:span text:style-name="T160_37">using</text:span><text:span text:style-name="T160_38"><text:s/></text:span><text:span text:style-name="T160_39">emmax</text:span><text:span text:style-name="T160_40">-</text:span><text:span text:style-name="T160_41">input</text:span><text:span text:style-name="T160_42"><text:s/></text:span><text:span text:style-name="T160_43">to</text:span><text:span text:style-name="T160_44"><text:s/></text:span><text:span text:style-name="T160_45">perform</text:span><text:span text:style-name="T160_46"><text:s/></text:span><text:span text:style-name="T160_47">a</text:span><text:span text:style-name="T160_48"><text:s/></text:span><text:span text:style-name="T160_49">GWAS</text:span><text:span text:style-name="T160_50"><text:s/></text:span><text:span text:style-name="T160_51">analysis</text:span><text:span text:style-name="T160_52"><text:s/></text:span><text:span text:style-name="T160_53">using</text:span><text:span text:style-name="T160_54"><text:s/></text:span><text:span text:style-name="T160_55">EMMAX</text:span><text:span text:style-name="T160_56">.<text:s/></text:span><text:span text:style-name="T160_57">The</text:span><text:span text:style-name="T160_58"><text:s/></text:span><text:span text:style-name="T160_59">genotype</text:span><text:span text:style-name="T160_60"><text:s/></text:span><text:span text:style-name="T160_61">input</text:span><text:span text:style-name="T160_62"><text:s/></text:span><text:span text:style-name="T160_63">files</text:span><text:span text:style-name="T160_64"><text:s/></text:span><text:span text:style-name="T160_65">should</text:span><text:span text:style-name="T160_66"><text:s/></text:span><text:span text:style-name="T160_67">be</text:span><text:span text:style-name="T160_68"><text:s/></text:span><text:span text:style-name="T160_69">in</text:span><text:span text:style-name="T160_70"><text:s/>.</text:span><text:span text:style-name="T160_71">tped</text:span><text:span text:style-name="T160_72"><text:s text:c="2"/></text:span><text:span text:style-name="T160_73">and</text:span><text:span text:style-name="T160_74"><text:s/>.</text:span><text:span text:style-name="T160_75">tfam</text:span><text:span text:style-name="T160_76"><text:s/></text:span><text:span text:style-name="T160_77">format</text:span><text:span text:style-name="T160_78"><text:s/></text:span><text:span text:style-name="T160_79">and</text:span><text:span text:style-name="T160_80"><text:s/></text:span><text:span text:style-name="T160_81">the</text:span><text:span text:style-name="T160_82"><text:s/></text:span><text:span text:style-name="T160_83">individuals</text:span><text:span text:style-name="T160_84"><text:s/></text:span><text:span text:style-name="T160_85">specified</text:span><text:span text:style-name="T160_86"><text:s/></text:span><text:span text:style-name="T160_87">in</text:span><text:span text:style-name="T160_88"><text:s/></text:span><text:span text:style-name="T160_89">the</text:span><text:span text:style-name="T160_90"><text:s/></text:span><text:span text:style-name="T160_91">phenotype</text:span><text:span text:style-name="T160_92"><text:s/></text:span><text:span text:style-name="T160_93">and</text:span><text:span text:style-name="T160_94"><text:s/></text:span><text:span text:style-name="T160_95">covariate</text:span><text:span text:style-name="T160_96"><text:s/></text:span><text:span text:style-name="T160_97">files</text:span><text:span text:style-name="T160_98"><text:s/></text:span><text:span text:style-name="T160_99">should</text:span><text:span text:style-name="T160_100"><text:s/></text:span><text:span text:style-name="T160_101">be</text:span><text:span text:style-name="T160_102"><text:s/></text:span><text:span text:style-name="T160_103">in</text:span><text:span text:style-name="T160_104"><text:s/></text:span><text:span text:style-name="T160_105">the</text:span><text:span text:style-name="T160_106"><text:s/></text:span><text:span text:style-name="T160_107">same</text:span><text:span text:style-name="T160_108"><text:s/></text:span><text:span text:style-name="T160_109">order</text:span><text:span text:style-name="T160_110"><text:s/></text:span><text:span text:style-name="T160_111">as</text:span><text:span text:style-name="T160_112"><text:s/></text:span><text:span text:style-name="T160_113">the</text:span><text:span text:style-name="T160_114"><text:s/>.</text:span><text:span text:style-name="T160_115">tfam</text:span><text:span text:style-name="T160_116"><text:s/></text:span><text:span text:style-name="T160_117">file</text:span><text:span text:style-name="T160_118">.</text:span><text:span text:style-name="T160_119"><text:s text:c="2"/></text:span><text:span text:style-name="T160_120">The</text:span><text:span text:style-name="T160_121"><text:s/></text:span><text:span text:style-name="T160_122">program</text:span><text:span text:style-name="T160_123"><text:s/></text:span><text:span text:style-name="T160_124">emmax</text:span><text:span text:style-name="T160_125">-</text:span><text:span text:style-name="T160_126">input</text:span><text:span text:style-name="T160_127"><text:s/></text:span><text:span text:style-name="T160_128">ensures</text:span><text:span text:style-name="T160_129"><text:s/></text:span><text:span text:style-name="T160_130">that</text:span><text:span text:style-name="T160_131"><text:s/></text:span><text:span text:style-name="T160_132">this</text:span><text:span text:style-name="T160_133"><text:s/></text:span><text:span text:style-name="T160_134">is</text:span><text:span text:style-name="T160_135"><text:s/></text:span><text:span text:style-name="T160_136">the</text:span><text:span text:style-name="T160_137"><text:s/></text:span><text:span text:style-name="T160_138">case</text:span><text:span text:style-name="T160_139">.<text:s/></text:span><text:span text:style-name="T160_140">It</text:span><text:span text:style-name="T160_141"><text:s/></text:span><text:span text:style-name="T160_142">is</text:span><text:span text:style-name="T160_143"><text:s/></text:span><text:span text:style-name="T160_144">possible</text:span><text:span text:style-name="T160_145"><text:s/></text:span><text:span text:style-name="T160_146">to</text:span><text:span text:style-name="T160_147"><text:s/></text:span><text:span text:style-name="T160_148">use</text:span><text:span text:style-name="T160_149"><text:s/></text:span><text:span text:style-name="T160_150">emmax</text:span><text:span text:style-name="T160_151">-</text:span><text:span text:style-name="T160_152">run</text:span><text:span text:style-name="T160_153"><text:s/></text:span><text:span text:style-name="T160_154">with</text:span><text:span text:style-name="T160_155"><text:s/></text:span><text:span text:style-name="T160_156">user</text:span><text:span text:style-name="T160_157"><text:s/></text:span><text:span text:style-name="T160_158">supplied</text:span><text:span text:style-name="T160_159"><text:s/>.</text:span><text:span text:style-name="T160_160">tped</text:span><text:span text:style-name="T160_161"><text:s/></text:span><text:span text:style-name="T160_162">and</text:span><text:span text:style-name="T160_163"><text:s/>.</text:span><text:span text:style-name="T160_164">tfam</text:span><text:span text:style-name="T160_165"><text:s/></text:span><text:span text:style-name="T160_166">files</text:span><text:span text:style-name="T160_167"><text:s/></text:span><text:span text:style-name="T160_168">but</text:span><text:span text:style-name="T160_169"><text:s/></text:span><text:span text:style-name="T160_170">you</text:span><text:span text:style-name="T160_171"><text:s/></text:span><text:span text:style-name="T160_172">must</text:span><text:span text:style-name="T160_173"><text:s/></text:span><text:span text:style-name="T160_174">ensure</text:span><text:span text:style-name="T160_175"><text:s/></text:span><text:span text:style-name="T160_176">that</text:span><text:span text:style-name="T160_177"><text:s/></text:span><text:span text:style-name="T160_178">they</text:span><text:span text:style-name="T160_179"><text:s/></text:span><text:span text:style-name="T160_180">meet</text:span><text:span text:style-name="T160_181"><text:s/></text:span><text:span text:style-name="T160_182">the</text:span><text:span text:style-name="T160_183"><text:s/></text:span><text:span text:style-name="T160_184">criteria</text:span><text:span text:style-name="T160_185"><text:s/></text:span><text:span text:style-name="T160_186">above</text:span><text:span text:style-name="T160_187">.<text:s/></text:span><text:span text:style-name="T160_188">If</text:span><text:span text:style-name="T160_189"><text:s/></text:span><text:span text:style-name="T160_190">you</text:span><text:span text:style-name="T160_191"><text:s/></text:span><text:span text:style-name="T160_192">are</text:span><text:span text:style-name="T160_193"><text:s/></text:span><text:span text:style-name="T160_194">unsure</text:span><text:span text:style-name="T160_195">,<text:s/></text:span><text:span text:style-name="T160_196">then</text:span><text:span text:style-name="T160_197"><text:s/></text:span><text:span text:style-name="T160_198">you</text:span><text:span text:style-name="T160_199"><text:s/></text:span><text:span text:style-name="T160_200">can</text:span><text:span text:style-name="T160_201"><text:s/></text:span><text:span text:style-name="T160_202">use</text:span><text:span text:style-name="T160_203"><text:s/></text:span><text:span text:style-name="T160_204">emmax</text:span><text:span text:style-name="T160_205">-</text:span><text:span text:style-name="T160_206">input</text:span><text:span text:style-name="T160_207"><text:s/></text:span><text:span text:style-name="T160_208">to</text:span><text:span text:style-name="T160_209"><text:s/></text:span><text:span text:style-name="T160_210">check</text:span><text:span text:style-name="T160_211"><text:s/></text:span><text:span text:style-name="T160_212">these</text:span><text:span text:style-name="T160_213"><text:s/></text:span><text:span text:style-name="T160_214">requirements</text:span><text:span text:style-name="T160_215"><text:s/></text:span><text:span text:style-name="T160_216">and</text:span><text:span text:style-name="T160_217"><text:s/></text:span><text:span text:style-name="T160_218">if</text:span><text:span text:style-name="T160_219"><text:s/></text:span><text:span text:style-name="T160_220">appropriate</text:span><text:span text:style-name="T160_221"><text:s/></text:span><text:span text:style-name="T160_222">create</text:span><text:span text:style-name="T160_223"><text:s/></text:span><text:span text:style-name="T160_224">new</text:span><text:span text:style-name="T160_225"><text:s/></text:span><text:span text:style-name="T160_226">correctly</text:span><text:span text:style-name="T160_227"><text:s/></text:span><text:span text:style-name="T160_228">formatted</text:span><text:span text:style-name="T160_229"><text:s/></text:span><text:span text:style-name="T160_230">files</text:span><text:span text:style-name="T160_231">.</text:span></text:p>
      <text:p text:style-name="P161"><text:span text:style-name="T161_1">To</text:span><text:span text:style-name="T161_2"><text:s/></text:span><text:span text:style-name="T161_3">use</text:span><text:span text:style-name="T161_4"><text:s/></text:span><text:span text:style-name="T161_5">emmax</text:span><text:span text:style-name="T161_6">-</text:span><text:span text:style-name="T161_7">run</text:span><text:span text:style-name="T161_8"><text:s/></text:span><text:span text:style-name="T161_9">you</text:span><text:span text:style-name="T161_10"><text:s/></text:span><text:span text:style-name="T161_11">need</text:span><text:span text:style-name="T161_12"><text:s/></text:span><text:span text:style-name="T161_13">to</text:span><text:span text:style-name="T161_14"><text:s/></text:span><text:span text:style-name="T161_15">provide</text:span><text:span text:style-name="T161_16"><text:s/></text:span><text:span text:style-name="T161_17">an</text:span><text:span text:style-name="T161_18"><text:s/></text:span><text:span text:style-name="T161_19">input</text:span><text:span text:style-name="T161_20"><text:s/></text:span><text:span text:style-name="T161_21">prefix</text:span><text:span text:style-name="T161_22"><text:s/></text:span><text:span text:style-name="T161_23">with</text:span><text:span text:style-name="T161_24"><text:s/></text:span><text:span text:style-name="T161_25">the</text:span><text:span text:style-name="T161_26"><text:s/></text:span><text:span text:style-name="T161_27">option</text:span><text:span text:style-name="T161_28"><text:s/>-</text:span><text:span text:style-name="T161_29">i</text:span><text:span text:style-name="T161_30"><text:s/></text:span><text:span text:style-name="T161_31">which</text:span><text:span text:style-name="T161_32"><text:s/></text:span><text:span text:style-name="T161_33">will</text:span><text:span text:style-name="T161_34"><text:s/></text:span><text:span text:style-name="T161_35">identify</text:span><text:span text:style-name="T161_36"><text:s/></text:span><text:span text:style-name="T161_37">the</text:span><text:span text:style-name="T161_38"><text:s/></text:span><text:span text:style-name="T161_39">input</text:span><text:span text:style-name="T161_40"><text:s/>.</text:span><text:span text:style-name="T161_41">tped</text:span><text:span text:style-name="T161_42"><text:s/>.</text:span><text:span text:style-name="T161_43">tfam</text:span><text:span text:style-name="T161_44"><text:s/></text:span><text:span text:style-name="T161_45">and</text:span><text:span text:style-name="T161_46"><text:s/>.</text:span><text:span text:style-name="T161_47">pheno</text:span><text:span text:style-name="T161_48"><text:s/></text:span><text:span text:style-name="T161_49">files</text:span><text:span text:style-name="T161_50">.<text:s/></text:span><text:span text:style-name="T161_51">You</text:span><text:span text:style-name="T161_52"><text:s/></text:span><text:span text:style-name="T161_53">can</text:span><text:span text:style-name="T161_54"><text:s/></text:span><text:span text:style-name="T161_55">also</text:span><text:span text:style-name="T161_56"><text:s/></text:span><text:span text:style-name="T161_57">specify</text:span><text:span text:style-name="T161_58"><text:s/></text:span><text:span text:style-name="T161_59">an</text:span><text:span text:style-name="T161_60"><text:s/></text:span><text:span text:style-name="T161_61">optional</text:span><text:span text:style-name="T161_62"><text:s/></text:span><text:span text:style-name="T161_63">output</text:span><text:span text:style-name="T161_64"><text:s/></text:span><text:span text:style-name="T161_65">prefix</text:span><text:span text:style-name="T161_66"><text:s/></text:span><text:span text:style-name="T161_67">using</text:span><text:span text:style-name="T161_68"><text:s/></text:span><text:span text:style-name="T161_69">the</text:span><text:span text:style-name="T161_70"><text:s/></text:span><text:span text:style-name="T161_71">option</text:span><text:span text:style-name="T161_72"><text:s/>-</text:span><text:span text:style-name="T161_73">o</text:span><text:span text:style-name="T161_74"><text:s/></text:span><text:span text:style-name="T161_75">if</text:span><text:span text:style-name="T161_76"><text:s/></text:span><text:span text:style-name="T161_77">you</text:span><text:span text:style-name="T161_78"><text:s/></text:span><text:span text:style-name="T161_79">would</text:span><text:span text:style-name="T161_80"><text:s/></text:span><text:span text:style-name="T161_81">like</text:span><text:span text:style-name="T161_82"><text:s/></text:span><text:span text:style-name="T161_83">to</text:span><text:span text:style-name="T161_84"><text:s/></text:span><text:span text:style-name="T161_85">rename</text:span><text:span text:style-name="T161_86"><text:s/></text:span><text:span text:style-name="T161_87">the</text:span><text:span text:style-name="T161_88"><text:s/></text:span><text:span text:style-name="T161_89">output</text:span><text:span text:style-name="T161_90"><text:s/></text:span><text:span text:style-name="T161_91">files</text:span><text:span text:style-name="T161_92">.<text:s/></text:span><text:span text:style-name="T161_93">By</text:span><text:span text:style-name="T161_94"><text:s/></text:span><text:span text:style-name="T161_95">default</text:span><text:span text:style-name="T161_96"><text:s/></text:span><text:span text:style-name="T161_97">the</text:span><text:span text:style-name="T161_98"><text:s/></text:span><text:span text:style-name="T161_99">output</text:span><text:span text:style-name="T161_100"><text:s/></text:span><text:span text:style-name="T161_101">files</text:span><text:span text:style-name="T161_102"><text:s/></text:span><text:span text:style-name="T161_103">are</text:span><text:span text:style-name="T161_104"><text:s/></text:span><text:span text:style-name="T161_105">named</text:span><text:span text:style-name="T161_106"><text:s/></text:span><text:span text:style-name="T161_107">using</text:span><text:span text:style-name="T161_108"><text:s/></text:span><text:span text:style-name="T161_109">the</text:span><text:span text:style-name="T161_110"><text:s/></text:span><text:span text:style-name="T161_111">input</text:span><text:span text:style-name="T161_112"><text:s/></text:span><text:span text:style-name="T161_113">prefix</text:span><text:span text:style-name="T161_114">.<text:s/></text:span><text:span text:style-name="T161_115">The</text:span><text:span text:style-name="T161_116"><text:s/></text:span><text:span text:style-name="T161_117">kinship</text:span><text:span text:style-name="T161_118"><text:s/></text:span><text:span text:style-name="T161_119">and</text:span><text:span text:style-name="T161_120"><text:s/></text:span><text:span text:style-name="T161_121">covariate</text:span><text:span text:style-name="T161_122"><text:s/></text:span><text:span text:style-name="T161_123">files</text:span><text:span text:style-name="T161_124"><text:s/></text:span><text:span text:style-name="T161_125">can</text:span><text:span text:style-name="T161_126"><text:s/></text:span><text:span text:style-name="T161_127">be</text:span><text:span text:style-name="T161_128"><text:s/></text:span><text:span text:style-name="T161_129">specified</text:span><text:span text:style-name="T161_130"><text:s/></text:span><text:span text:style-name="T161_131">using</text:span><text:span text:style-name="T161_132"><text:s/></text:span><text:span text:style-name="T161_133">the</text:span><text:span text:style-name="T161_134"><text:s/>-</text:span><text:span text:style-name="T161_135">k</text:span><text:span text:style-name="T161_136"><text:s/></text:span><text:span text:style-name="T161_137">and</text:span><text:span text:style-name="T161_138"><text:s/>-</text:span><text:span text:style-name="T161_139">c</text:span><text:span text:style-name="T161_140"><text:s/></text:span><text:span text:style-name="T161_141">options</text:span><text:span text:style-name="T161_142"><text:s/></text:span><text:span text:style-name="T161_143">respectively</text:span><text:span text:style-name="T161_144">.<text:s/></text:span><text:span text:style-name="T161_145">If</text:span><text:span text:style-name="T161_146"><text:s/></text:span><text:span text:style-name="T161_147">you</text:span><text:span text:style-name="T161_148"><text:s/></text:span><text:span text:style-name="T161_149">computer</text:span><text:span text:style-name="T161_150"><text:s/></text:span><text:span text:style-name="T161_151">is</text:span><text:span text:style-name="T161_152"><text:s/></text:span><text:span text:style-name="T161_153">multi</text:span><text:span text:style-name="T161_154">-</text:span><text:span text:style-name="T161_155">threaded</text:span><text:span text:style-name="T161_156"><text:s/></text:span><text:span text:style-name="T161_157">you</text:span><text:span text:style-name="T161_158"><text:s/></text:span><text:span text:style-name="T161_159">can</text:span><text:span text:style-name="T161_160"><text:s/></text:span><text:span text:style-name="T161_161">specify</text:span><text:span text:style-name="T161_162"><text:s/></text:span><text:span text:style-name="T161_163">the</text:span><text:span text:style-name="T161_164"><text:s/></text:span><text:span text:style-name="T161_165">number</text:span><text:span text:style-name="T161_166"><text:s/></text:span><text:span text:style-name="T161_167">of</text:span><text:span text:style-name="T161_168"><text:s/></text:span><text:span text:style-name="T161_169">threads</text:span><text:span text:style-name="T161_170"><text:s/></text:span><text:span text:style-name="T161_171">to</text:span><text:span text:style-name="T161_172"><text:s/></text:span><text:span text:style-name="T161_173">use</text:span><text:span text:style-name="T161_174"><text:s/></text:span><text:span text:style-name="T161_175">whilst</text:span><text:span text:style-name="T161_176"><text:s/></text:span><text:span text:style-name="T161_177">running</text:span><text:span text:style-name="T161_178"><text:s/></text:span><text:span text:style-name="T161_179">emmax</text:span><text:span text:style-name="T161_180">-</text:span><text:span text:style-name="T161_181">run</text:span><text:span text:style-name="T161_182"><text:s/></text:span><text:span text:style-name="T161_183">using</text:span><text:span text:style-name="T161_184"><text:s/></text:span><text:span text:style-name="T161_185">the</text:span><text:span text:style-name="T161_186"><text:s/>-</text:span><text:span text:style-name="T161_187">t</text:span><text:span text:style-name="T161_188"><text:s/></text:span><text:span text:style-name="T161_189">option</text:span><text:span text:style-name="T161_190">.<text:s/></text:span><text:span text:style-name="T161_191">If</text:span><text:span text:style-name="T161_192"><text:s/></text:span><text:span text:style-name="T161_193">more</text:span><text:span text:style-name="T161_194"><text:s/></text:span><text:span text:style-name="T161_195">threads</text:span><text:span text:style-name="T161_196"><text:s/></text:span><text:span text:style-name="T161_197">are</text:span><text:span text:style-name="T161_198"><text:s/></text:span><text:span text:style-name="T161_199">specified</text:span><text:span text:style-name="T161_200"><text:s/></text:span><text:span text:style-name="T161_201">than</text:span><text:span text:style-name="T161_202"><text:s/></text:span><text:span text:style-name="T161_203">available</text:span><text:span text:style-name="T161_204"><text:s/></text:span><text:span text:style-name="T161_205">you</text:span><text:span text:style-name="T161_206"><text:s/></text:span><text:span text:style-name="T161_207">will</text:span><text:span text:style-name="T161_208"><text:s/></text:span><text:span text:style-name="T161_209">receive</text:span><text:span text:style-name="T161_210"><text:s/></text:span><text:span text:style-name="T161_211">a</text:span><text:span text:style-name="T161_212"><text:s/></text:span><text:span text:style-name="T161_213">warning</text:span><text:span text:style-name="T161_214"><text:s/></text:span><text:span text:style-name="T161_215">and</text:span><text:span text:style-name="T161_216"><text:s/></text:span><text:span text:style-name="T161_217">emmax</text:span><text:span text:style-name="T161_218">-</text:span><text:span text:style-name="T161_219">run</text:span><text:span text:style-name="T161_220"><text:s/></text:span><text:span text:style-name="T161_221">will</text:span><text:span text:style-name="T161_222"><text:s/></text:span><text:span text:style-name="T161_223">use</text:span><text:span text:style-name="T161_224"><text:s/></text:span><text:span text:style-name="T161_225">the</text:span><text:span text:style-name="T161_226"><text:s/></text:span><text:span text:style-name="T161_227">maximum</text:span><text:span text:style-name="T161_228"><text:s/></text:span><text:span text:style-name="T161_229">available</text:span><text:span text:style-name="T161_230">.<text:s/></text:span><text:span text:style-name="T161_231">The</text:span><text:span text:style-name="T161_232"><text:s/></text:span><text:span text:style-name="T161_233">default</text:span><text:span text:style-name="T161_234"><text:s/></text:span><text:span text:style-name="T161_235">value</text:span><text:span text:style-name="T161_236"><text:s/></text:span><text:span text:style-name="T161_237">if</text:span><text:span text:style-name="T161_238"><text:s/>-</text:span><text:span text:style-name="T161_239">t</text:span><text:span text:style-name="T161_240"><text:s/></text:span><text:span text:style-name="T161_241">is</text:span><text:span text:style-name="T161_242"><text:s/></text:span><text:span text:style-name="T161_243">unspecified</text:span><text:span text:style-name="T161_244"><text:s/></text:span><text:span text:style-name="T161_245">is</text:span><text:span text:style-name="T161_246"><text:s/>1.</text:span></text:p>
      <text:p text:style-name="P162"/>
      <text:p text:style-name="P163"/>
      <text:p text:style-name="P164"><text:span text:style-name="T164_1">Output</text:span><text:span text:style-name="T164_2"><text:s/></text:span><text:span text:style-name="T164_3">files</text:span><text:span text:style-name="T164_4"><text:s/></text:span><text:span text:style-name="T164_5">generated</text:span><text:span text:style-name="T164_6"><text:s/></text:span><text:span text:style-name="T164_7">using</text:span><text:span text:style-name="T164_8"><text:s/></text:span><text:span text:style-name="T164_9">emmax</text:span><text:span text:style-name="T164_10">-</text:span><text:span text:style-name="T164_11">run</text:span></text:p>
      <text:p text:style-name="P165"/>
      <text:p text:style-name="P166"><text:span text:style-name="T166_1">After</text:span><text:span text:style-name="T166_2"><text:s/></text:span><text:span text:style-name="T166_3">emmax</text:span><text:span text:style-name="T166_4">-</text:span><text:span text:style-name="T166_5">run</text:span><text:span text:style-name="T166_6"><text:s/></text:span><text:span text:style-name="T166_7">has</text:span><text:span text:style-name="T166_8"><text:s/></text:span><text:span text:style-name="T166_9">finished</text:span><text:span text:style-name="T166_10"><text:s/></text:span><text:span text:style-name="T166_11">the</text:span><text:span text:style-name="T166_12"><text:s/></text:span><text:span text:style-name="T166_13">following</text:span><text:span text:style-name="T166_14"><text:s/></text:span><text:span text:style-name="T166_15">files</text:span><text:span text:style-name="T166_16"><text:s/></text:span><text:span text:style-name="T166_17">will</text:span><text:span text:style-name="T166_18"><text:s/></text:span><text:span text:style-name="T166_19">be</text:span><text:span text:style-name="T166_20"><text:s/></text:span><text:span text:style-name="T166_21">saved</text:span><text:span text:style-name="T166_22"><text:s/></text:span><text:span text:style-name="T166_23">in</text:span><text:span text:style-name="T166_24"><text:s/></text:span><text:span text:style-name="T166_25">each</text:span><text:span text:style-name="T166_26"><text:s/></text:span><text:span text:style-name="T166_27">phenotype</text:span><text:span text:style-name="T166_28"><text:s/></text:span><text:span text:style-name="T166_29">subdirectory</text:span><text:span text:style-name="T166_30">;</text:span></text:p>
      <text:p text:style-name="P167"/>
      <text:p text:style-name="P168"><text:span text:style-name="T168_1">[</text:span><text:span text:style-name="T168_2">input</text:span><text:span text:style-name="T168_3"><text:s/></text:span><text:span text:style-name="T168_4">prefix</text:span><text:span text:style-name="T168_5">]</text:span><text:span text:style-name="T168_6">.</text:span><text:span text:style-name="T168_7">ps</text:span></text:p>
      <text:p text:style-name="P169"/>
      <text:p text:style-name="P170"><text:span text:style-name="T170_1">each</text:span><text:span text:style-name="T170_2"><text:s/></text:span><text:span text:style-name="T170_3">line</text:span><text:span text:style-name="T170_4"><text:s/></text:span><text:span text:style-name="T170_5">consists</text:span><text:span text:style-name="T170_6"><text:s/></text:span><text:span text:style-name="T170_7">of</text:span></text:p>
      <text:p text:style-name="P171"/>
      <text:p text:style-name="P172"><text:span text:style-name="T172_1">1.<text:s/></text:span><text:span text:style-name="T172_2">SNP</text:span><text:span text:style-name="T172_3"><text:s/></text:span><text:span text:style-name="T172_4">ID</text:span></text:p>
      <text:p text:style-name="P173"><text:span text:style-name="T173_1">2.</text:span><text:span text:style-name="T173_2"><text:s/></text:span><text:span text:style-name="T173_3">Beta</text:span><text:span text:style-name="T173_4"><text:s/>(1<text:s/></text:span><text:span text:style-name="T173_5">is</text:span><text:span text:style-name="T173_6"><text:s/></text:span><text:span text:style-name="T173_7">effect</text:span><text:span text:style-name="T173_8"><text:s/></text:span><text:span text:style-name="T173_9">allele</text:span><text:span text:style-name="T173_10">)</text:span></text:p>
      <text:p text:style-name="P174"><text:span text:style-name="T174_1">3.</text:span><text:span text:style-name="T174_2"><text:s/></text:span><text:span text:style-name="T174_3">SE</text:span><text:span text:style-name="T174_4">(</text:span><text:span text:style-name="T174_5">beta</text:span><text:span text:style-name="T174_6">)</text:span></text:p>
      <text:p text:style-name="P175"><text:span text:style-name="T175_1">4.</text:span><text:span text:style-name="T175_2"><text:s/></text:span><text:span text:style-name="T175_3">p</text:span><text:span text:style-name="T175_4">-</text:span><text:span text:style-name="T175_5">value</text:span></text:p>
      <text:p text:style-name="P176"/>
      <text:p text:style-name="P177"/>
      <text:p text:style-name="P178"><text:span text:style-name="T178_1">[</text:span><text:span text:style-name="T178_2">input</text:span><text:span text:style-name="T178_3"><text:s/></text:span><text:span text:style-name="T178_4">prefix</text:span><text:span text:style-name="T178_5">]</text:span><text:span text:style-name="T178_6">.</text:span><text:span text:style-name="T178_7">reml</text:span></text:p>
      <text:p text:style-name="P179"/>
      <text:p text:style-name="P180"><text:span text:style-name="T180_1">Output</text:span><text:span text:style-name="T180_2"><text:s/></text:span><text:span text:style-name="T180_3">with</text:span><text:span text:style-name="T180_4"><text:s/></text:span><text:span text:style-name="T180_5">six</text:span><text:span text:style-name="T180_6"><text:s/></text:span><text:span text:style-name="T180_7">lines</text:span></text:p>
      <text:p text:style-name="P181"/>
      <text:p text:style-name="P182"><text:span text:style-name="T182_1">1.<text:s/></text:span><text:span text:style-name="T182_2">Log</text:span><text:span text:style-name="T182_3">-</text:span><text:span text:style-name="T182_4">likelihood</text:span><text:span text:style-name="T182_5"><text:s/></text:span><text:span text:style-name="T182_6">with</text:span><text:span text:style-name="T182_7"><text:s/></text:span><text:span text:style-name="T182_8">variance</text:span><text:span text:style-name="T182_9"><text:s/></text:span><text:span text:style-name="T182_10">component</text:span></text:p>
      <text:p text:style-name="P183"><text:span text:style-name="T183_1">2.</text:span><text:span text:style-name="T183_2"><text:s/>\</text:span><text:span text:style-name="T183_3">delta</text:span><text:span text:style-name="T183_4"><text:s/>=<text:s/>\</text:span><text:span text:style-name="T183_5">sigma</text:span><text:span text:style-name="T183_6">_</text:span><text:span text:style-name="T183_7">e</text:span><text:span text:style-name="T183_8">^2<text:s/>/<text:s/>\</text:span><text:span text:style-name="T183_9">sigma</text:span><text:span text:style-name="T183_10">_</text:span><text:span text:style-name="T183_11">g</text:span><text:span text:style-name="T183_12">^2<text:s/>(</text:span><text:span text:style-name="T183_13">Ratio</text:span><text:span text:style-name="T183_14"><text:s/></text:span><text:span text:style-name="T183_15">between</text:span><text:span text:style-name="T183_16"><text:s/></text:span><text:span text:style-name="T183_17">variance</text:span><text:span text:style-name="T183_18"><text:s/></text:span><text:span text:style-name="T183_19">parameters</text:span><text:span text:style-name="T183_20">)</text:span></text:p>
      <text:p text:style-name="P184"><text:span text:style-name="T184_1">3.</text:span><text:span text:style-name="T184_2"><text:s/>\</text:span><text:span text:style-name="T184_3">sigma</text:span><text:span text:style-name="T184_4">_</text:span><text:span text:style-name="T184_5">g</text:span><text:span text:style-name="T184_6">^2<text:s/>(</text:span><text:span text:style-name="T184_7">genetic</text:span><text:span text:style-name="T184_8"><text:s/></text:span><text:span text:style-name="T184_9">variance</text:span><text:span text:style-name="T184_10"><text:s/></text:span><text:span text:style-name="T184_11">parameter</text:span><text:span text:style-name="T184_12">)</text:span></text:p>
      <text:p text:style-name="P185"><text:span text:style-name="T185_1">4.</text:span><text:span text:style-name="T185_2"><text:s/></text:span><text:span text:style-name="T185_3">sigma</text:span><text:span text:style-name="T185_4">_</text:span><text:span text:style-name="T185_5">e</text:span><text:span text:style-name="T185_6">^2<text:s/>(</text:span><text:span text:style-name="T185_7">residual</text:span><text:span text:style-name="T185_8"><text:s/></text:span><text:span text:style-name="T185_9">variance</text:span><text:span text:style-name="T185_10"><text:s/></text:span><text:span text:style-name="T185_11">parameter</text:span><text:span text:style-name="T185_12">)</text:span></text:p>
      <text:p text:style-name="P186"><text:span text:style-name="T186_1">5.</text:span><text:span text:style-name="T186_2"><text:s/></text:span><text:span text:style-name="T186_3">The</text:span><text:span text:style-name="T186_4"><text:s/></text:span><text:span text:style-name="T186_5">pseudo</text:span><text:span text:style-name="T186_6">-</text:span><text:span text:style-name="T186_7">heritability</text:span><text:span text:style-name="T186_8"><text:s/></text:span><text:span text:style-name="T186_9">estimates</text:span><text:span text:style-name="T186_10"> .<text:s/>(</text:span><text:span text:style-name="T186_11">Explained</text:span><text:span text:style-name="T186_12"><text:s/></text:span><text:span text:style-name="T186_13">variance</text:span><text:span text:style-name="T186_14"><text:s/></text:span><text:span text:style-name="T186_15">by</text:span><text:span text:style-name="T186_16"><text:s/></text:span><text:span text:style-name="T186_17">the</text:span><text:span text:style-name="T186_18"><text:s/></text:span><text:span text:style-name="T186_19">kinship</text:span><text:span text:style-name="T186_20"><text:s/></text:span><text:span text:style-name="T186_21">matrix</text:span><text:span text:style-name="T186_22">)</text:span></text:p>
      <text:p text:style-name="P187"/>
      <text:p text:style-name="P188"/>
      <text:p text:style-name="P189"><text:span text:style-name="T189_1">[</text:span><text:span text:style-name="T189_2">input</text:span><text:span text:style-name="T189_3"><text:s/></text:span><text:span text:style-name="T189_4">prefix</text:span><text:span text:style-name="T189_5">]</text:span><text:span text:style-name="T189_6">.</text:span><text:span text:style-name="T189_7">manh</text:span></text:p>
      <text:p text:style-name="P190"/>
      <text:p text:style-name="P191"><text:span text:style-name="T191_1">each</text:span><text:span text:style-name="T191_2"><text:s/></text:span><text:span text:style-name="T191_3">line</text:span><text:span text:style-name="T191_4"><text:s/></text:span><text:span text:style-name="T191_5">consists</text:span><text:span text:style-name="T191_6"><text:s/></text:span><text:span text:style-name="T191_7">of</text:span></text:p>
      <text:p text:style-name="P192"/>
      <text:p text:style-name="P193"><text:span text:style-name="T193_1">1.<text:s/></text:span><text:span text:style-name="T193_2">SNP</text:span><text:span text:style-name="T193_3"><text:s/></text:span><text:span text:style-name="T193_4">ID</text:span></text:p>
      <text:p text:style-name="P194"><text:span text:style-name="T194_1">2.<text:s/></text:span><text:span text:style-name="T194_2">Chromosome</text:span></text:p>
      <text:p text:style-name="P195"><text:span text:style-name="T195_1">3.<text:s/></text:span><text:span text:style-name="T195_2">Base</text:span><text:span text:style-name="T195_3"><text:s/></text:span><text:span text:style-name="T195_4">pair</text:span><text:span text:style-name="T195_5"><text:s/></text:span><text:span text:style-name="T195_6">position</text:span></text:p>
      <text:p text:style-name="P196"><text:span text:style-name="T196_1">4.<text:s/></text:span><text:span text:style-name="T196_2">p</text:span><text:span text:style-name="T196_3">-</text:span><text:span text:style-name="T196_4">value</text:span></text:p>
      <text:p text:style-name="P197"><text:span text:style-name="T197_1">[</text:span><text:span text:style-name="T197_2">phenotype</text:span><text:span text:style-name="T197_3"><text:s/></text:span><text:span text:style-name="T197_4">name</text:span><text:span text:style-name="T197_5">]_[</text:span><text:span text:style-name="T197_6">input</text:span><text:span text:style-name="T197_7"><text:s/></text:span><text:span text:style-name="T197_8">prefix</text:span><text:span text:style-name="T197_9">]</text:span><text:span text:style-name="T197_10">.</text:span><text:span text:style-name="T197_11">manh</text:span><text:span text:style-name="T197_12">.</text:span><text:span text:style-name="T197_13">pdf</text:span></text:p>
      <text:p text:style-name="P198"/>
      <text:p text:style-name="P199"><text:span text:style-name="T199_1">A</text:span><text:span text:style-name="T199_2"><text:s/></text:span><text:span text:style-name="T199_3">manhattan</text:span><text:span text:style-name="T199_4"><text:s/></text:span><text:span text:style-name="T199_5">plot</text:span><text:span text:style-name="T199_6"><text:s/></text:span><text:span text:style-name="T199_7">in</text:span><text:span text:style-name="T199_8"><text:s/></text:span><text:span text:style-name="T199_9">Pdf</text:span><text:span text:style-name="T199_10"><text:s/></text:span><text:span text:style-name="T199_11">formatted</text:span></text:p>
      <text:p text:style-name="P200"/>
      <text:p text:style-name="P201"><text:span text:style-name="T201_1">[</text:span><text:span text:style-name="T201_2">phenotype</text:span><text:span text:style-name="T201_3"><text:s/></text:span><text:span text:style-name="T201_4">name</text:span><text:span text:style-name="T201_5">]_[</text:span><text:span text:style-name="T201_6">input</text:span><text:span text:style-name="T201_7"><text:s/></text:span><text:span text:style-name="T201_8">prefix</text:span><text:span text:style-name="T201_9">]</text:span><text:span text:style-name="T201_10">.</text:span><text:span text:style-name="T201_11">manhQQ</text:span><text:span text:style-name="T201_12">.</text:span><text:span text:style-name="T201_13">pdf</text:span></text:p>
      <text:p text:style-name="P202"/>
      <text:p text:style-name="P203"><text:span text:style-name="T203_1">A</text:span><text:span text:style-name="T203_2"><text:s/></text:span><text:span text:style-name="T203_3">quantile</text:span><text:span text:style-name="T203_4">-</text:span><text:span text:style-name="T203_5">quantile</text:span><text:span text:style-name="T203_6"><text:s/></text:span><text:span text:style-name="T203_7">plot</text:span><text:span text:style-name="T203_8"><text:s/></text:span><text:span text:style-name="T203_9">in</text:span><text:span text:style-name="T203_10"><text:s/></text:span><text:span text:style-name="T203_11">pdf</text:span><text:span text:style-name="T203_12"><text:s/></text:span><text:span text:style-name="T203_13">formatted</text:span></text:p>
      <text:p text:style-name="P204"/>
      <text:p text:style-name="P205"><text:span text:style-name="T205_1">[</text:span><text:span text:style-name="T205_2">input</text:span><text:span text:style-name="T205_3"><text:s/></text:span><text:span text:style-name="T205_4">prefix</text:span><text:span text:style-name="T205_5">]</text:span><text:span text:style-name="T205_6">.</text:span><text:span text:style-name="T205_7">log</text:span></text:p>
      <text:p text:style-name="P206"/>
      <text:p text:style-name="P207"><text:span text:style-name="T207_1">The</text:span><text:span text:style-name="T207_2"><text:s/></text:span><text:span text:style-name="T207_3">output</text:span><text:span text:style-name="T207_4"><text:s/></text:span><text:span text:style-name="T207_5">log</text:span><text:span text:style-name="T207_6"><text:s/></text:span><text:span text:style-name="T207_7">from</text:span><text:span text:style-name="T207_8"><text:s/></text:span><text:span text:style-name="T207_9">EMMAX</text:span></text:p>
      <text:p text:style-name="P208"/>
      <text:p text:style-name="P209"/>
      <text:p text:style-name="P210"><text:span text:style-name="T210_1">Debugging</text:span></text:p>
      <text:p text:style-name="P211"/>
      <text:p text:style-name="P212"><text:span text:style-name="T212_1">The</text:span><text:span text:style-name="T212_2"><text:s/></text:span><text:span text:style-name="T212_3">program</text:span><text:span text:style-name="T212_4"><text:s/></text:span><text:span text:style-name="T212_5">emmax</text:span><text:span text:style-name="T212_6">-</text:span><text:span text:style-name="T212_7">input</text:span><text:span text:style-name="T212_8"><text:s/></text:span><text:span text:style-name="T212_9">can</text:span><text:span text:style-name="T212_10"><text:s/></text:span><text:span text:style-name="T212_11">be</text:span><text:span text:style-name="T212_12"><text:s/></text:span><text:span text:style-name="T212_13">run</text:span><text:span text:style-name="T212_14"><text:s/></text:span><text:span text:style-name="T212_15">in</text:span><text:span text:style-name="T212_16"><text:s/></text:span><text:span text:style-name="T212_17">debug</text:span><text:span text:style-name="T212_18"><text:s/></text:span><text:span text:style-name="T212_19">mode</text:span><text:span text:style-name="T212_20"><text:s/></text:span><text:span text:style-name="T212_21">if</text:span><text:span text:style-name="T212_22"><text:s/></text:span><text:span text:style-name="T212_23">problems</text:span><text:span text:style-name="T212_24"><text:s/></text:span><text:span text:style-name="T212_25">occur</text:span><text:span text:style-name="T212_26">.<text:s/></text:span><text:span text:style-name="T212_27">The</text:span><text:span text:style-name="T212_28"><text:s/></text:span><text:span text:style-name="T212_29">option</text:span><text:span text:style-name="T212_30"><text:s/>-</text:span><text:span text:style-name="T212_31">d</text:span><text:span text:style-name="T212_32"><text:s/></text:span><text:span text:style-name="T212_33">will</text:span><text:span text:style-name="T212_34"><text:s/></text:span><text:span text:style-name="T212_35">save</text:span><text:span text:style-name="T212_36"><text:s/></text:span><text:span text:style-name="T212_37">all</text:span><text:span text:style-name="T212_38"><text:s/></text:span><text:span text:style-name="T212_39">intermediate</text:span><text:span text:style-name="T212_40"><text:s/></text:span><text:span text:style-name="T212_41">files</text:span><text:span text:style-name="T212_42"><text:s/></text:span><text:span text:style-name="T212_43">generated</text:span><text:span text:style-name="T212_44"><text:s/></text:span><text:span text:style-name="T212_45">whilst</text:span><text:span text:style-name="T212_46"><text:s/></text:span><text:span text:style-name="T212_47">converting</text:span><text:span text:style-name="T212_48"><text:s/></text:span><text:span text:style-name="T212_49">genotype</text:span><text:span text:style-name="T212_50"><text:s/></text:span><text:span text:style-name="T212_51">formats</text:span><text:span text:style-name="T212_52"><text:s/></text:span><text:span text:style-name="T212_53">using</text:span><text:span text:style-name="T212_54"><text:s/></text:span><text:span text:style-name="T212_55">plink</text:span><text:span text:style-name="T212_56"><text:s/></text:span><text:span text:style-name="T212_57">and</text:span><text:span text:style-name="T212_58"><text:s/></text:span><text:span text:style-name="T212_59">creating</text:span><text:span text:style-name="T212_60"><text:s/></text:span><text:span text:style-name="T212_61">the</text:span><text:span text:style-name="T212_62"><text:s/></text:span><text:span text:style-name="T212_63">PCA</text:span><text:span text:style-name="T212_64"><text:s/></text:span><text:span text:style-name="T212_65">covariates</text:span><text:span text:style-name="T212_66"><text:s/></text:span><text:span text:style-name="T212_67">using</text:span><text:span text:style-name="T212_68"><text:s/></text:span><text:span text:style-name="T212_69">EIGENSOFT</text:span><text:span text:style-name="T212_70">.<text:s/></text:span><text:span text:style-name="T212_71">You</text:span><text:span text:style-name="T212_72"><text:s/></text:span><text:span text:style-name="T212_73">can</text:span><text:span text:style-name="T212_74"><text:s/></text:span><text:span text:style-name="T212_75">also</text:span><text:span text:style-name="T212_76"><text:s/></text:span><text:span text:style-name="T212_77">display</text:span><text:span text:style-name="T212_78"><text:s/></text:span><text:span text:style-name="T212_79">all</text:span><text:span text:style-name="T212_80"><text:s/></text:span><text:span text:style-name="T212_81">output</text:span><text:span text:style-name="T212_82"><text:s/></text:span><text:span text:style-name="T212_83">from</text:span><text:span text:style-name="T212_84"><text:s/></text:span><text:span text:style-name="T212_85">plink</text:span><text:span text:style-name="T212_86"><text:s/></text:span><text:span text:style-name="T212_87">and</text:span><text:span text:style-name="T212_88"><text:s/></text:span><text:span text:style-name="T212_89">EIGENSOFT</text:span><text:span text:style-name="T212_90"><text:s/></text:span><text:span text:style-name="T212_91">to</text:span><text:span text:style-name="T212_92"><text:s/></text:span><text:span text:style-name="T212_93">the</text:span><text:span text:style-name="T212_94"><text:s/></text:span><text:span text:style-name="T212_95">screen</text:span><text:span text:style-name="T212_96"><text:s/></text:span><text:span text:style-name="T212_97">with</text:span><text:span text:style-name="T212_98"><text:s/></text:span><text:span text:style-name="T212_99">the</text:span><text:span text:style-name="T212_100"><text:s/></text:span><text:span text:style-name="T212_101">option</text:span><text:span text:style-name="T212_102"><text:s/>-</text:span><text:span text:style-name="T212_103">v</text:span><text:span text:style-name="T212_104">.</text:span></text:p>
      <text:p text:style-name="P213"/>
      <text:p text:style-name="P214"><text:span text:style-name="T214_1">Usage</text:span></text:p>
      <text:p text:style-name="P215"/>
      <text:p text:style-name="P216"><text:span text:style-name="T216_1">Program</text:span><text:span text:style-name="T216_2">:<text:s/>./</text:span><text:span text:style-name="T216_3">emmax</text:span><text:span text:style-name="T216_4">-</text:span><text:span text:style-name="T216_5">input</text:span></text:p>
      <text:p text:style-name="P217"><text:span text:style-name="T217_1">Version</text:span><text:span text:style-name="T217_2">:<text:s/>0.0.1</text:span></text:p>
      <text:p text:style-name="P218"><text:span text:style-name="T218_1">Contact</text:span><text:span text:style-name="T218_2">:<text:s/></text:span><text:span text:style-name="T218_3">Tony</text:span><text:span text:style-name="T218_4"><text:s/></text:span><text:span text:style-name="T218_5">Travis</text:span><text:span text:style-name="T218_6"><text:s/>&lt;</text:span><text:span text:style-name="T218_7">tony</text:span><text:span text:style-name="T218_8">.</text:span><text:span text:style-name="T218_9">travis</text:span><text:span text:style-name="T218_10">@</text:span><text:span text:style-name="T218_11">abdn</text:span><text:span text:style-name="T218_12">.</text:span><text:span text:style-name="T218_13">ac</text:span><text:span text:style-name="T218_14">.</text:span><text:span text:style-name="T218_15">uk</text:span><text:span text:style-name="T218_16">&gt;<text:s/></text:span><text:span text:style-name="T218_17">or</text:span><text:span text:style-name="T218_18"><text:s/></text:span><text:span text:style-name="T218_19">Alex</text:span><text:span text:style-name="T218_20"><text:s/></text:span><text:span text:style-name="T218_21">Douglas</text:span><text:span text:style-name="T218_22"><text:s/>&lt;</text:span><text:span text:style-name="T218_23"><text:a xlink:type="simple" xlink:href="mailto:a.douglas@abdn.ac.uk"><text:span text:style-name="T218_24">a</text:span></text:a></text:span><text:span text:style-name="T218_25"><text:a xlink:type="simple" xlink:href="mailto:a.douglas@abdn.ac.uk"><text:span text:style-name="T218_26">.</text:span></text:a></text:span><text:span text:style-name="T218_27"><text:a xlink:type="simple" xlink:href="mailto:a.douglas@abdn.ac.uk"><text:span text:style-name="T218_28">douglas</text:span></text:a></text:span><text:span text:style-name="T218_29"><text:a xlink:type="simple" xlink:href="mailto:a.douglas@abdn.ac.uk"><text:span text:style-name="T218_30">@</text:span></text:a></text:span><text:span text:style-name="T218_31"><text:a xlink:type="simple" xlink:href="mailto:a.douglas@abdn.ac.uk"><text:span text:style-name="T218_32">abdn</text:span></text:a></text:span><text:span text:style-name="T218_33"><text:a xlink:type="simple" xlink:href="mailto:a.douglas@abdn.ac.uk"><text:span text:style-name="T218_34">.</text:span></text:a></text:span><text:span text:style-name="T218_35"><text:a xlink:type="simple" xlink:href="mailto:a.douglas@abdn.ac.uk"><text:span text:style-name="T218_36">ac</text:span></text:a></text:span><text:span text:style-name="T218_37"><text:a xlink:type="simple" xlink:href="mailto:a.douglas@abdn.ac.uk"><text:span text:style-name="T218_38">.</text:span></text:a></text:span><text:span text:style-name="T218_39"><text:a xlink:type="simple" xlink:href="mailto:a.douglas@abdn.ac.uk"><text:span text:style-name="T218_40">uk</text:span></text:a></text:span><text:span text:style-name="T218_41">&gt;</text:span></text:p>
      <text:p text:style-name="P219"/>
      <text:p text:style-name="P220"><text:span text:style-name="T220_1">Usage</text:span><text:span text:style-name="T220_2">:<text:s/>./</text:span><text:span text:style-name="T220_3">emmax</text:span><text:span text:style-name="T220_4">-</text:span><text:span text:style-name="T220_5">input</text:span><text:span text:style-name="T220_6"><text:s/>[-</text:span><text:span text:style-name="T220_7">d</text:span><text:span text:style-name="T220_8">]<text:s/>[-</text:span><text:span text:style-name="T220_9">v</text:span><text:span text:style-name="T220_10">]<text:s/>[-</text:span><text:span text:style-name="T220_11">f</text:span><text:span text:style-name="T220_12"><text:s/></text:span><text:span text:style-name="T220_13">in</text:span><text:span text:style-name="T220_14">_</text:span><text:span text:style-name="T220_15">format</text:span><text:span text:style-name="T220_16">]<text:s/>[-</text:span><text:span text:style-name="T220_17">k</text:span><text:span text:style-name="T220_18"><text:s/></text:span><text:span text:style-name="T220_19">kinship</text:span><text:span text:style-name="T220_20">]<text:s/>-</text:span><text:span text:style-name="T220_21">i</text:span><text:span text:style-name="T220_22"><text:s/></text:span><text:span text:style-name="T220_23">in</text:span><text:span text:style-name="T220_24">_</text:span><text:span text:style-name="T220_25">prefix</text:span><text:span text:style-name="T220_26"><text:s/>-</text:span><text:span text:style-name="T220_27">o</text:span><text:span text:style-name="T220_28"><text:s/></text:span><text:span text:style-name="T220_29">out</text:span><text:span text:style-name="T220_30">_</text:span><text:span text:style-name="T220_31">prefix</text:span><text:span text:style-name="T220_32"><text:s/>[-</text:span><text:span text:style-name="T220_33">p</text:span><text:span text:style-name="T220_34"><text:s/></text:span><text:span text:style-name="T220_35">pheno</text:span><text:span text:style-name="T220_36">_</text:span><text:span text:style-name="T220_37">file</text:span><text:span text:style-name="T220_38">]<text:s/>[-</text:span><text:span text:style-name="T220_39">c</text:span><text:span text:style-name="T220_40"><text:s/></text:span><text:span text:style-name="T220_41">covar</text:span><text:span text:style-name="T220_42">_</text:span><text:span text:style-name="T220_43">file</text:span><text:span text:style-name="T220_44"><text:s/>[-</text:span><text:span text:style-name="T220_45">e</text:span><text:span text:style-name="T220_46"><text:s/></text:span><text:span text:style-name="T220_47">n</text:span><text:span text:style-name="T220_48">_</text:span><text:span text:style-name="T220_49">pc</text:span><text:span text:style-name="T220_50">]]</text:span></text:p>
      <text:p text:style-name="P221"/>
      <text:p text:style-name="P222"><text:span text:style-name="T222_1">Mandatory</text:span><text:span text:style-name="T222_2"><text:s/></text:span><text:span text:style-name="T222_3">parameters</text:span><text:span text:style-name="T222_4">:</text:span></text:p>
      <text:p text:style-name="P223"/>
      <text:p text:style-name="P224"><text:span text:style-name="T224_1"><text:s/>-</text:span><text:span text:style-name="T224_2">i</text:span><text:span text:style-name="T224_3"><text:s/></text:span><text:span text:style-name="T224_4">in</text:span><text:span text:style-name="T224_5">_</text:span><text:span text:style-name="T224_6">prefix</text:span><text:span text:style-name="T224_7">:<text:s/></text:span><text:span text:style-name="T224_8">input</text:span><text:span text:style-name="T224_9"><text:s/></text:span><text:span text:style-name="T224_10">prefix</text:span><text:span text:style-name="T224_11"><text:s/></text:span><text:span text:style-name="T224_12">for</text:span><text:span text:style-name="T224_13"><text:s/></text:span><text:span text:style-name="T224_14">the</text:span><text:span text:style-name="T224_15"><text:s/></text:span><text:span text:style-name="T224_16">input</text:span><text:span text:style-name="T224_17"><text:s/></text:span><text:span text:style-name="T224_18">files</text:span></text:p>
      <text:p text:style-name="P225"><text:span text:style-name="T225_1"><text:s/>-</text:span><text:span text:style-name="T225_2">o</text:span><text:span text:style-name="T225_3"><text:s/></text:span><text:span text:style-name="T225_4">out</text:span><text:span text:style-name="T225_5">_</text:span><text:span text:style-name="T225_6">prefix</text:span><text:span text:style-name="T225_7">:<text:s/></text:span><text:span text:style-name="T225_8">output</text:span><text:span text:style-name="T225_9"><text:s/></text:span><text:span text:style-name="T225_10">prefix</text:span><text:span text:style-name="T225_11"><text:s/></text:span><text:span text:style-name="T225_12">for</text:span><text:span text:style-name="T225_13"><text:s/></text:span><text:span text:style-name="T225_14">the</text:span><text:span text:style-name="T225_15"><text:s/></text:span><text:span text:style-name="T225_16">output</text:span><text:span text:style-name="T225_17"><text:s/></text:span><text:span text:style-name="T225_18">files</text:span></text:p>
      <text:p text:style-name="P226"/>
      <text:p text:style-name="P227"><text:span text:style-name="T227_1">Optional</text:span><text:span text:style-name="T227_2"><text:s/></text:span><text:span text:style-name="T227_3">parameters</text:span><text:span text:style-name="T227_4">:</text:span></text:p>
      <text:p text:style-name="P228"/>
      <text:p text:style-name="P229"><text:span text:style-name="T229_1"><text:s/>-</text:span><text:span text:style-name="T229_2">d</text:span><text:span text:style-name="T229_3"><text:s/></text:span><text:span text:style-name="T229_4">debug</text:span><text:span text:style-name="T229_5">:<text:s/></text:span><text:span text:style-name="T229_6">saves</text:span><text:span text:style-name="T229_7"><text:s/></text:span><text:span text:style-name="T229_8">intermediate</text:span><text:span text:style-name="T229_9"><text:s/></text:span><text:span text:style-name="T229_10">files</text:span><text:span text:style-name="T229_11"><text:s/></text:span><text:span text:style-name="T229_12">for</text:span><text:span text:style-name="T229_13"><text:s/></text:span><text:span text:style-name="T229_14">debugging</text:span></text:p>
      <text:p text:style-name="P230"><text:span text:style-name="T230_1"><text:s/>-</text:span><text:span text:style-name="T230_2">v</text:span><text:span text:style-name="T230_3"><text:s/></text:span><text:span text:style-name="T230_4">verbose</text:span><text:span text:style-name="T230_5">:<text:s/></text:span><text:span text:style-name="T230_6">display</text:span><text:span text:style-name="T230_7"><text:s/></text:span><text:span text:style-name="T230_8">all</text:span><text:span text:style-name="T230_9"><text:s/></text:span><text:span text:style-name="T230_10">output</text:span><text:span text:style-name="T230_11"><text:s/></text:span><text:span text:style-name="T230_12">from</text:span><text:span text:style-name="T230_13"><text:s/></text:span><text:span text:style-name="T230_14">plink</text:span><text:span text:style-name="T230_15"><text:s/></text:span><text:span text:style-name="T230_16">and</text:span><text:span text:style-name="T230_17"><text:s/></text:span><text:span text:style-name="T230_18">smartpca</text:span></text:p>
      <text:p text:style-name="P231"><text:span text:style-name="T231_1"><text:s/>-</text:span><text:span text:style-name="T231_2">f</text:span><text:span text:style-name="T231_3"><text:s/></text:span><text:span text:style-name="T231_4">in</text:span><text:span text:style-name="T231_5">_</text:span><text:span text:style-name="T231_6">format</text:span><text:span text:style-name="T231_7">:<text:s/></text:span><text:span text:style-name="T231_8">input</text:span><text:span text:style-name="T231_9"><text:s/></text:span><text:span text:style-name="T231_10">file</text:span><text:span text:style-name="T231_11"><text:s/></text:span><text:span text:style-name="T231_12">format</text:span><text:span text:style-name="T231_13">.<text:s/></text:span><text:span text:style-name="T231_14">Either</text:span><text:span text:style-name="T231_15"><text:s/>'</text:span><text:span text:style-name="T231_16">ped</text:span><text:span text:style-name="T231_17">'<text:s/>(</text:span><text:span text:style-name="T231_18">default</text:span><text:span text:style-name="T231_19">),<text:s/>'</text:span><text:span text:style-name="T231_20">tped</text:span><text:span text:style-name="T231_21">'<text:s/></text:span><text:span text:style-name="T231_22">or</text:span><text:span text:style-name="T231_23"><text:s/>'</text:span><text:span text:style-name="T231_24">vcf</text:span><text:span text:style-name="T231_25">'</text:span></text:p>
      <text:p text:style-name="P232"><text:span text:style-name="T232_1"><text:s text:c="4"/></text:span><text:span text:style-name="T232_2">ped</text:span><text:span text:style-name="T232_3"><text:s/>=<text:s/></text:span><text:span text:style-name="T232_4">requires</text:span><text:span text:style-name="T232_5"><text:s/></text:span><text:span text:style-name="T232_6">in</text:span><text:span text:style-name="T232_7">_</text:span><text:span text:style-name="T232_8">prefix</text:span><text:span text:style-name="T232_9">.</text:span><text:span text:style-name="T232_10">ped</text:span><text:span text:style-name="T232_11"><text:s/>&amp;<text:s/></text:span><text:span text:style-name="T232_12">in</text:span><text:span text:style-name="T232_13">_</text:span><text:span text:style-name="T232_14">prefix</text:span><text:span text:style-name="T232_15">.</text:span><text:span text:style-name="T232_16">map</text:span><text:span text:style-name="T232_17"><text:s/></text:span><text:span text:style-name="T232_18">files</text:span></text:p>
      <text:p text:style-name="P233"><text:span text:style-name="T233_1"><text:s text:c="4"/></text:span><text:span text:style-name="T233_2">tped</text:span><text:span text:style-name="T233_3"><text:s/>=<text:s/></text:span><text:span text:style-name="T233_4">requires</text:span><text:span text:style-name="T233_5"><text:s/></text:span><text:span text:style-name="T233_6">in</text:span><text:span text:style-name="T233_7">_</text:span><text:span text:style-name="T233_8">prefix</text:span><text:span text:style-name="T233_9">.</text:span><text:span text:style-name="T233_10">tped</text:span><text:span text:style-name="T233_11"><text:s/>&amp;<text:s/></text:span><text:span text:style-name="T233_12">in</text:span><text:span text:style-name="T233_13">_</text:span><text:span text:style-name="T233_14">prefix</text:span><text:span text:style-name="T233_15">.</text:span><text:span text:style-name="T233_16">tfam</text:span><text:span text:style-name="T233_17"><text:s/></text:span><text:span text:style-name="T233_18">files</text:span></text:p>
      <text:p text:style-name="P234"><text:span text:style-name="T234_1"><text:s text:c="4"/></text:span><text:span text:style-name="T234_2">vcf</text:span><text:span text:style-name="T234_3"><text:s/>=<text:s/></text:span><text:span text:style-name="T234_4">requires</text:span><text:span text:style-name="T234_5"><text:s/>.</text:span><text:span text:style-name="T234_6">vcf</text:span><text:span text:style-name="T234_7"><text:s/></text:span><text:span text:style-name="T234_8">filename</text:span><text:span text:style-name="T234_9"><text:s/>(</text:span><text:span text:style-name="T234_10">vcftools</text:span><text:span text:style-name="T234_11"><text:s/></text:span><text:span text:style-name="T234_12">must</text:span><text:span text:style-name="T234_13"><text:s/></text:span><text:span text:style-name="T234_14">be</text:span><text:span text:style-name="T234_15"><text:s/></text:span><text:span text:style-name="T234_16">installed</text:span><text:span text:style-name="T234_17">)</text:span></text:p>
      <text:p text:style-name="P235"><text:span text:style-name="T235_1"><text:s/>-</text:span><text:span text:style-name="T235_2">p</text:span><text:span text:style-name="T235_3"><text:s/></text:span><text:span text:style-name="T235_4">pheno</text:span><text:span text:style-name="T235_5">_</text:span><text:span text:style-name="T235_6">file</text:span><text:span text:style-name="T235_7">:<text:s/></text:span><text:span text:style-name="T235_8">phenotype</text:span><text:span text:style-name="T235_9"><text:s/></text:span><text:span text:style-name="T235_10">file</text:span><text:span text:style-name="T235_11"><text:s/></text:span><text:span text:style-name="T235_12">name</text:span><text:span text:style-name="T235_13">.<text:s/></text:span><text:span text:style-name="T235_14">Defaults</text:span><text:span text:style-name="T235_15"><text:s/></text:span><text:span text:style-name="T235_16">to</text:span><text:span text:style-name="T235_17"><text:s/>[</text:span><text:span text:style-name="T235_18">in</text:span><text:span text:style-name="T235_19">_</text:span><text:span text:style-name="T235_20">prefix</text:span><text:span text:style-name="T235_21">].</text:span><text:span text:style-name="T235_22">pheno</text:span></text:p>
      <text:p text:style-name="P236"><text:span text:style-name="T236_1"><text:s/>-</text:span><text:span text:style-name="T236_2">k</text:span><text:span text:style-name="T236_3"><text:s/></text:span><text:span text:style-name="T236_4">kinship</text:span><text:span text:style-name="T236_5">:<text:s/></text:span><text:span text:style-name="T236_6">method</text:span><text:span text:style-name="T236_7"><text:s/></text:span><text:span text:style-name="T236_8">to</text:span><text:span text:style-name="T236_9"><text:s/></text:span><text:span text:style-name="T236_10">calculate</text:span><text:span text:style-name="T236_11"><text:s/></text:span><text:span text:style-name="T236_12">kinship</text:span><text:span text:style-name="T236_13"><text:s/></text:span><text:span text:style-name="T236_14">matrix</text:span><text:span text:style-name="T236_15">.<text:s/></text:span><text:span text:style-name="T236_16">Either</text:span><text:span text:style-name="T236_17"><text:s/>'</text:span><text:span text:style-name="T236_18">IBS</text:span><text:span text:style-name="T236_19">'<text:s/>(</text:span><text:span text:style-name="T236_20">default</text:span><text:span text:style-name="T236_21">)<text:s/></text:span><text:span text:style-name="T236_22">or</text:span><text:span text:style-name="T236_23"><text:s/>'</text:span><text:span text:style-name="T236_24">BN</text:span><text:span text:style-name="T236_25">'<text:s/></text:span><text:span text:style-name="T236_26">methods</text:span></text:p>
      <text:p text:style-name="P237"><text:span text:style-name="T237_1"><text:s/>-</text:span><text:span text:style-name="T237_2">c</text:span><text:span text:style-name="T237_3"><text:s/></text:span><text:span text:style-name="T237_4">covar</text:span><text:span text:style-name="T237_5">_</text:span><text:span text:style-name="T237_6">file</text:span><text:span text:style-name="T237_7">:<text:s/></text:span><text:span text:style-name="T237_8">specify</text:span><text:span text:style-name="T237_9"><text:s/></text:span><text:span text:style-name="T237_10">if</text:span><text:span text:style-name="T237_11"><text:s/></text:span><text:span text:style-name="T237_12">covariate</text:span><text:span text:style-name="T237_13"><text:s/></text:span><text:span text:style-name="T237_14">file</text:span><text:span text:style-name="T237_15"><text:s/>[</text:span><text:span text:style-name="T237_16">out</text:span><text:span text:style-name="T237_17">_</text:span><text:span text:style-name="T237_18">prefix</text:span><text:span text:style-name="T237_19">].</text:span><text:span text:style-name="T237_20">covar</text:span><text:span text:style-name="T237_21"><text:s/></text:span><text:span text:style-name="T237_22">is</text:span><text:span text:style-name="T237_23"><text:s/></text:span><text:span text:style-name="T237_24">to</text:span><text:span text:style-name="T237_25"><text:s/></text:span><text:span text:style-name="T237_26">be</text:span><text:span text:style-name="T237_27"><text:s/></text:span><text:span text:style-name="T237_28">generated</text:span></text:p>
      <text:p text:style-name="P238"><text:span text:style-name="T238_1"><text:s text:c="4"/></text:span><text:span text:style-name="T238_2">using</text:span><text:span text:style-name="T238_3"><text:s/></text:span><text:span text:style-name="T238_4">smartpca</text:span><text:span text:style-name="T238_5"><text:s/>(</text:span><text:span text:style-name="T238_6">EIGENSOFT</text:span><text:span text:style-name="T238_7">)<text:s/></text:span><text:span text:style-name="T238_8">on</text:span><text:span text:style-name="T238_9"><text:s/></text:span><text:span text:style-name="T238_10">SNP</text:span><text:span text:style-name="T238_11"><text:s/></text:span><text:span text:style-name="T238_12">information</text:span><text:span text:style-name="T238_13"><text:s/></text:span><text:span text:style-name="T238_14">in</text:span><text:span text:style-name="T238_15"><text:s/>.</text:span><text:span text:style-name="T238_16">ped</text:span><text:span text:style-name="T238_17"><text:s/></text:span><text:span text:style-name="T238_18">file</text:span></text:p>
      <text:p text:style-name="P239"><text:span text:style-name="T239_1"><text:s/>-</text:span><text:span text:style-name="T239_2">e</text:span><text:span text:style-name="T239_3"><text:s/></text:span><text:span text:style-name="T239_4">n</text:span><text:span text:style-name="T239_5">_</text:span><text:span text:style-name="T239_6">pc</text:span><text:span text:style-name="T239_7">:<text:s/></text:span><text:span text:style-name="T239_8">number</text:span><text:span text:style-name="T239_9"><text:s/></text:span><text:span text:style-name="T239_10">of</text:span><text:span text:style-name="T239_11"><text:s/></text:span><text:span text:style-name="T239_12">eigenvectors</text:span><text:span text:style-name="T239_13"><text:s/></text:span><text:span text:style-name="T239_14">to</text:span><text:span text:style-name="T239_15"><text:s/></text:span><text:span text:style-name="T239_16">keep</text:span><text:span text:style-name="T239_17"><text:s/></text:span><text:span text:style-name="T239_18">from</text:span><text:span text:style-name="T239_19"><text:s/></text:span><text:span text:style-name="T239_20">smartpca</text:span></text:p>
      <text:p text:style-name="P240"/>
      <text:p text:style-name="P241"/>
      <text:p text:style-name="P242"><text:span text:style-name="T242_1">Program</text:span><text:span text:style-name="T242_2"><text:s/>:<text:s/>./</text:span><text:span text:style-name="T242_3">emmax</text:span><text:span text:style-name="T242_4">-</text:span><text:span text:style-name="T242_5">run</text:span><text:span text:style-name="T242_6">:</text:span></text:p>
      <text:p text:style-name="P243"><text:span text:style-name="T243_1">Version</text:span><text:span text:style-name="T243_2">:<text:s/>0.0.1</text:span></text:p>
      <text:p text:style-name="P244"><text:span text:style-name="T244_1">Contact</text:span><text:span text:style-name="T244_2">:<text:s/></text:span><text:span text:style-name="T244_3">Tony</text:span><text:span text:style-name="T244_4"><text:s/></text:span><text:span text:style-name="T244_5">Travis</text:span><text:span text:style-name="T244_6"><text:s/>&lt;</text:span><text:span text:style-name="T244_7">tony</text:span><text:span text:style-name="T244_8">.</text:span><text:span text:style-name="T244_9">travis</text:span><text:span text:style-name="T244_10">@</text:span><text:span text:style-name="T244_11">abdn</text:span><text:span text:style-name="T244_12">.</text:span><text:span text:style-name="T244_13">ac</text:span><text:span text:style-name="T244_14">.</text:span><text:span text:style-name="T244_15">uk</text:span><text:span text:style-name="T244_16">&gt;<text:s/></text:span><text:span text:style-name="T244_17">or</text:span><text:span text:style-name="T244_18"><text:s/></text:span><text:span text:style-name="T244_19">Alex</text:span><text:span text:style-name="T244_20"><text:s/></text:span><text:span text:style-name="T244_21">Douglas</text:span><text:span text:style-name="T244_22"><text:s/>&lt;</text:span><text:span text:style-name="T244_23">a</text:span><text:span text:style-name="T244_24">.</text:span><text:span text:style-name="T244_25">douglas</text:span><text:span text:style-name="T244_26">@</text:span><text:span text:style-name="T244_27">abdn</text:span><text:span text:style-name="T244_28">.</text:span><text:span text:style-name="T244_29">ac</text:span><text:span text:style-name="T244_30">.</text:span><text:span text:style-name="T244_31">uk</text:span></text:p>
      <text:p text:style-name="P245"/>
      <text:p text:style-name="P246"><text:span text:style-name="T246_1">Usage</text:span><text:span text:style-name="T246_2">:<text:s/>./</text:span><text:span text:style-name="T246_3">emmax</text:span><text:span text:style-name="T246_4">-</text:span><text:span text:style-name="T246_5">run</text:span><text:span text:style-name="T246_6"><text:s/>-</text:span><text:span text:style-name="T246_7">i</text:span><text:span text:style-name="T246_8"><text:s/></text:span><text:span text:style-name="T246_9">in</text:span><text:span text:style-name="T246_10">_</text:span><text:span text:style-name="T246_11">prefix</text:span><text:span text:style-name="T246_12"><text:s/>[-</text:span><text:span text:style-name="T246_13">t</text:span><text:span text:style-name="T246_14"><text:s/></text:span><text:span text:style-name="T246_15">threads</text:span><text:span text:style-name="T246_16">]<text:s/>[-</text:span><text:span text:style-name="T246_17">o</text:span><text:span text:style-name="T246_18"><text:s/></text:span><text:span text:style-name="T246_19">out</text:span><text:span text:style-name="T246_20">_</text:span><text:span text:style-name="T246_21">prefix</text:span><text:span text:style-name="T246_22">]<text:s/>[-</text:span><text:span text:style-name="T246_23">k</text:span><text:span text:style-name="T246_24"><text:s/></text:span><text:span text:style-name="T246_25">kin</text:span><text:span text:style-name="T246_26">_</text:span><text:span text:style-name="T246_27">file</text:span><text:span text:style-name="T246_28">]<text:s/>[-</text:span><text:span text:style-name="T246_29">c</text:span><text:span text:style-name="T246_30"><text:s/></text:span><text:span text:style-name="T246_31">cov</text:span><text:span text:style-name="T246_32">_</text:span><text:span text:style-name="T246_33">file</text:span><text:span text:style-name="T246_34">]</text:span></text:p>
      <text:p text:style-name="P247"/>
      <text:p text:style-name="P248"><text:span text:style-name="T248_1">Mandatory</text:span><text:span text:style-name="T248_2"><text:s/></text:span><text:span text:style-name="T248_3">parameters</text:span><text:span text:style-name="T248_4">:</text:span></text:p>
      <text:p text:style-name="P249"/>
      <text:p text:style-name="P250"><text:span text:style-name="T250_1"><text:s text:c="2"/>-</text:span><text:span text:style-name="T250_2">i</text:span><text:span text:style-name="T250_3"><text:s/></text:span><text:span text:style-name="T250_4">in</text:span><text:span text:style-name="T250_5">_</text:span><text:span text:style-name="T250_6">prefix</text:span><text:span text:style-name="T250_7">:<text:s/></text:span><text:span text:style-name="T250_8">input</text:span><text:span text:style-name="T250_9"><text:s/></text:span><text:span text:style-name="T250_10">prefix</text:span><text:span text:style-name="T250_11"><text:s/></text:span><text:span text:style-name="T250_12">for</text:span><text:span text:style-name="T250_13"><text:s/>.</text:span><text:span text:style-name="T250_14">tped</text:span><text:span text:style-name="T250_15"><text:s/>.</text:span><text:span text:style-name="T250_16">tfam</text:span><text:span text:style-name="T250_17"><text:s/></text:span><text:span text:style-name="T250_18">and</text:span><text:span text:style-name="T250_19"><text:s/>.</text:span><text:span text:style-name="T250_20">pheno</text:span><text:span text:style-name="T250_21"><text:s/></text:span><text:span text:style-name="T250_22">files</text:span></text:p>
      <text:p text:style-name="P251"/>
      <text:p text:style-name="P252"><text:span text:style-name="T252_1">Optional</text:span><text:span text:style-name="T252_2"><text:s/></text:span><text:span text:style-name="T252_3">parameters</text:span><text:span text:style-name="T252_4">:</text:span></text:p>
      <text:p text:style-name="P253"/>
      <text:p text:style-name="P254"><text:span text:style-name="T254_1"><text:s/>-</text:span><text:span text:style-name="T254_2">t</text:span><text:span text:style-name="T254_3"><text:s/></text:span><text:span text:style-name="T254_4">threads</text:span><text:span text:style-name="T254_5">:<text:s/></text:span><text:span text:style-name="T254_6">number</text:span><text:span text:style-name="T254_7"><text:s/></text:span><text:span text:style-name="T254_8">of</text:span><text:span text:style-name="T254_9"><text:s/></text:span><text:span text:style-name="T254_10">threads</text:span><text:span text:style-name="T254_11">.<text:s/></text:span><text:span text:style-name="T254_12">Defaults</text:span><text:span text:style-name="T254_13"><text:s/></text:span><text:span text:style-name="T254_14">to</text:span><text:span text:style-name="T254_15"><text:s/>1</text:span></text:p>
      <text:p text:style-name="P255"><text:span text:style-name="T255_1"><text:s/>-</text:span><text:span text:style-name="T255_2">o</text:span><text:span text:style-name="T255_3"><text:s/></text:span><text:span text:style-name="T255_4">out</text:span><text:span text:style-name="T255_5">_</text:span><text:span text:style-name="T255_6">prefix</text:span><text:span text:style-name="T255_7">:<text:s/></text:span><text:span text:style-name="T255_8">prefix</text:span><text:span text:style-name="T255_9"><text:s/></text:span><text:span text:style-name="T255_10">for</text:span><text:span text:style-name="T255_11"><text:s/></text:span><text:span text:style-name="T255_12">output</text:span><text:span text:style-name="T255_13"><text:s/></text:span><text:span text:style-name="T255_14">files</text:span><text:span text:style-name="T255_15">.<text:s/></text:span><text:span text:style-name="T255_16">Defaults</text:span><text:span text:style-name="T255_17"><text:s/></text:span><text:span text:style-name="T255_18">to</text:span><text:span text:style-name="T255_19"><text:s/>[</text:span><text:span text:style-name="T255_20">input</text:span><text:span text:style-name="T255_21">_</text:span><text:span text:style-name="T255_22">prefix</text:span><text:span text:style-name="T255_23">]</text:span></text:p>
      <text:p text:style-name="P256"><text:span text:style-name="T256_1"><text:s/>-</text:span><text:span text:style-name="T256_2">k</text:span><text:span text:style-name="T256_3"><text:s/></text:span><text:span text:style-name="T256_4">kin</text:span><text:span text:style-name="T256_5">_</text:span><text:span text:style-name="T256_6">file</text:span><text:span text:style-name="T256_7">:<text:s/></text:span><text:span text:style-name="T256_8">kinship</text:span><text:span text:style-name="T256_9"><text:s/></text:span><text:span text:style-name="T256_10">file</text:span><text:span text:style-name="T256_11"><text:s/></text:span><text:span text:style-name="T256_12">name</text:span><text:span text:style-name="T256_13">.<text:s/></text:span><text:span text:style-name="T256_14">Defaults</text:span><text:span text:style-name="T256_15"><text:s/></text:span><text:span text:style-name="T256_16">to</text:span><text:span text:style-name="T256_17"><text:s/>[</text:span><text:span text:style-name="T256_18">input</text:span><text:span text:style-name="T256_19">_</text:span><text:span text:style-name="T256_20">prefix</text:span><text:span text:style-name="T256_21">].</text:span><text:span text:style-name="T256_22">hIBS</text:span><text:span text:style-name="T256_23">.</text:span><text:span text:style-name="T256_24">kinf</text:span></text:p>
      <text:p text:style-name="P257"><text:span text:style-name="T257_1"><text:s/>-</text:span><text:span text:style-name="T257_2">c</text:span><text:span text:style-name="T257_3"><text:s/></text:span><text:span text:style-name="T257_4">cov</text:span><text:span text:style-name="T257_5">_</text:span><text:span text:style-name="T257_6">file</text:span><text:span text:style-name="T257_7">:<text:s/></text:span><text:span text:style-name="T257_8">covariate</text:span><text:span text:style-name="T257_9"><text:s/></text:span><text:span text:style-name="T257_10">file</text:span><text:span text:style-name="T257_11"><text:s/></text:span><text:span text:style-name="T257_12">name</text:span></text:p>
      <text:p text:style-name="P258"/>
      <text:p text:style-name="P259"/>
      <text:p text:style-name="P260"><text:span text:style-name="T260_1">Changelog</text:span></text:p>
      <text:p text:style-name="P261"/>
      <text:p text:style-name="P262"><text:span text:style-name="T262_1">None</text:span></text:p>
      <text:p text:style-name="P263"/>
      <text:p text:style-name="P264"/>
      <text:p text:style-name="P265"><text:span text:style-name="T265_1">References</text:span></text:p>
      <text:p text:style-name="P266"/>
      <text:p text:style-name="P267"><text:span text:style-name="T267_1"><text:s/></text:span></text:p>
      <text:p text:style-name="P268"><text:span text:style-name="T268_1">Kang</text:span><text:span text:style-name="T268_2"><text:s/></text:span><text:span text:style-name="T268_3">HM</text:span><text:span text:style-name="T268_4">,<text:s/></text:span><text:span text:style-name="T268_5">Sul</text:span><text:span text:style-name="T268_6"><text:s/></text:span><text:span text:style-name="T268_7">JH</text:span><text:span text:style-name="T268_8">,<text:s/></text:span><text:span text:style-name="T268_9">Service</text:span><text:span text:style-name="T268_10"><text:s/></text:span><text:span text:style-name="T268_11">SK</text:span><text:span text:style-name="T268_12">,<text:s/></text:span><text:span text:style-name="T268_13">Zaitlen</text:span><text:span text:style-name="T268_14"><text:s/></text:span><text:span text:style-name="T268_15">NA</text:span><text:span text:style-name="T268_16">,<text:s/></text:span><text:span text:style-name="T268_17">Kong</text:span><text:span text:style-name="T268_18"><text:s/></text:span><text:span text:style-name="T268_19">SY</text:span><text:span text:style-name="T268_20">,<text:s/></text:span><text:span text:style-name="T268_21">Freimer</text:span><text:span text:style-name="T268_22"><text:s/></text:span><text:span text:style-name="T268_23">NB</text:span><text:span text:style-name="T268_24">,<text:s/></text:span><text:span text:style-name="T268_25">Sabatti</text:span><text:span text:style-name="T268_26"><text:s/></text:span><text:span text:style-name="T268_27">C</text:span><text:span text:style-name="T268_28">,<text:s/></text:span><text:span text:style-name="T268_29">Eskin</text:span><text:span text:style-name="T268_30"><text:s/></text:span><text:span text:style-name="T268_31">E</text:span><text:span text:style-name="T268_32">.<text:s/>(2010)<text:s/></text:span><text:span text:style-name="T268_33">Variance</text:span><text:span text:style-name="T268_34"><text:s/></text:span><text:span text:style-name="T268_35">component</text:span><text:span text:style-name="T268_36"><text:s/></text:span><text:span text:style-name="T268_37">model</text:span><text:span text:style-name="T268_38"><text:s/></text:span><text:span text:style-name="T268_39">to</text:span><text:span text:style-name="T268_40"><text:s/></text:span><text:span text:style-name="T268_41">account</text:span><text:span text:style-name="T268_42"><text:s/></text:span><text:span text:style-name="T268_43">for</text:span><text:span text:style-name="T268_44"><text:s/></text:span><text:span text:style-name="T268_45">sample</text:span><text:span text:style-name="T268_46"><text:s/></text:span><text:span text:style-name="T268_47">structure</text:span><text:span text:style-name="T268_48"><text:s/></text:span><text:span text:style-name="T268_49">in</text:span><text:span text:style-name="T268_50"><text:s/></text:span><text:span text:style-name="T268_51">genome</text:span><text:span text:style-name="T268_52">-</text:span><text:span text:style-name="T268_53">wide</text:span><text:span text:style-name="T268_54"><text:s/></text:span><text:span text:style-name="T268_55">association</text:span><text:span text:style-name="T268_56"><text:s/></text:span><text:span text:style-name="T268_57">studies</text:span><text:span text:style-name="T268_58">.<text:s/></text:span><text:span text:style-name="T268_59">Nat</text:span><text:span text:style-name="T268_60">.<text:s/></text:span><text:span text:style-name="T268_61">Genet</text:span><text:span text:style-name="T268_62">.<text:s/>42:348-54</text:span></text:p>
      <text:p text:style-name="P269"/>
      <text:p text:style-name="P270"><text:span text:style-name="T270_1">Zhao</text:span><text:span text:style-name="T270_2"><text:s/></text:span><text:span text:style-name="T270_3">K</text:span><text:span text:style-name="T270_4">,<text:s/></text:span><text:span text:style-name="T270_5">Wright</text:span><text:span text:style-name="T270_6"><text:s/></text:span><text:span text:style-name="T270_7">M</text:span><text:span text:style-name="T270_8">,<text:s/></text:span><text:span text:style-name="T270_9">Kimball</text:span><text:span text:style-name="T270_10"><text:s/></text:span><text:span text:style-name="T270_11">J</text:span><text:span text:style-name="T270_12">,<text:s/></text:span><text:span text:style-name="T270_13">Eizenga</text:span><text:span text:style-name="T270_14"><text:s/></text:span><text:span text:style-name="T270_15">G</text:span><text:span text:style-name="T270_16">,<text:s/></text:span><text:span text:style-name="T270_17">McClung</text:span><text:span text:style-name="T270_18"><text:s/></text:span><text:span text:style-name="T270_19">A</text:span><text:span text:style-name="T270_20">,<text:s/></text:span><text:span text:style-name="T270_21">Kovach</text:span><text:span text:style-name="T270_22"><text:s/></text:span><text:span text:style-name="T270_23">M</text:span><text:span text:style-name="T270_24">,<text:s/></text:span><text:span text:style-name="T270_25">Tyagi</text:span><text:span text:style-name="T270_26"><text:s/></text:span><text:span text:style-name="T270_27">W</text:span><text:span text:style-name="T270_28">,<text:s/></text:span><text:span text:style-name="T270_29">Ali</text:span><text:span text:style-name="T270_30"><text:s/></text:span><text:span text:style-name="T270_31">ML</text:span><text:span text:style-name="T270_32">,<text:s/></text:span><text:span text:style-name="T270_33">Tung</text:span><text:span text:style-name="T270_34"><text:s/></text:span><text:span text:style-name="T270_35">CW</text:span><text:span text:style-name="T270_36">,<text:s/></text:span><text:span text:style-name="T270_37">Reynolds</text:span><text:span text:style-name="T270_38"><text:s/></text:span><text:span text:style-name="T270_39">A</text:span><text:span text:style-name="T270_40">,<text:s/></text:span><text:span text:style-name="T270_41">Bustamante</text:span><text:span text:style-name="T270_42"><text:s/></text:span><text:span text:style-name="T270_43">CD</text:span><text:span text:style-name="T270_44">,<text:s/></text:span><text:span text:style-name="T270_45">McCouch</text:span><text:span text:style-name="T270_46"><text:s/></text:span><text:span text:style-name="T270_47">SR</text:span><text:span text:style-name="T270_48"><text:s/>(2010).<text:s/></text:span><text:span text:style-name="T270_49">Genomic</text:span><text:span text:style-name="T270_50"><text:s/></text:span><text:span text:style-name="T270_51">Diversity</text:span><text:span text:style-name="T270_52"><text:s/></text:span><text:span text:style-name="T270_53">and</text:span><text:span text:style-name="T270_54"><text:s/></text:span><text:span text:style-name="T270_55">Introgression</text:span><text:span text:style-name="T270_56"><text:s/></text:span><text:span text:style-name="T270_57">in</text:span><text:span text:style-name="T270_58"><text:s/></text:span><text:span text:style-name="T270_59">O</text:span><text:span text:style-name="T270_60">.<text:s/></text:span><text:span text:style-name="T270_61">sativa</text:span><text:span text:style-name="T270_62"><text:s/></text:span><text:span text:style-name="T270_63">Reveal</text:span><text:span text:style-name="T270_64"><text:s/></text:span><text:span text:style-name="T270_65">the</text:span><text:span text:style-name="T270_66"><text:s/></text:span><text:span text:style-name="T270_67">Impact</text:span><text:span text:style-name="T270_68"><text:s/></text:span><text:span text:style-name="T270_69">of</text:span><text:span text:style-name="T270_70"><text:s/></text:span><text:span text:style-name="T270_71">Domestication</text:span><text:span text:style-name="T270_72"><text:s/></text:span><text:span text:style-name="T270_73">and</text:span><text:span text:style-name="T270_74"><text:s/></text:span><text:span text:style-name="T270_75">Breeding</text:span><text:span text:style-name="T270_76"><text:s/></text:span><text:span text:style-name="T270_77">on</text:span><text:span text:style-name="T270_78"><text:s/></text:span><text:span text:style-name="T270_79">the</text:span><text:span text:style-name="T270_80"><text:s/></text:span><text:span text:style-name="T270_81">Rice</text:span><text:span text:style-name="T270_82"><text:s/></text:span><text:span text:style-name="T270_83">Genome</text:span><text:span text:style-name="T270_84">.<text:s/></text:span><text:span text:style-name="T270_85">PLoS</text:span><text:span text:style-name="T270_86"><text:s/></text:span><text:span text:style-name="T270_87">One</text:span><text:span text:style-name="T270_88">.<text:s/>2010;<text:s/>5(5):<text:s/></text:span><text:span text:style-name="T270_89">e</text:span><text:span text:style-name="T270_90">10780.<text:s/></text:span><text:span text:style-name="T270_91">Published</text:span><text:span text:style-name="T270_92"><text:s/></text:span><text:span text:style-name="T270_93">online</text:span><text:span text:style-name="T270_94"><text:s/>2010<text:s/></text:span><text:span text:style-name="T270_95">May</text:span><text:span text:style-name="T270_96"><text:s/>24.<text:s/></text:span><text:span text:style-name="T270_97">doi</text:span><text:span text:style-name="T270_98">:<text:s/>10.1371/</text:span><text:span text:style-name="T270_99">journal</text:span><text:span text:style-name="T270_100">.</text:span><text:span text:style-name="T270_101">pone</text:span><text:span text:style-name="T270_102">.0010780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